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, 'Liberation Mono', 'DejaVu Sans Mono', 'Courier New', monospace"/>
    <style:font-face style:name="system-ui" svg:font-family="system-ui, Ubuntu, 'Droid Sans', sans-serif"/>
  </office:font-face-decls>
  <office:automatic-styles>
    <style:style style:name="Table1" style:family="table">
      <style:table-properties style:width="2.6465in" table:align="left"/>
    </style:style>
    <style:style style:name="Table1.A" style:family="table-column">
      <style:table-column-properties style:column-width="1.0326in"/>
    </style:style>
    <style:style style:name="Table1.B" style:family="table-column">
      <style:table-column-properties style:column-width="1.613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8194in" table:align="left"/>
    </style:style>
    <style:style style:name="Table2.A" style:family="table-column">
      <style:table-column-properties style:column-width="1.0278in"/>
    </style:style>
    <style:style style:name="Table2.B" style:family="table-column">
      <style:table-column-properties style:column-width="1.791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7104in" table:align="left"/>
    </style:style>
    <style:style style:name="Table3.A" style:family="table-column">
      <style:table-column-properties style:column-width="0.8278in"/>
    </style:style>
    <style:style style:name="Table3.B" style:family="table-column">
      <style:table-column-properties style:column-width="4.8826in"/>
    </style:style>
    <style:style style:name="Table3.A1" style:family="table-cell">
      <style:table-cell-properties style:vertical-align="middle" fo:padding-left="0in" fo:padding-right="0.0625in" fo:padding-top="0.0417in" fo:padding-bottom="0.0417in" fo:border-left="none" fo:border-right="0.75pt solid #ffffff" fo:border-top="0.75pt solid #ffffff" fo:border-bottom="0.75pt solid #ffffff"/>
    </style:style>
    <style:style style:name="Table4" style:family="table">
      <style:table-properties style:width="4.8715in" table:align="left"/>
    </style:style>
    <style:style style:name="Table4.A" style:family="table-column">
      <style:table-column-properties style:column-width="2.1368in"/>
    </style:style>
    <style:style style:name="Table4.B" style:family="table-column">
      <style:table-column-properties style:column-width="2.7347in"/>
    </style:style>
    <style:style style:name="Table4.A1" style:family="table-cell">
      <style:table-cell-properties style:vertical-align="middle" fo:padding-left="0in" fo:padding-right="0.0625in" fo:padding-top="0.0417in" fo:padding-bottom="0.0417in" fo:border-left="none" fo:border-right="0.75pt solid #ffffff" fo:border-top="0.75pt solid #ffffff" fo:border-bottom="0.75pt solid #ffffff"/>
    </style:style>
    <style:style style:name="Table5" style:family="table">
      <style:table-properties style:width="5.1354in" table:align="left"/>
    </style:style>
    <style:style style:name="Table5.A" style:family="table-column">
      <style:table-column-properties style:column-width="2.6854in"/>
    </style:style>
    <style:style style:name="Table5.B" style:family="table-column">
      <style:table-column-properties style:column-width="2.45in"/>
    </style:style>
    <style:style style:name="Table5.A1" style:family="table-cell">
      <style:table-cell-properties style:vertical-align="middle" fo:padding-left="0in" fo:padding-right="0.0625in" fo:padding-top="0.0417in" fo:padding-bottom="0.0417in" fo:border-left="none" fo:border-right="0.75pt solid #ffffff" fo:border-top="0.75pt solid #ffffff" fo:border-bottom="0.75pt solid #ffffff"/>
    </style:style>
    <style:style style:name="Table6" style:family="table">
      <style:table-properties style:width="4.7993in" table:align="left"/>
    </style:style>
    <style:style style:name="Table6.A" style:family="table-column">
      <style:table-column-properties style:column-width="1.2646in"/>
    </style:style>
    <style:style style:name="Table6.B" style:family="table-column">
      <style:table-column-properties style:column-width="3.5347in"/>
    </style:style>
    <style:style style:name="Table6.A1" style:family="table-cell">
      <style:table-cell-properties style:vertical-align="middle" fo:padding-left="0in" fo:padding-right="0.0625in" fo:padding-top="0.0417in" fo:padding-bottom="0.0417in" fo:border-left="none" fo:border-right="0.75pt solid #ffffff" fo:border-top="0.75pt solid #ffffff" fo:border-bottom="0.75pt solid #ffffff"/>
    </style:style>
    <style:style style:name="P1" style:family="paragraph" style:parent-style-name="Heading_20_2">
      <style:paragraph-properties fo:margin-left="0in" fo:margin-right="0in" fo:margin-top="0.1665in" fo:margin-bottom="0.0835in" style:contextual-spacing="false" fo:text-indent="0in" style:auto-text-indent="false"/>
      <style:text-properties fo:color="#e6edf3" loext:opacity="100%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e6edf3" loext:opacity="100%" style:font-name="Droid Sans Mono" fo:font-size="10.5pt" fo:letter-spacing="normal" fo:font-weight="normal"/>
    </style:style>
    <style:style style:name="P3" style:family="paragraph" style:parent-style-name="Text_20_body">
      <style:paragraph-properties fo:margin-left="0in" fo:margin-right="0in" fo:margin-top="0in" fo:margin-bottom="0.1665in" style:contextual-spacing="false" fo:text-indent="0in" style:auto-text-indent="false"/>
      <style:text-properties fo:color="#e6edf3" loext:opacity="100%" style:font-name="system-ui" fo:font-size="9.75pt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e6edf3" loext:opacity="100%" fo:letter-spacing="normal"/>
    </style:style>
    <style:style style:name="P5" style:family="paragraph" style:parent-style-name="Text_20_body">
      <style:paragraph-properties fo:margin-left="0in" fo:margin-right="0in" fo:margin-top="0in" fo:margin-bottom="0.0626in" style:contextual-spacing="false" style:line-height-at-least="0.1772in" fo:text-indent="0in" style:auto-text-indent="false" style:writing-mode="lr-tb"/>
      <style:text-properties fo:color="#e6edf3" loext:opacity="100%" style:font-name="Droid Sans Mono1" fo:font-size="10.5pt" fo:letter-spacing="normal" fo:font-weight="normal" fo:background-color="#010409" loext:padding="0in" loext:border="none"/>
    </style:style>
    <style:style style:name="P6" style:family="paragraph" style:parent-style-name="Text_20_body">
      <style:paragraph-properties fo:margin-left="0in" fo:margin-right="0in" fo:margin-top="0in" fo:margin-bottom="0.0626in" style:contextual-spacing="false" style:line-height-at-least="0.1772in" fo:text-indent="0in" style:auto-text-indent="false" style:writing-mode="lr-tb"/>
      <style:text-properties fo:color="#e6edf3" loext:opacity="100%" style:font-name="Droid Sans Mono1" fo:font-size="10.5pt" fo:letter-spacing="normal" fo:background-color="#010409" loext:padding="0in" loext:border="none"/>
    </style:style>
    <style:style style:name="P7" style:family="paragraph" style:parent-style-name="Heading_20_3">
      <style:paragraph-properties fo:margin-left="0in" fo:margin-right="0in" fo:margin-top="0in" fo:margin-bottom="0.0835in" style:contextual-spacing="false" fo:text-indent="0in" style:auto-text-indent="false"/>
    </style:style>
    <style:style style:name="P8" style:family="paragraph" style:parent-style-name="Table_20_Contents">
      <style:paragraph-properties fo:margin-left="0in" fo:margin-right="0in" fo:text-indent="0in" style:auto-text-indent="fals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able_20_Heading">
      <style:paragraph-properties fo:margin-left="0in" fo:margin-right="0in" fo:text-indent="0in" style:auto-text-indent="false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.1665in" style:contextual-spacing="false" fo:text-indent="0in" style:auto-text-indent="false"/>
    </style:style>
    <style:style style:name="P13" style:family="paragraph" style:parent-style-name="Text_20_body">
      <style:paragraph-properties fo:margin-left="0.0209in" fo:margin-right="0in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in" style:contextual-spacing="false" style:line-height-at-least="0.2083in" fo:text-indent="0in" style:auto-text-indent="false"/>
      <style:text-properties style:font-name="Droid Sans Mono" fo:font-size="10.5pt" fo:letter-spacing="normal" fo:font-weight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letter-spacing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79c0ff" loext:opacity="100%" style:font-name="Droid Sans Mono" fo:font-size="10.5pt" fo:letter-spacing="normal" fo:font-weight="normal"/>
    </style:style>
    <style:style style:name="P17" style:family="paragraph" style:parent-style-name="Text_20_body">
      <style:paragraph-properties fo:margin-left="0.0209in" fo:margin-right="0in" fo:margin-top="0in" fo:margin-bottom="0in" style:contextual-spacing="false" style:line-height-at-least="0.198in" fo:text-indent="0in" style:auto-text-indent="false"/>
      <style:text-properties fo:color="#7d8590" loext:opacity="100%" style:font-name="Droid Sans Mono" fo:font-size="10.5pt" fo:letter-spacing="normal" fo:font-weight="normal" fo:background-color="transparent" loext:padding="0in" loext:border="none"/>
    </style:style>
    <style:style style:name="P18" style:family="paragraph" style:parent-style-name="Text_20_body">
      <style:paragraph-properties fo:margin-left="0in" fo:margin-right="0in" fo:margin-top="0in" fo:margin-bottom="0.1043in" style:contextual-spacing="false" fo:text-indent="0in" style:auto-text-indent="false"/>
      <style:text-properties fo:color="#7d8590" loext:opacity="100%" style:text-line-through-style="none" style:text-line-through-type="none" style:font-name="system-ui" fo:font-size="8.25pt" style:text-underline-style="none" style:text-blinking="false" loext:padding="0in" loext:border="none"/>
    </style:style>
    <style:style style:name="P19" style:family="paragraph" style:parent-style-name="Heading_20_1">
      <style:paragraph-properties style:line-height-at-least="0.198in"/>
    </style:style>
    <style:style style:name="P20" style:family="paragraph" style:parent-style-name="Heading_20_2">
      <style:paragraph-properties style:line-height-at-least="0.198in"/>
    </style:style>
    <style:style style:name="P21" style:family="paragraph" style:parent-style-name="Heading_20_2">
      <style:paragraph-properties style:line-height-at-least="0.198in"/>
      <style:text-properties style:font-name="system-ui" fo:font-size="12pt" fo:font-weight="bold"/>
    </style:style>
    <style:style style:name="P22" style:family="paragraph" style:parent-style-name="Heading_20_2">
      <style:paragraph-properties fo:margin-left="0in" fo:margin-right="0in" fo:margin-top="0.1665in" fo:margin-bottom="0.0835in" style:contextual-spacing="false" style:line-height-at-least="0.198in" fo:text-indent="0in" style:auto-text-indent="false"/>
      <style:text-properties style:font-name="system-ui" fo:font-size="12pt" fo:font-weight="bold"/>
    </style:style>
    <style:style style:name="P23" style:family="paragraph" style:parent-style-name="Heading_20_3">
      <style:paragraph-properties style:line-height-at-least="0.198in"/>
    </style:style>
    <style:style style:name="P24" style:family="paragraph" style:parent-style-name="Heading_20_3">
      <style:paragraph-properties fo:margin-left="0in" fo:margin-right="0in" fo:margin-top="0in" fo:margin-bottom="0.0835in" style:contextual-spacing="false" style:line-height-at-least="0.198in" fo:text-indent="0in" style:auto-text-indent="false"/>
    </style:style>
    <style:style style:name="P25" style:family="paragraph" style:parent-style-name="Heading_20_4">
      <style:paragraph-properties style:line-height-at-least="0.198in"/>
    </style:style>
    <style:style style:name="P26" style:family="paragraph" style:parent-style-name="Horizontal_20_Line">
      <style:paragraph-properties style:line-height-at-least="0.198in"/>
    </style:style>
    <style:style style:name="P27" style:family="paragraph" style:parent-style-name="Horizontal_20_Line">
      <style:paragraph-properties fo:margin-top="0in" fo:margin-bottom="0in" style:contextual-spacing="false" style:line-height-at-least="0.198in"/>
    </style:style>
    <style:style style:name="P28" style:family="paragraph" style:parent-style-name="Preformatted_20_Text">
      <style:paragraph-properties fo:margin-top="0in" fo:margin-bottom="0.1965in" style:contextual-spacing="false"/>
    </style:style>
    <style:style style:name="P29" style:family="paragraph" style:parent-style-name="Preformatted_20_Text">
      <style:paragraph-properties fo:margin-top="0in" fo:margin-bottom="0.1965in" style:contextual-spacing="false" style:line-height-at-least="0.198in"/>
    </style:style>
    <style:style style:name="P30" style:family="paragraph" style:parent-style-name="Preformatted_20_Text">
      <style:paragraph-properties style:line-height-at-least="0.198in"/>
    </style:style>
    <style:style style:name="P31" style:family="paragraph" style:parent-style-name="Quotations">
      <style:paragraph-properties style:line-height-at-least="0.198in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color="#e6edf3" loext:opacity="100%" style:font-name="Droid Sans Mono" fo:font-size="10.5pt" fo:font-weight="normal" fo:background-color="#0d1117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8b949e" loext:opacity="100%" style:font-name="Droid Sans Mono" fo:font-size="10.5pt" fo:font-weight="normal" fo:background-color="#0d1117"/>
    </style:style>
    <style:style style:name="P34" style:family="paragraph" style:parent-style-name="Standard">
      <style:paragraph-properties style:line-height-at-least="0.198in"/>
      <style:text-properties fo:color="#8b949e" loext:opacity="100%" style:font-name="Droid Sans Mono" fo:font-size="10.5pt" fo:font-weight="normal" fo:background-color="#0d1117"/>
    </style:style>
    <style:style style:name="P35" style:family="paragraph" style:parent-style-name="Table_20_Contents">
      <style:paragraph-properties style:line-height-at-least="0.198in"/>
    </style:style>
    <style:style style:name="P36" style:family="paragraph" style:parent-style-name="Table_20_Contents">
      <style:paragraph-properties fo:margin-left="0in" fo:margin-right="0in" style:line-height-at-least="0.198in" fo:text-indent="0in" style:auto-text-indent="false"/>
    </style:style>
    <style:style style:name="P37" style:family="paragraph" style:parent-style-name="Table_20_Heading">
      <style:paragraph-properties style:line-height-at-least="0.198in"/>
    </style:style>
    <style:style style:name="P38" style:family="paragraph" style:parent-style-name="Table_20_Heading">
      <style:paragraph-properties fo:margin-left="0in" fo:margin-right="0in" style:line-height-at-least="0.198in" fo:text-indent="0in" style:auto-text-indent="false"/>
    </style:style>
    <style:style style:name="P39" style:family="paragraph" style:parent-style-name="Text_20_body" style:list-style-name="L113">
      <style:paragraph-properties fo:margin-left="0.0209in" fo:margin-right="0.0209in" fo:margin-top="0in" fo:margin-bottom="0in" style:contextual-spacing="false" style:line-height-at-least="0.2709in" fo:orphans="0" fo:text-indent="0in" style:auto-text-indent="false" fo:padding="0in" fo:border="none"/>
    </style:style>
    <style:style style:name="P40" style:family="paragraph" style:parent-style-name="Text_20_body" style:list-style-name="L115">
      <style:paragraph-properties fo:margin-left="0.0209in" fo:margin-right="0.0209in" fo:margin-top="0in" fo:margin-bottom="0in" style:contextual-spacing="false" style:line-height-at-least="0.2709in" fo:orphans="0" fo:text-indent="0in" style:auto-text-indent="false" fo:padding="0in" fo:border="none"/>
    </style:style>
    <style:style style:name="P41" style:family="paragraph" style:parent-style-name="Text_20_body" style:list-style-name="L117">
      <style:paragraph-properties fo:margin-left="0.0209in" fo:margin-right="0.0209in" fo:margin-top="0in" fo:margin-bottom="0in" style:contextual-spacing="false" style:line-height-at-least="0.2709in" fo:orphans="0" fo:text-indent="0in" style:auto-text-indent="false" fo:padding="0in" fo:border="none"/>
    </style:style>
    <style:style style:name="P42" style:family="paragraph" style:parent-style-name="Text_20_body" style:list-style-name="L119">
      <style:paragraph-properties fo:margin-left="0.0209in" fo:margin-right="0.0209in" fo:margin-top="0in" fo:margin-bottom="0in" style:contextual-spacing="false" style:line-height-at-least="0.2709in" fo:orphans="0" fo:text-indent="0in" style:auto-text-indent="false" fo:padding="0in" fo:border="none"/>
    </style:style>
    <style:style style:name="P43" style:family="paragraph" style:parent-style-name="Text_20_body" style:list-style-name="L121">
      <style:paragraph-properties fo:margin-left="0.0209in" fo:margin-right="0.0209in" fo:margin-top="0in" fo:margin-bottom="0in" style:contextual-spacing="false" style:line-height-at-least="0.2709in" fo:orphans="0" fo:text-indent="0in" style:auto-text-indent="false" fo:padding="0in" fo:border="none"/>
    </style:style>
    <style:style style:name="P44" style:family="paragraph" style:parent-style-name="Text_20_body" style:list-style-name="L122">
      <style:paragraph-properties fo:margin-left="0.0209in" fo:margin-right="0.0209in" fo:margin-top="0in" fo:margin-bottom="0in" style:contextual-spacing="false" style:line-height-at-least="0.2709in" fo:orphans="0" fo:text-indent="0in" style:auto-text-indent="false" fo:padding="0in" fo:border="none"/>
    </style:style>
    <style:style style:name="P45" style:family="paragraph" style:parent-style-name="Text_20_body" style:list-style-name="L123">
      <style:paragraph-properties fo:margin-left="0.0209in" fo:margin-right="0.0209in" fo:margin-top="0in" fo:margin-bottom="0in" style:contextual-spacing="false" style:line-height-at-least="0.2709in" fo:orphans="0" fo:text-indent="0in" style:auto-text-indent="false" fo:padding="0in" fo:border="none"/>
    </style:style>
    <style:style style:name="P46" style:family="paragraph" style:parent-style-name="Text_20_body" style:list-style-name="L126">
      <style:paragraph-properties fo:margin-left="0.0209in" fo:margin-right="0.0209in" fo:margin-top="0in" fo:margin-bottom="0in" style:contextual-spacing="false" style:line-height-at-least="0.2709in" fo:orphans="0" fo:text-indent="0in" style:auto-text-indent="false" fo:padding="0in" fo:border="none"/>
    </style:style>
    <style:style style:name="P47" style:family="paragraph" style:parent-style-name="Text_20_body" style:list-style-name="L127">
      <style:paragraph-properties fo:margin-left="0.0209in" fo:margin-right="0.0209in" fo:margin-top="0in" fo:margin-bottom="0in" style:contextual-spacing="false" style:line-height-at-least="0.2709in" fo:orphans="0" fo:text-indent="0in" style:auto-text-indent="false" fo:padding="0in" fo:border="none"/>
    </style:style>
    <style:style style:name="P48" style:family="paragraph" style:parent-style-name="Text_20_body" style:list-style-name="L128">
      <style:paragraph-properties fo:margin-left="0.0209in" fo:margin-right="0.0209in" fo:margin-top="0in" fo:margin-bottom="0in" style:contextual-spacing="false" style:line-height-at-least="0.2709in" fo:orphans="0" fo:text-indent="0in" style:auto-text-indent="false" fo:padding="0in" fo:border="none"/>
    </style:style>
    <style:style style:name="P49" style:family="paragraph" style:parent-style-name="Text_20_body" style:list-style-name="L129">
      <style:paragraph-properties fo:margin-left="0.0209in" fo:margin-right="0.0209in" fo:margin-top="0in" fo:margin-bottom="0in" style:contextual-spacing="false" style:line-height-at-least="0.2709in" fo:orphans="0" fo:text-indent="0in" style:auto-text-indent="false" fo:padding="0in" fo:border="none"/>
    </style:style>
    <style:style style:name="P50" style:family="paragraph" style:parent-style-name="Text_20_body" style:list-style-name="L131">
      <style:paragraph-properties fo:margin-left="0.0209in" fo:margin-right="0.0209in" fo:margin-top="0in" fo:margin-bottom="0in" style:contextual-spacing="false" style:line-height-at-least="0.2709in" fo:orphans="0" fo:text-indent="0in" style:auto-text-indent="false" fo:padding="0in" fo:border="none"/>
    </style:style>
    <style:style style:name="P51" style:family="paragraph" style:parent-style-name="Text_20_body" style:list-style-name="L11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52" style:family="paragraph" style:parent-style-name="Text_20_body" style:list-style-name="L112">
      <style:paragraph-properties fo:margin-top="0in" fo:margin-bottom="0in" style:contextual-spacing="false" fo:padding="0in" fo:border="none"/>
    </style:style>
    <style:style style:name="P53" style:family="paragraph" style:parent-style-name="Text_20_body" style:list-style-name="L112">
      <style:paragraph-properties fo:padding="0in" fo:border="none"/>
    </style:style>
    <style:style style:name="P54" style:family="paragraph" style:parent-style-name="Text_20_body" style:list-style-name="L11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55" style:family="paragraph" style:parent-style-name="Text_20_body" style:list-style-name="L114">
      <style:paragraph-properties fo:margin-top="0in" fo:margin-bottom="0in" style:contextual-spacing="false" fo:padding="0in" fo:border="none"/>
      <style:text-properties fo:color="#e6edf3" loext:opacity="100%" style:font-name="system-ui" fo:font-size="9.75pt" loext:padding="0in" loext:border="none"/>
    </style:style>
    <style:style style:name="P56" style:family="paragraph" style:parent-style-name="Text_20_body" style:list-style-name="L114">
      <style:paragraph-properties fo:padding="0in" fo:border="none"/>
      <style:text-properties fo:color="#e6edf3" loext:opacity="100%" style:font-name="system-ui" fo:font-size="9.75pt" loext:padding="0in" loext:border="none"/>
    </style:style>
    <style:style style:name="P57" style:family="paragraph" style:parent-style-name="Text_20_body" style:list-style-name="L116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e6edf3" loext:opacity="100%" style:font-name="system-ui" fo:font-size="9.75pt" loext:padding="0in" loext:border="none"/>
    </style:style>
    <style:style style:name="P58" style:family="paragraph" style:parent-style-name="Text_20_body" style:list-style-name="L116">
      <style:paragraph-properties fo:padding="0in" fo:border="none"/>
      <style:text-properties fo:color="#e6edf3" loext:opacity="100%" style:font-name="system-ui" fo:font-size="9.75pt" loext:padding="0in" loext:border="none"/>
    </style:style>
    <style:style style:name="P59" style:family="paragraph" style:parent-style-name="Text_20_body" style:list-style-name="L118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e6edf3" loext:opacity="100%" style:font-name="system-ui" fo:font-size="9.75pt" loext:padding="0in" loext:border="none"/>
    </style:style>
    <style:style style:name="P60" style:family="paragraph" style:parent-style-name="Text_20_body" style:list-style-name="L124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e6edf3" loext:opacity="100%" style:font-name="system-ui" fo:font-size="9.75pt" loext:padding="0in" loext:border="none"/>
    </style:style>
    <style:style style:name="P61" style:family="paragraph" style:parent-style-name="Text_20_body" style:list-style-name="L125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e6edf3" loext:opacity="100%" style:font-name="system-ui" fo:font-size="9.75pt" loext:padding="0in" loext:border="none"/>
    </style:style>
    <style:style style:name="P62" style:family="paragraph" style:parent-style-name="Text_20_body" style:list-style-name="L125">
      <style:paragraph-properties fo:padding="0in" fo:border="none"/>
      <style:text-properties fo:color="#e6edf3" loext:opacity="100%" style:font-name="system-ui" fo:font-size="9.75pt" loext:padding="0in" loext:border="none"/>
    </style:style>
    <style:style style:name="P63" style:family="paragraph" style:parent-style-name="Text_20_body" style:list-style-name="L130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e6edf3" loext:opacity="100%" style:font-name="system-ui" fo:font-size="9.75pt" loext:padding="0in" loext:border="none"/>
    </style:style>
    <style:style style:name="P64" style:family="paragraph" style:parent-style-name="Text_20_body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e6edf3" loext:opacity="100%" style:font-name="Droid Sans Mono" fo:font-size="10.5pt" fo:letter-spacing="normal" fo:font-weight="normal"/>
    </style:style>
    <style:style style:name="P65" style:family="paragraph" style:parent-style-name="Text_20_body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e6edf3" loext:opacity="100%" style:font-name="Droid Sans Mono" fo:font-size="10.5pt" fo:letter-spacing="normal" fo:font-weight="normal" fo:background-color="#0d1117"/>
    </style:style>
    <style:style style:name="P66" style:family="paragraph" style:parent-style-name="Text_20_body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e6edf3" loext:opacity="100%" style:font-name="Droid Sans Mono" fo:font-size="10.5pt" fo:letter-spacing="normal" fo:font-weight="normal" fo:background-color="#0d1117"/>
    </style:style>
    <style:style style:name="P67" style:family="paragraph" style:parent-style-name="Text_20_body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e6edf3" loext:opacity="100%" style:font-name="Droid Sans Mono" fo:font-size="10.5pt" fo:letter-spacing="normal" fo:font-weight="normal"/>
    </style:style>
    <style:style style:name="P68" style:family="paragraph" style:parent-style-name="Text_20_body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e6edf3" loext:opacity="100%" fo:letter-spacing="normal"/>
    </style:style>
    <style:style style:name="P69" style:family="paragraph" style:parent-style-name="Text_20_body" style:list-style-name="L118">
      <style:paragraph-properties fo:margin-left="0in" fo:margin-right="0in" fo:text-indent="0in" style:auto-text-indent="false" fo:padding="0in" fo:border="none"/>
    </style:style>
    <style:style style:name="P70" style:family="paragraph" style:parent-style-name="Text_20_body" style:list-style-name="L120">
      <style:paragraph-properties fo:margin-left="0.0102in" fo:margin-right="0.0102in" fo:margin-top="0in" fo:margin-bottom="0in" style:contextual-spacing="false" fo:text-indent="0in" style:auto-text-indent="false" fo:padding="0in" fo:border="none"/>
    </style:style>
    <style:style style:name="P71" style:family="paragraph" style:parent-style-name="Text_20_body" style:list-style-name="L120">
      <style:paragraph-properties fo:margin-left="0.0102in" fo:margin-right="0.0102in" fo:text-indent="0in" style:auto-text-indent="false" fo:padding="0in" fo:border="none"/>
    </style:style>
    <style:style style:name="P72" style:family="paragraph" style:parent-style-name="Text_20_body" style:list-style-name="L124">
      <style:paragraph-properties fo:margin-left="0.0102in" fo:margin-right="0.0102in" fo:margin-top="0in" fo:margin-bottom="0in" style:contextual-spacing="false" fo:text-indent="0in" style:auto-text-indent="false" fo:padding="0in" fo:border="none"/>
    </style:style>
    <style:style style:name="P73" style:family="paragraph" style:parent-style-name="Text_20_body" style:list-style-name="L12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4" style:family="paragraph" style:parent-style-name="Text_20_body" style:list-style-name="L124">
      <style:paragraph-properties fo:margin-left="0in" fo:margin-right="0in" fo:text-indent="0in" style:auto-text-indent="false" fo:padding="0in" fo:border="none"/>
    </style:style>
    <style:style style:name="P75" style:family="paragraph" style:parent-style-name="Text_20_body" style:list-style-name="L130">
      <style:paragraph-properties fo:margin-left="0in" fo:margin-right="0in" fo:text-indent="0in" style:auto-text-indent="false" fo:padding="0in" fo:border="none"/>
    </style:style>
    <style:style style:name="P76" style:family="paragraph" style:parent-style-name="Text_20_body" style:list-style-name="L132">
      <style:paragraph-properties fo:margin-left="0.0209in" fo:margin-right="0in" fo:margin-top="0in" fo:margin-bottom="0in" style:contextual-spacing="false" fo:text-indent="0in" style:auto-text-indent="false" fo:padding="0in" fo:border="none"/>
    </style:style>
    <style:style style:name="P77" style:family="paragraph" style:parent-style-name="Text_20_body" style:list-style-name="L133">
      <style:paragraph-properties fo:margin-left="0.0209in" fo:margin-right="0in" fo:margin-top="0in" fo:margin-bottom="0in" style:contextual-spacing="false" fo:text-indent="0in" style:auto-text-indent="false" fo:padding="0in" fo:border="none"/>
    </style:style>
    <style:style style:name="P78" style:family="paragraph" style:parent-style-name="Text_20_body" style:list-style-name="L134">
      <style:paragraph-properties fo:margin-left="0.0209in" fo:margin-right="0in" fo:margin-top="0in" fo:margin-bottom="0in" style:contextual-spacing="false" fo:text-indent="0in" style:auto-text-indent="false" fo:padding="0in" fo:border="none"/>
    </style:style>
    <style:style style:name="P79" style:family="paragraph" style:parent-style-name="Text_20_body" style:list-style-name="L135">
      <style:paragraph-properties fo:margin-left="0.0209in" fo:margin-right="0in" fo:margin-top="0in" fo:margin-bottom="0in" style:contextual-spacing="false" fo:text-indent="0in" style:auto-text-indent="false" fo:padding="0in" fo:border="none"/>
    </style:style>
    <style:style style:name="P80" style:family="paragraph" style:parent-style-name="Text_20_body" style:list-style-name="L136">
      <style:paragraph-properties fo:margin-left="0.0209in" fo:margin-right="0in" fo:margin-top="0in" fo:margin-bottom="0in" style:contextual-spacing="false" fo:text-indent="0in" style:auto-text-indent="false" fo:padding="0in" fo:border="none"/>
    </style:style>
    <style:style style:name="P81" style:family="paragraph" style:parent-style-name="Text_20_body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letter-spacing="normal"/>
    </style:style>
    <style:style style:name="P82" style:family="paragraph" style:parent-style-name="Text_20_body">
      <style:paragraph-properties fo:margin-left="0in" fo:margin-right="0in" fo:margin-top="0in" fo:margin-bottom="0in" style:contextual-spacing="false" style:line-height-at-least="0.198in" fo:text-indent="0in" style:auto-text-indent="false"/>
      <style:text-properties fo:letter-spacing="normal"/>
    </style:style>
    <style:style style:name="P83" style:family="paragraph" style:parent-style-name="Text_20_body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79c0ff" loext:opacity="100%" style:font-name="Droid Sans Mono" fo:font-size="10.5pt" fo:letter-spacing="normal" fo:font-weight="normal"/>
    </style:style>
    <style:style style:name="P84" style:family="paragraph" style:parent-style-name="Text_20_body" style:list-style-name="L137"/>
    <style:style style:name="P85" style:family="paragraph" style:parent-style-name="Text_20_body" style:list-style-name="L138"/>
    <style:style style:name="P86" style:family="paragraph" style:parent-style-name="Text_20_body" style:list-style-name="L139"/>
    <style:style style:name="P87" style:family="paragraph" style:parent-style-name="Text_20_body" style:list-style-name="L140"/>
    <style:style style:name="P88" style:family="paragraph" style:parent-style-name="Text_20_body" style:list-style-name="L141"/>
    <style:style style:name="P89" style:family="paragraph" style:parent-style-name="Text_20_body" style:list-style-name="L142"/>
    <style:style style:name="P90" style:family="paragraph" style:parent-style-name="Text_20_body" style:list-style-name="L143"/>
    <style:style style:name="P91" style:family="paragraph" style:parent-style-name="Text_20_body">
      <style:paragraph-properties fo:margin-left="0in" fo:margin-right="0in" fo:margin-top="0in" fo:margin-bottom="0in" style:contextual-spacing="false" style:line-height-at-least="0.2083in" fo:text-indent="0in" style:auto-text-indent="false"/>
      <style:text-properties fo:color="#8b949e" loext:opacity="100%" style:font-name="Droid Sans Mono" fo:font-size="10.5pt" fo:letter-spacing="normal" fo:font-weight="normal" fo:background-color="#0d1117"/>
    </style:style>
    <style:style style:name="P92" style:family="paragraph" style:parent-style-name="Text_20_body">
      <style:paragraph-properties fo:margin-left="0in" fo:margin-right="0in" style:line-height-at-least="0.198in" fo:text-indent="0in" style:auto-text-indent="false"/>
    </style:style>
    <style:style style:name="P93" style:family="paragraph" style:parent-style-name="Text_20_body">
      <style:paragraph-properties fo:margin-left="0in" fo:margin-right="0in" fo:margin-top="0in" fo:margin-bottom="0.1665in" style:contextual-spacing="false" style:line-height-at-least="0.198in" fo:text-indent="0in" style:auto-text-indent="false"/>
    </style:style>
    <style:style style:name="P94" style:family="paragraph" style:parent-style-name="Text_20_body">
      <style:paragraph-properties fo:margin-left="0.0209in" fo:margin-right="0in" style:line-height-at-least="0.198in" fo:text-indent="0in" style:auto-text-indent="false"/>
    </style:style>
    <style:style style:name="P95" style:family="paragraph" style:parent-style-name="Text_20_body">
      <style:paragraph-properties style:line-height-at-least="0.198in"/>
    </style:style>
    <style:style style:name="P96" style:family="paragraph" style:parent-style-name="Text_20_body" style:list-style-name="L1">
      <style:paragraph-properties style:line-height-at-least="0.198in"/>
    </style:style>
    <style:style style:name="P97" style:family="paragraph" style:parent-style-name="Text_20_body" style:list-style-name="L2">
      <style:paragraph-properties style:line-height-at-least="0.198in"/>
    </style:style>
    <style:style style:name="P98" style:family="paragraph" style:parent-style-name="Text_20_body" style:list-style-name="L3">
      <style:paragraph-properties style:line-height-at-least="0.198in"/>
    </style:style>
    <style:style style:name="P99" style:family="paragraph" style:parent-style-name="Text_20_body" style:list-style-name="L4">
      <style:paragraph-properties style:line-height-at-least="0.198in"/>
    </style:style>
    <style:style style:name="P100" style:family="paragraph" style:parent-style-name="Text_20_body" style:list-style-name="L5">
      <style:paragraph-properties style:line-height-at-least="0.198in"/>
    </style:style>
    <style:style style:name="P101" style:family="paragraph" style:parent-style-name="Text_20_body" style:list-style-name="L6">
      <style:paragraph-properties style:line-height-at-least="0.198in"/>
    </style:style>
    <style:style style:name="P102" style:family="paragraph" style:parent-style-name="Text_20_body" style:list-style-name="L7">
      <style:paragraph-properties style:line-height-at-least="0.198in"/>
    </style:style>
    <style:style style:name="P103" style:family="paragraph" style:parent-style-name="Text_20_body" style:list-style-name="L8">
      <style:paragraph-properties style:line-height-at-least="0.198in"/>
    </style:style>
    <style:style style:name="P104" style:family="paragraph" style:parent-style-name="Text_20_body" style:list-style-name="L9">
      <style:paragraph-properties style:line-height-at-least="0.198in"/>
    </style:style>
    <style:style style:name="P105" style:family="paragraph" style:parent-style-name="Text_20_body" style:list-style-name="L10">
      <style:paragraph-properties style:line-height-at-least="0.198in"/>
    </style:style>
    <style:style style:name="P106" style:family="paragraph" style:parent-style-name="Text_20_body" style:list-style-name="L11">
      <style:paragraph-properties style:line-height-at-least="0.198in"/>
    </style:style>
    <style:style style:name="P107" style:family="paragraph" style:parent-style-name="Text_20_body" style:list-style-name="L12">
      <style:paragraph-properties style:line-height-at-least="0.198in"/>
    </style:style>
    <style:style style:name="P108" style:family="paragraph" style:parent-style-name="Text_20_body" style:list-style-name="L13">
      <style:paragraph-properties style:line-height-at-least="0.198in"/>
    </style:style>
    <style:style style:name="P109" style:family="paragraph" style:parent-style-name="Text_20_body" style:list-style-name="L14">
      <style:paragraph-properties style:line-height-at-least="0.198in"/>
    </style:style>
    <style:style style:name="P110" style:family="paragraph" style:parent-style-name="Text_20_body" style:list-style-name="L15">
      <style:paragraph-properties style:line-height-at-least="0.198in"/>
    </style:style>
    <style:style style:name="P111" style:family="paragraph" style:parent-style-name="Text_20_body" style:list-style-name="L16">
      <style:paragraph-properties style:line-height-at-least="0.198in"/>
    </style:style>
    <style:style style:name="P112" style:family="paragraph" style:parent-style-name="Text_20_body" style:list-style-name="L17">
      <style:paragraph-properties style:line-height-at-least="0.198in"/>
    </style:style>
    <style:style style:name="P113" style:family="paragraph" style:parent-style-name="Text_20_body" style:list-style-name="L18">
      <style:paragraph-properties style:line-height-at-least="0.198in"/>
    </style:style>
    <style:style style:name="P114" style:family="paragraph" style:parent-style-name="Text_20_body" style:list-style-name="L19">
      <style:paragraph-properties style:line-height-at-least="0.198in"/>
    </style:style>
    <style:style style:name="P115" style:family="paragraph" style:parent-style-name="Text_20_body" style:list-style-name="L20">
      <style:paragraph-properties style:line-height-at-least="0.198in"/>
    </style:style>
    <style:style style:name="P116" style:family="paragraph" style:parent-style-name="Text_20_body" style:list-style-name="L21">
      <style:paragraph-properties style:line-height-at-least="0.198in"/>
    </style:style>
    <style:style style:name="P117" style:family="paragraph" style:parent-style-name="Text_20_body" style:list-style-name="L22">
      <style:paragraph-properties style:line-height-at-least="0.198in"/>
    </style:style>
    <style:style style:name="P118" style:family="paragraph" style:parent-style-name="Text_20_body" style:list-style-name="L23">
      <style:paragraph-properties style:line-height-at-least="0.198in"/>
    </style:style>
    <style:style style:name="P119" style:family="paragraph" style:parent-style-name="Text_20_body" style:list-style-name="L24">
      <style:paragraph-properties style:line-height-at-least="0.198in"/>
    </style:style>
    <style:style style:name="P120" style:family="paragraph" style:parent-style-name="Text_20_body" style:list-style-name="L25">
      <style:paragraph-properties style:line-height-at-least="0.198in"/>
    </style:style>
    <style:style style:name="P121" style:family="paragraph" style:parent-style-name="Text_20_body" style:list-style-name="L26">
      <style:paragraph-properties style:line-height-at-least="0.198in"/>
    </style:style>
    <style:style style:name="P122" style:family="paragraph" style:parent-style-name="Text_20_body" style:list-style-name="L27">
      <style:paragraph-properties style:line-height-at-least="0.198in"/>
    </style:style>
    <style:style style:name="P123" style:family="paragraph" style:parent-style-name="Text_20_body" style:list-style-name="L28">
      <style:paragraph-properties style:line-height-at-least="0.198in"/>
    </style:style>
    <style:style style:name="P124" style:family="paragraph" style:parent-style-name="Text_20_body" style:list-style-name="L29">
      <style:paragraph-properties style:line-height-at-least="0.198in"/>
    </style:style>
    <style:style style:name="P125" style:family="paragraph" style:parent-style-name="Text_20_body">
      <style:paragraph-properties fo:margin-top="0in" fo:margin-bottom="0in" style:contextual-spacing="false" style:line-height-at-least="0.198in"/>
    </style:style>
    <style:style style:name="P126" style:family="paragraph" style:parent-style-name="Text_20_body" style:list-style-name="L30">
      <style:paragraph-properties style:line-height-at-least="0.198in"/>
    </style:style>
    <style:style style:name="P127" style:family="paragraph" style:parent-style-name="Text_20_body" style:list-style-name="L31">
      <style:paragraph-properties style:line-height-at-least="0.198in"/>
    </style:style>
    <style:style style:name="P128" style:family="paragraph" style:parent-style-name="Text_20_body" style:list-style-name="L32">
      <style:paragraph-properties style:line-height-at-least="0.198in"/>
    </style:style>
    <style:style style:name="P129" style:family="paragraph" style:parent-style-name="Text_20_body" style:list-style-name="L33">
      <style:paragraph-properties style:line-height-at-least="0.198in"/>
    </style:style>
    <style:style style:name="P130" style:family="paragraph" style:parent-style-name="Text_20_body" style:list-style-name="L34">
      <style:paragraph-properties style:line-height-at-least="0.198in"/>
    </style:style>
    <style:style style:name="P131" style:family="paragraph" style:parent-style-name="Text_20_body" style:list-style-name="L35">
      <style:paragraph-properties style:line-height-at-least="0.198in"/>
    </style:style>
    <style:style style:name="P132" style:family="paragraph" style:parent-style-name="Text_20_body" style:list-style-name="L36">
      <style:paragraph-properties style:line-height-at-least="0.198in"/>
    </style:style>
    <style:style style:name="P133" style:family="paragraph" style:parent-style-name="Text_20_body" style:list-style-name="L37">
      <style:paragraph-properties style:line-height-at-least="0.198in"/>
    </style:style>
    <style:style style:name="P134" style:family="paragraph" style:parent-style-name="Text_20_body" style:list-style-name="L38">
      <style:paragraph-properties style:line-height-at-least="0.198in"/>
    </style:style>
    <style:style style:name="P135" style:family="paragraph" style:parent-style-name="Text_20_body" style:list-style-name="L39">
      <style:paragraph-properties style:line-height-at-least="0.198in"/>
    </style:style>
    <style:style style:name="P136" style:family="paragraph" style:parent-style-name="Text_20_body" style:list-style-name="L40">
      <style:paragraph-properties style:line-height-at-least="0.198in"/>
    </style:style>
    <style:style style:name="P137" style:family="paragraph" style:parent-style-name="Text_20_body" style:list-style-name="L41">
      <style:paragraph-properties style:line-height-at-least="0.198in"/>
    </style:style>
    <style:style style:name="P138" style:family="paragraph" style:parent-style-name="Text_20_body" style:list-style-name="L42">
      <style:paragraph-properties style:line-height-at-least="0.198in"/>
    </style:style>
    <style:style style:name="P139" style:family="paragraph" style:parent-style-name="Text_20_body" style:list-style-name="L43">
      <style:paragraph-properties style:line-height-at-least="0.198in"/>
    </style:style>
    <style:style style:name="P140" style:family="paragraph" style:parent-style-name="Text_20_body" style:list-style-name="L44">
      <style:paragraph-properties style:line-height-at-least="0.198in"/>
    </style:style>
    <style:style style:name="P141" style:family="paragraph" style:parent-style-name="Text_20_body" style:list-style-name="L45">
      <style:paragraph-properties style:line-height-at-least="0.198in"/>
    </style:style>
    <style:style style:name="P142" style:family="paragraph" style:parent-style-name="Text_20_body" style:list-style-name="L46">
      <style:paragraph-properties style:line-height-at-least="0.198in"/>
    </style:style>
    <style:style style:name="P143" style:family="paragraph" style:parent-style-name="Text_20_body" style:list-style-name="L47">
      <style:paragraph-properties style:line-height-at-least="0.198in"/>
    </style:style>
    <style:style style:name="P144" style:family="paragraph" style:parent-style-name="Text_20_body" style:list-style-name="L48">
      <style:paragraph-properties style:line-height-at-least="0.198in"/>
    </style:style>
    <style:style style:name="P145" style:family="paragraph" style:parent-style-name="Text_20_body" style:list-style-name="L49">
      <style:paragraph-properties style:line-height-at-least="0.198in"/>
    </style:style>
    <style:style style:name="P146" style:family="paragraph" style:parent-style-name="Text_20_body" style:list-style-name="L50">
      <style:paragraph-properties style:line-height-at-least="0.198in"/>
    </style:style>
    <style:style style:name="P147" style:family="paragraph" style:parent-style-name="Text_20_body" style:list-style-name="L51">
      <style:paragraph-properties style:line-height-at-least="0.198in"/>
    </style:style>
    <style:style style:name="P148" style:family="paragraph" style:parent-style-name="Text_20_body" style:list-style-name="L52">
      <style:paragraph-properties style:line-height-at-least="0.198in"/>
    </style:style>
    <style:style style:name="P149" style:family="paragraph" style:parent-style-name="Text_20_body" style:list-style-name="L53">
      <style:paragraph-properties style:line-height-at-least="0.198in"/>
    </style:style>
    <style:style style:name="P150" style:family="paragraph" style:parent-style-name="Text_20_body" style:list-style-name="L54">
      <style:paragraph-properties style:line-height-at-least="0.198in"/>
    </style:style>
    <style:style style:name="P151" style:family="paragraph" style:parent-style-name="Text_20_body" style:list-style-name="L55">
      <style:paragraph-properties style:line-height-at-least="0.198in"/>
    </style:style>
    <style:style style:name="P152" style:family="paragraph" style:parent-style-name="Text_20_body" style:list-style-name="L56">
      <style:paragraph-properties style:line-height-at-least="0.198in"/>
    </style:style>
    <style:style style:name="P153" style:family="paragraph" style:parent-style-name="Text_20_body" style:list-style-name="L57">
      <style:paragraph-properties style:line-height-at-least="0.198in"/>
    </style:style>
    <style:style style:name="P154" style:family="paragraph" style:parent-style-name="Text_20_body" style:list-style-name="L58">
      <style:paragraph-properties style:line-height-at-least="0.198in"/>
    </style:style>
    <style:style style:name="P155" style:family="paragraph" style:parent-style-name="Text_20_body" style:list-style-name="L59">
      <style:paragraph-properties style:line-height-at-least="0.198in"/>
    </style:style>
    <style:style style:name="P156" style:family="paragraph" style:parent-style-name="Text_20_body" style:list-style-name="L60">
      <style:paragraph-properties style:line-height-at-least="0.198in"/>
    </style:style>
    <style:style style:name="P157" style:family="paragraph" style:parent-style-name="Text_20_body" style:list-style-name="L61">
      <style:paragraph-properties style:line-height-at-least="0.198in"/>
    </style:style>
    <style:style style:name="P158" style:family="paragraph" style:parent-style-name="Text_20_body" style:list-style-name="L62">
      <style:paragraph-properties style:line-height-at-least="0.198in"/>
    </style:style>
    <style:style style:name="P159" style:family="paragraph" style:parent-style-name="Text_20_body" style:list-style-name="L63">
      <style:paragraph-properties style:line-height-at-least="0.198in"/>
    </style:style>
    <style:style style:name="P160" style:family="paragraph" style:parent-style-name="Text_20_body" style:list-style-name="L64">
      <style:paragraph-properties style:line-height-at-least="0.198in"/>
    </style:style>
    <style:style style:name="P161" style:family="paragraph" style:parent-style-name="Text_20_body" style:list-style-name="L65">
      <style:paragraph-properties style:line-height-at-least="0.198in"/>
    </style:style>
    <style:style style:name="P162" style:family="paragraph" style:parent-style-name="Text_20_body" style:list-style-name="L66">
      <style:paragraph-properties style:line-height-at-least="0.198in"/>
    </style:style>
    <style:style style:name="P163" style:family="paragraph" style:parent-style-name="Text_20_body" style:list-style-name="L67">
      <style:paragraph-properties style:line-height-at-least="0.198in"/>
    </style:style>
    <style:style style:name="P164" style:family="paragraph" style:parent-style-name="Text_20_body" style:list-style-name="L68">
      <style:paragraph-properties style:line-height-at-least="0.198in"/>
    </style:style>
    <style:style style:name="P165" style:family="paragraph" style:parent-style-name="Text_20_body" style:list-style-name="L69">
      <style:paragraph-properties style:line-height-at-least="0.198in"/>
    </style:style>
    <style:style style:name="P166" style:family="paragraph" style:parent-style-name="Text_20_body" style:list-style-name="L70">
      <style:paragraph-properties style:line-height-at-least="0.198in"/>
    </style:style>
    <style:style style:name="P167" style:family="paragraph" style:parent-style-name="Text_20_body" style:list-style-name="L71">
      <style:paragraph-properties style:line-height-at-least="0.198in"/>
    </style:style>
    <style:style style:name="P168" style:family="paragraph" style:parent-style-name="Text_20_body" style:list-style-name="L72">
      <style:paragraph-properties style:line-height-at-least="0.198in"/>
    </style:style>
    <style:style style:name="P169" style:family="paragraph" style:parent-style-name="Text_20_body" style:list-style-name="L73">
      <style:paragraph-properties style:line-height-at-least="0.198in"/>
    </style:style>
    <style:style style:name="P170" style:family="paragraph" style:parent-style-name="Text_20_body" style:list-style-name="L74">
      <style:paragraph-properties style:line-height-at-least="0.198in"/>
    </style:style>
    <style:style style:name="P171" style:family="paragraph" style:parent-style-name="Text_20_body" style:list-style-name="L75">
      <style:paragraph-properties style:line-height-at-least="0.198in"/>
    </style:style>
    <style:style style:name="P172" style:family="paragraph" style:parent-style-name="Text_20_body" style:list-style-name="L76">
      <style:paragraph-properties style:line-height-at-least="0.198in"/>
    </style:style>
    <style:style style:name="P173" style:family="paragraph" style:parent-style-name="Text_20_body" style:list-style-name="L77">
      <style:paragraph-properties style:line-height-at-least="0.198in"/>
    </style:style>
    <style:style style:name="P174" style:family="paragraph" style:parent-style-name="Text_20_body" style:list-style-name="L78">
      <style:paragraph-properties style:line-height-at-least="0.198in"/>
    </style:style>
    <style:style style:name="P175" style:family="paragraph" style:parent-style-name="Text_20_body" style:list-style-name="L79">
      <style:paragraph-properties style:line-height-at-least="0.198in"/>
    </style:style>
    <style:style style:name="P176" style:family="paragraph" style:parent-style-name="Text_20_body" style:list-style-name="L80">
      <style:paragraph-properties style:line-height-at-least="0.198in"/>
    </style:style>
    <style:style style:name="P177" style:family="paragraph" style:parent-style-name="Text_20_body" style:list-style-name="L81">
      <style:paragraph-properties style:line-height-at-least="0.198in"/>
    </style:style>
    <style:style style:name="P178" style:family="paragraph" style:parent-style-name="Text_20_body" style:list-style-name="L82">
      <style:paragraph-properties style:line-height-at-least="0.198in"/>
    </style:style>
    <style:style style:name="P179" style:family="paragraph" style:parent-style-name="Text_20_body" style:list-style-name="L83">
      <style:paragraph-properties style:line-height-at-least="0.198in"/>
    </style:style>
    <style:style style:name="P180" style:family="paragraph" style:parent-style-name="Text_20_body" style:list-style-name="L84">
      <style:paragraph-properties style:line-height-at-least="0.198in"/>
    </style:style>
    <style:style style:name="P181" style:family="paragraph" style:parent-style-name="Text_20_body" style:list-style-name="L85">
      <style:paragraph-properties style:line-height-at-least="0.198in"/>
    </style:style>
    <style:style style:name="P182" style:family="paragraph" style:parent-style-name="Text_20_body" style:list-style-name="L86">
      <style:paragraph-properties style:line-height-at-least="0.198in"/>
    </style:style>
    <style:style style:name="P183" style:family="paragraph" style:parent-style-name="Text_20_body" style:list-style-name="L87">
      <style:paragraph-properties style:line-height-at-least="0.198in"/>
    </style:style>
    <style:style style:name="P184" style:family="paragraph" style:parent-style-name="Text_20_body" style:list-style-name="L88">
      <style:paragraph-properties style:line-height-at-least="0.198in"/>
    </style:style>
    <style:style style:name="P185" style:family="paragraph" style:parent-style-name="Text_20_body" style:list-style-name="L89">
      <style:paragraph-properties style:line-height-at-least="0.198in"/>
    </style:style>
    <style:style style:name="P186" style:family="paragraph" style:parent-style-name="Text_20_body" style:list-style-name="L90">
      <style:paragraph-properties style:line-height-at-least="0.198in"/>
    </style:style>
    <style:style style:name="P187" style:family="paragraph" style:parent-style-name="Text_20_body" style:list-style-name="L91">
      <style:paragraph-properties style:line-height-at-least="0.198in"/>
    </style:style>
    <style:style style:name="P188" style:family="paragraph" style:parent-style-name="Text_20_body" style:list-style-name="L92">
      <style:paragraph-properties style:line-height-at-least="0.198in"/>
    </style:style>
    <style:style style:name="P189" style:family="paragraph" style:parent-style-name="Text_20_body" style:list-style-name="L93">
      <style:paragraph-properties style:line-height-at-least="0.198in"/>
    </style:style>
    <style:style style:name="P190" style:family="paragraph" style:parent-style-name="Text_20_body" style:list-style-name="L94">
      <style:paragraph-properties style:line-height-at-least="0.198in"/>
    </style:style>
    <style:style style:name="P191" style:family="paragraph" style:parent-style-name="Text_20_body" style:list-style-name="L95">
      <style:paragraph-properties style:line-height-at-least="0.198in"/>
    </style:style>
    <style:style style:name="P192" style:family="paragraph" style:parent-style-name="Text_20_body" style:list-style-name="L96">
      <style:paragraph-properties fo:margin-left="0.0209in" fo:margin-right="0.0209in" fo:margin-top="0in" fo:margin-bottom="0in" style:contextual-spacing="false" style:line-height-at-least="0.198in" fo:orphans="0" fo:text-indent="0in" style:auto-text-indent="false" fo:padding="0in" fo:border="none"/>
    </style:style>
    <style:style style:name="P193" style:family="paragraph" style:parent-style-name="Text_20_body" style:list-style-name="L97">
      <style:paragraph-properties fo:margin-left="0.0209in" fo:margin-right="0.0209in" fo:margin-top="0in" fo:margin-bottom="0in" style:contextual-spacing="false" style:line-height-at-least="0.198in" fo:orphans="0" fo:text-indent="0in" style:auto-text-indent="false" fo:padding="0in" fo:border="none"/>
    </style:style>
    <style:style style:name="P194" style:family="paragraph" style:parent-style-name="Text_20_body" style:list-style-name="L99">
      <style:paragraph-properties fo:margin-left="0.0209in" fo:margin-right="0.0209in" fo:margin-top="0in" fo:margin-bottom="0in" style:contextual-spacing="false" style:line-height-at-least="0.198in" fo:orphans="0" fo:text-indent="0in" style:auto-text-indent="false" fo:padding="0in" fo:border="none"/>
    </style:style>
    <style:style style:name="P195" style:family="paragraph" style:parent-style-name="Text_20_body" style:list-style-name="L101">
      <style:paragraph-properties fo:margin-left="0.0209in" fo:margin-right="0.0209in" fo:margin-top="0in" fo:margin-bottom="0in" style:contextual-spacing="false" style:line-height-at-least="0.198in" fo:orphans="0" fo:text-indent="0in" style:auto-text-indent="false" fo:padding="0in" fo:border="none"/>
    </style:style>
    <style:style style:name="P196" style:family="paragraph" style:parent-style-name="Text_20_body" style:list-style-name="L103">
      <style:paragraph-properties fo:margin-left="0.0209in" fo:margin-right="0.0209in" fo:margin-top="0in" fo:margin-bottom="0in" style:contextual-spacing="false" style:line-height-at-least="0.198in" fo:orphans="0" fo:text-indent="0in" style:auto-text-indent="false" fo:padding="0in" fo:border="none"/>
    </style:style>
    <style:style style:name="P197" style:family="paragraph" style:parent-style-name="Text_20_body" style:list-style-name="L105">
      <style:paragraph-properties fo:margin-left="0.0209in" fo:margin-right="0.0209in" fo:margin-top="0in" fo:margin-bottom="0in" style:contextual-spacing="false" style:line-height-at-least="0.198in" fo:orphans="0" fo:text-indent="0in" style:auto-text-indent="false" fo:padding="0in" fo:border="none"/>
    </style:style>
    <style:style style:name="P198" style:family="paragraph" style:parent-style-name="Text_20_body" style:list-style-name="L107">
      <style:paragraph-properties fo:margin-left="0.0209in" fo:margin-right="0.0209in" fo:margin-top="0in" fo:margin-bottom="0in" style:contextual-spacing="false" style:line-height-at-least="0.198in" fo:orphans="0" fo:text-indent="0in" style:auto-text-indent="false" fo:padding="0in" fo:border="none"/>
    </style:style>
    <style:style style:name="P199" style:family="paragraph" style:parent-style-name="Text_20_body" style:list-style-name="L110">
      <style:paragraph-properties fo:margin-left="0.0209in" fo:margin-right="0.0209in" fo:margin-top="0in" fo:margin-bottom="0in" style:contextual-spacing="false" style:line-height-at-least="0.198in" fo:orphans="0" fo:text-indent="0in" style:auto-text-indent="false" fo:padding="0in" fo:border="none"/>
    </style:style>
    <style:style style:name="P200" style:family="paragraph" style:parent-style-name="Text_20_body" style:list-style-name="L98">
      <style:paragraph-properties fo:margin-left="0.0102in" fo:margin-right="0.0102in" fo:margin-top="0in" fo:margin-bottom="0in" style:contextual-spacing="false" style:line-height-at-least="0.198in" fo:text-indent="0in" style:auto-text-indent="false" fo:padding="0in" fo:border="none"/>
    </style:style>
    <style:style style:name="P201" style:family="paragraph" style:parent-style-name="Text_20_body" style:list-style-name="L100">
      <style:paragraph-properties fo:margin-left="0.0102in" fo:margin-right="0.0102in" fo:margin-top="0in" fo:margin-bottom="0in" style:contextual-spacing="false" style:line-height-at-least="0.198in" fo:text-indent="0in" style:auto-text-indent="false" fo:padding="0in" fo:border="none"/>
    </style:style>
    <style:style style:name="P202" style:family="paragraph" style:parent-style-name="Text_20_body" style:list-style-name="L102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</style:style>
    <style:style style:name="P203" style:family="paragraph" style:parent-style-name="Text_20_body" style:list-style-name="L104">
      <style:paragraph-properties fo:margin-left="0.0102in" fo:margin-right="0.0102in" fo:margin-top="0in" fo:margin-bottom="0in" style:contextual-spacing="false" style:line-height-at-least="0.198in" fo:text-indent="0in" style:auto-text-indent="false" fo:padding="0in" fo:border="none"/>
    </style:style>
    <style:style style:name="P204" style:family="paragraph" style:parent-style-name="Text_20_body" style:list-style-name="L104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</style:style>
    <style:style style:name="P205" style:family="paragraph" style:parent-style-name="Text_20_body" style:list-style-name="L104">
      <style:paragraph-properties fo:margin-top="0in" fo:margin-bottom="0in" style:contextual-spacing="false" style:line-height-at-least="0.198in" fo:padding="0in" fo:border="none"/>
    </style:style>
    <style:style style:name="P206" style:family="paragraph" style:parent-style-name="Text_20_body" style:list-style-name="L106">
      <style:paragraph-properties fo:margin-left="0.0102in" fo:margin-right="0.0102in" fo:margin-top="0in" fo:margin-bottom="0in" style:contextual-spacing="false" style:line-height-at-least="0.198in" fo:text-indent="0in" style:auto-text-indent="false" fo:padding="0in" fo:border="none"/>
    </style:style>
    <style:style style:name="P207" style:family="paragraph" style:parent-style-name="Text_20_body" style:list-style-name="L106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</style:style>
    <style:style style:name="P208" style:family="paragraph" style:parent-style-name="Text_20_body" style:list-style-name="L106">
      <style:paragraph-properties fo:margin-top="0in" fo:margin-bottom="0in" style:contextual-spacing="false" style:line-height-at-least="0.198in" fo:padding="0in" fo:border="none"/>
    </style:style>
    <style:style style:name="P209" style:family="paragraph" style:parent-style-name="Text_20_body" style:list-style-name="L108">
      <style:paragraph-properties fo:margin-left="0.0102in" fo:margin-right="0.0102in" fo:margin-top="0in" fo:margin-bottom="0in" style:contextual-spacing="false" style:line-height-at-least="0.198in" fo:text-indent="0in" style:auto-text-indent="false" fo:padding="0in" fo:border="none"/>
    </style:style>
    <style:style style:name="P210" style:family="paragraph" style:parent-style-name="Text_20_body" style:list-style-name="L109">
      <style:paragraph-properties fo:margin-left="0in" fo:margin-right="0in" fo:margin-top="0in" fo:margin-bottom="0in" style:contextual-spacing="false" style:line-height-at-least="0.198in" fo:text-indent="0in" style:auto-text-indent="false" fo:padding="0in" fo:border="none"/>
    </style:style>
    <style:style style:name="P211" style:family="paragraph" style:parent-style-name="Text_20_body" style:list-style-name="L109">
      <style:paragraph-properties fo:margin-top="0in" fo:margin-bottom="0in" style:contextual-spacing="false" style:line-height-at-least="0.198in" fo:padding="0in" fo:border="none"/>
    </style:style>
    <style:style style:name="P212" style:family="paragraph" style:parent-style-name="Text_20_body" style:list-style-name="L111">
      <style:paragraph-properties fo:margin-left="0in" fo:margin-right="0in" fo:margin-top="0in" fo:margin-bottom="0in" style:contextual-spacing="false" style:line-height-at-least="0.198in" fo:orphans="2" fo:widows="2" fo:text-indent="0in" style:auto-text-indent="false" fo:padding="0in" fo:border="none"/>
    </style:style>
    <style:style style:name="P213" style:family="paragraph" style:parent-style-name="Text_20_body">
      <style:paragraph-properties fo:margin-left="0.1252in" fo:margin-right="0.1252in" fo:margin-top="0in" fo:margin-bottom="0in" style:contextual-spacing="false" style:line-height-at-least="0.198in" fo:orphans="2" fo:widows="2" fo:text-indent="0in" style:auto-text-indent="false"/>
    </style:style>
    <style:style style:name="P214" style:family="paragraph" style:parent-style-name="Text_20_body">
      <style:paragraph-properties fo:margin-top="0in" fo:margin-bottom="0in" style:contextual-spacing="false" style:line-height-at-least="0.198in" fo:orphans="1"/>
    </style:style>
    <style:style style:name="P215" style:family="paragraph" style:parent-style-name="Text_20_body">
      <style:paragraph-properties fo:margin-left="0in" fo:margin-right="0in" fo:margin-top="0in" fo:margin-bottom="0in" style:contextual-spacing="false" style:line-height-at-least="0.198in" fo:text-indent="0in" style:auto-text-indent="false"/>
      <style:text-properties style:font-name="Droid Sans Mono" fo:font-size="10.5pt" fo:letter-spacing="normal" fo:font-weight="normal"/>
    </style:style>
    <style:style style:name="P216" style:family="paragraph" style:parent-style-name="Text_20_body">
      <style:paragraph-properties fo:margin-left="0.1252in" fo:margin-right="0.3335in" fo:margin-top="0.0626in" fo:margin-bottom="0.0972in" style:contextual-spacing="false" style:line-height-at-least="0.198in" fo:orphans="1" fo:widows="2" fo:text-indent="0in" style:auto-text-indent="false"/>
      <style:text-properties fo:font-variant="normal" fo:text-transform="none" fo:color="#e6edf3" loext:opacity="100%" style:font-name="system-ui" fo:font-size="8.25pt" fo:letter-spacing="normal" fo:font-style="normal" fo:font-weight="normal" fo:background-color="#0d1117" loext:padding-left="0in" loext:padding-right="0in" loext:padding-top="0.0193in" loext:padding-bottom="0.0193in" loext:border-left="none" loext:border-right="none" loext:border-top="0.74pt solid #ffffff" loext:border-bottom="0.74pt solid #ffffff"/>
    </style:style>
    <style:style style:name="T1" style:family="text">
      <style:text-properties fo:color="#7d8590" loext:opacity="100%" style:font-name="Ubuntu Mono" fo:font-size="8.25pt" fo:background-color="#6e7681" loext:char-shading-value="0" loext:padding="0in" loext:border="none"/>
    </style:style>
    <style:style style:name="T2" style:family="text">
      <style:text-properties style:font-name="system-ui" fo:font-size="9.75pt"/>
    </style:style>
    <style:style style:name="T3" style:family="text">
      <style:text-properties style:font-name="system-ui" fo:font-size="12pt" fo:font-weight="bold"/>
    </style:style>
    <style:style style:name="T4" style:family="text">
      <style:text-properties fo:color="#ffa657" loext:opacity="100%"/>
    </style:style>
    <style:style style:name="T5" style:family="text">
      <style:text-properties fo:color="#e6edf3" loext:opacity="100%"/>
    </style:style>
    <style:style style:name="T6" style:family="text">
      <style:text-properties fo:color="#e6edf3" loext:opacity="100%" style:font-name="Droid Sans Mono" fo:font-size="10.5pt" fo:font-weight="normal"/>
    </style:style>
    <style:style style:name="T7" style:family="text">
      <style:text-properties fo:color="#e6edf3" loext:opacity="100%" style:font-name="system-ui" fo:font-size="9.75pt" loext:padding="0in" loext:border="none"/>
    </style:style>
    <style:style style:name="T8" style:family="text">
      <style:text-properties fo:color="#e6edf3" loext:opacity="100%" style:text-line-through-style="none" style:text-line-through-type="none" style:font-name="system-ui" fo:font-size="9.75pt" style:text-underline-style="none" fo:font-weight="normal" style:text-blinking="false" loext:padding="0in" loext:border="none"/>
    </style:style>
    <style:style style:name="T9" style:family="text">
      <style:text-properties fo:color="#e6edf3" loext:opacity="100%" style:text-underline-style="solid" style:text-underline-width="auto" style:text-underline-color="font-color"/>
    </style:style>
    <style:style style:name="T10" style:family="text">
      <style:text-properties fo:color="#a5d6ff" loext:opacity="100%"/>
    </style:style>
    <style:style style:name="T11" style:family="text">
      <style:text-properties fo:color="#a5d6ff" loext:opacity="100%" style:font-name="Droid Sans Mono" fo:font-size="10.5pt" fo:font-weight="normal"/>
    </style:style>
    <style:style style:name="T12" style:family="text">
      <style:text-properties fo:color="#79c0ff" loext:opacity="100%"/>
    </style:style>
    <style:style style:name="T13" style:family="text">
      <style:text-properties fo:color="#79c0ff" loext:opacity="100%" style:font-name="Droid Sans Mono" fo:font-size="10.5pt" fo:font-weight="normal"/>
    </style:style>
    <style:style style:name="T14" style:family="text">
      <style:text-properties fo:color="#79c0ff" loext:opacity="100%" fo:font-weight="bold"/>
    </style:style>
    <style:style style:name="T15" style:family="text">
      <style:text-properties fo:color="#ff7b72" loext:opacity="100%"/>
    </style:style>
    <style:style style:name="T16" style:family="text">
      <style:text-properties fo:color="#ff7b72" loext:opacity="100%" style:font-name="Droid Sans Mono" fo:font-size="10.5pt" fo:font-weight="normal"/>
    </style:style>
    <style:style style:name="T17" style:family="text">
      <style:text-properties fo:color="#d2a8ff" loext:opacity="100%"/>
    </style:style>
    <style:style style:name="T18" style:family="text">
      <style:text-properties fo:color="#d2a8ff" loext:opacity="100%" style:font-name="Droid Sans Mono" fo:font-size="10.5pt" fo:font-weight="normal"/>
    </style:style>
    <style:style style:name="T19" style:family="text">
      <style:text-properties style:text-line-through-style="none" style:text-line-through-type="none" style:text-underline-style="none" fo:font-weight="normal" style:text-blinking="false" loext:padding="0in" loext:border="none"/>
    </style:style>
    <style:style style:name="T20" style:family="text">
      <style:text-properties style:text-line-through-style="none" style:text-line-through-type="none" style:text-underline-style="none" style:text-blinking="false"/>
    </style:style>
    <style:style style:name="T21" style:family="text">
      <style:text-properties style:text-line-through-style="none" style:text-line-through-type="none" style:font-name="system-ui" fo:font-size="9.75pt" style:text-underline-style="none" fo:font-weight="normal" style:text-blinking="false" loext:padding="0in" loext:border="none"/>
    </style:style>
    <style:style style:name="T22" style:family="text">
      <style:text-properties style:text-line-through-style="none" style:text-line-through-type="none" style:font-name="system-ui" fo:font-size="9.75pt" style:text-underline-style="solid" style:text-underline-width="auto" style:text-underline-color="font-color" fo:font-weight="normal" style:text-blinking="false" loext:padding="0in" loext:border="none"/>
    </style:style>
    <style:style style:name="T23" style:family="text">
      <style:text-properties fo:font-weight="normal"/>
    </style:style>
    <style:style style:name="T24" style:family="text">
      <style:text-properties fo:color="#56d364" loext:opacity="100%"/>
    </style:style>
    <style:style style:name="T25" style:family="text">
      <style:text-properties fo:color="#56d364" loext:opacity="100%" style:font-name="Droid Sans Mono" fo:font-size="10.5pt" fo:font-weight="normal"/>
    </style:style>
    <style:style style:name="T26" style:family="text">
      <style:text-properties style:font-name="Droid Sans Mono" fo:font-size="10.5pt" fo:font-weight="normal"/>
    </style:style>
    <style:style style:name="T27" style:family="text">
      <style:text-properties fo:color="#e3b341" loext:opacity="100%" style:font-name="Droid Sans Mono" fo:font-size="10.5pt" fo:font-weight="normal"/>
    </style:style>
    <style:style style:name="T28" style:family="text">
      <style:text-properties fo:color="#ffa198" loext:opacity="100%" style:font-name="Droid Sans Mono" fo:font-size="10.5pt" fo:font-weight="normal"/>
    </style:style>
    <style:style style:name="T29" style:family="text">
      <style:text-properties fo:color="#ffa198" loext:opacity="100%" fo:font-weight="bold"/>
    </style:style>
    <style:style style:name="T30" style:family="text">
      <style:text-properties fo:color="#ff9bce" loext:opacity="100%" style:font-name="Droid Sans Mono" fo:font-size="10.5pt" fo:font-weight="normal"/>
    </style:style>
    <style:style style:name="T31" style:family="text">
      <style:text-properties fo:color="#8b949e" loext:opacity="100%"/>
    </style:style>
    <style:style style:name="T32" style:family="text">
      <style:text-properties fo:color="#8b949e" loext:opacity="100%" style:font-name="Droid Sans Mono" fo:font-size="10.5pt" fo:font-weight="normal"/>
    </style:style>
    <style:style style:name="T33" style:family="text">
      <style:text-properties fo:color="#3fb950" loext:opacity="100%" fo:font-weight="normal"/>
    </style:style>
    <style:style style:name="T34" style:family="text">
      <style:text-properties fo:color="#39c5cf" loext:opacity="100%" fo:font-weight="normal"/>
    </style:style>
    <style:style style:name="T35" style:family="text">
      <style:text-properties fo:color="#cccccc" loext:opacity="70%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frame" style:horizontal-pos="from-left" style:horizontal-rel="frame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3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4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1" text:anchor-type="page" text:anchor-page-number="1" svg:x="0in" svg:y="0in" svg:width="2.5937in" draw:z-index="0">
        <draw:text-box fo:min-height="0.0161in">
          <text:p text:style-name="P11"/>
        </draw:text-box>
      </draw:frame>
      <draw:frame draw:style-name="fr4" draw:name="Frame2" text:anchor-type="page" text:anchor-page-number="1" svg:x="0in" svg:y="0in" svg:width="0.0161in" draw:z-index="1">
        <draw:text-box fo:min-height="0.4583in">
          <text:p text:style-name="P11"/>
        </draw:text-box>
      </draw:frame>
      <draw:frame draw:style-name="fr4" draw:name="Frame11" text:anchor-type="page" text:anchor-page-number="1" svg:x="0in" svg:y="0in" svg:width="2.6772in" draw:z-index="10">
        <draw:text-box fo:min-height="0.0161in">
          <text:p text:style-name="P11"/>
        </draw:text-box>
      </draw:frame>
      <draw:frame draw:style-name="fr4" draw:name="Frame16" text:anchor-type="page" text:anchor-page-number="1" svg:x="0in" svg:y="0in" svg:width="2.5937in" draw:z-index="15">
        <draw:text-box fo:min-height="0.0161in">
          <text:p text:style-name="P11"/>
        </draw:text-box>
      </draw:frame>
      <draw:frame draw:style-name="fr4" draw:name="Frame17" text:anchor-type="page" text:anchor-page-number="1" svg:x="0in" svg:y="0in" svg:width="0.0161in" draw:z-index="16">
        <draw:text-box fo:min-height="0.4583in">
          <text:p text:style-name="P11"/>
        </draw:text-box>
      </draw:frame>
      <draw:frame draw:style-name="fr4" draw:name="Frame26" text:anchor-type="page" text:anchor-page-number="1" svg:x="0in" svg:y="0in" svg:width="2.6772in" draw:z-index="25">
        <draw:text-box fo:min-height="0.0161in">
          <text:p text:style-name="P11"/>
        </draw:text-box>
      </draw:frame>
      <draw:frame draw:style-name="fr4" draw:name="Frame31" text:anchor-type="page" text:anchor-page-number="1" svg:x="0in" svg:y="0in" svg:width="2.5937in" draw:z-index="30">
        <draw:text-box fo:min-height="0.0161in">
          <text:p text:style-name="P11"/>
        </draw:text-box>
      </draw:frame>
      <draw:frame draw:style-name="fr4" draw:name="Frame32" text:anchor-type="page" text:anchor-page-number="1" svg:x="0in" svg:y="0in" svg:width="0.0161in" draw:z-index="31">
        <draw:text-box fo:min-height="0.4583in">
          <text:p text:style-name="P11"/>
        </draw:text-box>
      </draw:frame>
      <draw:frame draw:style-name="fr4" draw:name="Frame41" text:anchor-type="page" text:anchor-page-number="1" svg:x="0in" svg:y="0in" svg:width="2.6772in" draw:z-index="40">
        <draw:text-box fo:min-height="0.0161in">
          <text:p text:style-name="P11"/>
        </draw:text-box>
      </draw:frame>
      <draw:frame draw:style-name="fr4" draw:name="Frame46" text:anchor-type="page" text:anchor-page-number="1" svg:x="0in" svg:y="0in" svg:width="0.0161in" draw:z-index="45">
        <draw:text-box fo:min-height="0.4165in">
          <text:p text:style-name="P11"/>
        </draw:text-box>
      </draw:frame>
      <draw:frame draw:style-name="fr4" draw:name="Frame55" text:anchor-type="page" text:anchor-page-number="1" svg:x="0in" svg:y="0in" svg:width="2.6772in" draw:z-index="54">
        <draw:text-box fo:min-height="0.0161in">
          <text:p text:style-name="P11"/>
        </draw:text-box>
      </draw:frame>
      <draw:frame draw:style-name="fr4" draw:name="Frame60" text:anchor-type="page" text:anchor-page-number="1" svg:x="0.0835in" svg:y="0.7291in" svg:width="2.5937in" draw:z-index="59">
        <draw:text-box fo:min-height="0.2083in">
          <text:p text:style-name="P11"/>
        </draw:text-box>
      </draw:frame>
      <draw:frame draw:style-name="fr4" draw:name="Frame61" text:anchor-type="page" text:anchor-page-number="1" svg:x="0in" svg:y="0in" svg:width="0.0161in" draw:z-index="60">
        <draw:text-box fo:min-height="1.0835in">
          <text:p text:style-name="P11"/>
        </draw:text-box>
      </draw:frame>
      <draw:frame draw:style-name="fr4" draw:name="Frame70" text:anchor-type="page" text:anchor-page-number="1" svg:x="0in" svg:y="0in" svg:width="2.6772in" draw:z-index="69">
        <draw:text-box fo:min-height="0.0161in">
          <text:p text:style-name="P11"/>
        </draw:text-box>
      </draw:frame>
      <draw:frame draw:style-name="fr4" draw:name="Frame75" text:anchor-type="page" text:anchor-page-number="1" svg:x="0in" svg:y="0in" svg:width="0.0161in" draw:z-index="74">
        <draw:text-box fo:min-height="1.0835in">
          <text:p text:style-name="P11"/>
        </draw:text-box>
      </draw:frame>
      <draw:frame draw:style-name="fr4" draw:name="Frame84" text:anchor-type="page" text:anchor-page-number="1" svg:x="0in" svg:y="0in" svg:width="2.6772in" draw:z-index="83">
        <draw:text-box fo:min-height="0.0161in">
          <text:p text:style-name="P11"/>
        </draw:text-box>
      </draw:frame>
      <draw:frame draw:style-name="fr4" draw:name="Frame89" text:anchor-type="page" text:anchor-page-number="1" svg:x="0in" svg:y="0in" svg:width="0.0161in" draw:z-index="88">
        <draw:text-box fo:min-height="0.6252in">
          <text:p text:style-name="P11"/>
        </draw:text-box>
      </draw:frame>
      <draw:frame draw:style-name="fr4" draw:name="Frame98" text:anchor-type="page" text:anchor-page-number="1" svg:x="0in" svg:y="0in" svg:width="2.6772in" draw:z-index="97">
        <draw:text-box fo:min-height="0.0161in">
          <text:p text:style-name="P11"/>
        </draw:text-box>
      </draw:frame>
      <draw:frame draw:style-name="fr4" draw:name="Frame103" text:anchor-type="page" text:anchor-page-number="1" svg:x="0in" svg:y="0in" svg:width="0.0161in" draw:z-index="102">
        <draw:text-box fo:min-height="0.6252in">
          <text:p text:style-name="P11"/>
        </draw:text-box>
      </draw:frame>
      <draw:frame draw:style-name="fr4" draw:name="Frame112" text:anchor-type="page" text:anchor-page-number="1" svg:x="0in" svg:y="0in" svg:width="2.6772in" draw:z-index="111">
        <draw:text-box fo:min-height="0.0161in">
          <text:p text:style-name="P11"/>
        </draw:text-box>
      </draw:frame>
      <draw:frame draw:style-name="fr4" draw:name="Frame305" text:anchor-type="page" text:anchor-page-number="1" svg:x="0in" svg:y="3.5102in" svg:width="0.1043in" draw:z-index="194">
        <draw:text-box fo:min-height="0.2083in">
          <text:p text:style-name="P11"/>
        </draw:text-box>
      </draw:frame>
      <draw:frame draw:style-name="fr4" draw:name="Frame306" text:anchor-type="page" text:anchor-page-number="1" svg:x="0.0311in" svg:y="0in" svg:width="5.1354in" draw:z-index="196">
        <draw:text-box fo:min-height="0.0311in">
          <text:p text:style-name="P11"/>
        </draw:text-box>
      </draw:frame>
      <draw:frame draw:style-name="fr4" draw:name="Frame307" text:anchor-type="page" text:anchor-page-number="1" svg:x="0in" svg:y="0in" svg:width="0.0311in" draw:z-index="198">
        <draw:text-box fo:min-height="0.0311in">
          <text:p text:style-name="P11"/>
        </draw:text-box>
      </draw:frame>
      <text:p text:style-name="P95">Good. We start <text:span text:style-name="Strong_20_Emphasis">proper industrial way</text:span>.<text:line-break/>Topic: <text:span text:style-name="Strong_20_Emphasis">REST API (foundation of all modern systems)</text:span></text:p>
      <text:p text:style-name="P95">No exam definition. Real engineer understanding.</text:p>
      <text:p text:style-name="P26"/>
      <text:h text:style-name="P19" text:outline-level="1">🧠 1. WHY REST API EXISTS (real problem)</text:h>
      <text:p text:style-name="P95">Before APIs existed:</text:p>
      <text:p text:style-name="P95">Websites were simple:</text:p>
      <text:list text:style-name="L1">
        <text:list-item>
          <text:p text:style-name="P96">Browser → request HTML page</text:p>
        </text:list-item>
        <text:list-item>
          <text:p text:style-name="P96">Server → sends full page</text:p>
        </text:list-item>
        <text:list-item>
          <text:p text:style-name="P96">Refresh again → new page</text:p>
        </text:list-item>
      </text:list>
      <text:p text:style-name="P95">Everything tightly connected.</text:p>
      <text:p text:style-name="P95">But then came:</text:p>
      <text:list text:style-name="L2">
        <text:list-item>
          <text:p text:style-name="P97">Mobile apps</text:p>
        </text:list-item>
        <text:list-item>
          <text:p text:style-name="P97">React frontend</text:p>
        </text:list-item>
        <text:list-item>
          <text:p text:style-name="P97">Multiple services</text:p>
        </text:list-item>
        <text:list-item>
          <text:p text:style-name="P97">Different devices</text:p>
        </text:list-item>
      </text:list>
      <text:p text:style-name="P95">Now same backend must serve:</text:p>
      <text:list text:style-name="L3">
        <text:list-item>
          <text:p text:style-name="P98">Website</text:p>
        </text:list-item>
        <text:list-item>
          <text:p text:style-name="P98">Mobile app</text:p>
        </text:list-item>
        <text:list-item>
          <text:p text:style-name="P98">Admin panel</text:p>
        </text:list-item>
        <text:list-item>
          <text:p text:style-name="P98">Other services</text:p>
        </text:list-item>
      </text:list>
      <text:p text:style-name="P95">So we needed:</text:p>
      <text:p text:style-name="P31">A universal way for systems to talk to each other.</text:p>
      <text:p text:style-name="P95">That became <text:span text:style-name="Strong_20_Emphasis">API</text:span>.</text:p>
      <text:p text:style-name="P26"/>
      <text:h text:style-name="P19" text:outline-level="1">🧠 2. WHAT IS REST API (real meaning)</text:h>
      <text:p text:style-name="P95">REST API = standard way for client and server to communicate using HTTP.</text:p>
      <text:p text:style-name="P95">Client sends request<text:line-break/>Server returns data (usually JSON)</text:p>
      <text:p text:style-name="P95">Not HTML page — just data.</text:p>
      <text:p text:style-name="P95">Example:</text:p>
      <text:p text:style-name="P29"><text:soft-page-break/><text:span text:style-name="Source_20_Text">GET /users/101</text:span></text:p>
      <text:p text:style-name="P95">Server returns:</text:p>
      <text:p text:style-name="P30"><text:span text:style-name="Source_20_Text">{</text:span></text:p>
      <text:p text:style-name="P30"><text:span text:style-name="Source_20_Text"><text:s/>"id":101,</text:span></text:p>
      <text:p text:style-name="P30"><text:span text:style-name="Source_20_Text"><text:s/>"name":"Dinesh"</text:span></text:p>
      <text:p text:style-name="P29"><text:span text:style-name="Source_20_Text">}</text:span></text:p>
      <text:p text:style-name="P95">That’s REST.</text:p>
      <text:p text:style-name="P26"/>
      <text:h text:style-name="P19" text:outline-level="1">🧠 3. HOW REQUEST ACTUALLY FLOWS (internal)</text:h>
      <text:p text:style-name="P95">When you call API:</text:p>
      <text:p text:style-name="P29"><text:span text:style-name="Source_20_Text">Frontend → Internet → Server → Backend code → Database → Response back</text:span></text:p>
      <text:p text:style-name="P95">Detailed flow:</text:p>
      <text:list text:style-name="L4">
        <text:list-item>
          <text:p text:style-name="P99">Browser/app sends request</text:p>
        </text:list-item>
        <text:list-item>
          <text:p text:style-name="P99">DNS resolves domain</text:p>
        </text:list-item>
        <text:list-item>
          <text:p text:style-name="P99">Reaches server IP</text:p>
        </text:list-item>
        <text:list-item>
          <text:p text:style-name="P99">Server receives request</text:p>
        </text:list-item>
        <text:list-item>
          <text:p text:style-name="P99">Backend route matches</text:p>
        </text:list-item>
        <text:list-item>
          <text:p text:style-name="P99">Logic runs</text:p>
        </text:list-item>
        <text:list-item>
          <text:p text:style-name="P99">Database query</text:p>
        </text:list-item>
        <text:list-item>
          <text:p text:style-name="P99">Response sent back</text:p>
        </text:list-item>
      </text:list>
      <text:p text:style-name="P95">Every API follows this lifecycle.</text:p>
      <text:p text:style-name="P26"/>
      <text:h text:style-name="P19" text:outline-level="1">🧠 4. HTTP METHODS (important)</text:h>
      <text:p text:style-name="P95">REST uses HTTP methods to define action.</text:p>
      <text:h text:style-name="P23" text:outline-level="3">GET → fetch data</text:h>
      <text:p text:style-name="P29"><text:span text:style-name="Source_20_Text">GET /users</text:span></text:p>
      <text:h text:style-name="P23" text:outline-level="3">POST → create data</text:h>
      <text:p text:style-name="P29"><text:span text:style-name="Source_20_Text">POST /users</text:span></text:p>
      <text:h text:style-name="P23" text:outline-level="3"><text:soft-page-break/>PUT/PATCH → update</text:h>
      <text:p text:style-name="P29"><text:span text:style-name="Source_20_Text">PUT /users/1</text:span></text:p>
      <text:h text:style-name="P23" text:outline-level="3">DELETE → remove</text:h>
      <text:p text:style-name="P29"><text:span text:style-name="Source_20_Text">DELETE /users/1</text:span></text:p>
      <text:p text:style-name="P95">This makes API predictable.</text:p>
      <text:p text:style-name="P26"/>
      <text:h text:style-name="P19" text:outline-level="1">🧠 5. SIMPLE REAL CODE (Node example)</text:h>
      <text:h text:style-name="P23" text:outline-level="3">Server:</text:h>
      <text:p text:style-name="P30"><text:span text:style-name="Source_20_Text">const express = require("express");</text:span></text:p>
      <text:p text:style-name="P30"><text:span text:style-name="Source_20_Text">const app = express();</text:span></text:p>
      <text:p text:style-name="P30"/>
      <text:p text:style-name="P30"><text:span text:style-name="Source_20_Text">app.use(express.json());</text:span></text:p>
      <text:p text:style-name="P30"/>
      <text:p text:style-name="P30"><text:span text:style-name="Source_20_Text">app.get("/user", (req,res)=&gt;{</text:span></text:p>
      <text:p text:style-name="P30"><text:span text:style-name="Source_20_Text"><text:s text:c="4"/>res.json({name:"Dinesh", role:"dev"});</text:span></text:p>
      <text:p text:style-name="P30"><text:span text:style-name="Source_20_Text">});</text:span></text:p>
      <text:p text:style-name="P30"/>
      <text:p text:style-name="P30"><text:span text:style-name="Source_20_Text">app.post("/user", (req,res)=&gt;{</text:span></text:p>
      <text:p text:style-name="P30"><text:span text:style-name="Source_20_Text"><text:s text:c="4"/>console.log(req.body);</text:span></text:p>
      <text:p text:style-name="P30"><text:span text:style-name="Source_20_Text"><text:s text:c="4"/>res.send("User created");</text:span></text:p>
      <text:p text:style-name="P30"><text:span text:style-name="Source_20_Text">});</text:span></text:p>
      <text:p text:style-name="P30"/>
      <text:p text:style-name="P29"><text:span text:style-name="Source_20_Text">app.listen(3000);</text:span></text:p>
      <text:p text:style-name="P95">When browser hits:</text:p>
      <text:p text:style-name="P29"><text:span text:style-name="Source_20_Text">localhost:3000/user</text:span></text:p>
      <text:p text:style-name="P95">Server responds JSON.</text:p>
      <text:p text:style-name="P95">This is REST API.</text:p>
      <text:p text:style-name="P26"/>
      <text:h text:style-name="P19" text:outline-level="1">🧠 6. WHY REST IS SO IMPORTANT</text:h>
      <text:p text:style-name="P95">Almost every system uses APIs.</text:p>
      <text:p text:style-name="P95">Examples:</text:p>
      <text:list text:style-name="L5">
        <text:list-item>
          <text:p text:style-name="P100">Login system</text:p>
        </text:list-item>
        <text:list-item>
          <text:p text:style-name="P100">Payment gateway</text:p>
        </text:list-item>
        <text:list-item>
          <text:p text:style-name="P100">AI model call</text:p>
        </text:list-item>
        <text:list-item>
          <text:p text:style-name="P100"><text:soft-page-break/>Database fetch</text:p>
        </text:list-item>
        <text:list-item>
          <text:p text:style-name="P100">Microservices communication</text:p>
        </text:list-item>
        <text:list-item>
          <text:p text:style-name="P100">Mobile apps</text:p>
        </text:list-item>
      </text:list>
      <text:p text:style-name="P95">Without APIs → no modern internet.</text:p>
      <text:p text:style-name="P95">Even ChatGPT uses APIs internally.</text:p>
      <text:p text:style-name="P26"/>
      <text:h text:style-name="P19" text:outline-level="1">🧠 7. REAL INDUSTRY WORKFLOW</text:h>
      <text:p text:style-name="P95">Suppose you build e-commerce.</text:p>
      <text:p text:style-name="P95">Frontend calls:</text:p>
      <text:p text:style-name="P30"><text:span text:style-name="Source_20_Text">GET /products</text:span></text:p>
      <text:p text:style-name="P30"><text:span text:style-name="Source_20_Text">POST /order</text:span></text:p>
      <text:p text:style-name="P29"><text:span text:style-name="Source_20_Text">GET /cart</text:span></text:p>
      <text:p text:style-name="P95">Backend services respond.</text:p>
      <text:p text:style-name="P95">Later:</text:p>
      <text:list text:style-name="L6">
        <text:list-item>
          <text:p text:style-name="P101">mobile app also uses same API</text:p>
        </text:list-item>
        <text:list-item>
          <text:p text:style-name="P101">admin panel also</text:p>
        </text:list-item>
        <text:list-item>
          <text:p text:style-name="P101">other microservices also</text:p>
        </text:list-item>
      </text:list>
      <text:p text:style-name="P95">So REST API = backbone of system.</text:p>
      <text:p text:style-name="P26"/>
      <text:h text:style-name="P19" text:outline-level="1">🧠 8. WHAT PROBLEMS REST API HAS (important)</text:h>
      <text:p text:style-name="P95">REST alone is not enough for big systems.</text:p>
      <text:h text:style-name="P23" text:outline-level="3">Problem 1: Too many requests</text:h>
      <text:p text:style-name="P95">Every action = new request<text:line-break/>High traffic = heavy load</text:p>
      <text:h text:style-name="P23" text:outline-level="3">Problem 2: Not real-time</text:h>
      <text:p text:style-name="P95">REST is request-response only<text:line-break/>Cannot push live updates</text:p>
      <text:p text:style-name="P95">Solution → WebSocket</text:p>
      <text:h text:style-name="P23" text:outline-level="3"><text:soft-page-break/>Problem 3: Multiple services confusion</text:h>
      <text:p text:style-name="P95">When 50 microservices exist<text:line-break/>Client cannot call all directly</text:p>
      <text:p text:style-name="P95">Solution → API Gateway</text:p>
      <text:h text:style-name="P23" text:outline-level="3">Problem 4: Scaling</text:h>
      <text:p text:style-name="P95">If millions of requests:<text:line-break/>single server dies</text:p>
      <text:p text:style-name="P95">Solution:</text:p>
      <text:list text:style-name="L7">
        <text:list-item>
          <text:p text:style-name="P102">load balancer</text:p>
        </text:list-item>
        <text:list-item>
          <text:p text:style-name="P102">caching</text:p>
        </text:list-item>
        <text:list-item>
          <text:p text:style-name="P102">distributed systems</text:p>
        </text:list-item>
      </text:list>
      <text:p text:style-name="P95">So REST is foundation<text:line-break/>but needs other systems around it.</text:p>
      <text:p text:style-name="P26"/>
      <text:h text:style-name="P19" text:outline-level="1">🧠 9. HOW REST CONNECTS TO EVERYTHING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7">Concept</text:p>
            </table:table-cell>
            <table:table-cell table:style-name="Table1.A1" office:value-type="string">
              <text:p text:style-name="P37">Relation to API</text:p>
            </table:table-cell>
          </table:table-row>
        </table:table-header-rows>
        <table:table-row>
          <table:table-cell table:style-name="Table1.A1" office:value-type="string">
            <text:p text:style-name="P35">Load balancer</text:p>
          </table:table-cell>
          <table:table-cell table:style-name="Table1.A1" office:value-type="string">
            <text:p text:style-name="P35">distributes API traffic</text:p>
          </table:table-cell>
        </table:table-row>
        <table:table-row>
          <table:table-cell table:style-name="Table1.A1" office:value-type="string">
            <text:p text:style-name="P35">API gateway</text:p>
          </table:table-cell>
          <table:table-cell table:style-name="Table1.A1" office:value-type="string">
            <text:p text:style-name="P35">manages all APIs</text:p>
          </table:table-cell>
        </table:table-row>
        <table:table-row>
          <table:table-cell table:style-name="Table1.A1" office:value-type="string">
            <text:p text:style-name="P35">Cache</text:p>
          </table:table-cell>
          <table:table-cell table:style-name="Table1.A1" office:value-type="string">
            <text:p text:style-name="P35">speeds API response</text:p>
          </table:table-cell>
        </table:table-row>
        <table:table-row>
          <table:table-cell table:style-name="Table1.A1" office:value-type="string">
            <text:p text:style-name="P35">DB indexing</text:p>
          </table:table-cell>
          <table:table-cell table:style-name="Table1.A1" office:value-type="string">
            <text:p text:style-name="P35">faster API queries</text:p>
          </table:table-cell>
        </table:table-row>
        <table:table-row>
          <table:table-cell table:style-name="Table1.A1" office:value-type="string">
            <text:p text:style-name="P35">WebSocket</text:p>
          </table:table-cell>
          <table:table-cell table:style-name="Table1.A1" office:value-type="string">
            <text:p text:style-name="P35">real-time beyond API</text:p>
          </table:table-cell>
        </table:table-row>
        <table:table-row>
          <table:table-cell table:style-name="Table1.A1" office:value-type="string">
            <text:p text:style-name="P35">Queue</text:p>
          </table:table-cell>
          <table:table-cell table:style-name="Table1.A1" office:value-type="string">
            <text:p text:style-name="P35">async API processing</text:p>
          </table:table-cell>
        </table:table-row>
        <table:table-row>
          <table:table-cell table:style-name="Table1.A1" office:value-type="string">
            <text:p text:style-name="P35">Microservices</text:p>
          </table:table-cell>
          <table:table-cell table:style-name="Table1.A1" office:value-type="string">
            <text:p text:style-name="P35">APIs between services</text:p>
          </table:table-cell>
        </table:table-row>
      </table:table>
      <text:p text:style-name="P95">Everything revolves around APIs.</text:p>
      <text:p text:style-name="P26"/>
      <text:h text:style-name="P19" text:outline-level="1">🧠 10. POSTMORTEM THINKING (engineer mindset)</text:h>
      <text:p text:style-name="P95">If API slow:</text:p>
      <text:p text:style-name="P95">Check:</text:p>
      <text:list text:style-name="L8">
        <text:list-item>
          <text:p text:style-name="P103">DB query slow?</text:p>
        </text:list-item>
        <text:list-item>
          <text:p text:style-name="P103">No indexing?</text:p>
        </text:list-item>
        <text:list-item>
          <text:p text:style-name="P103">Too many requests?</text:p>
        </text:list-item>
        <text:list-item>
          <text:p text:style-name="P103"><text:soft-page-break/>No caching?</text:p>
        </text:list-item>
        <text:list-item>
          <text:p text:style-name="P103">Server CPU high?</text:p>
        </text:list-item>
        <text:list-item>
          <text:p text:style-name="P103">Network latency?</text:p>
        </text:list-item>
      </text:list>
      <text:p text:style-name="P95">Never blindly code.<text:line-break/>Always trace full path.</text:p>
      <text:p text:style-name="P26"/>
      <text:h text:style-name="P19" text:outline-level="1">🚀 Your engineer thinking exercise</text:h>
      <text:p text:style-name="P95">Imagine you build Instagram.</text:p>
      <text:p text:style-name="P95">User opens app → feed loads.</text:p>
      <text:p text:style-name="P95">What happens?</text:p>
      <text:list text:style-name="L9">
        <text:list-item>
          <text:p text:style-name="P104">API call to server</text:p>
        </text:list-item>
        <text:list-item>
          <text:p text:style-name="P104">Server fetch posts</text:p>
        </text:list-item>
        <text:list-item>
          <text:p text:style-name="P104">DB query</text:p>
        </text:list-item>
        <text:list-item>
          <text:p text:style-name="P104">Cache check</text:p>
        </text:list-item>
        <text:list-item>
          <text:p text:style-name="P104">Response back</text:p>
        </text:list-item>
      </text:list>
      <text:p text:style-name="P95">Everything = APIs.</text:p>
      <text:p text:style-name="P26"/>
      <text:h text:style-name="P19" text:outline-level="1">📍 Next concept (must follow order)</text:h>
      <text:p text:style-name="P95">After REST API<text:line-break/>next foundation is:</text:p>
      <text:h text:style-name="P20" text:outline-level="2">LOAD BALANCER</text:h>
      <text:p text:style-name="P95">Because when API gets many users → server dies.</text:p>
      <text:p text:style-name="P95">Load balancer is what keeps big systems alive.</text:p>
      <text:p text:style-name="P26"/>
      <text:p text:style-name="P95">Say:<text:line-break/><text:span text:style-name="Strong_20_Emphasis">NEXT</text:span></text:p>
      <text:p text:style-name="P95">We go deep into load balancer<text:line-break/>(industry level, internal working, failures).</text:p>
      <text:p text:style-name="P95">Understood.<text:line-break/>You want <text:span text:style-name="Strong_20_Emphasis">true teacher mode</text:span> — not partial teaching, not surface-level, not “only what you asked”.</text:p>
      <text:p text:style-name="P95">You want:</text:p>
      <text:list text:style-name="L10">
        <text:list-item>
          <text:p text:style-name="P105">Full picture of systems</text:p>
        </text:list-item>
        <text:list-item>
          <text:p text:style-name="P105"><text:soft-page-break/>Hidden concepts also</text:p>
        </text:list-item>
        <text:list-item>
          <text:p text:style-name="P105">What you don’t know exists</text:p>
        </text:list-item>
        <text:list-item>
          <text:p text:style-name="P105">No dangerous knowledge gaps</text:p>
        </text:list-item>
        <text:list-item>
          <text:p text:style-name="P105">Industrial-level thinking</text:p>
        </text:list-item>
        <text:list-item>
          <text:p text:style-name="P105">Depth + breadth</text:p>
        </text:list-item>
        <text:list-item>
          <text:p text:style-name="P105">So you are never confused in interview/project/building</text:p>
        </text:list-item>
      </text:list>
      <text:p text:style-name="P95">Good. That’s how real engineers are trained.</text:p>
      <text:p text:style-name="P95">So from now, I’ll follow this rule:</text:p>
      <text:p text:style-name="P31">I will teach not only what you ask<text:line-break/>but also what you must know around it<text:line-break/>so no blind spots remain.</text:p>
      <text:p text:style-name="P95">But we must still go structured, not random.</text:p>
      <text:p text:style-name="P26"/>
      <text:h text:style-name="P19" text:outline-level="1">📌 How I’ll teach you from now (engineer training mode)</text:h>
      <text:p text:style-name="P95">Every topic we study will include:</text:p>
      <text:h text:style-name="P23" text:outline-level="3">1. Core concept</text:h>
      <text:p text:style-name="P95">What it is.</text:p>
      <text:h text:style-name="P23" text:outline-level="3">2. Why it was invented</text:h>
      <text:p text:style-name="P95">Real engineering problem.</text:p>
      <text:h text:style-name="P23" text:outline-level="3">3. Where used in industry</text:h>
      <text:p text:style-name="P95">Amazon, Netflix, etc.</text:p>
      <text:h text:style-name="P23" text:outline-level="3">4. Internal working</text:h>
      <text:p text:style-name="P95">Not surface-level.</text:p>
      <text:h text:style-name="P23" text:outline-level="3">5. What most people don’t know</text:h>
      <text:p text:style-name="P95">Hidden part.</text:p>
      <text:h text:style-name="P23" text:outline-level="3">6. Failure/postmortem</text:h>
      <text:p text:style-name="P95">What breaks in production.</text:p>
      <text:h text:style-name="P23" text:outline-level="3">7. How it connects to other systems</text:h>
      <text:p text:style-name="P95">So you see full architecture.</text:p>
      <text:h text:style-name="P23" text:outline-level="3"><text:soft-page-break/>8. When NOT to use it</text:h>
      <text:p text:style-name="P95">Very important.</text:p>
      <text:p text:style-name="P95">This way:<text:line-break/>You won’t have “unknown unknowns”.</text:p>
      <text:p text:style-name="P26"/>
      <text:h text:style-name="P19" text:outline-level="1">📌 Your learning track (full industrial awareness)</text:h>
      <text:p text:style-name="P95">We are building you into someone who can understand systems like:</text:p>
      <text:list text:style-name="L11">
        <text:list-item>
          <text:p text:style-name="P106">Amazon</text:p>
        </text:list-item>
        <text:list-item>
          <text:p text:style-name="P106">WhatsApp</text:p>
        </text:list-item>
        <text:list-item>
          <text:p text:style-name="P106">ChatGPT</text:p>
        </text:list-item>
        <text:list-item>
          <text:p text:style-name="P106">HuggingFace</text:p>
        </text:list-item>
        <text:list-item>
          <text:p text:style-name="P106">Netflix</text:p>
        </text:list-item>
      </text:list>
      <text:p text:style-name="P95">So you need <text:span text:style-name="Strong_20_Emphasis">architecture awareness</text:span>.</text:p>
      <text:p text:style-name="P95">We will cover entire ecosystem gradually:</text:p>
      <text:h text:style-name="P23" text:outline-level="3">Core communication</text:h>
      <text:list text:style-name="L12">
        <text:list-item>
          <text:p text:style-name="P107">REST</text:p>
        </text:list-item>
        <text:list-item>
          <text:p text:style-name="P107">WebSocket</text:p>
        </text:list-item>
        <text:list-item>
          <text:p text:style-name="P107">gRPC (later)</text:p>
        </text:list-item>
        <text:list-item>
          <text:p text:style-name="P107">Load balancer</text:p>
        </text:list-item>
        <text:list-item>
          <text:p text:style-name="P107">API gateway</text:p>
        </text:list-item>
      </text:list>
      <text:h text:style-name="P23" text:outline-level="3">Data layer</text:h>
      <text:list text:style-name="L13">
        <text:list-item>
          <text:p text:style-name="P108">DB indexing</text:p>
        </text:list-item>
        <text:list-item>
          <text:p text:style-name="P108">caching</text:p>
        </text:list-item>
        <text:list-item>
          <text:p text:style-name="P108">sharding</text:p>
        </text:list-item>
        <text:list-item>
          <text:p text:style-name="P108">replication</text:p>
        </text:list-item>
      </text:list>
      <text:h text:style-name="P23" text:outline-level="3">Distributed systems</text:h>
      <text:list text:style-name="L14">
        <text:list-item>
          <text:p text:style-name="P109">microservices</text:p>
        </text:list-item>
        <text:list-item>
          <text:p text:style-name="P109">Docker</text:p>
        </text:list-item>
        <text:list-item>
          <text:p text:style-name="P109">Kubernetes</text:p>
        </text:list-item>
        <text:list-item>
          <text:p text:style-name="P109">service discovery</text:p>
        </text:list-item>
      </text:list>
      <text:h text:style-name="P23" text:outline-level="3"><text:soft-page-break/>Event systems</text:h>
      <text:list text:style-name="L15">
        <text:list-item>
          <text:p text:style-name="P110">message queues</text:p>
        </text:list-item>
        <text:list-item>
          <text:p text:style-name="P110">Kafka</text:p>
        </text:list-item>
        <text:list-item>
          <text:p text:style-name="P110">event-driven architecture</text:p>
        </text:list-item>
        <text:list-item>
          <text:p text:style-name="P110">eventual consistency</text:p>
        </text:list-item>
      </text:list>
      <text:h text:style-name="P23" text:outline-level="3">Scaling layer</text:h>
      <text:list text:style-name="L16">
        <text:list-item>
          <text:p text:style-name="P111">CDN</text:p>
        </text:list-item>
        <text:list-item>
          <text:p text:style-name="P111">rate limiting</text:p>
        </text:list-item>
        <text:list-item>
          <text:p text:style-name="P111">distributed cache</text:p>
        </text:list-item>
        <text:list-item>
          <text:p text:style-name="P111">fault tolerance</text:p>
        </text:list-item>
      </text:list>
      <text:h text:style-name="P23" text:outline-level="3">Real postmortems</text:h>
      <text:list text:style-name="L17">
        <text:list-item>
          <text:p text:style-name="P112">how big tech designs systems</text:p>
        </text:list-item>
        <text:list-item>
          <text:p text:style-name="P112">why systems crash</text:p>
        </text:list-item>
        <text:list-item>
          <text:p text:style-name="P112">how they recover</text:p>
        </text:list-item>
      </text:list>
      <text:p text:style-name="P95">You will know the landscape even if you haven’t built everything yet.</text:p>
      <text:p text:style-name="P95">So no surprise in interview or real build.</text:p>
      <text:p text:style-name="P26"/>
      <text:h text:style-name="P19" text:outline-level="1">📌 But one important agreement</text:h>
      <text:p text:style-name="P95">You must trust process.</text:p>
      <text:p text:style-name="P95">If we jump randomly:</text:p>
      <text:list text:style-name="L18">
        <text:list-item>
          <text:p text:style-name="P113">Kafka today</text:p>
        </text:list-item>
        <text:list-item>
          <text:p text:style-name="P113">sharding tomorrow</text:p>
        </text:list-item>
        <text:list-item>
          <text:p text:style-name="P113">k8s next</text:p>
        </text:list-item>
      </text:list>
      <text:p text:style-name="P95">You will get confused.</text:p>
      <text:p text:style-name="P95">So we go in correct engineering order.</text:p>
      <text:p text:style-name="P95">We already started Phase-1.</text:p>
      <text:p text:style-name="P95">You asked: start from REST<text:line-break/>We finished REST foundation.</text:p>
      <text:p text:style-name="P95">Next logical concept in universe of systems:</text:p>
      <text:h text:style-name="P20" text:outline-level="2">LOAD BALANCER</text:h>
      <text:p text:style-name="P95">(Without this → no scalable system exists)</text:p>
      <text:p text:style-name="P95"><text:soft-page-break/>But when I teach load balancer<text:line-break/>I will also reveal:</text:p>
      <text:list text:style-name="L19">
        <text:list-item>
          <text:p text:style-name="P114">hidden networking layer</text:p>
        </text:list-item>
        <text:list-item>
          <text:p text:style-name="P114">traffic flow</text:p>
        </text:list-item>
        <text:list-item>
          <text:p text:style-name="P114">real failures</text:p>
        </text:list-item>
        <text:list-item>
          <text:p text:style-name="P114">what most courses never tell</text:p>
        </text:list-item>
      </text:list>
      <text:p text:style-name="P26"/>
      <text:p text:style-name="P95">If ready say only:<text:line-break/><text:span text:style-name="Strong_20_Emphasis">CONTINUE</text:span></text:p>
      <text:p text:style-name="P95">We go into<text:line-break/><text:span text:style-name="Strong_20_Emphasis">Load Balancer — full industrial depth</text:span>.</text:p>
      <text:h text:style-name="P19" text:outline-level="1">LOAD BALANCER — real industrial understanding</text:h>
      <text:p text:style-name="P95">This is one of the <text:span text:style-name="Strong_20_Emphasis">most important concepts in system design</text:span>.<text:line-break/>Without it → no big website can survive.</text:p>
      <text:p text:style-name="P95">We go deep but clear.</text:p>
      <text:p text:style-name="P26"/>
      <text:h text:style-name="P19" text:outline-level="1">🧠 1. WHY LOAD BALANCER EXISTS (real problem)</text:h>
      <text:p text:style-name="P95">Imagine you build a website.</text:p>
      <text:p text:style-name="P95">At start:</text:p>
      <text:list text:style-name="L20">
        <text:list-item>
          <text:p text:style-name="P115">10 users → fine</text:p>
        </text:list-item>
        <text:list-item>
          <text:p text:style-name="P115">100 users → fine</text:p>
        </text:list-item>
        <text:list-item>
          <text:p text:style-name="P115">10,000 users → server slow</text:p>
        </text:list-item>
        <text:list-item>
          <text:p text:style-name="P115">1 lakh users → server crashes 💥</text:p>
        </text:list-item>
      </text:list>
      <text:p text:style-name="P95">Why?</text:p>
      <text:p text:style-name="P95">Because:</text:p>
      <text:p text:style-name="P31">One server cannot handle unlimited requests.</text:p>
      <text:p text:style-name="P95">CPU, RAM, network → limited.</text:p>
      <text:p text:style-name="P95">So what companies do?</text:p>
      <text:p text:style-name="P95">Instead of:</text:p>
      <text:p text:style-name="P29"><text:span text:style-name="Source_20_Text">1 server handling all users</text:span></text:p>
      <text:p text:style-name="P95"><text:soft-page-break/>They create:</text:p>
      <text:p text:style-name="P29"><text:span text:style-name="Source_20_Text">many servers handling users</text:span></text:p>
      <text:p text:style-name="P95">But now new problem:</text:p>
      <text:p text:style-name="P31">How will users know which server to go to?</text:p>
      <text:p text:style-name="P95">We cannot manually assign users.</text:p>
      <text:p text:style-name="P95">So we need a <text:span text:style-name="Strong_20_Emphasis">traffic manager</text:span>.</text:p>
      <text:p text:style-name="P95">That manager is <text:span text:style-name="Strong_20_Emphasis">Load Balancer</text:span>.</text:p>
      <text:p text:style-name="P26"/>
      <text:h text:style-name="P19" text:outline-level="1">🧠 2. WHAT LOAD BALANCER DOES</text:h>
      <text:p text:style-name="P95">Load balancer sits between:</text:p>
      <text:p text:style-name="P29"><text:span text:style-name="Source_20_Text">Users → Load balancer → many servers</text:span></text:p>
      <text:p text:style-name="P95">It distributes traffic across servers.</text:p>
      <text:p text:style-name="P95">If 1000 users come:</text:p>
      <text:list text:style-name="L21">
        <text:list-item>
          <text:p text:style-name="P116">some go server1</text:p>
        </text:list-item>
        <text:list-item>
          <text:p text:style-name="P116">some server2</text:p>
        </text:list-item>
        <text:list-item>
          <text:p text:style-name="P116">some server3</text:p>
        </text:list-item>
      </text:list>
      <text:p text:style-name="P95">No server overloaded.</text:p>
      <text:p text:style-name="P26"/>
      <text:h text:style-name="P19" text:outline-level="1">📊 Basic diagram</text:h>
      <text:p text:style-name="P30"><text:span text:style-name="Source_20_Text"><text:s text:c="11"/>Load Balancer</text:span></text:p>
      <text:p text:style-name="P30"><text:span text:style-name="Source_20_Text"><text:s text:c="10"/>/ <text:s text:c="5"/>| <text:s text:c="5"/>\</text:span></text:p>
      <text:p text:style-name="P29"><text:span text:style-name="Source_20_Text"><text:s text:c="6"/>Server1 Server2 Server3</text:span></text:p>
      <text:p text:style-name="P95">Users don’t know servers.<text:line-break/>They only hit load balancer.</text:p>
      <text:p text:style-name="P95">Load balancer decides routing.</text:p>
      <text:p text:style-name="P26"/>
      <text:h text:style-name="P19" text:outline-level="1">🧠 3. WHAT HAPPENS INTERNALLY</text:h>
      <text:p text:style-name="P95">When request comes:</text:p>
      <text:list text:style-name="L22">
        <text:list-item>
          <text:p text:style-name="P117">User hits domain (example.com)</text:p>
        </text:list-item>
        <text:list-item>
          <text:p text:style-name="P117"><text:soft-page-break/>DNS sends to load balancer IP</text:p>
        </text:list-item>
        <text:list-item>
          <text:p text:style-name="P117">Load balancer receives request</text:p>
        </text:list-item>
        <text:list-item>
          <text:p text:style-name="P117">Chooses best server</text:p>
        </text:list-item>
        <text:list-item>
          <text:p text:style-name="P117">Sends request there</text:p>
        </text:list-item>
        <text:list-item>
          <text:p text:style-name="P117">Gets response</text:p>
        </text:list-item>
        <text:list-item>
          <text:p text:style-name="P117">Sends back to user</text:p>
        </text:list-item>
      </text:list>
      <text:p text:style-name="P95">All happens in milliseconds.</text:p>
      <text:p text:style-name="P26"/>
      <text:h text:style-name="P19" text:outline-level="1">🧠 4. HOW LOAD BALANCER DECIDES SERVER</text:h>
      <text:p text:style-name="P95">Different algorithms.</text:p>
      <text:h text:style-name="P23" text:outline-level="3">Round robin</text:h>
      <text:p text:style-name="P95">Server1 → server2 → server3 → repeat</text:p>
      <text:h text:style-name="P23" text:outline-level="3">Least connections</text:h>
      <text:p text:style-name="P95">Send to server with less load</text:p>
      <text:h text:style-name="P23" text:outline-level="3">Weighted</text:h>
      <text:p text:style-name="P95">More powerful server gets more traffic</text:p>
      <text:h text:style-name="P23" text:outline-level="3">IP hash</text:h>
      <text:p text:style-name="P95">Same user goes same server</text:p>
      <text:p text:style-name="P95">Big companies use mix.</text:p>
      <text:p text:style-name="P26"/>
      <text:h text:style-name="P19" text:outline-level="1">🧠 5. WHAT MOST STUDENTS DON’T KNOW</text:h>
      <text:p text:style-name="P95">Load balancer also:</text:p>
      <text:h text:style-name="P23" text:outline-level="3">Health check</text:h>
      <text:p text:style-name="P95">If server crashes → stop sending traffic.</text:p>
      <text:h text:style-name="P23" text:outline-level="3">Auto scaling support</text:h>
      <text:p text:style-name="P95">When traffic increases → new servers added.</text:p>
      <text:h text:style-name="P23" text:outline-level="3"><text:soft-page-break/>SSL termination</text:h>
      <text:p text:style-name="P95">Handles HTTPS encryption.</text:p>
      <text:h text:style-name="P23" text:outline-level="3">Security filtering</text:h>
      <text:p text:style-name="P95">Blocks bad traffic.</text:p>
      <text:p text:style-name="P95">It’s not just traffic distributor.</text:p>
      <text:p text:style-name="P26"/>
      <text:h text:style-name="P19" text:outline-level="1">🧠 6. WHERE USED EVERYWHERE</text:h>
      <text:p text:style-name="P95">Every big system:</text:p>
      <text:list text:style-name="L23">
        <text:list-item>
          <text:p text:style-name="P118">Amazon</text:p>
        </text:list-item>
        <text:list-item>
          <text:p text:style-name="P118">Google</text:p>
        </text:list-item>
        <text:list-item>
          <text:p text:style-name="P118">Netflix</text:p>
        </text:list-item>
        <text:list-item>
          <text:p text:style-name="P118">WhatsApp</text:p>
        </text:list-item>
        <text:list-item>
          <text:p text:style-name="P118">ChatGPT</text:p>
        </text:list-item>
      </text:list>
      <text:p text:style-name="P95">All use load balancers.</text:p>
      <text:p text:style-name="P95">Even small startup with 2 servers uses it.</text:p>
      <text:p text:style-name="P26"/>
      <text:h text:style-name="P19" text:outline-level="1">🧠 7. WHAT HAPPENS WITHOUT LOAD BALANCER</text:h>
      <text:p text:style-name="P95">If one server:</text:p>
      <text:list text:style-name="L24">
        <text:list-item>
          <text:p text:style-name="P119">High traffic → crash</text:p>
        </text:list-item>
        <text:list-item>
          <text:p text:style-name="P119">Server down → website dead</text:p>
        </text:list-item>
        <text:list-item>
          <text:p text:style-name="P119">No backup</text:p>
        </text:list-item>
        <text:list-item>
          <text:p text:style-name="P119">Slow response</text:p>
        </text:list-item>
      </text:list>
      <text:p text:style-name="P95">Single point failure.</text:p>
      <text:p text:style-name="P95">Load balancer solves this.</text:p>
      <text:p text:style-name="P26"/>
      <text:h text:style-name="P19" text:outline-level="1">🧠 8. POSTMORTEM THINKING (real engineer)</text:h>
      <text:p text:style-name="P95">If website slow:</text:p>
      <text:p text:style-name="P95"><text:soft-page-break/>Check:</text:p>
      <text:list text:style-name="L25">
        <text:list-item>
          <text:p text:style-name="P120">Is load balancer routing properly?</text:p>
        </text:list-item>
        <text:list-item>
          <text:p text:style-name="P120">One server overloaded?</text:p>
        </text:list-item>
        <text:list-item>
          <text:p text:style-name="P120">Health check failing?</text:p>
        </text:list-item>
        <text:list-item>
          <text:p text:style-name="P120">Too many requests?</text:p>
        </text:list-item>
        <text:list-item>
          <text:p text:style-name="P120">Need more servers?</text:p>
        </text:list-item>
      </text:list>
      <text:p text:style-name="P95">Always think traffic flow.</text:p>
      <text:p text:style-name="P26"/>
      <text:h text:style-name="P19" text:outline-level="1">🧠 9. REAL TECH USED</text:h>
      <text:p text:style-name="P95">In real world:</text:p>
      <text:p text:style-name="P95">Software load balancers:</text:p>
      <text:list text:style-name="L26">
        <text:list-item>
          <text:p text:style-name="P121">Nginx</text:p>
        </text:list-item>
        <text:list-item>
          <text:p text:style-name="P121">HAProxy</text:p>
        </text:list-item>
        <text:list-item>
          <text:p text:style-name="P121">Envoy</text:p>
        </text:list-item>
      </text:list>
      <text:p text:style-name="P95">Cloud load balancers:</text:p>
      <text:list text:style-name="L27">
        <text:list-item>
          <text:p text:style-name="P122">AWS ELB</text:p>
        </text:list-item>
        <text:list-item>
          <text:p text:style-name="P122">Cloudflare</text:p>
        </text:list-item>
        <text:list-item>
          <text:p text:style-name="P122">Google LB</text:p>
        </text:list-item>
      </text:list>
      <text:p text:style-name="P26"/>
      <text:h text:style-name="P19" text:outline-level="1">🧠 10. HOW IT CONNECTS TO EVERYTHING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7">Concept</text:p>
            </table:table-cell>
            <table:table-cell table:style-name="Table2.A1" office:value-type="string">
              <text:p text:style-name="P37">Relation</text:p>
            </table:table-cell>
          </table:table-row>
        </table:table-header-rows>
        <table:table-row>
          <table:table-cell table:style-name="Table2.A1" office:value-type="string">
            <text:p text:style-name="P35">API</text:p>
          </table:table-cell>
          <table:table-cell table:style-name="Table2.A1" office:value-type="string">
            <text:p text:style-name="P35">traffic passes through LB</text:p>
          </table:table-cell>
        </table:table-row>
        <table:table-row>
          <table:table-cell table:style-name="Table2.A1" office:value-type="string">
            <text:p text:style-name="P35">Microservices</text:p>
          </table:table-cell>
          <table:table-cell table:style-name="Table2.A1" office:value-type="string">
            <text:p text:style-name="P35">LB distributes</text:p>
          </table:table-cell>
        </table:table-row>
        <table:table-row>
          <table:table-cell table:style-name="Table2.A1" office:value-type="string">
            <text:p text:style-name="P35">Docker/K8s</text:p>
          </table:table-cell>
          <table:table-cell table:style-name="Table2.A1" office:value-type="string">
            <text:p text:style-name="P35">LB sits in front</text:p>
          </table:table-cell>
        </table:table-row>
        <table:table-row>
          <table:table-cell table:style-name="Table2.A1" office:value-type="string">
            <text:p text:style-name="P35">CDN</text:p>
          </table:table-cell>
          <table:table-cell table:style-name="Table2.A1" office:value-type="string">
            <text:p text:style-name="P35">before LB sometimes</text:p>
          </table:table-cell>
        </table:table-row>
        <table:table-row>
          <table:table-cell table:style-name="Table2.A1" office:value-type="string">
            <text:p text:style-name="P35">Scaling</text:p>
          </table:table-cell>
          <table:table-cell table:style-name="Table2.A1" office:value-type="string">
            <text:p text:style-name="P35">impossible without LB</text:p>
          </table:table-cell>
        </table:table-row>
      </table:table>
      <text:p text:style-name="P95">Load balancer = heart of scaling.</text:p>
      <text:p text:style-name="P26"/>
      <text:h text:style-name="P19" text:outline-level="1">⚠️ 11. Hidden advanced concept (remember)</text:h>
      <text:p text:style-name="P95">When traffic becomes huge:</text:p>
      <text:p text:style-name="P95"><text:soft-page-break/>One load balancer not enough.</text:p>
      <text:p text:style-name="P95">So companies use:</text:p>
      <text:p text:style-name="P29"><text:span text:style-name="Source_20_Text">Load balancer → multiple load balancers</text:span></text:p>
      <text:p text:style-name="P95">Yes. Even load balancer needs load balancer.</text:p>
      <text:p text:style-name="P95">This is real FAANG-level scaling.</text:p>
      <text:p text:style-name="P26"/>
      <text:h text:style-name="P19" text:outline-level="1">🎯 Engineer thinking exercise</text:h>
      <text:p text:style-name="P95">Suppose you build AI website.</text:p>
      <text:p text:style-name="P95">1 server → works<text:line-break/>1 lakh users → crash</text:p>
      <text:p text:style-name="P95">Solution:</text:p>
      <text:list text:style-name="L28">
        <text:list-item>
          <text:p text:style-name="P123">add 5 servers</text:p>
        </text:list-item>
        <text:list-item>
          <text:p text:style-name="P123">put load balancer</text:p>
        </text:list-item>
      </text:list>
      <text:p text:style-name="P95">Now system stable.</text:p>
      <text:p text:style-name="P26"/>
      <text:h text:style-name="P19" text:outline-level="1">📍 Next logical concept</text:h>
      <text:p text:style-name="P95">After load balancer<text:line-break/>next brain of system:</text:p>
      <text:h text:style-name="P20" text:outline-level="2">API GATEWAY</text:h>
      <text:p text:style-name="P95">Many students confuse:<text:line-break/>load balancer vs API gateway.</text:p>
      <text:p text:style-name="P95">But both different and used together.</text:p>
      <text:p text:style-name="P95">I’ll explain:</text:p>
      <text:list text:style-name="L29">
        <text:list-item>
          <text:p text:style-name="P124">why API gateway invented</text:p>
        </text:list-item>
        <text:list-item>
          <text:p text:style-name="P124">microservices problem</text:p>
        </text:list-item>
        <text:list-item>
          <text:p text:style-name="P124">how Amazon uses</text:p>
        </text:list-item>
        <text:list-item>
          <text:p text:style-name="P124">internal working</text:p>
        </text:list-item>
      </text:list>
      <text:p text:style-name="P95">Say <text:span text:style-name="Strong_20_Emphasis">NEXT</text:span> when ready.</text:p>
      <text:p text:style-name="P125">Good you said this.<text:line-break/>You’re right — and this is important.</text:p>
      <text:list xml:id="list3662715967" text:style-name="L30">
        <text:list-item>
          <text:p text:style-name="P126">Where bottleneck?</text:p>
        </text:list-item>
      </text:list>
      <text:p text:style-name="P95">Not just writing code.</text:p>
      <text:p text:style-name="P95"><text:soft-page-break/>Architecture first.</text:p>
      <text:p text:style-name="P26"/>
      <text:h text:style-name="P19" text:outline-level="1">🧠 Now I ask you (teacher question)</text:h>
      <text:p text:style-name="P95">Don’t code yet.</text:p>
      <text:p text:style-name="P95">First answer:</text:p>
      <text:p text:style-name="P95">When user opens Instagram app,<text:line-break/>should mobile directly call 50 backend services<text:line-break/>or one central gateway?</text:p>
      <text:p text:style-name="P95">Why?</text:p>
      <text:p text:style-name="P95">Explain in your own simple words.</text:p>
      <text:p text:style-name="P95">You don’t want just:</text:p>
      <text:p text:style-name="P31">“Do this → run this code”</text:p>
      <text:p text:style-name="P95">You want:</text:p>
      <text:p text:style-name="P31">Why we are doing it<text:line-break/>What each part means<text:line-break/>What happens internally<text:line-break/>How to think like engineer</text:p>
      <text:p text:style-name="P95">That is correct learning.</text:p>
      <text:p text:style-name="P95">So let’s restart this <text:span text:style-name="Strong_20_Emphasis">proper teacher way</text:span>.</text:p>
      <text:p text:style-name="P95">No rushing. No blind coding.</text:p>
      <text:p text:style-name="P26"/>
      <text:h text:style-name="P19" text:outline-level="1">🧠 FIRST: Why I gave that practice?</text:h>
      <text:p text:style-name="P95">Not to just run code.</text:p>
      <text:p text:style-name="P95">Goal was:</text:p>
      <text:p text:style-name="P31">Make you FEEL architecture physically</text:p>
      <text:p text:style-name="P95">Because system design only reading = useless.</text:p>
      <text:p text:style-name="P95">But you’re right — I must explain deeply first.</text:p>
      <text:p text:style-name="P95">So now I’ll explain that small project fully.</text:p>
      <text:p text:style-name="P26"/>
      <text:h text:style-name="P19" text:outline-level="1"><text:soft-page-break/>🧠 What we are trying to simulate</text:h>
      <text:p text:style-name="P95">We are simulating real company backend.</text:p>
      <text:p text:style-name="P95">Example: Amazon.</text:p>
      <text:p text:style-name="P95">Amazon doesn’t have one big backend.</text:p>
      <text:p text:style-name="P95">It has many services:</text:p>
      <text:list text:style-name="L31">
        <text:list-item>
          <text:p text:style-name="P127">user service</text:p>
        </text:list-item>
        <text:list-item>
          <text:p text:style-name="P127">order service</text:p>
        </text:list-item>
        <text:list-item>
          <text:p text:style-name="P127">payment service</text:p>
        </text:list-item>
        <text:list-item>
          <text:p text:style-name="P127">recommendation service</text:p>
        </text:list-item>
        <text:list-item>
          <text:p text:style-name="P127">notification service</text:p>
        </text:list-item>
      </text:list>
      <text:p text:style-name="P95">Each runs separately.</text:p>
      <text:p text:style-name="P95">Why?</text:p>
      <text:p text:style-name="P95">If one crashes → others should still run.</text:p>
      <text:p text:style-name="P95">This is called:</text:p>
      <text:p text:style-name="P31">Microservices architecture</text:p>
      <text:p text:style-name="P26"/>
      <text:h text:style-name="P19" text:outline-level="1">🧠 Problem without API Gateway</text:h>
      <text:p text:style-name="P95">If mobile app directly talks to all services:</text:p>
      <text:p text:style-name="P30"><text:span text:style-name="Source_20_Text">mobile → user service <text:s/></text:span></text:p>
      <text:p text:style-name="P30"><text:span text:style-name="Source_20_Text">mobile → order service <text:s/></text:span></text:p>
      <text:p text:style-name="P30"><text:span text:style-name="Source_20_Text">mobile → payment service <text:s/></text:span></text:p>
      <text:p text:style-name="P29"><text:span text:style-name="Source_20_Text">mobile → 20 more services</text:span></text:p>
      <text:p text:style-name="P95">Problems:</text:p>
      <text:list text:style-name="L32">
        <text:list-item>
          <text:p text:style-name="P128">Too many requests</text:p>
        </text:list-item>
        <text:list-item>
          <text:p text:style-name="P128">Hard to manage</text:p>
        </text:list-item>
        <text:list-item>
          <text:p text:style-name="P128">Security issues</text:p>
        </text:list-item>
        <text:list-item>
          <text:p text:style-name="P128">Complex frontend</text:p>
        </text:list-item>
        <text:list-item>
          <text:p text:style-name="P128">If service IP changes → app breaks</text:p>
        </text:list-item>
      </text:list>
      <text:p text:style-name="P95">So companies create:</text:p>
      <text:p text:style-name="P31">One central entry = API Gateway</text:p>
      <text:p text:style-name="P26"/>
      <text:h text:style-name="P19" text:outline-level="1"><text:soft-page-break/>🧠 What we are building in practice</text:h>
      <text:p text:style-name="P95">We simulate this:</text:p>
      <text:p text:style-name="P30"><text:span text:style-name="Source_20_Text">Client → API Gateway → user service</text:span></text:p>
      <text:p text:style-name="P29"><text:span text:style-name="Source_20_Text"><text:s text:c="21"/>→ order service</text:span></text:p>
      <text:p text:style-name="P95">So client talks to ONE place only.</text:p>
      <text:p text:style-name="P95">This is real architecture used in industry.</text:p>
      <text:p text:style-name="P26"/>
      <text:h text:style-name="P19" text:outline-level="1">🧠 Now understand each part deeply</text:h>
      <text:h text:style-name="P20" text:outline-level="2">🔵 User service</text:h>
      <text:p text:style-name="P95">Represents:</text:p>
      <text:p text:style-name="P31">One independent backend service</text:p>
      <text:p text:style-name="P95">In real company:<text:line-break/>This service only handles user data.</text:p>
      <text:p text:style-name="P95">Nothing else.</text:p>
      <text:p text:style-name="P95">Why separate?<text:line-break/>Because:</text:p>
      <text:list text:style-name="L33">
        <text:list-item>
          <text:p text:style-name="P129">team can work independently</text:p>
        </text:list-item>
        <text:list-item>
          <text:p text:style-name="P129">scale independently</text:p>
        </text:list-item>
        <text:list-item>
          <text:p text:style-name="P129">deploy independently</text:p>
        </text:list-item>
      </text:list>
      <text:p text:style-name="P26"/>
      <text:h text:style-name="P20" text:outline-level="2">🔵 Order service</text:h>
      <text:p text:style-name="P95">Another independent service.</text:p>
      <text:p text:style-name="P95">Handles:</text:p>
      <text:p text:style-name="P31">orders only</text:p>
      <text:p text:style-name="P95">If order service crashes:<text:line-break/>user service still works.</text:p>
      <text:p text:style-name="P95">This is core idea of microservices.</text:p>
      <text:p text:style-name="P26"/>
      <text:h text:style-name="P20" text:outline-level="2"><text:soft-page-break/>🔵 API Gateway</text:h>
      <text:p text:style-name="P95">This is brain.</text:p>
      <text:p text:style-name="P95">Client sends request here:</text:p>
      <text:p text:style-name="P29"><text:span text:style-name="Source_20_Text">GET /user</text:span></text:p>
      <text:p text:style-name="P95">Gateway decides:</text:p>
      <text:p text:style-name="P31">Send to user service</text:p>
      <text:p text:style-name="P95">Client doesn’t know where user service exists.</text:p>
      <text:p text:style-name="P95">Gateway hides complexity.</text:p>
      <text:p text:style-name="P26"/>
      <text:h text:style-name="P19" text:outline-level="1">🧠 What happens internally when request comes</text:h>
      <text:p text:style-name="P95">When you open:</text:p>
      <text:p text:style-name="P29"><text:span text:style-name="Source_20_Text">localhost:3000/user</text:span></text:p>
      <text:p text:style-name="P95">Flow:</text:p>
      <text:list text:style-name="L34">
        <text:list-item>
          <text:p text:style-name="P130">Browser sends request to gateway</text:p>
        </text:list-item>
        <text:list-item>
          <text:p text:style-name="P130">Gateway receives</text:p>
        </text:list-item>
        <text:list-item>
          <text:p text:style-name="P130">Gateway calls user service internally</text:p>
        </text:list-item>
        <text:list-item>
          <text:p text:style-name="P130">User service sends response</text:p>
        </text:list-item>
        <text:list-item>
          <text:p text:style-name="P130">Gateway forwards to browser</text:p>
        </text:list-item>
      </text:list>
      <text:p text:style-name="P95">Browser thinks:</text:p>
      <text:p text:style-name="P31">Everything came from one server</text:p>
      <text:p text:style-name="P95">But actually many services working.</text:p>
      <text:p text:style-name="P26"/>
      <text:h text:style-name="P19" text:outline-level="1">🧠 Why this matters for you</text:h>
      <text:p text:style-name="P95">If tomorrow you build:</text:p>
      <text:list text:style-name="L35">
        <text:list-item>
          <text:p text:style-name="P131">AI SaaS</text:p>
        </text:list-item>
        <text:list-item>
          <text:p text:style-name="P131">startup</text:p>
        </text:list-item>
        <text:list-item>
          <text:p text:style-name="P131">large app</text:p>
        </text:list-item>
      </text:list>
      <text:p text:style-name="P95">You cannot keep everything in one backend.</text:p>
      <text:p text:style-name="P95"><text:soft-page-break/>You will split into services.</text:p>
      <text:p text:style-name="P95">Then API gateway becomes mandatory.</text:p>
      <text:p text:style-name="P26"/>
      <text:h text:style-name="P19" text:outline-level="1">🧠 How real engineers think (important)</text:h>
      <text:p text:style-name="P95">When building system they ask:</text:p>
      <text:list text:continue-list="list3662715967" text:style-name="L30">
        <text:list-item>
          <text:p text:style-name="P126">How many services?</text:p>
        </text:list-item>
        <text:list-item>
          <text:p text:style-name="P126">Who talks to whom?</text:p>
        </text:list-item>
        <text:list-item>
          <text:p text:style-name="P126">Single entry point?</text:p>
        </text:list-item>
        <text:list-item>
          <text:p text:style-name="P126">How traffic flows?</text:p>
          <text:p text:style-name="P126"/>
        </text:list-item>
      </text:list>
      <text:p text:style-name="P95">Good you said this.<text:line-break/>You’re right — and this is important.</text:p>
      <text:p text:style-name="P95">You don’t want just:</text:p>
      <text:p text:style-name="P31">“Do this → run this code”</text:p>
      <text:p text:style-name="P95">You want:</text:p>
      <text:p text:style-name="P31">Why we are doing it<text:line-break/>What each part means<text:line-break/>What happens internally<text:line-break/>How to think like engineer</text:p>
      <text:p text:style-name="P95">That is correct learning.</text:p>
      <text:p text:style-name="P95">So let’s restart this <text:span text:style-name="Strong_20_Emphasis">proper teacher way</text:span>.</text:p>
      <text:p text:style-name="P95">No rushing. No blind coding.</text:p>
      <text:p text:style-name="P26"/>
      <text:h text:style-name="P19" text:outline-level="1">🧠 FIRST: Why I gave that practice?</text:h>
      <text:p text:style-name="P95">Not to just run code.</text:p>
      <text:p text:style-name="P95">Goal was:</text:p>
      <text:p text:style-name="P31">Make you FEEL architecture physically</text:p>
      <text:p text:style-name="P95">Because system design only reading = useless.</text:p>
      <text:p text:style-name="P95">But you’re right — I must explain deeply first.</text:p>
      <text:p text:style-name="P95">So now I’ll explain that small project fully.</text:p>
      <text:p text:style-name="P26"/>
      <text:h text:style-name="P19" text:outline-level="1"><text:soft-page-break/>🧠 What we are trying to simulate</text:h>
      <text:p text:style-name="P95">We are simulating real company backend.</text:p>
      <text:p text:style-name="P95">Example: Amazon.</text:p>
      <text:p text:style-name="P95">Amazon doesn’t have one big backend.</text:p>
      <text:p text:style-name="P95">It has many services:</text:p>
      <text:list text:style-name="L36">
        <text:list-item>
          <text:p text:style-name="P132">user service</text:p>
        </text:list-item>
        <text:list-item>
          <text:p text:style-name="P132">order service</text:p>
        </text:list-item>
        <text:list-item>
          <text:p text:style-name="P132">payment service</text:p>
        </text:list-item>
        <text:list-item>
          <text:p text:style-name="P132">recommendation service</text:p>
        </text:list-item>
        <text:list-item>
          <text:p text:style-name="P132">notification service</text:p>
        </text:list-item>
      </text:list>
      <text:p text:style-name="P95">Each runs separately.</text:p>
      <text:p text:style-name="P95">Why?</text:p>
      <text:p text:style-name="P95">If one crashes → others should still run.</text:p>
      <text:p text:style-name="P95">This is called:</text:p>
      <text:p text:style-name="P31">Microservices architecture</text:p>
      <text:p text:style-name="P26"/>
      <text:h text:style-name="P19" text:outline-level="1">🧠 Problem without API Gateway</text:h>
      <text:p text:style-name="P95">If mobile app directly talks to all services:</text:p>
      <text:p text:style-name="P30"><text:span text:style-name="Source_20_Text">mobile → user service <text:s/></text:span></text:p>
      <text:p text:style-name="P30"><text:span text:style-name="Source_20_Text">mobile → order service <text:s/></text:span></text:p>
      <text:p text:style-name="P30"><text:span text:style-name="Source_20_Text">mobile → payment service <text:s/></text:span></text:p>
      <text:p text:style-name="P29"><text:span text:style-name="Source_20_Text">mobile → 20 more services</text:span></text:p>
      <text:p text:style-name="P95">Problems:</text:p>
      <text:list text:style-name="L37">
        <text:list-item>
          <text:p text:style-name="P133">Too many requests</text:p>
        </text:list-item>
        <text:list-item>
          <text:p text:style-name="P133">Hard to manage</text:p>
        </text:list-item>
        <text:list-item>
          <text:p text:style-name="P133">Security issues</text:p>
        </text:list-item>
        <text:list-item>
          <text:p text:style-name="P133">Complex frontend</text:p>
        </text:list-item>
        <text:list-item>
          <text:p text:style-name="P133">If service IP changes → app breaks</text:p>
        </text:list-item>
      </text:list>
      <text:p text:style-name="P95">So companies create:</text:p>
      <text:p text:style-name="P31">One central entry = API Gateway</text:p>
      <text:p text:style-name="P26"/>
      <text:h text:style-name="P19" text:outline-level="1"><text:soft-page-break/>🧠 What we are building in practice</text:h>
      <text:p text:style-name="P95">We simulate this:</text:p>
      <text:p text:style-name="P30"><text:span text:style-name="Source_20_Text">Client → API Gateway → user service</text:span></text:p>
      <text:p text:style-name="P29"><text:span text:style-name="Source_20_Text"><text:s text:c="21"/>→ order service</text:span></text:p>
      <text:p text:style-name="P95">So client talks to ONE place only.</text:p>
      <text:p text:style-name="P95">This is real architecture used in industry.</text:p>
      <text:p text:style-name="P26"/>
      <text:h text:style-name="P19" text:outline-level="1">🧠 Now understand each part deeply</text:h>
      <text:h text:style-name="P20" text:outline-level="2">🔵 User service</text:h>
      <text:p text:style-name="P95">Represents:</text:p>
      <text:p text:style-name="P31">One independent backend service</text:p>
      <text:p text:style-name="P95">In real company:<text:line-break/>This service only handles user data.</text:p>
      <text:p text:style-name="P95">Nothing else.</text:p>
      <text:p text:style-name="P95">Why separate?<text:line-break/>Because:</text:p>
      <text:list text:style-name="L38">
        <text:list-item>
          <text:p text:style-name="P134">team can work independently</text:p>
        </text:list-item>
        <text:list-item>
          <text:p text:style-name="P134">scale independently</text:p>
        </text:list-item>
        <text:list-item>
          <text:p text:style-name="P134">deploy independently</text:p>
        </text:list-item>
      </text:list>
      <text:p text:style-name="P26"/>
      <text:h text:style-name="P20" text:outline-level="2">🔵 Order service</text:h>
      <text:p text:style-name="P95">Another independent service.</text:p>
      <text:p text:style-name="P95">Handles:</text:p>
      <text:p text:style-name="P31">orders only</text:p>
      <text:p text:style-name="P95">If order service crashes:<text:line-break/>user service still works.</text:p>
      <text:p text:style-name="P95">This is core idea of microservices.</text:p>
      <text:p text:style-name="P26"/>
      <text:h text:style-name="P20" text:outline-level="2"><text:soft-page-break/>🔵 API Gateway</text:h>
      <text:p text:style-name="P95">This is brain.</text:p>
      <text:p text:style-name="P95">Client sends request here:</text:p>
      <text:p text:style-name="P29"><text:span text:style-name="Source_20_Text">GET /user</text:span></text:p>
      <text:p text:style-name="P95">Gateway decides:</text:p>
      <text:p text:style-name="P31">Send to user service</text:p>
      <text:p text:style-name="P95">Client doesn’t know where user service exists.</text:p>
      <text:p text:style-name="P95">Gateway hides complexity.</text:p>
      <text:p text:style-name="P26"/>
      <text:h text:style-name="P19" text:outline-level="1">🧠 What happens internally when request comes</text:h>
      <text:p text:style-name="P95">When you open:</text:p>
      <text:p text:style-name="P29"><text:span text:style-name="Source_20_Text">localhost:3000/user</text:span></text:p>
      <text:p text:style-name="P95">Flow:</text:p>
      <text:list text:style-name="L39">
        <text:list-item>
          <text:p text:style-name="P135">Browser sends request to gateway</text:p>
        </text:list-item>
        <text:list-item>
          <text:p text:style-name="P135">Gateway receives</text:p>
        </text:list-item>
        <text:list-item>
          <text:p text:style-name="P135">Gateway calls user service internally</text:p>
        </text:list-item>
        <text:list-item>
          <text:p text:style-name="P135">User service sends response</text:p>
        </text:list-item>
        <text:list-item>
          <text:p text:style-name="P135">Gateway forwards to browser</text:p>
        </text:list-item>
      </text:list>
      <text:p text:style-name="P95">Browser thinks:</text:p>
      <text:p text:style-name="P31">Everything came from one server</text:p>
      <text:p text:style-name="P95">But actually many services working.</text:p>
      <text:p text:style-name="P26"/>
      <text:h text:style-name="P19" text:outline-level="1">🧠 Why this matters for you</text:h>
      <text:p text:style-name="P95">If tomorrow you build:</text:p>
      <text:list text:style-name="L40">
        <text:list-item>
          <text:p text:style-name="P136">AI SaaS</text:p>
        </text:list-item>
        <text:list-item>
          <text:p text:style-name="P136">startup</text:p>
        </text:list-item>
        <text:list-item>
          <text:p text:style-name="P136">large app</text:p>
        </text:list-item>
      </text:list>
      <text:p text:style-name="P95">You cannot keep everything in one backend.</text:p>
      <text:p text:style-name="P95"><text:soft-page-break/>You will split into services.</text:p>
      <text:p text:style-name="P95">Then API gateway becomes mandatory.</text:p>
      <text:p text:style-name="P26"/>
      <text:h text:style-name="P19" text:outline-level="1">🧠 How real engineers think (important)</text:h>
      <text:p text:style-name="P95">When building system they ask:</text:p>
      <text:list text:style-name="L41">
        <text:list-item>
          <text:p text:style-name="P137">How many services?</text:p>
        </text:list-item>
        <text:list-item>
          <text:p text:style-name="P137">Who talks to whom?</text:p>
        </text:list-item>
        <text:list-item>
          <text:p text:style-name="P137">Single entry point?</text:p>
        </text:list-item>
        <text:list-item>
          <text:p text:style-name="P137">How traffic flows?</text:p>
        </text:list-item>
        <text:list-item>
          <text:p text:style-name="P137">Where bottleneck?</text:p>
        </text:list-item>
      </text:list>
      <text:p text:style-name="P95">Not just writing code.</text:p>
      <text:p text:style-name="P95">Architecture first.</text:p>
      <text:p text:style-name="P26"/>
      <text:h text:style-name="P19" text:outline-level="1">🧠 Now I ask you (teacher question)</text:h>
      <text:p text:style-name="P95">Don’t code yet.</text:p>
      <text:p text:style-name="P95">First answer:</text:p>
      <text:p text:style-name="P95">When user opens Instagram app,<text:line-break/>should mobile directly call 50 backend services<text:line-break/>or one central gateway?</text:p>
      <text:p text:style-name="P95">Why?</text:p>
      <text:p text:style-name="P95">Explain in your own simple words.</text:p>
      <text:p text:style-name="P95">Good 👍 you are thinking correctly.<text:line-break/>Let me refine your thinking like real engineer.</text:p>
      <text:p text:style-name="P95">You said:</text:p>
      <text:p text:style-name="P31">We call central gateway because we don’t need all services always.</text:p>
      <text:p text:style-name="P95">Yes — that’s one reason.<text:line-break/>But there are <text:span text:style-name="Strong_20_Emphasis">deeper industrial reasons</text:span>.</text:p>
      <text:p text:style-name="P95">I’ll correct and upgrade your answer.</text:p>
      <text:p text:style-name="P26"/>
      <text:h text:style-name="P19" text:outline-level="1"><text:soft-page-break/>🧠 When Instagram app opens — what happens</text:h>
      <text:p text:style-name="P95">Mobile does NOT call 50 services directly.</text:p>
      <text:p text:style-name="P95">Instead:</text:p>
      <text:p text:style-name="P29"><text:span text:style-name="Source_20_Text">Mobile → API Gateway → internal services</text:span></text:p>
      <text:p text:style-name="P95">Now understand <text:span text:style-name="Strong_20_Emphasis">why this design exists</text:span>.</text:p>
      <text:p text:style-name="P26"/>
      <text:h text:style-name="P19" text:outline-level="1">🔵 Reason 1: Simplicity for client</text:h>
      <text:p text:style-name="P95">If no gateway:</text:p>
      <text:p text:style-name="P30"><text:span text:style-name="Source_20_Text">Mobile → user service <text:s/></text:span></text:p>
      <text:p text:style-name="P30"><text:span text:style-name="Source_20_Text">Mobile → post service <text:s/></text:span></text:p>
      <text:p text:style-name="P30"><text:span text:style-name="Source_20_Text">Mobile → comment service <text:s/></text:span></text:p>
      <text:p text:style-name="P30"><text:span text:style-name="Source_20_Text">Mobile → like service <text:s/></text:span></text:p>
      <text:p text:style-name="P29"><text:span text:style-name="Source_20_Text">Mobile → notification service <text:s/></text:span></text:p>
      <text:p text:style-name="P95">Mobile must know:</text:p>
      <text:list text:style-name="L42">
        <text:list-item>
          <text:p text:style-name="P138">all service URLs</text:p>
        </text:list-item>
        <text:list-item>
          <text:p text:style-name="P138">authentication for each</text:p>
        </text:list-item>
        <text:list-item>
          <text:p text:style-name="P138">error handling for each</text:p>
        </text:list-item>
      </text:list>
      <text:p text:style-name="P95">Too complex.</text:p>
      <text:p text:style-name="P95">So gateway gives:</text:p>
      <text:p text:style-name="P31">One URL for everything.</text:p>
      <text:p text:style-name="P95">Example:</text:p>
      <text:p text:style-name="P29"><text:span text:style-name="Source_20_Text">api.instagram.com</text:span></text:p>
      <text:p text:style-name="P95">Mobile only calls this.</text:p>
      <text:p text:style-name="P95">Gateway handles rest.</text:p>
      <text:p text:style-name="P26"/>
      <text:h text:style-name="P19" text:outline-level="1">🔵 Reason 2: Security</text:h>
      <text:p text:style-name="P95">You cannot expose all internal services to internet.</text:p>
      <text:p text:style-name="P95">If user service public:<text:line-break/>Hackers can attack directly.</text:p>
      <text:p text:style-name="P95">So architecture:</text:p>
      <text:p text:style-name="P29"><text:soft-page-break/><text:span text:style-name="Source_20_Text">Internet → API Gateway → private services</text:span></text:p>
      <text:p text:style-name="P95">Only gateway exposed publicly.<text:line-break/>Internal services hidden.</text:p>
      <text:p text:style-name="P95">This is major reason.</text:p>
      <text:p text:style-name="P26"/>
      <text:h text:style-name="P19" text:outline-level="1">🔵 Reason 3: Combine multiple responses</text:h>
      <text:p text:style-name="P95">Suppose Instagram home feed needs:</text:p>
      <text:list text:style-name="L43">
        <text:list-item>
          <text:p text:style-name="P139">user info</text:p>
        </text:list-item>
        <text:list-item>
          <text:p text:style-name="P139">posts</text:p>
        </text:list-item>
        <text:list-item>
          <text:p text:style-name="P139">likes</text:p>
        </text:list-item>
        <text:list-item>
          <text:p text:style-name="P139">comments</text:p>
        </text:list-item>
      </text:list>
      <text:p text:style-name="P95">Instead of mobile calling 4 services:</text:p>
      <text:p text:style-name="P95">Gateway does:</text:p>
      <text:p text:style-name="P30"><text:span text:style-name="Source_20_Text">calls user service <text:s/></text:span></text:p>
      <text:p text:style-name="P30"><text:span text:style-name="Source_20_Text">calls post service <text:s/></text:span></text:p>
      <text:p text:style-name="P30"><text:span text:style-name="Source_20_Text">calls like service <text:s/></text:span></text:p>
      <text:p text:style-name="P30"><text:span text:style-name="Source_20_Text">calls comment service <text:s/></text:span></text:p>
      <text:p text:style-name="P30"><text:span text:style-name="Source_20_Text">combines response <text:s/></text:span></text:p>
      <text:p text:style-name="P29"><text:span text:style-name="Source_20_Text">sends single response</text:span></text:p>
      <text:p text:style-name="P95">Mobile gets everything in one response.</text:p>
      <text:p text:style-name="P95">Faster + cleaner.</text:p>
      <text:p text:style-name="P26"/>
      <text:h text:style-name="P19" text:outline-level="1">🔵 Reason 4: Rate limiting &amp; control</text:h>
      <text:p text:style-name="P95">If one user sends 10,000 requests/sec:<text:line-break/>Gateway blocks.</text:p>
      <text:p text:style-name="P95">Otherwise:<text:line-break/>Server crash.</text:p>
      <text:p text:style-name="P95">Gateway acts like:</text:p>
      <text:p text:style-name="P31">traffic police</text:p>
      <text:p text:style-name="P26"/>
      <text:h text:style-name="P19" text:outline-level="1"><text:soft-page-break/>🔵 Reason 5: Logging &amp; monitoring</text:h>
      <text:p text:style-name="P95">Companies track:</text:p>
      <text:list text:style-name="L44">
        <text:list-item>
          <text:p text:style-name="P140">how many requests</text:p>
        </text:list-item>
        <text:list-item>
          <text:p text:style-name="P140">errors</text:p>
        </text:list-item>
        <text:list-item>
          <text:p text:style-name="P140">response time</text:p>
        </text:list-item>
      </text:list>
      <text:p text:style-name="P95">All through gateway.</text:p>
      <text:p text:style-name="P95">Without gateway → chaos.</text:p>
      <text:p text:style-name="P26"/>
      <text:h text:style-name="P19" text:outline-level="1">🧠 Correct engineer-level answer</text:h>
      <text:p text:style-name="P95">If interviewer asks:</text:p>
      <text:p text:style-name="P95"><text:span text:style-name="Strong_20_Emphasis">Why API gateway used?</text:span></text:p>
      <text:p text:style-name="P95">Answer:</text:p>
      <text:p text:style-name="P31">API gateway acts as single entry point between clients and microservices.<text:line-break/>It handles routing, authentication, security, rate limiting and response aggregation so clients don’t directly communicate with multiple backend services.</text:p>
      <text:p text:style-name="P95">That is real answer.</text:p>
      <text:p text:style-name="P26"/>
      <text:h text:style-name="P19" text:outline-level="1">🧠 Now deeper thinking question (important)</text:h>
      <text:p text:style-name="P95">Imagine no API gateway exists.</text:p>
      <text:p text:style-name="P95">Mobile directly calls 20 services.</text:p>
      <text:p text:style-name="P95">What problems will happen?</text:p>
      <text:p text:style-name="P95">Think deeply and answer.<text:line-break/>Don’t rush.<text:line-break/>This is how system architects think.</text:p>
      <text:p text:style-name="P95">Excellent. Now you’re thinking like architect.<text:line-break/>I’ll refine and expand your answer to <text:span text:style-name="Strong_20_Emphasis">industry-level clarity</text:span>.</text:p>
      <text:p text:style-name="P95">You already caught many important issues.</text:p>
      <text:p text:style-name="P95">Let’s organize properly.</text:p>
      <text:p text:style-name="P26"/>
      <text:h text:style-name="P19" text:outline-level="1"><text:soft-page-break/>🧠 If NO API Gateway exists — what problems happen?</text:h>
      <text:p text:style-name="P95">Imagine system with 20 microservices<text:line-break/>and mobile calling all directly.</text:p>
      <text:p text:style-name="P30"><text:span text:style-name="Source_20_Text">Mobile → user service <text:s/></text:span></text:p>
      <text:p text:style-name="P30"><text:span text:style-name="Source_20_Text">Mobile → post service <text:s/></text:span></text:p>
      <text:p text:style-name="P30"><text:span text:style-name="Source_20_Text">Mobile → payment service <text:s/></text:span></text:p>
      <text:p text:style-name="P29"><text:span text:style-name="Source_20_Text">Mobile → notification service <text:s/></text:span></text:p>
      <text:p text:style-name="P95">This creates serious architectural problems.</text:p>
      <text:p text:style-name="P26"/>
      <text:h text:style-name="P19" text:outline-level="1">🔴 1. Authentication chaos</text:h>
      <text:p text:style-name="P95">You said this correctly.</text:p>
      <text:p text:style-name="P95">Without gateway:<text:line-break/>Each service must check login token separately.</text:p>
      <text:p text:style-name="P95">So:</text:p>
      <text:list text:style-name="L45">
        <text:list-item>
          <text:p text:style-name="P141">user service checks auth</text:p>
        </text:list-item>
        <text:list-item>
          <text:p text:style-name="P141">payment service checks auth</text:p>
        </text:list-item>
        <text:list-item>
          <text:p text:style-name="P141">order service checks auth</text:p>
        </text:list-item>
      </text:list>
      <text:p text:style-name="P95">Same code repeated everywhere.</text:p>
      <text:p text:style-name="P95">Problems:</text:p>
      <text:list text:style-name="L46">
        <text:list-item>
          <text:p text:style-name="P142">duplicated logic</text:p>
        </text:list-item>
        <text:list-item>
          <text:p text:style-name="P142">inconsistent security</text:p>
        </text:list-item>
        <text:list-item>
          <text:p text:style-name="P142">more bugs</text:p>
        </text:list-item>
        <text:list-item>
          <text:p text:style-name="P142">harder updates</text:p>
        </text:list-item>
      </text:list>
      <text:p text:style-name="P95">With gateway:</text:p>
      <text:p text:style-name="P29"><text:span text:style-name="Source_20_Text">Gateway verifies auth once → forwards request</text:span></text:p>
      <text:p text:style-name="P95">Services trust gateway.</text:p>
      <text:p text:style-name="P26"/>
      <text:h text:style-name="P19" text:outline-level="1">🔴 2. Too many requests from client</text:h>
      <text:p text:style-name="P95">If homepage needs:</text:p>
      <text:list text:style-name="L47">
        <text:list-item>
          <text:p text:style-name="P143">user data</text:p>
        </text:list-item>
        <text:list-item>
          <text:p text:style-name="P143"><text:soft-page-break/>posts</text:p>
        </text:list-item>
        <text:list-item>
          <text:p text:style-name="P143">notifications</text:p>
        </text:list-item>
      </text:list>
      <text:p text:style-name="P95">Without gateway:<text:line-break/>Mobile sends 3–10 separate requests.</text:p>
      <text:p text:style-name="P95">More network usage<text:line-break/>More latency<text:line-break/>Slower app</text:p>
      <text:p text:style-name="P95">With gateway:</text:p>
      <text:p text:style-name="P29"><text:span text:style-name="Source_20_Text">Mobile → one request → gateway fetches everything</text:span></text:p>
      <text:p text:style-name="P95">Faster + efficient.</text:p>
      <text:p text:style-name="P26"/>
      <text:h text:style-name="P19" text:outline-level="1">🔴 3. Internal service exposure (dangerous)</text:h>
      <text:p text:style-name="P95">If services public:</text:p>
      <text:p text:style-name="P95">Hackers can directly attack:</text:p>
      <text:p text:style-name="P30"><text:span text:style-name="Source_20_Text">payment-service.com <text:s/></text:span></text:p>
      <text:p text:style-name="P29"><text:span text:style-name="Source_20_Text">user-service.com <text:s/></text:span></text:p>
      <text:p text:style-name="P95">Very dangerous.</text:p>
      <text:p text:style-name="P95">With gateway:<text:line-break/>Only gateway public.<text:line-break/>All services private inside network.</text:p>
      <text:p text:style-name="P95">Major security improvement.</text:p>
      <text:p text:style-name="P26"/>
      <text:h text:style-name="P19" text:outline-level="1">🔴 4. No central rate control</text:h>
      <text:p text:style-name="P95">If one user sends 50k requests/sec:</text:p>
      <text:p text:style-name="P95">Without gateway:<text:line-break/>All services overloaded → crash.</text:p>
      <text:p text:style-name="P95">With gateway:<text:line-break/>Gateway blocks or limits traffic.</text:p>
      <text:p text:style-name="P95">Protects system.</text:p>
      <text:p text:style-name="P26"/>
      <text:h text:style-name="P19" text:outline-level="1">🔴 5. Caching becomes messy</text:h>
      <text:p text:style-name="P95">You said this — very good point.</text:p>
      <text:p text:style-name="P95"><text:soft-page-break/>Without gateway:<text:line-break/>Each service must implement caching separately.</text:p>
      <text:p text:style-name="P95">Data inconsistency risk:</text:p>
      <text:list text:style-name="L48">
        <text:list-item>
          <text:p text:style-name="P144">user service cache outdated</text:p>
        </text:list-item>
        <text:list-item>
          <text:p text:style-name="P144">post service updated</text:p>
        </text:list-item>
      </text:list>
      <text:p text:style-name="P95">With gateway:<text:line-break/>Central caching possible.</text:p>
      <text:p text:style-name="P26"/>
      <text:h text:style-name="P19" text:outline-level="1">🔴 6. Service interconnection complexity</text:h>
      <text:p text:style-name="P95">Services often depend on each other.</text:p>
      <text:p text:style-name="P95">Without gateway:<text:line-break/>Client must call services in order.</text:p>
      <text:p text:style-name="P95">Example:<text:line-break/>Get user → then orders → then payments</text:p>
      <text:p text:style-name="P95">Complex client logic.</text:p>
      <text:p text:style-name="P95">With gateway:<text:line-break/>Gateway orchestrates everything internally.</text:p>
      <text:p text:style-name="P95">Client stays simple.</text:p>
      <text:p text:style-name="P26"/>
      <text:h text:style-name="P19" text:outline-level="1">🔴 7. Hard to update system</text:h>
      <text:p text:style-name="P95">If service URL changes:</text:p>
      <text:p text:style-name="P95">Without gateway:<text:line-break/>All apps must update.</text:p>
      <text:p text:style-name="P95">With gateway:<text:line-break/>Only gateway updated.</text:p>
      <text:p text:style-name="P95">Clients unaffected.</text:p>
      <text:p text:style-name="P26"/>
      <text:h text:style-name="P19" text:outline-level="1">🧠 Engineer-level final understanding</text:h>
      <text:p text:style-name="P95">API gateway exists because:</text:p>
      <text:p text:style-name="P31">Microservices architecture creates many backend services.<text:line-break/>Gateway centralizes access, security, routing, caching and monitoring<text:line-break/>so clients don’t interact with internal complexity.</text:p>
      <text:p text:style-name="P26"><text:soft-page-break/></text:p>
      <text:h text:style-name="P19" text:outline-level="1">🧠 Now I test your architect thinking</text:h>
      <text:p text:style-name="P95">Real scenario.</text:p>
      <text:p text:style-name="P95">You build startup with:</text:p>
      <text:list text:style-name="L49">
        <text:list-item>
          <text:p text:style-name="P145">5 microservices</text:p>
        </text:list-item>
        <text:list-item>
          <text:p text:style-name="P145">50k users/day</text:p>
        </text:list-item>
      </text:list>
      <text:p text:style-name="P95">Founder says:</text:p>
      <text:p text:style-name="P31">Let mobile call services directly.<text:line-break/>No need API gateway. Saves time.</text:p>
      <text:p text:style-name="P95">As system architect, what will you reply?<text:line-break/>Should you agree or oppose? Why?</text:p>
      <text:p text:style-name="P95">Think like real engineer.</text:p>
      <text:p text:style-name="P95">Good. <text:span text:style-name="Strong_20_Emphasis">Now you’re asking the right thing.</text:span><text:line-break/>We’ll do an <text:span text:style-name="Strong_20_Emphasis">example program</text:span>, but this time <text:span text:style-name="Strong_20_Emphasis">proper teacher mode</text:span>:</text:p>
      <text:list text:style-name="L50">
        <text:list-item>
          <text:p text:style-name="P146">Why each line exists</text:p>
        </text:list-item>
        <text:list-item>
          <text:p text:style-name="P146">What problem it solves</text:p>
        </text:list-item>
        <text:list-item>
          <text:p text:style-name="P146">How this maps to real industry</text:p>
        </text:list-item>
        <text:list-item>
          <text:p text:style-name="P146">What will break if you remove it</text:p>
        </text:list-item>
      </text:list>
      <text:p text:style-name="P95">We will <text:span text:style-name="Strong_20_Emphasis">not rush</text:span>.</text:p>
      <text:p text:style-name="P26"/>
      <text:h text:style-name="P19" text:outline-level="1">🎯 WHAT WE ARE BUILDING (MENTAL MODEL FIRST)</text:h>
      <text:p text:style-name="P95">We simulate <text:span text:style-name="Strong_20_Emphasis">real microservice architecture</text:span> like Instagram/Amazon.</text:p>
      <text:h text:style-name="P23" text:outline-level="3">Components:</text:h>
      <text:list text:style-name="L51">
        <text:list-item>
          <text:p text:style-name="P147"><text:span text:style-name="Strong_20_Emphasis">User Service</text:span> – real backend service</text:p>
        </text:list-item>
        <text:list-item>
          <text:p text:style-name="P147"><text:span text:style-name="Strong_20_Emphasis">Order Service</text:span> – another backend service</text:p>
        </text:list-item>
        <text:list-item>
          <text:p text:style-name="P147"><text:span text:style-name="Strong_20_Emphasis">API Gateway</text:span> – single entry point (important)</text:p>
        </text:list-item>
      </text:list>
      <text:h text:style-name="P23" text:outline-level="3">Architecture:</text:h>
      <text:p text:style-name="P30"><text:span text:style-name="Source_20_Text">Client</text:span></text:p>
      <text:p text:style-name="P30"><text:span text:style-name="Source_20_Text"><text:s text:c="2"/>↓</text:span></text:p>
      <text:p text:style-name="P30"><text:span text:style-name="Source_20_Text">API Gateway</text:span></text:p>
      <text:p text:style-name="P30"><text:span text:style-name="Source_20_Text"><text:s text:c="2"/>↓</text:span></text:p>
      <text:p text:style-name="P30"><text:soft-page-break/><text:span text:style-name="Source_20_Text">------------------</text:span></text:p>
      <text:p text:style-name="P30"><text:span text:style-name="Source_20_Text">| User Service <text:s text:c="2"/>|</text:span></text:p>
      <text:p text:style-name="P30"><text:span text:style-name="Source_20_Text">| Order Service <text:s/>|</text:span></text:p>
      <text:p text:style-name="P29"><text:span text:style-name="Source_20_Text">------------------</text:span></text:p>
      <text:p text:style-name="P95">Client <text:span text:style-name="Strong_20_Emphasis">never talks to services directly</text:span>.<text:line-break/>This is the key idea.</text:p>
      <text:p text:style-name="P26"/>
      <text:h text:style-name="P19" text:outline-level="1">🧠 WHY WE START SIMPLE</text:h>
      <text:p text:style-name="P95">We are NOT building:</text:p>
      <text:list text:style-name="L52">
        <text:list-item>
          <text:p text:style-name="P148">Kubernetes</text:p>
        </text:list-item>
        <text:list-item>
          <text:p text:style-name="P148">Docker</text:p>
        </text:list-item>
        <text:list-item>
          <text:p text:style-name="P148">AWS</text:p>
        </text:list-item>
      </text:list>
      <text:p text:style-name="P95">Yet.</text:p>
      <text:p text:style-name="P95">We are building <text:span text:style-name="Strong_20_Emphasis">thinking</text:span>.</text:p>
      <text:p text:style-name="P95">Once this is clear, Docker/K8s becomes easy.</text:p>
      <text:p text:style-name="P26"/>
      <text:h text:style-name="P19" text:outline-level="1">STEP 1️⃣ USER SERVICE (independent microservice)</text:h>
      <text:h text:style-name="P23" text:outline-level="3">Why this exists</text:h>
      <text:list text:style-name="L53">
        <text:list-item>
          <text:p text:style-name="P149">Handles only <text:span text:style-name="Strong_20_Emphasis">user-related logic</text:span></text:p>
        </text:list-item>
        <text:list-item>
          <text:p text:style-name="P149">Can be scaled independently</text:p>
        </text:list-item>
        <text:list-item>
          <text:p text:style-name="P149">Can crash without affecting others</text:p>
        </text:list-item>
      </text:list>
      <text:p text:style-name="P26"/>
      <text:h text:style-name="P23" text:outline-level="3">Code: <text:span text:style-name="Source_20_Text">user-service.js</text:span></text:h>
      <text:p text:style-name="P30"><text:span text:style-name="Source_20_Text">const express = require("express");</text:span></text:p>
      <text:p text:style-name="P30"><text:span text:style-name="Source_20_Text">const app = express();</text:span></text:p>
      <text:p text:style-name="P30"/>
      <text:p text:style-name="P30"><text:span text:style-name="Source_20_Text">/*</text:span></text:p>
      <text:p text:style-name="P30"><text:span text:style-name="Source_20_Text">This endpoint represents:</text:span></text:p>
      <text:p text:style-name="P30"><text:span text:style-name="Source_20_Text">"User Service responsibility"</text:span></text:p>
      <text:p text:style-name="P30"><text:span text:style-name="Source_20_Text">ONLY user-related data</text:span></text:p>
      <text:p text:style-name="P30"><text:span text:style-name="Source_20_Text">*/</text:span></text:p>
      <text:p text:style-name="P30"><text:span text:style-name="Source_20_Text">app.get("/user", (req, res) =&gt; {</text:span></text:p>
      <text:p text:style-name="P30"><text:span text:style-name="Source_20_Text"><text:s text:c="2"/>res.json({</text:span></text:p>
      <text:p text:style-name="P30"><text:soft-page-break/><text:span text:style-name="Source_20_Text"><text:s text:c="4"/>service: "USER-SERVICE",</text:span></text:p>
      <text:p text:style-name="P30"><text:span text:style-name="Source_20_Text"><text:s text:c="4"/>user: "Dinesh",</text:span></text:p>
      <text:p text:style-name="P30"><text:span text:style-name="Source_20_Text"><text:s text:c="4"/>role: "student"</text:span></text:p>
      <text:p text:style-name="P30"><text:span text:style-name="Source_20_Text"><text:s text:c="2"/>});</text:span></text:p>
      <text:p text:style-name="P30"><text:span text:style-name="Source_20_Text">});</text:span></text:p>
      <text:p text:style-name="P30"/>
      <text:p text:style-name="P30"><text:span text:style-name="Source_20_Text">/*</text:span></text:p>
      <text:p text:style-name="P30"><text:span text:style-name="Source_20_Text">Runs on its OWN port</text:span></text:p>
      <text:p text:style-name="P30"><text:span text:style-name="Source_20_Text">Means: independent process</text:span></text:p>
      <text:p text:style-name="P30"><text:span text:style-name="Source_20_Text">*/</text:span></text:p>
      <text:p text:style-name="P30"><text:span text:style-name="Source_20_Text">app.listen(3001, () =&gt; {</text:span></text:p>
      <text:p text:style-name="P30"><text:span text:style-name="Source_20_Text"><text:s text:c="2"/>console.log("User Service running on port 3001");</text:span></text:p>
      <text:p text:style-name="P29"><text:span text:style-name="Source_20_Text">});</text:span></text:p>
      <text:h text:style-name="P23" text:outline-level="3">Important thinking</text:h>
      <text:list text:style-name="L54">
        <text:list-item>
          <text:p text:style-name="P150">Port <text:span text:style-name="Strong_20_Emphasis">3001</text:span> = internal service</text:p>
        </text:list-item>
        <text:list-item>
          <text:p text:style-name="P150">This service should <text:span text:style-name="Strong_20_Emphasis">NOT</text:span> be public in real systems</text:p>
        </text:list-item>
      </text:list>
      <text:p text:style-name="P26"/>
      <text:h text:style-name="P19" text:outline-level="1">STEP 2️⃣ ORDER SERVICE (another microservice)</text:h>
      <text:h text:style-name="P23" text:outline-level="3">Why separate service?</text:h>
      <text:p text:style-name="P95">Orders and users:</text:p>
      <text:list text:style-name="L55">
        <text:list-item>
          <text:p text:style-name="P151">change at different rates</text:p>
        </text:list-item>
        <text:list-item>
          <text:p text:style-name="P151">scale differently</text:p>
        </text:list-item>
        <text:list-item>
          <text:p text:style-name="P151">owned by different teams</text:p>
        </text:list-item>
      </text:list>
      <text:p text:style-name="P26"/>
      <text:h text:style-name="P23" text:outline-level="3">Code: <text:span text:style-name="Source_20_Text">order-service.js</text:span></text:h>
      <text:p text:style-name="P30"><text:span text:style-name="Source_20_Text">const express = require("express");</text:span></text:p>
      <text:p text:style-name="P30"><text:span text:style-name="Source_20_Text">const app = express();</text:span></text:p>
      <text:p text:style-name="P30"/>
      <text:p text:style-name="P30"><text:span text:style-name="Source_20_Text">/*</text:span></text:p>
      <text:p text:style-name="P30"><text:span text:style-name="Source_20_Text">Handles ONLY order logic</text:span></text:p>
      <text:p text:style-name="P30"><text:span text:style-name="Source_20_Text">*/</text:span></text:p>
      <text:p text:style-name="P30"><text:span text:style-name="Source_20_Text">app.get("/order", (req, res) =&gt; {</text:span></text:p>
      <text:p text:style-name="P30"><text:span text:style-name="Source_20_Text"><text:s text:c="2"/>res.json({</text:span></text:p>
      <text:p text:style-name="P30"><text:span text:style-name="Source_20_Text"><text:s text:c="4"/>service: "ORDER-SERVICE",</text:span></text:p>
      <text:p text:style-name="P30"><text:span text:style-name="Source_20_Text"><text:s text:c="4"/>orderId: 123,</text:span></text:p>
      <text:p text:style-name="P30"><text:span text:style-name="Source_20_Text"><text:s text:c="4"/>item: "Laptop"</text:span></text:p>
      <text:p text:style-name="P30"><text:span text:style-name="Source_20_Text"><text:s text:c="2"/>});</text:span></text:p>
      <text:p text:style-name="P30"><text:soft-page-break/><text:span text:style-name="Source_20_Text">});</text:span></text:p>
      <text:p text:style-name="P30"/>
      <text:p text:style-name="P30"><text:span text:style-name="Source_20_Text">app.listen(3002, () =&gt; {</text:span></text:p>
      <text:p text:style-name="P30"><text:span text:style-name="Source_20_Text"><text:s text:c="2"/>console.log("Order Service running on port 3002");</text:span></text:p>
      <text:p text:style-name="P29"><text:span text:style-name="Source_20_Text">});</text:span></text:p>
      <text:h text:style-name="P23" text:outline-level="3">Engineer insight</text:h>
      <text:p text:style-name="P95">If <text:span text:style-name="Strong_20_Emphasis">order service crashes</text:span>:</text:p>
      <text:list text:style-name="L56">
        <text:list-item>
          <text:p text:style-name="P152">user service still works</text:p>
        </text:list-item>
        <text:list-item>
          <text:p text:style-name="P152">system partially alive</text:p>
        </text:list-item>
      </text:list>
      <text:p text:style-name="P95">This is <text:span text:style-name="Strong_20_Emphasis">resilience</text:span>.</text:p>
      <text:p text:style-name="P26"/>
      <text:h text:style-name="P19" text:outline-level="1">STEP 3️⃣ API GATEWAY (THIS IS THE CORE)</text:h>
      <text:p text:style-name="P95">Now the most important part.</text:p>
      <text:p text:style-name="P26"/>
      <text:h text:style-name="P20" text:outline-level="2">🧠 WHY API GATEWAY CODE EXISTS</text:h>
      <text:p text:style-name="P95">Gateway responsibilities:</text:p>
      <text:list text:style-name="L57">
        <text:list-item>
          <text:p text:style-name="P153"><text:span text:style-name="Strong_20_Emphasis">Single entry point</text:span></text:p>
        </text:list-item>
        <text:list-item>
          <text:p text:style-name="P153"><text:span text:style-name="Strong_20_Emphasis">Authentication</text:span></text:p>
        </text:list-item>
        <text:list-item>
          <text:p text:style-name="P153"><text:span text:style-name="Strong_20_Emphasis">Routing</text:span></text:p>
        </text:list-item>
        <text:list-item>
          <text:p text:style-name="P153"><text:span text:style-name="Strong_20_Emphasis">Rate limiting</text:span></text:p>
        </text:list-item>
        <text:list-item>
          <text:p text:style-name="P153"><text:span text:style-name="Strong_20_Emphasis">Security</text:span></text:p>
        </text:list-item>
        <text:list-item>
          <text:p text:style-name="P153"><text:span text:style-name="Strong_20_Emphasis">Caching (later)</text:span></text:p>
        </text:list-item>
      </text:list>
      <text:p text:style-name="P95">We start with:</text:p>
      <text:list text:style-name="L58">
        <text:list-item>
          <text:p text:style-name="P154">Routing</text:p>
        </text:list-item>
        <text:list-item>
          <text:p text:style-name="P154">Authentication (simple)</text:p>
        </text:list-item>
      </text:list>
      <text:p text:style-name="P26"/>
      <text:h text:style-name="P23" text:outline-level="3">Install dependencies</text:h>
      <text:p text:style-name="P30"><text:span text:style-name="Source_20_Text">npm init -y</text:span></text:p>
      <text:p text:style-name="P29"><text:span text:style-name="Source_20_Text">npm install express axios</text:span></text:p>
      <text:p text:style-name="P26"/>
      <text:h text:style-name="P23" text:outline-level="3"><text:soft-page-break/>Code: <text:span text:style-name="Source_20_Text">api-gateway.js</text:span></text:h>
      <text:p text:style-name="P30"><text:span text:style-name="Source_20_Text">const express = require("express");</text:span></text:p>
      <text:p text:style-name="P30"><text:span text:style-name="Source_20_Text">const axios = require("axios");</text:span></text:p>
      <text:p text:style-name="P30"><text:span text:style-name="Source_20_Text">const app = express();</text:span></text:p>
      <text:p text:style-name="P30"/>
      <text:p text:style-name="P30"><text:span text:style-name="Source_20_Text">/*</text:span></text:p>
      <text:p text:style-name="P30"><text:span text:style-name="Source_20_Text">SIMPLE AUTH MIDDLEWARE</text:span></text:p>
      <text:p text:style-name="P30"><text:span text:style-name="Source_20_Text">Simulates:</text:span></text:p>
      <text:p text:style-name="P30"><text:span text:style-name="Source_20_Text">- JWT</text:span></text:p>
      <text:p text:style-name="P30"><text:span text:style-name="Source_20_Text">- OAuth</text:span></text:p>
      <text:p text:style-name="P30"><text:span text:style-name="Source_20_Text">- Session check</text:span></text:p>
      <text:p text:style-name="P30"><text:span text:style-name="Source_20_Text">*/</text:span></text:p>
      <text:p text:style-name="P30"><text:span text:style-name="Source_20_Text">function authMiddleware(req, res, next) {</text:span></text:p>
      <text:p text:style-name="P30"><text:span text:style-name="Source_20_Text"><text:s text:c="2"/>const token = req.headers["authorization"];</text:span></text:p>
      <text:p text:style-name="P30"/>
      <text:p text:style-name="P30"><text:span text:style-name="Source_20_Text"><text:s text:c="2"/>// No token → block</text:span></text:p>
      <text:p text:style-name="P30"><text:span text:style-name="Source_20_Text"><text:s text:c="2"/>if (!token) {</text:span></text:p>
      <text:p text:style-name="P30"><text:span text:style-name="Source_20_Text"><text:s text:c="4"/>return res.status(401).json({</text:span></text:p>
      <text:p text:style-name="P30"><text:span text:style-name="Source_20_Text"><text:s text:c="6"/>error: "Unauthorized: No token"</text:span></text:p>
      <text:p text:style-name="P30"><text:span text:style-name="Source_20_Text"><text:s text:c="4"/>});</text:span></text:p>
      <text:p text:style-name="P30"><text:span text:style-name="Source_20_Text"><text:s text:c="2"/>}</text:span></text:p>
      <text:p text:style-name="P30"/>
      <text:p text:style-name="P30"><text:span text:style-name="Source_20_Text"><text:s text:c="2"/>// Token exists → allow</text:span></text:p>
      <text:p text:style-name="P30"><text:span text:style-name="Source_20_Text"><text:s text:c="2"/>next();</text:span></text:p>
      <text:p text:style-name="P30"><text:span text:style-name="Source_20_Text">}</text:span></text:p>
      <text:p text:style-name="P30"/>
      <text:p text:style-name="P30"><text:span text:style-name="Source_20_Text">/*</text:span></text:p>
      <text:p text:style-name="P30"><text:span text:style-name="Source_20_Text">ROUTING LOGIC</text:span></text:p>
      <text:p text:style-name="P30"><text:span text:style-name="Source_20_Text">Client thinks:</text:span></text:p>
      <text:p text:style-name="P30"><text:span text:style-name="Source_20_Text">"I am calling backend"</text:span></text:p>
      <text:p text:style-name="P30"/>
      <text:p text:style-name="P30"><text:span text:style-name="Source_20_Text">Reality:</text:span></text:p>
      <text:p text:style-name="P30"><text:span text:style-name="Source_20_Text">Gateway calls internal service</text:span></text:p>
      <text:p text:style-name="P30"><text:span text:style-name="Source_20_Text">*/</text:span></text:p>
      <text:p text:style-name="P30"><text:span text:style-name="Source_20_Text">app.get("/user", authMiddleware, async (req, res) =&gt; {</text:span></text:p>
      <text:p text:style-name="P30"><text:span text:style-name="Source_20_Text"><text:s text:c="2"/>const response = await axios.get("http://localhost:3001/user");</text:span></text:p>
      <text:p text:style-name="P30"><text:span text:style-name="Source_20_Text"><text:s text:c="2"/>res.json(response.data);</text:span></text:p>
      <text:p text:style-name="P30"><text:span text:style-name="Source_20_Text">});</text:span></text:p>
      <text:p text:style-name="P30"/>
      <text:p text:style-name="P30"><text:span text:style-name="Source_20_Text">app.get("/order", authMiddleware, async (req, res) =&gt; {</text:span></text:p>
      <text:p text:style-name="P30"><text:span text:style-name="Source_20_Text"><text:s text:c="2"/>const response = await axios.get("http://localhost:3002/order");</text:span></text:p>
      <text:p text:style-name="P30"><text:span text:style-name="Source_20_Text"><text:s text:c="2"/>res.json(response.data);</text:span></text:p>
      <text:p text:style-name="P30"><text:span text:style-name="Source_20_Text">});</text:span></text:p>
      <text:p text:style-name="P30"/>
      <text:p text:style-name="P30"><text:span text:style-name="Source_20_Text">app.listen(3000, () =&gt; {</text:span></text:p>
      <text:p text:style-name="P30"><text:span text:style-name="Source_20_Text"><text:s text:c="2"/>console.log("API Gateway running on port 3000");</text:span></text:p>
      <text:p text:style-name="P29"><text:span text:style-name="Source_20_Text">});</text:span></text:p>
      <text:p text:style-name="P26"/>
      <text:h text:style-name="P19" text:outline-level="1"><text:soft-page-break/>🧠 WHAT IS HAPPENING INTERNALLY (VERY IMPORTANT)</text:h>
      <text:p text:style-name="P95">When browser hits:</text:p>
      <text:p text:style-name="P29"><text:span text:style-name="Source_20_Text">GET localhost:3000/user</text:span></text:p>
      <text:h text:style-name="P23" text:outline-level="3">Actual flow:</text:h>
      <text:list text:style-name="L59">
        <text:list-item>
          <text:p text:style-name="P155">Client → API Gateway</text:p>
        </text:list-item>
        <text:list-item>
          <text:p text:style-name="P155">Gateway checks <text:span text:style-name="Strong_20_Emphasis">authentication</text:span></text:p>
        </text:list-item>
        <text:list-item>
          <text:p text:style-name="P155">Gateway decides routing</text:p>
        </text:list-item>
        <text:list-item>
          <text:p text:style-name="P155">Gateway calls user service</text:p>
        </text:list-item>
        <text:list-item>
          <text:p text:style-name="P155">User service responds</text:p>
        </text:list-item>
        <text:list-item>
          <text:p text:style-name="P155">Gateway forwards response</text:p>
        </text:list-item>
      </text:list>
      <text:p text:style-name="P95">Client <text:span text:style-name="Strong_20_Emphasis">never sees internal services</text:span>.</text:p>
      <text:p text:style-name="P26"/>
      <text:h text:style-name="P19" text:outline-level="1">🧠 TESTING (UNDERSTAND, NOT JUST RUN)</text:h>
      <text:h text:style-name="P23" text:outline-level="3">❌ Without auth header</text:h>
      <text:p text:style-name="P29"><text:span text:style-name="Source_20_Text">curl http://localhost:3000/user</text:span></text:p>
      <text:p text:style-name="P95">Response:</text:p>
      <text:p text:style-name="P29"><text:span text:style-name="Source_20_Text">401 Unauthorized</text:span></text:p>
      <text:h text:style-name="P23" text:outline-level="3">✅ With auth header</text:h>
      <text:p text:style-name="P29"><text:span text:style-name="Source_20_Text">curl http://localhost:3000/user -H "Authorization: token123"</text:span></text:p>
      <text:p text:style-name="P95">Response:</text:p>
      <text:p text:style-name="P30"><text:span text:style-name="Source_20_Text">{</text:span></text:p>
      <text:p text:style-name="P30"><text:span text:style-name="Source_20_Text"><text:s text:c="2"/>"service": "USER-SERVICE",</text:span></text:p>
      <text:p text:style-name="P30"><text:span text:style-name="Source_20_Text"><text:s text:c="2"/>"user": "Dinesh"</text:span></text:p>
      <text:p text:style-name="P29"><text:span text:style-name="Source_20_Text">}</text:span></text:p>
      <text:p text:style-name="P26"/>
      <text:h text:style-name="P19" text:outline-level="1"><text:soft-page-break/>🔥 WHAT YOU JUST LEARNED (IMPORTANT)</text:h>
      <text:p text:style-name="P95">You did NOT just code.</text:p>
      <text:p text:style-name="P95">You learned:</text:p>
      <text:list text:style-name="L60">
        <text:list-item>
          <text:p text:style-name="P156">Why gateway exists</text:p>
        </text:list-item>
        <text:list-item>
          <text:p text:style-name="P156">Why auth should be centralized</text:p>
        </text:list-item>
        <text:list-item>
          <text:p text:style-name="P156">Why services should be private</text:p>
        </text:list-item>
        <text:list-item>
          <text:p text:style-name="P156">How routing works</text:p>
        </text:list-item>
        <text:list-item>
          <text:p text:style-name="P156">How microservices communicate</text:p>
        </text:list-item>
      </text:list>
      <text:p text:style-name="P95">This is <text:span text:style-name="Strong_20_Emphasis">industry architecture</text:span>.</text:p>
      <text:p text:style-name="P26"/>
      <text:h text:style-name="P19" text:outline-level="1">🧠 WHAT WOULD BREAK IF GATEWAY REMOVED?</text:h>
      <text:list text:style-name="L61">
        <text:list-item>
          <text:p text:style-name="P157">Auth duplicated in every service</text:p>
        </text:list-item>
        <text:list-item>
          <text:p text:style-name="P157">Client complexity explodes</text:p>
        </text:list-item>
        <text:list-item>
          <text:p text:style-name="P157">Security holes</text:p>
        </text:list-item>
        <text:list-item>
          <text:p text:style-name="P157">Hard scaling</text:p>
        </text:list-item>
        <text:list-item>
          <text:p text:style-name="P157">Hard monitoring</text:p>
        </text:list-item>
      </text:list>
      <text:p text:style-name="P95">Exactly what we discussed earlier.</text:p>
      <text:p text:style-name="P26"/>
      <text:h text:style-name="P19" text:outline-level="1">NEXT (DO NOT SKIP THINKING)</text:h>
      <text:p text:style-name="P95">Before next topic, answer this:</text:p>
      <text:p text:style-name="P31">If tomorrow we add <text:span text:style-name="Strong_20_Emphasis">Payment Service</text:span>,<text:line-break/>should mobile app change or only API Gateway change?<text:line-break/>WHY?</text:p>
      <text:p text:style-name="P95">Answer in your words.<text:line-break/>This question decides whether concept is clear.</text:p>
      <text:p text:style-name="P95">Perfect.<text:line-break/>Now I understand exactly what you need.</text:p>
      <text:p text:style-name="P95">You are starting from <text:span text:style-name="Strong_20_Emphasis">true zero</text:span><text:line-break/>So every line of code must be explained:</text:p>
      <text:list text:style-name="L62">
        <text:list-item>
          <text:p text:style-name="P158"><text:soft-page-break/>what it means</text:p>
        </text:list-item>
        <text:list-item>
          <text:p text:style-name="P158">why it exists</text:p>
        </text:list-item>
        <text:list-item>
          <text:p text:style-name="P158">what happens internally</text:p>
        </text:list-item>
        <text:list-item>
          <text:p text:style-name="P158">what breaks if removed</text:p>
        </text:list-item>
      </text:list>
      <text:p text:style-name="P95">Not just “here is code”.</text:p>
      <text:p text:style-name="P95">Good. That is the <text:span text:style-name="Strong_20_Emphasis">correct way</text:span> to learn engineering.</text:p>
      <text:p text:style-name="P95">From now:</text:p>
      <text:p text:style-name="P31">Every code = explained word-by-word<text:line-break/>like you’re sitting with me in real class.</text:p>
      <text:p text:style-name="P95">No skipping basics.</text:p>
      <text:p text:style-name="P26"/>
      <text:h text:style-name="P19" text:outline-level="1">🧠 First — what is this program we are writing?</text:h>
      <text:p text:style-name="P95">We are building a <text:span text:style-name="Strong_20_Emphasis">server</text:span>.</text:p>
      <text:p text:style-name="P95">Server = a program that waits for requests<text:line-break/>and sends responses.</text:p>
      <text:p text:style-name="P95">Example:<text:line-break/>When you open browser and type:</text:p>
      <text:p text:style-name="P29"><text:span text:style-name="Source_20_Text">google.com</text:span></text:p>
      <text:p text:style-name="P95">Some server somewhere receives request<text:line-break/>and sends response.</text:p>
      <text:p text:style-name="P95">We are building our own small server.</text:p>
      <text:p text:style-name="P26"/>
      <text:h text:style-name="P19" text:outline-level="1">🧠 Before code: what is Node.js?</text:h>
      <text:p text:style-name="P95">Node.js = program that lets you run JavaScript outside browser.</text:p>
      <text:p text:style-name="P95">Normally JS runs in browser.</text:p>
      <text:p text:style-name="P95">Node lets JS run like:</text:p>
      <text:list text:style-name="L63">
        <text:list-item>
          <text:p text:style-name="P159">backend server</text:p>
        </text:list-item>
        <text:list-item>
          <text:p text:style-name="P159">system program</text:p>
        </text:list-item>
        <text:list-item>
          <text:p text:style-name="P159">API service</text:p>
        </text:list-item>
      </text:list>
      <text:p text:style-name="P95">So we can create servers using JS.</text:p>
      <text:p text:style-name="P26"><text:soft-page-break/></text:p>
      <text:h text:style-name="P19" text:outline-level="1">🧠 Now first line of code</text:h>
      <text:p text:style-name="P29"><text:span text:style-name="Source_20_Text">const express = require("express");</text:span></text:p>
      <text:h text:style-name="P23" text:outline-level="3">What this means</text:h>
      <text:list text:style-name="L64">
        <text:list-item>
          <text:p text:style-name="P160"><text:span text:style-name="Source_20_Text">express</text:span> = a library (tool)</text:p>
        </text:list-item>
        <text:list-item>
          <text:p text:style-name="P160">helps us create server easily</text:p>
        </text:list-item>
      </text:list>
      <text:p text:style-name="P95">Without express:<text:line-break/>Creating server is very hard.</text:p>
      <text:p text:style-name="P95">With express:<text:line-break/>Few lines → full server.</text:p>
      <text:h text:style-name="P23" text:outline-level="3"><text:span text:style-name="Source_20_Text">require("express")</text:span></text:h>
      <text:p text:style-name="P95">Means:</text:p>
      <text:p text:style-name="P31">bring express library into this file</text:p>
      <text:p text:style-name="P95">Like importing tool.</text:p>
      <text:p text:style-name="P26"/>
      <text:h text:style-name="P19" text:outline-level="1">🧠 Next line</text:h>
      <text:p text:style-name="P29"><text:span text:style-name="Source_20_Text">const app = express();</text:span></text:p>
      <text:h text:style-name="P23" text:outline-level="3">What is happening</text:h>
      <text:p text:style-name="P95">We are creating a server object.</text:p>
      <text:p text:style-name="P95">Think like:</text:p>
      <text:p text:style-name="P29"><text:span text:style-name="Source_20_Text">app = my server</text:span></text:p>
      <text:p text:style-name="P95">This <text:span text:style-name="Source_20_Text">app</text:span> will:</text:p>
      <text:list text:style-name="L65">
        <text:list-item>
          <text:p text:style-name="P161">listen for requests</text:p>
        </text:list-item>
        <text:list-item>
          <text:p text:style-name="P161">send responses</text:p>
        </text:list-item>
        <text:list-item>
          <text:p text:style-name="P161">manage routes</text:p>
        </text:list-item>
      </text:list>
      <text:p text:style-name="P95">Without this:<text:line-break/>No server exists.</text:p>
      <text:p text:style-name="P26"/>
      <text:h text:style-name="P19" text:outline-level="1"><text:soft-page-break/>🧠 Now important concept: ROUTE</text:h>
      <text:p text:style-name="P29"><text:span text:style-name="Source_20_Text">app.get("/user", (req, res) =&gt; {</text:span></text:p>
      <text:p text:style-name="P95">Break slowly.</text:p>
      <text:h text:style-name="P23" text:outline-level="3">app.get</text:h>
      <text:p text:style-name="P95">Means:</text:p>
      <text:p text:style-name="P31">When someone sends GET request</text:p>
      <text:p text:style-name="P95">GET = user asking data.</text:p>
      <text:p text:style-name="P95">Example:<text:line-break/>Opening page<text:line-break/>Fetching profile<text:line-break/>Fetching posts</text:p>
      <text:p text:style-name="P95">All are GET.</text:p>
      <text:p text:style-name="P26"/>
      <text:h text:style-name="P23" text:outline-level="3">"/user"</text:h>
      <text:p text:style-name="P95">This is URL path.</text:p>
      <text:p text:style-name="P95">If browser opens:</text:p>
      <text:p text:style-name="P29"><text:span text:style-name="Source_20_Text">localhost:3001/user</text:span></text:p>
      <text:p text:style-name="P95">Then this code runs.</text:p>
      <text:p text:style-name="P95">If browser opens:</text:p>
      <text:p text:style-name="P29"><text:span text:style-name="Source_20_Text">localhost:3001/anythingelse</text:span></text:p>
      <text:p text:style-name="P95">This code will NOT run.</text:p>
      <text:p text:style-name="P95">So:</text:p>
      <text:p text:style-name="P29"><text:span text:style-name="Source_20_Text">"/user"</text:span></text:p>
      <text:p text:style-name="P95">= route path.</text:p>
      <text:p text:style-name="P26"/>
      <text:h text:style-name="P23" text:outline-level="3"><text:span text:style-name="Source_20_Text">(req, res)</text:span></text:h>
      <text:p text:style-name="P95">These are two objects.</text:p>
      <text:h text:style-name="P25" text:outline-level="4">req (request)</text:h>
      <text:p text:style-name="P95">Contains:</text:p>
      <text:list text:style-name="L66">
        <text:list-item>
          <text:p text:style-name="P162">who sent request</text:p>
        </text:list-item>
        <text:list-item>
          <text:p text:style-name="P162">headers</text:p>
        </text:list-item>
        <text:list-item>
          <text:p text:style-name="P162"><text:soft-page-break/>data</text:p>
        </text:list-item>
        <text:list-item>
          <text:p text:style-name="P162">IP</text:p>
        </text:list-item>
        <text:list-item>
          <text:p text:style-name="P162">info</text:p>
        </text:list-item>
      </text:list>
      <text:h text:style-name="P25" text:outline-level="4">res (response)</text:h>
      <text:p text:style-name="P95">Used to send reply back.</text:p>
      <text:p text:style-name="P95">Example:</text:p>
      <text:p text:style-name="P29"><text:span text:style-name="Source_20_Text">res.send("hello")</text:span></text:p>
      <text:p text:style-name="P95">sends response to browser.</text:p>
      <text:p text:style-name="P26"/>
      <text:h text:style-name="P19" text:outline-level="1">🧠 Inside route</text:h>
      <text:p text:style-name="P30"><text:span text:style-name="Source_20_Text">res.json({</text:span></text:p>
      <text:p text:style-name="P30"><text:span text:style-name="Source_20_Text"><text:s text:c="2"/>service: "USER-SERVICE",</text:span></text:p>
      <text:p text:style-name="P30"><text:span text:style-name="Source_20_Text"><text:s text:c="2"/>user: "Dinesh"</text:span></text:p>
      <text:p text:style-name="P29"><text:span text:style-name="Source_20_Text">});</text:span></text:p>
      <text:h text:style-name="P23" text:outline-level="3">What happens</text:h>
      <text:p text:style-name="P95">Server sends JSON data back.</text:p>
      <text:p text:style-name="P95">Browser receives:</text:p>
      <text:p text:style-name="P30"><text:span text:style-name="Source_20_Text">{</text:span></text:p>
      <text:p text:style-name="P30"><text:span text:style-name="Source_20_Text"><text:s/>service: "USER-SERVICE",</text:span></text:p>
      <text:p text:style-name="P30"><text:span text:style-name="Source_20_Text"><text:s/>user: "Dinesh"</text:span></text:p>
      <text:p text:style-name="P29"><text:span text:style-name="Source_20_Text">}</text:span></text:p>
      <text:p text:style-name="P95">Why JSON?<text:line-break/>Because APIs send data not HTML.</text:p>
      <text:p text:style-name="P95">All modern apps use JSON.</text:p>
      <text:p text:style-name="P26"/>
      <text:h text:style-name="P19" text:outline-level="1">🧠 Last line (VERY IMPORTANT)</text:h>
      <text:p text:style-name="P30"><text:span text:style-name="Source_20_Text">app.listen(3001, () =&gt; {</text:span></text:p>
      <text:p text:style-name="P30"><text:span text:style-name="Source_20_Text"><text:s text:c="2"/>console.log("User Service running");</text:span></text:p>
      <text:p text:style-name="P29"><text:span text:style-name="Source_20_Text">});</text:span></text:p>
      <text:p text:style-name="P95">This is heart of server.</text:p>
      <text:h text:style-name="P23" text:outline-level="3">app.listen(3001)</text:h>
      <text:p text:style-name="P95">Means:</text:p>
      <text:p text:style-name="P31"><text:soft-page-break/>Start server and wait for requests on port 3001</text:p>
      <text:p text:style-name="P95">Port = door of computer.</text:p>
      <text:p text:style-name="P95">Computer has many doors (ports):</text:p>
      <text:list text:style-name="L67">
        <text:list-item>
          <text:p text:style-name="P163">3000</text:p>
        </text:list-item>
        <text:list-item>
          <text:p text:style-name="P163">3001</text:p>
        </text:list-item>
        <text:list-item>
          <text:p text:style-name="P163">8080</text:p>
        </text:list-item>
        <text:list-item>
          <text:p text:style-name="P163">etc</text:p>
        </text:list-item>
      </text:list>
      <text:p text:style-name="P95">Server listens on one door.</text:p>
      <text:p text:style-name="P95">If request comes to that port → server handles.</text:p>
      <text:p text:style-name="P26"/>
      <text:h text:style-name="P23" text:outline-level="3">Why port needed?</text:h>
      <text:p text:style-name="P95">Because many servers can run on one computer.</text:p>
      <text:p text:style-name="P95">Example:</text:p>
      <text:list text:style-name="L68">
        <text:list-item>
          <text:p text:style-name="P164">user service → port 3001</text:p>
        </text:list-item>
        <text:list-item>
          <text:p text:style-name="P164">order service → port 3002</text:p>
        </text:list-item>
        <text:list-item>
          <text:p text:style-name="P164">gateway → port 3000</text:p>
        </text:list-item>
      </text:list>
      <text:p text:style-name="P95">Each needs separate port.</text:p>
      <text:p text:style-name="P26"/>
      <text:h text:style-name="P23" text:outline-level="3">console.log</text:h>
      <text:p text:style-name="P95">Just prints message in terminal:</text:p>
      <text:p text:style-name="P29"><text:span text:style-name="Source_20_Text">User Service running</text:span></text:p>
      <text:p text:style-name="P95">So you know server started.</text:p>
      <text:p text:style-name="P26"/>
      <text:h text:style-name="P19" text:outline-level="1">🧠 What happens when you run file</text:h>
      <text:p text:style-name="P95">When you run:</text:p>
      <text:p text:style-name="P29"><text:span text:style-name="Source_20_Text">node user-service.js</text:span></text:p>
      <text:p text:style-name="P95">Node:</text:p>
      <text:list text:style-name="L69">
        <text:list-item>
          <text:p text:style-name="P165">reads file</text:p>
        </text:list-item>
        <text:list-item>
          <text:p text:style-name="P165">creates server</text:p>
        </text:list-item>
        <text:list-item>
          <text:p text:style-name="P165">listens on port 3001</text:p>
        </text:list-item>
        <text:list-item>
          <text:p text:style-name="P165"><text:soft-page-break/>waits for request</text:p>
        </text:list-item>
      </text:list>
      <text:p text:style-name="P95">Then when browser opens:</text:p>
      <text:p text:style-name="P29"><text:span text:style-name="Source_20_Text">localhost:3001/user</text:span></text:p>
      <text:p text:style-name="P95">Server responds.</text:p>
      <text:p text:style-name="P26"/>
      <text:h text:style-name="P19" text:outline-level="1">🧠 Think like engineer</text:h>
      <text:p text:style-name="P95">You just created:</text:p>
      <text:p text:style-name="P31">One independent backend service</text:p>
      <text:p text:style-name="P95">Real companies have:</text:p>
      <text:list text:style-name="L70">
        <text:list-item>
          <text:p text:style-name="P166">thousands like this</text:p>
        </text:list-item>
      </text:list>
      <text:p text:style-name="P95">Each doing one job.</text:p>
      <text:p text:style-name="P26"/>
      <text:h text:style-name="P19" text:outline-level="1">🧠 Now I ask you small check question</text:h>
      <text:p text:style-name="P95">Very important.</text:p>
      <text:p text:style-name="P95">Why do we write:</text:p>
      <text:p text:style-name="P29"><text:span text:style-name="Source_20_Text">app.listen(3001)</text:span></text:p>
      <text:p text:style-name="P95">Why not just write code without listen?</text:p>
      <text:p text:style-name="P95">What happens if we remove it?</text:p>
      <text:p text:style-name="P95">Think and answer in simple words.</text:p>
      <text:p text:style-name="P95">Excellent doubt.<text:line-break/>This is the <text:span text:style-name="Strong_20_Emphasis">most important confusion</text:span> beginners have.<text:line-break/>If you understand this clearly → backend becomes clear forever.</text:p>
      <text:p text:style-name="P95">Let’s go very slowly.</text:p>
      <text:p text:style-name="P26"/>
      <text:h text:style-name="P19" text:outline-level="1">🧠 First understand: who sends GET request?</text:h>
      <text:p text:style-name="P95">You asked:</text:p>
      <text:p text:style-name="P31">should this code send GET request to server?<text:line-break/>or give response when frontend asks?</text:p>
      <text:p text:style-name="P95">Correct answer:</text:p>
      <text:p text:style-name="P31"><text:soft-page-break/>This code does NOT send request<text:line-break/>It WAITS for request and RESPONDS</text:p>
      <text:p text:style-name="P95">Server never starts conversation.<text:line-break/>Client (browser/app) always starts.</text:p>
      <text:p text:style-name="P26"/>
      <text:h text:style-name="P19" text:outline-level="1">🧠 Think like restaurant 🍽️</text:h>
      <text:p text:style-name="P95">Server = restaurant kitchen<text:line-break/>Client = customer</text:p>
      <text:p text:style-name="P95">Kitchen doesn’t randomly send food.<text:line-break/>Customer orders first.</text:p>
      <text:p text:style-name="P95">Customer:</text:p>
      <text:p text:style-name="P31">Give dosa</text:p>
      <text:p text:style-name="P95">Kitchen:</text:p>
      <text:p text:style-name="P31">prepares → gives dosa</text:p>
      <text:p text:style-name="P95">Same here.</text:p>
      <text:p text:style-name="P95">Browser asks → server responds.</text:p>
      <text:p text:style-name="P26"/>
      <text:h text:style-name="P19" text:outline-level="1">🧠 Now your code explained properly</text:h>
      <text:p text:style-name="P30"><text:span text:style-name="Source_20_Text">app.get("/user", (req, res) =&gt; {</text:span></text:p>
      <text:p text:style-name="P30"><text:span text:style-name="Source_20_Text"><text:s text:c="2"/>res.json({</text:span></text:p>
      <text:p text:style-name="P30"><text:span text:style-name="Source_20_Text"><text:s text:c="4"/>service: "USER-SERVICE",</text:span></text:p>
      <text:p text:style-name="P30"><text:span text:style-name="Source_20_Text"><text:s text:c="4"/>user: "Dinesh",</text:span></text:p>
      <text:p text:style-name="P30"><text:span text:style-name="Source_20_Text"><text:s text:c="4"/>role: "student"</text:span></text:p>
      <text:p text:style-name="P30"><text:span text:style-name="Source_20_Text"><text:s text:c="2"/>});</text:span></text:p>
      <text:p text:style-name="P29"><text:span text:style-name="Source_20_Text">});</text:span></text:p>
      <text:p text:style-name="P95">This means:</text:p>
      <text:p text:style-name="P31">IF someone sends GET request to /user<text:line-break/>THEN run this function and send response</text:p>
      <text:p text:style-name="P95">It is like saying:</text:p>
      <text:p text:style-name="P31">If customer orders dosa → cook dosa</text:p>
      <text:p text:style-name="P95">But if no customer comes → nothing happens.</text:p>
      <text:p text:style-name="P26"/>
      <text:h text:style-name="P19" text:outline-level="1"><text:soft-page-break/>🧠 What happens in real flow</text:h>
      <text:p text:style-name="P95">When you open browser:</text:p>
      <text:p text:style-name="P29"><text:span text:style-name="Source_20_Text">localhost:3001/user</text:span></text:p>
      <text:p text:style-name="P95">Browser sends GET request automatically.</text:p>
      <text:p text:style-name="P95">Server receives it.</text:p>
      <text:p text:style-name="P95">Then this code runs:</text:p>
      <text:p text:style-name="P29"><text:span text:style-name="Source_20_Text">app.get("/user", ...)</text:span></text:p>
      <text:p text:style-name="P95">Then server sends response:</text:p>
      <text:p text:style-name="P29"><text:span text:style-name="Source_20_Text">res.json(...)</text:span></text:p>
      <text:p text:style-name="P95">Browser receives data.</text:p>
      <text:p text:style-name="P26"/>
      <text:h text:style-name="P19" text:outline-level="1">🧠 Important concept</text:h>
      <text:p text:style-name="P95">Server code does NOT run continuously.</text:p>
      <text:p text:style-name="P95">It runs only when request comes.</text:p>
      <text:p text:style-name="P95">Server just sits and waits.</text:p>
      <text:p text:style-name="P95">Like security guard waiting at gate.</text:p>
      <text:p text:style-name="P26"/>
      <text:h text:style-name="P19" text:outline-level="1">🧠 req and res understanding</text:h>
      <text:p text:style-name="P95">Inside:</text:p>
      <text:p text:style-name="P29"><text:span text:style-name="Source_20_Text">(req, res)</text:span></text:p>
      <text:h text:style-name="P23" text:outline-level="3">req (request)</text:h>
      <text:p text:style-name="P95">Contains info:</text:p>
      <text:list text:style-name="L71">
        <text:list-item>
          <text:p text:style-name="P167">who called</text:p>
        </text:list-item>
        <text:list-item>
          <text:p text:style-name="P167">headers</text:p>
        </text:list-item>
        <text:list-item>
          <text:p text:style-name="P167">body</text:p>
        </text:list-item>
        <text:list-item>
          <text:p text:style-name="P167">URL</text:p>
        </text:list-item>
      </text:list>
      <text:h text:style-name="P23" text:outline-level="3">res (response)</text:h>
      <text:p text:style-name="P95">Used to send reply.</text:p>
      <text:p text:style-name="P95"><text:soft-page-break/>If you don’t send response:<text:line-break/>Browser will keep waiting forever.</text:p>
      <text:p text:style-name="P95">So must send:</text:p>
      <text:p text:style-name="P30"><text:span text:style-name="Source_20_Text">res.json()</text:span></text:p>
      <text:p text:style-name="P30"><text:span text:style-name="Source_20_Text">or</text:span></text:p>
      <text:p text:style-name="P29"><text:span text:style-name="Source_20_Text">res.send()</text:span></text:p>
      <text:p text:style-name="P26"/>
      <text:h text:style-name="P19" text:outline-level="1">🧠 Very important mental model</text:h>
      <text:p text:style-name="P95">Client always starts.</text:p>
      <text:p text:style-name="P30"><text:span text:style-name="Source_20_Text">Client → request → server</text:span></text:p>
      <text:p text:style-name="P29"><text:span text:style-name="Source_20_Text">Server → response → client</text:span></text:p>
      <text:p text:style-name="P95">Server never randomly sends data<text:line-break/>(unless WebSocket — later topic).</text:p>
      <text:p text:style-name="P26"/>
      <text:h text:style-name="P19" text:outline-level="1">🧠 Why we write response manually?</text:h>
      <text:p text:style-name="P95">Because server decides:<text:line-break/>What data to send.</text:p>
      <text:p text:style-name="P95">Example:<text:line-break/>User requests profile → server sends profile<text:line-break/>User requests posts → server sends posts</text:p>
      <text:p text:style-name="P95">Server logic decides response.</text:p>
      <text:p text:style-name="P26"/>
      <text:h text:style-name="P19" text:outline-level="1">🧠 Now answer this (check understanding)</text:h>
      <text:p text:style-name="P95">When browser opens:</text:p>
      <text:p text:style-name="P29"><text:span text:style-name="Source_20_Text">localhost:3001/user</text:span></text:p>
      <text:p text:style-name="P95">Who sends request first?</text:p>
      <text:p text:style-name="P95">A) server<text:line-break/>B) browser/client</text:p>
      <text:p text:style-name="P95">And who sends response?</text:p>
      <text:p text:style-name="P95">Explain in one line.</text:p>
      <text:p text:style-name="P95">Very good doubt 👍<text:line-break/>This confusion means you are thinking correctly.</text:p>
      <text:p text:style-name="P95"><text:soft-page-break/>You asked:</text:p>
      <text:p text:style-name="P31">Is it listening on 3001 or running on 3001?</text:p>
      <text:p text:style-name="P95">Correct answer:</text:p>
      <text:p text:style-name="P31">It is <text:span text:style-name="Strong_20_Emphasis">running AND listening on port 3001</text:span></text:p>
      <text:p text:style-name="P95">Let me explain properly from zero.</text:p>
      <text:p text:style-name="P26"/>
      <text:h text:style-name="P19" text:outline-level="1">🧠 What is a port? (first understand this)</text:h>
      <text:p text:style-name="P95">Your computer has one IP address<text:line-break/>but many programs run.</text:p>
      <text:p text:style-name="P95">So how does computer know<text:line-break/>which program should receive request?</text:p>
      <text:p text:style-name="P95">It uses <text:span text:style-name="Strong_20_Emphasis">ports</text:span>.</text:p>
      <text:p text:style-name="P95">Think like apartment building 🏢</text:p>
      <text:p text:style-name="P95">IP address = building address<text:line-break/>Port = room number</text:p>
      <text:p text:style-name="P95">Example:</text:p>
      <text:p text:style-name="P30"><text:span text:style-name="Source_20_Text">Building: 10.0.0.1</text:span></text:p>
      <text:p text:style-name="P29"><text:span text:style-name="Source_20_Text">Room: 3001</text:span></text:p>
      <text:p text:style-name="P95">Request goes to correct room.</text:p>
      <text:p text:style-name="P26"/>
      <text:h text:style-name="P19" text:outline-level="1">🧠 Now this line</text:h>
      <text:p text:style-name="P29"><text:span text:style-name="Source_20_Text">app.listen(3001)</text:span></text:p>
      <text:p text:style-name="P95">Means:</text:p>
      <text:p text:style-name="P31">Start this server and make it wait for requests on port 3001</text:p>
      <text:p text:style-name="P95">So:</text:p>
      <text:list text:style-name="L72">
        <text:list-item>
          <text:p text:style-name="P168">server starts running</text:p>
        </text:list-item>
        <text:list-item>
          <text:p text:style-name="P168">server listens on port 3001</text:p>
        </text:list-item>
        <text:list-item>
          <text:p text:style-name="P168">waits for requests</text:p>
        </text:list-item>
      </text:list>
      <text:p text:style-name="P26"/>
      <text:h text:style-name="P19" text:outline-level="1"><text:soft-page-break/>🧠 Difference between “running” and “listening”</text:h>
      <text:h text:style-name="P23" text:outline-level="3">Running</text:h>
      <text:p text:style-name="P95">Program started and alive.</text:p>
      <text:h text:style-name="P23" text:outline-level="3">Listening</text:h>
      <text:p text:style-name="P95">Program waiting for incoming requests.</text:p>
      <text:p text:style-name="P95">Server must do both.</text:p>
      <text:p text:style-name="P95">So when you write:</text:p>
      <text:p text:style-name="P29"><text:span text:style-name="Source_20_Text">app.listen(3001)</text:span></text:p>
      <text:p text:style-name="P95">You are telling Node:</text:p>
      <text:p text:style-name="P31">Start this server program<text:line-break/>and keep ear on port 3001<text:line-break/>if request comes → handle it</text:p>
      <text:p text:style-name="P26"/>
      <text:h text:style-name="P19" text:outline-level="1">🧠 What happens internally</text:h>
      <text:p text:style-name="P95">When you run:</text:p>
      <text:p text:style-name="P29"><text:span text:style-name="Source_20_Text">node user-service.js</text:span></text:p>
      <text:p text:style-name="P95">Node:</text:p>
      <text:list text:style-name="L73">
        <text:list-item>
          <text:p text:style-name="P169">Starts program</text:p>
        </text:list-item>
        <text:list-item>
          <text:p text:style-name="P169">Creates server</text:p>
        </text:list-item>
        <text:list-item>
          <text:p text:style-name="P169">Opens port 3001</text:p>
        </text:list-item>
        <text:list-item>
          <text:p text:style-name="P169">Waits for requests</text:p>
        </text:list-item>
      </text:list>
      <text:p text:style-name="P95">Now if browser goes:</text:p>
      <text:p text:style-name="P29"><text:span text:style-name="Source_20_Text">localhost:3001/user</text:span></text:p>
      <text:p text:style-name="P95">Request reaches port 3001<text:line-break/>Your server receives it.</text:p>
      <text:p text:style-name="P26"/>
      <text:h text:style-name="P19" text:outline-level="1">🧠 If you REMOVE app.listen</text:h>
      <text:p text:style-name="P95">Very important.</text:p>
      <text:p text:style-name="P95"><text:soft-page-break/>If you delete:</text:p>
      <text:p text:style-name="P29"><text:span text:style-name="Source_20_Text">app.listen(3001)</text:span></text:p>
      <text:p text:style-name="P95">Then run file:</text:p>
      <text:p text:style-name="P95">Nothing happens.</text:p>
      <text:p text:style-name="P95">Why?<text:line-break/>Server never started.<text:line-break/>No port opened.<text:line-break/>No listening.</text:p>
      <text:p text:style-name="P95">So browser cannot connect.</text:p>
      <text:p text:style-name="P26"/>
      <text:h text:style-name="P19" text:outline-level="1">🧠 Real life analogy</text:h>
      <text:p text:style-name="P95">Imagine shop.</text:p>
      <text:p text:style-name="P95"><text:span text:style-name="Source_20_Text">app.listen(3001)</text:span> =</text:p>
      <text:p text:style-name="P31">Open shop + keep door open for customers</text:p>
      <text:p text:style-name="P95">Without it:<text:line-break/>Shop exists but door closed.<text:line-break/>No customer can enter.</text:p>
      <text:p text:style-name="P26"/>
      <text:h text:style-name="P19" text:outline-level="1">🧠 Why different ports used</text:h>
      <text:p text:style-name="P95">Because multiple services run.</text:p>
      <text:p text:style-name="P95">Example:</text:p>
      <text:p text:style-name="P30"><text:span text:style-name="Source_20_Text">User service → 3001</text:span></text:p>
      <text:p text:style-name="P30"><text:span text:style-name="Source_20_Text">Order service → 3002</text:span></text:p>
      <text:p text:style-name="P29"><text:span text:style-name="Source_20_Text">Gateway → 3000</text:span></text:p>
      <text:p text:style-name="P95">Each listens on different port.</text:p>
      <text:p text:style-name="P26"/>
      <text:h text:style-name="P19" text:outline-level="1">🧠 Check your understanding</text:h>
      <text:p text:style-name="P95">If server listening on 3001<text:line-break/>and browser opens:</text:p>
      <text:p text:style-name="P29"><text:span text:style-name="Source_20_Text">localhost:5000/user</text:span></text:p>
      <text:p text:style-name="P95">Will it work?</text:p>
      <text:p text:style-name="P95"><text:soft-page-break/>Why or why not?</text:p>
      <text:p text:style-name="P95">Good.<text:line-break/>Now we go <text:span text:style-name="Strong_20_Emphasis">line-by-line teacher mode</text:span> for API gateway.<text:line-break/>Starting from zero — no assumptions.</text:p>
      <text:p text:style-name="P95">We will understand:</text:p>
      <text:list text:style-name="L74">
        <text:list-item>
          <text:p text:style-name="P170">what each word does</text:p>
        </text:list-item>
        <text:list-item>
          <text:p text:style-name="P170">why it exists</text:p>
        </text:list-item>
        <text:list-item>
          <text:p text:style-name="P170">what happens internally</text:p>
        </text:list-item>
        <text:list-item>
          <text:p text:style-name="P170">how real companies use this</text:p>
        </text:list-item>
      </text:list>
      <text:p text:style-name="P95">Take it slow.</text:p>
      <text:p text:style-name="P26"/>
      <text:h text:style-name="P19" text:outline-level="1">🧠 First: What is API Gateway in simple words?</text:h>
      <text:p text:style-name="P95">API Gateway = <text:span text:style-name="Strong_20_Emphasis">main entry door</text:span> to backend.</text:p>
      <text:p text:style-name="P95">Instead of client calling 10 services:</text:p>
      <text:p text:style-name="P30"><text:span text:style-name="Source_20_Text">client → user service <text:s/></text:span></text:p>
      <text:p text:style-name="P30"><text:span text:style-name="Source_20_Text">client → order service <text:s/></text:span></text:p>
      <text:p text:style-name="P29"><text:span text:style-name="Source_20_Text">client → payment service <text:s/></text:span></text:p>
      <text:p text:style-name="P95">Client calls only:</text:p>
      <text:p text:style-name="P29"><text:span text:style-name="Source_20_Text">client → API Gateway</text:span></text:p>
      <text:p text:style-name="P95">Gateway decides where to send.</text:p>
      <text:p text:style-name="P95">So gateway = <text:span text:style-name="Strong_20_Emphasis">traffic controller + security + router</text:span></text:p>
      <text:p text:style-name="P26"/>
      <text:h text:style-name="P19" text:outline-level="1">🧠 Now full gateway code (we break it slowly)</text:h>
      <text:p text:style-name="P30"><text:span text:style-name="Source_20_Text">const express = require("express");</text:span></text:p>
      <text:p text:style-name="P30"><text:span text:style-name="Source_20_Text">const axios = require("axios");</text:span></text:p>
      <text:p text:style-name="P29"><text:span text:style-name="Source_20_Text">const app = express();</text:span></text:p>
      <text:p text:style-name="P26"/>
      <text:h text:style-name="P20" text:outline-level="2">🔵 Line 1</text:h>
      <text:p text:style-name="P29"><text:span text:style-name="Source_20_Text">const express = require("express");</text:span></text:p>
      <text:p text:style-name="P95"><text:soft-page-break/>Import express library.</text:p>
      <text:p text:style-name="P95">Why needed?<text:line-break/>Because express helps create server easily.</text:p>
      <text:p text:style-name="P95">Without express:<text:line-break/>server creation is complex.</text:p>
      <text:p text:style-name="P95">So:</text:p>
      <text:p text:style-name="P31">express = tool to build server</text:p>
      <text:p text:style-name="P26"/>
      <text:h text:style-name="P20" text:outline-level="2">🔵 Line 2</text:h>
      <text:p text:style-name="P29"><text:span text:style-name="Source_20_Text">const axios = require("axios");</text:span></text:p>
      <text:p text:style-name="P95">Axios = tool to send HTTP requests.</text:p>
      <text:p text:style-name="P95">Wait — why gateway needs to send request?</text:p>
      <text:p text:style-name="P95">Because gateway will call:</text:p>
      <text:list text:style-name="L75">
        <text:list-item>
          <text:p text:style-name="P171">user service</text:p>
        </text:list-item>
        <text:list-item>
          <text:p text:style-name="P171">order service</text:p>
        </text:list-item>
      </text:list>
      <text:p text:style-name="P95">Gateway acts like client to other services.</text:p>
      <text:p text:style-name="P95">So axios helps gateway talk to services.</text:p>
      <text:p text:style-name="P26"/>
      <text:h text:style-name="P20" text:outline-level="2">🔵 Line 3</text:h>
      <text:p text:style-name="P29"><text:span text:style-name="Source_20_Text">const app = express();</text:span></text:p>
      <text:p text:style-name="P95">Create server object.</text:p>
      <text:p text:style-name="P95">This gateway itself is also a server.</text:p>
      <text:p text:style-name="P95">Clients will send requests to this gateway.</text:p>
      <text:p text:style-name="P26"/>
      <text:h text:style-name="P19" text:outline-level="1">🧠 AUTHENTICATION PART (very important)</text:h>
      <text:p text:style-name="P30"><text:span text:style-name="Source_20_Text">function authMiddleware(req, res, next) {</text:span></text:p>
      <text:p text:style-name="P30"><text:span text:style-name="Source_20_Text"><text:s text:c="2"/>const token = req.headers["authorization"];</text:span></text:p>
      <text:p text:style-name="P30"/>
      <text:p text:style-name="P30"><text:span text:style-name="Source_20_Text"><text:s text:c="2"/>if (!token) {</text:span></text:p>
      <text:p text:style-name="P30"><text:span text:style-name="Source_20_Text"><text:s text:c="4"/>return res.status(401).json({</text:span></text:p>
      <text:p text:style-name="P30"><text:soft-page-break/><text:span text:style-name="Source_20_Text"><text:s text:c="6"/>error: "Unauthorized: No token"</text:span></text:p>
      <text:p text:style-name="P30"><text:span text:style-name="Source_20_Text"><text:s text:c="4"/>});</text:span></text:p>
      <text:p text:style-name="P30"><text:span text:style-name="Source_20_Text"><text:s text:c="2"/>}</text:span></text:p>
      <text:p text:style-name="P30"/>
      <text:p text:style-name="P30"><text:span text:style-name="Source_20_Text"><text:s text:c="2"/>next();</text:span></text:p>
      <text:p text:style-name="P29"><text:span text:style-name="Source_20_Text">}</text:span></text:p>
      <text:p text:style-name="P95">We go line by line.</text:p>
      <text:p text:style-name="P26"/>
      <text:h text:style-name="P20" text:outline-level="2">🔵 What is middleware?</text:h>
      <text:p text:style-name="P95">Middleware = function that runs before request reaches route.</text:p>
      <text:p text:style-name="P95">Like security guard.</text:p>
      <text:p text:style-name="P95">Checks request first.</text:p>
      <text:p text:style-name="P26"/>
      <text:h text:style-name="P20" text:outline-level="2">🔵 This line</text:h>
      <text:p text:style-name="P29"><text:span text:style-name="Source_20_Text">const token = req.headers["authorization"];</text:span></text:p>
      <text:p text:style-name="P95">When client sends request, it can send headers.</text:p>
      <text:p text:style-name="P95">Example:</text:p>
      <text:p text:style-name="P29"><text:span text:style-name="Source_20_Text">Authorization: token123</text:span></text:p>
      <text:p text:style-name="P95">Gateway reads that header.</text:p>
      <text:p text:style-name="P95">So:</text:p>
      <text:p text:style-name="P31">token = login proof</text:p>
      <text:p text:style-name="P26"/>
      <text:h text:style-name="P20" text:outline-level="2">🔵 If no token</text:h>
      <text:p text:style-name="P29"><text:span text:style-name="Source_20_Text">if (!token)</text:span></text:p>
      <text:p text:style-name="P95">Means:<text:line-break/>If user not logged in.</text:p>
      <text:p text:style-name="P95">Then:</text:p>
      <text:p text:style-name="P29"><text:span text:style-name="Source_20_Text">return res.status(401).json(...)</text:span></text:p>
      <text:p text:style-name="P95">Send error response:</text:p>
      <text:p text:style-name="P29"><text:span text:style-name="Source_20_Text">Unauthorized</text:span></text:p>
      <text:p text:style-name="P95">Request stops here.</text:p>
      <text:p text:style-name="P95"><text:soft-page-break/>Does NOT go to service.</text:p>
      <text:p text:style-name="P26"/>
      <text:h text:style-name="P20" text:outline-level="2">🔵 If token exists</text:h>
      <text:p text:style-name="P29"><text:span text:style-name="Source_20_Text">next();</text:span></text:p>
      <text:p text:style-name="P95">Means:</text:p>
      <text:p text:style-name="P31">Allow request to continue</text:p>
      <text:p text:style-name="P95">Send request to next step (route).</text:p>
      <text:p text:style-name="P95">So middleware acts like:</text:p>
      <text:p text:style-name="P31">Security check before entering system</text:p>
      <text:p text:style-name="P95">Real companies use:</text:p>
      <text:list text:style-name="L76">
        <text:list-item>
          <text:p text:style-name="P172">JWT token</text:p>
        </text:list-item>
        <text:list-item>
          <text:p text:style-name="P172">OAuth</text:p>
        </text:list-item>
        <text:list-item>
          <text:p text:style-name="P172">session</text:p>
        </text:list-item>
      </text:list>
      <text:p text:style-name="P26"/>
      <text:h text:style-name="P19" text:outline-level="1">🧠 ROUTING PART (core gateway work)</text:h>
      <text:p text:style-name="P29"><text:span text:style-name="Source_20_Text">app.get("/user", authMiddleware, async (req, res) =&gt; {</text:span></text:p>
      <text:p text:style-name="P95">Break this slowly.</text:p>
      <text:h text:style-name="P23" text:outline-level="3">app.get("/user")</text:h>
      <text:p text:style-name="P95">If client requests:</text:p>
      <text:p text:style-name="P29"><text:span text:style-name="Source_20_Text">localhost:3000/user</text:span></text:p>
      <text:p text:style-name="P95">This code runs.</text:p>
      <text:h text:style-name="P23" text:outline-level="3">authMiddleware</text:h>
      <text:p text:style-name="P95">Before running route:<text:line-break/>Authentication check happens.</text:p>
      <text:p text:style-name="P95">If not logged → blocked<text:line-break/>If logged → continue</text:p>
      <text:p text:style-name="P26"/>
      <text:h text:style-name="P20" text:outline-level="2">🔵 Inside route</text:h>
      <text:p text:style-name="P29"><text:span text:style-name="Source_20_Text">const response = await axios.get("http://localhost:3001/user");</text:span></text:p>
      <text:p text:style-name="P95"><text:soft-page-break/>Gateway sends request to user service.</text:p>
      <text:p text:style-name="P95">Important:<text:line-break/>Client → gateway<text:line-break/>Gateway → user service</text:p>
      <text:p text:style-name="P95">Gateway becomes client to user service.</text:p>
      <text:p text:style-name="P26"/>
      <text:h text:style-name="P20" text:outline-level="2">🔵 Then:</text:h>
      <text:p text:style-name="P29"><text:span text:style-name="Source_20_Text">res.json(response.data);</text:span></text:p>
      <text:p text:style-name="P95">Gateway sends user service response back to client.</text:p>
      <text:p text:style-name="P95">Client thinks:</text:p>
      <text:p text:style-name="P31">Data came from one server</text:p>
      <text:p text:style-name="P95">But internally:<text:line-break/>Gateway fetched from another service.</text:p>
      <text:p text:style-name="P26"/>
      <text:h text:style-name="P19" text:outline-level="1">🧠 Order route also same</text:h>
      <text:p text:style-name="P29"><text:span text:style-name="Source_20_Text">app.get("/order", authMiddleware, async (req, res) =&gt; {</text:span></text:p>
      <text:p text:style-name="P95">When client calls:</text:p>
      <text:p text:style-name="P29"><text:span text:style-name="Source_20_Text">localhost:3000/order</text:span></text:p>
      <text:p text:style-name="P95">Gateway calls:</text:p>
      <text:p text:style-name="P29"><text:span text:style-name="Source_20_Text">localhost:3002/order</text:span></text:p>
      <text:p text:style-name="P95">Then sends response back.</text:p>
      <text:p text:style-name="P26"/>
      <text:h text:style-name="P19" text:outline-level="1">🧠 Final line (very important)</text:h>
      <text:p text:style-name="P30"><text:span text:style-name="Source_20_Text">app.listen(3000, () =&gt; {</text:span></text:p>
      <text:p text:style-name="P30"><text:span text:style-name="Source_20_Text"><text:s text:c="2"/>console.log("API Gateway running on port 3000");</text:span></text:p>
      <text:p text:style-name="P29"><text:span text:style-name="Source_20_Text">});</text:span></text:p>
      <text:p text:style-name="P95">Gateway server starts.</text:p>
      <text:p text:style-name="P95">Listening on port 3000.</text:p>
      <text:p text:style-name="P95">So flow becomes:</text:p>
      <text:p text:style-name="P30"><text:span text:style-name="Source_20_Text">Client → port 3000 (gateway)</text:span></text:p>
      <text:p text:style-name="P30"><text:soft-page-break/><text:span text:style-name="Source_20_Text">Gateway → 3001 (user service)</text:span></text:p>
      <text:p text:style-name="P29"><text:span text:style-name="Source_20_Text">Gateway → 3002 (order service)</text:span></text:p>
      <text:p text:style-name="P26"/>
      <text:h text:style-name="P19" text:outline-level="1">🧠 Full real-world flow</text:h>
      <text:p text:style-name="P95">When browser opens:</text:p>
      <text:p text:style-name="P29"><text:span text:style-name="Source_20_Text">localhost:3000/user</text:span></text:p>
      <text:p text:style-name="P95">Steps:</text:p>
      <text:list text:style-name="L77">
        <text:list-item>
          <text:p text:style-name="P173">Browser sends request to gateway</text:p>
        </text:list-item>
        <text:list-item>
          <text:p text:style-name="P173">Gateway checks token</text:p>
        </text:list-item>
        <text:list-item>
          <text:p text:style-name="P173">Gateway calls user service</text:p>
        </text:list-item>
        <text:list-item>
          <text:p text:style-name="P173">User service responds</text:p>
        </text:list-item>
        <text:list-item>
          <text:p text:style-name="P173">Gateway sends response to browser</text:p>
        </text:list-item>
      </text:list>
      <text:p text:style-name="P95">Client never sees internal services.</text:p>
      <text:p text:style-name="P26"/>
      <text:h text:style-name="P19" text:outline-level="1">🧠 Why companies use API gateway</text:h>
      <text:p text:style-name="P95">Central place for:</text:p>
      <text:list text:style-name="L78">
        <text:list-item>
          <text:p text:style-name="P174">authentication</text:p>
        </text:list-item>
        <text:list-item>
          <text:p text:style-name="P174">routing</text:p>
        </text:list-item>
        <text:list-item>
          <text:p text:style-name="P174">logging</text:p>
        </text:list-item>
        <text:list-item>
          <text:p text:style-name="P174">rate limiting</text:p>
        </text:list-item>
        <text:list-item>
          <text:p text:style-name="P174">caching</text:p>
        </text:list-item>
        <text:list-item>
          <text:p text:style-name="P174">monitoring</text:p>
        </text:list-item>
      </text:list>
      <text:p text:style-name="P95">Without gateway → chaos.</text:p>
      <text:p text:style-name="P26"/>
      <text:h text:style-name="P19" text:outline-level="1">🧠 Now I test your understanding</text:h>
      <text:p text:style-name="P95">Very important.</text:p>
      <text:p text:style-name="P95">If we add new service:</text:p>
      <text:p text:style-name="P29"><text:span text:style-name="Source_20_Text">payment service on port 3003</text:span></text:p>
      <text:p text:style-name="P95"><text:soft-page-break/>Should mobile app change<text:line-break/>or only gateway code change?</text:p>
      <text:p text:style-name="P95">Why?</text:p>
      <text:p text:style-name="P95">Explain in simple words.</text:p>
      <text:p text:style-name="P95">Perfect 👍<text:line-break/>I’ll give you <text:span text:style-name="Strong_20_Emphasis">FULL API GATEWAY CODE</text:span><text:line-break/>with <text:span text:style-name="Strong_20_Emphasis">explanation comments on almost every line</text:span><text:line-break/>so when you read later → you understand everything.</text:p>
      <text:p text:style-name="P95">Read slowly like notes.</text:p>
      <text:p text:style-name="P26"/>
      <text:h text:style-name="P19" text:outline-level="1">🧠 FULL API GATEWAY PROGRAM (with deep comments)</text:h>
      <text:p text:style-name="P30"><text:span text:style-name="Source_20_Text">/*</text:span></text:p>
      <text:p text:style-name="P30"><text:span text:style-name="Source_20_Text">We are importing express.</text:span></text:p>
      <text:p text:style-name="P30"><text:span text:style-name="Source_20_Text">Express = tool used to create server easily in Node.js</text:span></text:p>
      <text:p text:style-name="P30"><text:span text:style-name="Source_20_Text">Without express, creating server is complex.</text:span></text:p>
      <text:p text:style-name="P30"><text:span text:style-name="Source_20_Text">*/</text:span></text:p>
      <text:p text:style-name="P30"><text:span text:style-name="Source_20_Text">const express = require("express");</text:span></text:p>
      <text:p text:style-name="P30"/>
      <text:p text:style-name="P30"><text:span text:style-name="Source_20_Text">/*</text:span></text:p>
      <text:p text:style-name="P30"><text:span text:style-name="Source_20_Text">Axios is used to send HTTP requests from our gateway</text:span></text:p>
      <text:p text:style-name="P30"><text:span text:style-name="Source_20_Text">to other services (user service, order service etc)</text:span></text:p>
      <text:p text:style-name="P30"/>
      <text:p text:style-name="P30"><text:span text:style-name="Source_20_Text">Remember:</text:span></text:p>
      <text:p text:style-name="P30"><text:span text:style-name="Source_20_Text">Gateway itself will call other services,</text:span></text:p>
      <text:p text:style-name="P30"><text:span text:style-name="Source_20_Text">so it also behaves like a client internally.</text:span></text:p>
      <text:p text:style-name="P30"><text:span text:style-name="Source_20_Text">*/</text:span></text:p>
      <text:p text:style-name="P30"><text:span text:style-name="Source_20_Text">const axios = require("axios");</text:span></text:p>
      <text:p text:style-name="P30"/>
      <text:p text:style-name="P30"><text:span text:style-name="Source_20_Text">/*</text:span></text:p>
      <text:p text:style-name="P30"><text:span text:style-name="Source_20_Text">Creating our server object.</text:span></text:p>
      <text:p text:style-name="P30"><text:span text:style-name="Source_20_Text">'app' represents our API Gateway server.</text:span></text:p>
      <text:p text:style-name="P30"><text:span text:style-name="Source_20_Text">This server will receive requests from frontend/mobile.</text:span></text:p>
      <text:p text:style-name="P30"><text:span text:style-name="Source_20_Text">*/</text:span></text:p>
      <text:p text:style-name="P30"><text:span text:style-name="Source_20_Text">const app = express();</text:span></text:p>
      <text:p text:style-name="P30"/>
      <text:p text:style-name="P30"><text:span text:style-name="Source_20_Text">/*</text:span></text:p>
      <text:p text:style-name="P30"><text:span text:style-name="Source_20_Text">==============================</text:span></text:p>
      <text:p text:style-name="P30"><text:span text:style-name="Source_20_Text">AUTHENTICATION MIDDLEWARE</text:span></text:p>
      <text:p text:style-name="P30"><text:span text:style-name="Source_20_Text">==============================</text:span></text:p>
      <text:p text:style-name="P30"/>
      <text:p text:style-name="P30"><text:span text:style-name="Source_20_Text">Middleware = function that runs BEFORE request reaches route.</text:span></text:p>
      <text:p text:style-name="P30"/>
      <text:p text:style-name="P30"><text:span text:style-name="Source_20_Text">Purpose:</text:span></text:p>
      <text:p text:style-name="P30"><text:soft-page-break/><text:span text:style-name="Source_20_Text">Check whether user is logged in or not.</text:span></text:p>
      <text:p text:style-name="P30"/>
      <text:p text:style-name="P30"><text:span text:style-name="Source_20_Text">In real companies:</text:span></text:p>
      <text:p text:style-name="P30"><text:span text:style-name="Source_20_Text">JWT token / OAuth token checked here.</text:span></text:p>
      <text:p text:style-name="P30"><text:span text:style-name="Source_20_Text">*/</text:span></text:p>
      <text:p text:style-name="P30"><text:span text:style-name="Source_20_Text">function authMiddleware(req, res, next) {</text:span></text:p>
      <text:p text:style-name="P30"/>
      <text:p text:style-name="P30"><text:span text:style-name="Source_20_Text"><text:s text:c="2"/>/*</text:span></text:p>
      <text:p text:style-name="P30"><text:span text:style-name="Source_20_Text"><text:s text:c="2"/>Client usually sends token in headers.</text:span></text:p>
      <text:p text:style-name="P30"><text:span text:style-name="Source_20_Text"><text:s text:c="2"/>Example:</text:span></text:p>
      <text:p text:style-name="P30"><text:span text:style-name="Source_20_Text"><text:s text:c="2"/>Authorization: token123</text:span></text:p>
      <text:p text:style-name="P30"><text:span text:style-name="Source_20_Text"><text:s text:c="2"/>*/</text:span></text:p>
      <text:p text:style-name="P30"><text:span text:style-name="Source_20_Text"><text:s text:c="2"/>const token = req.headers["authorization"];</text:span></text:p>
      <text:p text:style-name="P30"/>
      <text:p text:style-name="P30"><text:span text:style-name="Source_20_Text"><text:s text:c="2"/>/*</text:span></text:p>
      <text:p text:style-name="P30"><text:span text:style-name="Source_20_Text"><text:s text:c="2"/>If token not present,</text:span></text:p>
      <text:p text:style-name="P30"><text:span text:style-name="Source_20_Text"><text:s text:c="2"/>user is not logged in.</text:span></text:p>
      <text:p text:style-name="P30"><text:span text:style-name="Source_20_Text"><text:s text:c="2"/>So block request.</text:span></text:p>
      <text:p text:style-name="P30"><text:span text:style-name="Source_20_Text"><text:s text:c="2"/>*/</text:span></text:p>
      <text:p text:style-name="P30"><text:span text:style-name="Source_20_Text"><text:s text:c="2"/>if (!token) {</text:span></text:p>
      <text:p text:style-name="P30"><text:span text:style-name="Source_20_Text"><text:s text:c="4"/>return res.status(401).json({</text:span></text:p>
      <text:p text:style-name="P30"><text:span text:style-name="Source_20_Text"><text:s text:c="6"/>error: "Unauthorized: No token provided"</text:span></text:p>
      <text:p text:style-name="P30"><text:span text:style-name="Source_20_Text"><text:s text:c="4"/>});</text:span></text:p>
      <text:p text:style-name="P30"><text:span text:style-name="Source_20_Text"><text:s text:c="2"/>}</text:span></text:p>
      <text:p text:style-name="P30"/>
      <text:p text:style-name="P30"><text:span text:style-name="Source_20_Text"><text:s text:c="2"/>/*</text:span></text:p>
      <text:p text:style-name="P30"><text:span text:style-name="Source_20_Text"><text:s text:c="2"/>If token exists:</text:span></text:p>
      <text:p text:style-name="P30"><text:span text:style-name="Source_20_Text"><text:s text:c="2"/>allow request to continue.</text:span></text:p>
      <text:p text:style-name="P30"><text:span text:style-name="Source_20_Text"><text:s text:c="2"/>'next()' sends request to next step</text:span></text:p>
      <text:p text:style-name="P30"><text:span text:style-name="Source_20_Text"><text:s text:c="2"/>(which is actual route logic).</text:span></text:p>
      <text:p text:style-name="P30"><text:span text:style-name="Source_20_Text"><text:s text:c="2"/>*/</text:span></text:p>
      <text:p text:style-name="P30"><text:span text:style-name="Source_20_Text"><text:s text:c="2"/>next();</text:span></text:p>
      <text:p text:style-name="P30"><text:span text:style-name="Source_20_Text">}</text:span></text:p>
      <text:p text:style-name="P30"/>
      <text:p text:style-name="P30"><text:span text:style-name="Source_20_Text">/*</text:span></text:p>
      <text:p text:style-name="P30"><text:span text:style-name="Source_20_Text">=================================================</text:span></text:p>
      <text:p text:style-name="P30"><text:span text:style-name="Source_20_Text">ROUTE 1: USER SERVICE ACCESS THROUGH GATEWAY</text:span></text:p>
      <text:p text:style-name="P30"><text:span text:style-name="Source_20_Text">=================================================</text:span></text:p>
      <text:p text:style-name="P30"/>
      <text:p text:style-name="P30"><text:span text:style-name="Source_20_Text">When client calls:</text:span></text:p>
      <text:p text:style-name="P30"><text:span text:style-name="Source_20_Text">http://localhost:3000/user</text:span></text:p>
      <text:p text:style-name="P30"/>
      <text:p text:style-name="P30"><text:span text:style-name="Source_20_Text">This route will run.</text:span></text:p>
      <text:p text:style-name="P30"><text:span text:style-name="Source_20_Text">*/</text:span></text:p>
      <text:p text:style-name="P30"><text:span text:style-name="Source_20_Text">app.get("/user", authMiddleware, async (req, res) =&gt; {</text:span></text:p>
      <text:p text:style-name="P30"/>
      <text:p text:style-name="P30"><text:span text:style-name="Source_20_Text"><text:s text:c="2"/>/*</text:span></text:p>
      <text:p text:style-name="P30"><text:span text:style-name="Source_20_Text"><text:s text:c="2"/>We use async because calling another service</text:span></text:p>
      <text:p text:style-name="P30"><text:span text:style-name="Source_20_Text"><text:s text:c="2"/>takes time (network request).</text:span></text:p>
      <text:p text:style-name="P30"/>
      <text:p text:style-name="P30"><text:span text:style-name="Source_20_Text"><text:s text:c="2"/>async allows server to handle other users</text:span></text:p>
      <text:p text:style-name="P30"><text:soft-page-break/><text:span text:style-name="Source_20_Text"><text:s text:c="2"/>while waiting for response.</text:span></text:p>
      <text:p text:style-name="P30"><text:span text:style-name="Source_20_Text"><text:s text:c="2"/>*/</text:span></text:p>
      <text:p text:style-name="P30"/>
      <text:p text:style-name="P30"><text:span text:style-name="Source_20_Text"><text:s text:c="2"/>try {</text:span></text:p>
      <text:p text:style-name="P30"/>
      <text:p text:style-name="P30"><text:span text:style-name="Source_20_Text"><text:s text:c="4"/>/*</text:span></text:p>
      <text:p text:style-name="P30"><text:span text:style-name="Source_20_Text"><text:s text:c="4"/>Gateway sends GET request to user service.</text:span></text:p>
      <text:p text:style-name="P30"/>
      <text:p text:style-name="P30"><text:span text:style-name="Source_20_Text"><text:s text:c="4"/>IMPORTANT:</text:span></text:p>
      <text:p text:style-name="P30"><text:span text:style-name="Source_20_Text"><text:s text:c="4"/>Client → gateway</text:span></text:p>
      <text:p text:style-name="P30"><text:span text:style-name="Source_20_Text"><text:s text:c="4"/>Gateway → user service</text:span></text:p>
      <text:p text:style-name="P30"/>
      <text:p text:style-name="P30"><text:span text:style-name="Source_20_Text"><text:s text:c="4"/>So gateway acts like client internally.</text:span></text:p>
      <text:p text:style-name="P30"><text:span text:style-name="Source_20_Text"><text:s text:c="4"/>*/</text:span></text:p>
      <text:p text:style-name="P30"><text:span text:style-name="Source_20_Text"><text:s text:c="4"/>const response = await axios.get("http://localhost:3001/user");</text:span></text:p>
      <text:p text:style-name="P30"/>
      <text:p text:style-name="P30"><text:span text:style-name="Source_20_Text"><text:s text:c="4"/>/*</text:span></text:p>
      <text:p text:style-name="P30"><text:span text:style-name="Source_20_Text"><text:s text:c="4"/>After receiving response from user service,</text:span></text:p>
      <text:p text:style-name="P30"><text:span text:style-name="Source_20_Text"><text:s text:c="4"/>gateway sends it back to original client.</text:span></text:p>
      <text:p text:style-name="P30"><text:span text:style-name="Source_20_Text"><text:s text:c="4"/>*/</text:span></text:p>
      <text:p text:style-name="P30"><text:span text:style-name="Source_20_Text"><text:s text:c="4"/>res.json(response.data);</text:span></text:p>
      <text:p text:style-name="P30"/>
      <text:p text:style-name="P30"><text:span text:style-name="Source_20_Text"><text:s text:c="2"/>} catch (error) {</text:span></text:p>
      <text:p text:style-name="P30"/>
      <text:p text:style-name="P30"><text:span text:style-name="Source_20_Text"><text:s text:c="4"/>/*</text:span></text:p>
      <text:p text:style-name="P30"><text:span text:style-name="Source_20_Text"><text:s text:c="4"/>If user service is down or error occurs,</text:span></text:p>
      <text:p text:style-name="P30"><text:span text:style-name="Source_20_Text"><text:s text:c="4"/>gateway sends error message.</text:span></text:p>
      <text:p text:style-name="P30"><text:span text:style-name="Source_20_Text"><text:s text:c="4"/>*/</text:span></text:p>
      <text:p text:style-name="P30"><text:span text:style-name="Source_20_Text"><text:s text:c="4"/>res.status(500).json({</text:span></text:p>
      <text:p text:style-name="P30"><text:span text:style-name="Source_20_Text"><text:s text:c="6"/>error: "User service not responding"</text:span></text:p>
      <text:p text:style-name="P30"><text:span text:style-name="Source_20_Text"><text:s text:c="4"/>});</text:span></text:p>
      <text:p text:style-name="P30"><text:span text:style-name="Source_20_Text"><text:s text:c="2"/>}</text:span></text:p>
      <text:p text:style-name="P30"><text:span text:style-name="Source_20_Text">});</text:span></text:p>
      <text:p text:style-name="P30"/>
      <text:p text:style-name="P30"/>
      <text:p text:style-name="P30"><text:span text:style-name="Source_20_Text">/*</text:span></text:p>
      <text:p text:style-name="P30"><text:span text:style-name="Source_20_Text">=================================================</text:span></text:p>
      <text:p text:style-name="P30"><text:span text:style-name="Source_20_Text">ROUTE 2: ORDER SERVICE ACCESS THROUGH GATEWAY</text:span></text:p>
      <text:p text:style-name="P30"><text:span text:style-name="Source_20_Text">=================================================</text:span></text:p>
      <text:p text:style-name="P30"/>
      <text:p text:style-name="P30"><text:span text:style-name="Source_20_Text">When client calls:</text:span></text:p>
      <text:p text:style-name="P30"><text:span text:style-name="Source_20_Text">http://localhost:3000/order</text:span></text:p>
      <text:p text:style-name="P30"><text:span text:style-name="Source_20_Text">*/</text:span></text:p>
      <text:p text:style-name="P30"><text:span text:style-name="Source_20_Text">app.get("/order", authMiddleware, async (req, res) =&gt; {</text:span></text:p>
      <text:p text:style-name="P30"/>
      <text:p text:style-name="P30"><text:span text:style-name="Source_20_Text"><text:s text:c="2"/>try {</text:span></text:p>
      <text:p text:style-name="P30"/>
      <text:p text:style-name="P30"><text:span text:style-name="Source_20_Text"><text:s text:c="4"/>/*</text:span></text:p>
      <text:p text:style-name="P30"><text:span text:style-name="Source_20_Text"><text:s text:c="4"/>Gateway calls order service internally.</text:span></text:p>
      <text:p text:style-name="P30"><text:span text:style-name="Source_20_Text"><text:s text:c="4"/>Order service running on port 3002.</text:span></text:p>
      <text:p text:style-name="P30"><text:span text:style-name="Source_20_Text"><text:s text:c="4"/>*/</text:span></text:p>
      <text:p text:style-name="P30"><text:soft-page-break/><text:span text:style-name="Source_20_Text"><text:s text:c="4"/>const response = await axios.get("http://localhost:3002/order");</text:span></text:p>
      <text:p text:style-name="P30"/>
      <text:p text:style-name="P30"><text:span text:style-name="Source_20_Text"><text:s text:c="4"/>/*</text:span></text:p>
      <text:p text:style-name="P30"><text:span text:style-name="Source_20_Text"><text:s text:c="4"/>Send order data back to client.</text:span></text:p>
      <text:p text:style-name="P30"><text:span text:style-name="Source_20_Text"><text:s text:c="4"/>*/</text:span></text:p>
      <text:p text:style-name="P30"><text:span text:style-name="Source_20_Text"><text:s text:c="4"/>res.json(response.data);</text:span></text:p>
      <text:p text:style-name="P30"/>
      <text:p text:style-name="P30"><text:span text:style-name="Source_20_Text"><text:s text:c="2"/>} catch (error) {</text:span></text:p>
      <text:p text:style-name="P30"/>
      <text:p text:style-name="P30"><text:span text:style-name="Source_20_Text"><text:s text:c="4"/>/*</text:span></text:p>
      <text:p text:style-name="P30"><text:span text:style-name="Source_20_Text"><text:s text:c="4"/>If order service fails,</text:span></text:p>
      <text:p text:style-name="P30"><text:span text:style-name="Source_20_Text"><text:s text:c="4"/>gateway handles error.</text:span></text:p>
      <text:p text:style-name="P30"><text:span text:style-name="Source_20_Text"><text:s text:c="4"/>*/</text:span></text:p>
      <text:p text:style-name="P30"><text:span text:style-name="Source_20_Text"><text:s text:c="4"/>res.status(500).json({</text:span></text:p>
      <text:p text:style-name="P30"><text:span text:style-name="Source_20_Text"><text:s text:c="6"/>error: "Order service not responding"</text:span></text:p>
      <text:p text:style-name="P30"><text:span text:style-name="Source_20_Text"><text:s text:c="4"/>});</text:span></text:p>
      <text:p text:style-name="P30"><text:span text:style-name="Source_20_Text"><text:s text:c="2"/>}</text:span></text:p>
      <text:p text:style-name="P30"><text:span text:style-name="Source_20_Text">});</text:span></text:p>
      <text:p text:style-name="P30"/>
      <text:p text:style-name="P30"/>
      <text:p text:style-name="P30"><text:span text:style-name="Source_20_Text">/*</text:span></text:p>
      <text:p text:style-name="P30"><text:span text:style-name="Source_20_Text">=================================================</text:span></text:p>
      <text:p text:style-name="P30"><text:span text:style-name="Source_20_Text">STARTING THE API GATEWAY SERVER</text:span></text:p>
      <text:p text:style-name="P30"><text:span text:style-name="Source_20_Text">=================================================</text:span></text:p>
      <text:p text:style-name="P30"><text:span text:style-name="Source_20_Text">*/</text:span></text:p>
      <text:p text:style-name="P30"><text:span text:style-name="Source_20_Text">app.listen(3000, () =&gt; {</text:span></text:p>
      <text:p text:style-name="P30"/>
      <text:p text:style-name="P30"><text:span text:style-name="Source_20_Text"><text:s text:c="2"/>/*</text:span></text:p>
      <text:p text:style-name="P30"><text:span text:style-name="Source_20_Text"><text:s text:c="2"/>Server now running and listening on port 3000.</text:span></text:p>
      <text:p text:style-name="P30"/>
      <text:p text:style-name="P30"><text:span text:style-name="Source_20_Text"><text:s text:c="2"/>This means:</text:span></text:p>
      <text:p text:style-name="P30"><text:span text:style-name="Source_20_Text"><text:s text:c="2"/>Any request coming to port 3000</text:span></text:p>
      <text:p text:style-name="P30"><text:span text:style-name="Source_20_Text"><text:s text:c="2"/>will be handled by this gateway.</text:span></text:p>
      <text:p text:style-name="P30"><text:span text:style-name="Source_20_Text"><text:s text:c="2"/>*/</text:span></text:p>
      <text:p text:style-name="P30"><text:span text:style-name="Source_20_Text"><text:s text:c="2"/>console.log("API Gateway running on port 3000");</text:span></text:p>
      <text:p text:style-name="P30"/>
      <text:p text:style-name="P29"><text:span text:style-name="Source_20_Text">});</text:span></text:p>
      <text:p text:style-name="P26"/>
      <text:h text:style-name="P19" text:outline-level="1">🧠 What this full program does (big picture)</text:h>
      <text:p text:style-name="P95">When everything running:</text:p>
      <text:h text:style-name="P23" text:outline-level="3">User flow:</text:h>
      <text:p text:style-name="P29"><text:span text:style-name="Source_20_Text">Browser → localhost:3000/user</text:span></text:p>
      <text:h text:style-name="P23" text:outline-level="3"><text:soft-page-break/>Internal flow:</text:h>
      <text:p text:style-name="P30"><text:span text:style-name="Source_20_Text">Client → API Gateway (3000)</text:span></text:p>
      <text:p text:style-name="P30"><text:span text:style-name="Source_20_Text"><text:s text:c="8"/>→ user service (3001)</text:span></text:p>
      <text:p text:style-name="P30"><text:span text:style-name="Source_20_Text"><text:s text:c="8"/>→ response back</text:span></text:p>
      <text:p text:style-name="P29"><text:span text:style-name="Source_20_Text"><text:s text:c="8"/>→ gateway sends to client</text:span></text:p>
      <text:p text:style-name="P95">Client thinks:</text:p>
      <text:p text:style-name="P31">Only one server exists</text:p>
      <text:p text:style-name="P95">But internally:<text:line-break/>multiple services working.</text:p>
      <text:p text:style-name="P26"/>
      <text:h text:style-name="P19" text:outline-level="1">🧠 Why this architecture important</text:h>
      <text:p text:style-name="P95">This is same pattern used in:</text:p>
      <text:list text:style-name="L79">
        <text:list-item>
          <text:p text:style-name="P175">Amazon</text:p>
        </text:list-item>
        <text:list-item>
          <text:p text:style-name="P175">Netflix</text:p>
        </text:list-item>
        <text:list-item>
          <text:p text:style-name="P175">Uber</text:p>
        </text:list-item>
        <text:list-item>
          <text:p text:style-name="P175">Swiggy</text:p>
        </text:list-item>
        <text:list-item>
          <text:p text:style-name="P175">ChatGPT backend</text:p>
        </text:list-item>
        <text:list-item>
          <text:p text:style-name="P175">any microservice system</text:p>
        </text:list-item>
      </text:list>
      <text:p text:style-name="P95">Single entry point → API gateway.</text:p>
      <text:p text:style-name="P26"/>
      <text:h text:style-name="P19" text:outline-level="1">🧠 Your homework (very important)</text:h>
      <text:p text:style-name="P95">Don’t memorize code.</text:p>
      <text:p text:style-name="P95">Just answer:</text:p>
      <text:h text:style-name="P23" text:outline-level="3">If tomorrow we add payment service:</text:h>
      <text:p text:style-name="P29"><text:span text:style-name="Source_20_Text">payment service → port 3003</text:span></text:p>
      <text:p text:style-name="P95">Should mobile app change<text:line-break/>or only API gateway change?</text:p>
      <text:p text:style-name="P95">And WHY?</text:p>
      <text:p text:style-name="P95">Answer like system architect.</text:p>
      <text:p text:style-name="P95">Good 👍 now we run it <text:span text:style-name="Strong_20_Emphasis">step by step slowly</text:span>.<text:line-break/>Assume you are starting from zero.</text:p>
      <text:p text:style-name="P95">We must run <text:span text:style-name="Strong_20_Emphasis">3 programs</text:span>:</text:p>
      <text:list text:style-name="L80">
        <text:list-item>
          <text:p text:style-name="P176"><text:soft-page-break/>user service</text:p>
        </text:list-item>
        <text:list-item>
          <text:p text:style-name="P176">order service</text:p>
        </text:list-item>
        <text:list-item>
          <text:p text:style-name="P176">API gateway</text:p>
        </text:list-item>
      </text:list>
      <text:p text:style-name="P95">All must run together.</text:p>
      <text:p text:style-name="P95">Don’t rush. Follow exactly.</text:p>
      <text:p text:style-name="P26"/>
      <text:h text:style-name="P19" text:outline-level="1">🧠 STEP 0 — Check Node installed</text:h>
      <text:p text:style-name="P95">Open terminal and type:</text:p>
      <text:p text:style-name="P29"><text:span text:style-name="Source_20_Text">node -v</text:span></text:p>
      <text:p text:style-name="P95">If version shows → OK<text:line-break/>If error → install Node.js first.</text:p>
      <text:p text:style-name="P26"/>
      <text:h text:style-name="P19" text:outline-level="1">🧠 STEP 1 — Create project folders</text:h>
      <text:p text:style-name="P95">Create one main folder anywhere:</text:p>
      <text:p text:style-name="P29"><text:span text:style-name="Source_20_Text">microservices-practice</text:span></text:p>
      <text:p text:style-name="P95">Inside create 3 folders:</text:p>
      <text:p text:style-name="P30"><text:span text:style-name="Source_20_Text">user-service</text:span></text:p>
      <text:p text:style-name="P30"><text:span text:style-name="Source_20_Text">order-service</text:span></text:p>
      <text:p text:style-name="P29"><text:span text:style-name="Source_20_Text">api-gateway</text:span></text:p>
      <text:p text:style-name="P26"/>
      <text:h text:style-name="P19" text:outline-level="1">🧠 STEP 2 — USER SERVICE</text:h>
      <text:p text:style-name="P95">Open terminal → go inside user-service:</text:p>
      <text:p text:style-name="P29"><text:span text:style-name="Source_20_Text">cd user-service</text:span></text:p>
      <text:p text:style-name="P95">Initialize node project:</text:p>
      <text:p text:style-name="P30"><text:span text:style-name="Source_20_Text">npm init -y</text:span></text:p>
      <text:p text:style-name="P29"><text:span text:style-name="Source_20_Text">npm install express</text:span></text:p>
      <text:p text:style-name="P95">Create file:</text:p>
      <text:p text:style-name="P29"><text:span text:style-name="Source_20_Text">user-service.js</text:span></text:p>
      <text:p text:style-name="P95">Paste:</text:p>
      <text:p text:style-name="P30"><text:soft-page-break/><text:span text:style-name="Source_20_Text">const express = require("express");</text:span></text:p>
      <text:p text:style-name="P30"><text:span text:style-name="Source_20_Text">const app = express();</text:span></text:p>
      <text:p text:style-name="P30"/>
      <text:p text:style-name="P30"><text:span text:style-name="Source_20_Text">app.get("/user", (req, res) =&gt; {</text:span></text:p>
      <text:p text:style-name="P30"><text:span text:style-name="Source_20_Text"><text:s text:c="2"/>res.json({</text:span></text:p>
      <text:p text:style-name="P30"><text:span text:style-name="Source_20_Text"><text:s text:c="4"/>service: "USER SERVICE",</text:span></text:p>
      <text:p text:style-name="P30"><text:span text:style-name="Source_20_Text"><text:s text:c="4"/>name: "Dinesh"</text:span></text:p>
      <text:p text:style-name="P30"><text:span text:style-name="Source_20_Text"><text:s text:c="2"/>});</text:span></text:p>
      <text:p text:style-name="P30"><text:span text:style-name="Source_20_Text">});</text:span></text:p>
      <text:p text:style-name="P30"/>
      <text:p text:style-name="P30"><text:span text:style-name="Source_20_Text">app.listen(3001, () =&gt; {</text:span></text:p>
      <text:p text:style-name="P30"><text:span text:style-name="Source_20_Text"><text:s text:c="2"/>console.log("User service running on 3001");</text:span></text:p>
      <text:p text:style-name="P29"><text:span text:style-name="Source_20_Text">});</text:span></text:p>
      <text:p text:style-name="P95">Run:</text:p>
      <text:p text:style-name="P29"><text:span text:style-name="Source_20_Text">node user-service.js</text:span></text:p>
      <text:p text:style-name="P95">Terminal should show:</text:p>
      <text:p text:style-name="P29"><text:span text:style-name="Source_20_Text">User service running on 3001</text:span></text:p>
      <text:p text:style-name="P95">Leave this terminal open.</text:p>
      <text:p text:style-name="P26"/>
      <text:h text:style-name="P19" text:outline-level="1">🧠 STEP 3 — ORDER SERVICE</text:h>
      <text:p text:style-name="P95">Open NEW terminal<text:line-break/>(go to order-service folder)</text:p>
      <text:p text:style-name="P30"><text:span text:style-name="Source_20_Text">cd order-service</text:span></text:p>
      <text:p text:style-name="P30"><text:span text:style-name="Source_20_Text">npm init -y</text:span></text:p>
      <text:p text:style-name="P29"><text:span text:style-name="Source_20_Text">npm install express</text:span></text:p>
      <text:p text:style-name="P95">Create:</text:p>
      <text:p text:style-name="P29"><text:span text:style-name="Source_20_Text">order-service.js</text:span></text:p>
      <text:p text:style-name="P95">Paste:</text:p>
      <text:p text:style-name="P30"><text:span text:style-name="Source_20_Text">const express = require("express");</text:span></text:p>
      <text:p text:style-name="P30"><text:span text:style-name="Source_20_Text">const app = express();</text:span></text:p>
      <text:p text:style-name="P30"/>
      <text:p text:style-name="P30"><text:span text:style-name="Source_20_Text">app.get("/order", (req, res) =&gt; {</text:span></text:p>
      <text:p text:style-name="P30"><text:span text:style-name="Source_20_Text"><text:s text:c="2"/>res.json({</text:span></text:p>
      <text:p text:style-name="P30"><text:span text:style-name="Source_20_Text"><text:s text:c="4"/>service: "ORDER SERVICE",</text:span></text:p>
      <text:p text:style-name="P30"><text:span text:style-name="Source_20_Text"><text:s text:c="4"/>item: "Laptop"</text:span></text:p>
      <text:p text:style-name="P30"><text:span text:style-name="Source_20_Text"><text:s text:c="2"/>});</text:span></text:p>
      <text:p text:style-name="P30"><text:span text:style-name="Source_20_Text">});</text:span></text:p>
      <text:p text:style-name="P30"/>
      <text:p text:style-name="P30"><text:span text:style-name="Source_20_Text">app.listen(3002, () =&gt; {</text:span></text:p>
      <text:p text:style-name="P30"><text:span text:style-name="Source_20_Text"><text:s text:c="2"/>console.log("Order service running on 3002");</text:span></text:p>
      <text:p text:style-name="P29"><text:soft-page-break/><text:span text:style-name="Source_20_Text">});</text:span></text:p>
      <text:p text:style-name="P95">Run:</text:p>
      <text:p text:style-name="P29"><text:span text:style-name="Source_20_Text">node order-service.js</text:span></text:p>
      <text:p text:style-name="P95">Leave this terminal open.</text:p>
      <text:p text:style-name="P26"/>
      <text:h text:style-name="P19" text:outline-level="1">🧠 STEP 4 — API GATEWAY</text:h>
      <text:p text:style-name="P95">Open NEW terminal<text:line-break/>(go to api-gateway folder)</text:p>
      <text:p text:style-name="P30"><text:span text:style-name="Source_20_Text">cd api-gateway</text:span></text:p>
      <text:p text:style-name="P30"><text:span text:style-name="Source_20_Text">npm init -y</text:span></text:p>
      <text:p text:style-name="P29"><text:span text:style-name="Source_20_Text">npm install express axios</text:span></text:p>
      <text:p text:style-name="P95">Create:</text:p>
      <text:p text:style-name="P29"><text:span text:style-name="Source_20_Text">gateway.js</text:span></text:p>
      <text:p text:style-name="P95">Paste this simple version first:</text:p>
      <text:p text:style-name="P30"><text:span text:style-name="Source_20_Text">const express = require("express");</text:span></text:p>
      <text:p text:style-name="P30"><text:span text:style-name="Source_20_Text">const axios = require("axios");</text:span></text:p>
      <text:p text:style-name="P30"><text:span text:style-name="Source_20_Text">const app = express();</text:span></text:p>
      <text:p text:style-name="P30"/>
      <text:p text:style-name="P30"><text:span text:style-name="Source_20_Text">function authMiddleware(req, res, next){</text:span></text:p>
      <text:p text:style-name="P30"><text:span text:style-name="Source_20_Text"><text:s text:c="4"/>const token = req.headers["authorization"];</text:span></text:p>
      <text:p text:style-name="P30"/>
      <text:p text:style-name="P30"><text:span text:style-name="Source_20_Text"><text:s text:c="4"/>if(!token){</text:span></text:p>
      <text:p text:style-name="P30"><text:span text:style-name="Source_20_Text"><text:s text:c="8"/>return res.status(401).json({error:"No token"});</text:span></text:p>
      <text:p text:style-name="P30"><text:span text:style-name="Source_20_Text"><text:s text:c="4"/>}</text:span></text:p>
      <text:p text:style-name="P30"/>
      <text:p text:style-name="P30"><text:span text:style-name="Source_20_Text"><text:s text:c="4"/>next();</text:span></text:p>
      <text:p text:style-name="P30"><text:span text:style-name="Source_20_Text">}</text:span></text:p>
      <text:p text:style-name="P30"/>
      <text:p text:style-name="P30"><text:span text:style-name="Source_20_Text">app.get("/user", authMiddleware, async (req,res)=&gt;{</text:span></text:p>
      <text:p text:style-name="P30"><text:span text:style-name="Source_20_Text"><text:s text:c="4"/>const response = await axios.get("http://localhost:3001/user");</text:span></text:p>
      <text:p text:style-name="P30"><text:span text:style-name="Source_20_Text"><text:s text:c="4"/>res.json(response.data);</text:span></text:p>
      <text:p text:style-name="P30"><text:span text:style-name="Source_20_Text">});</text:span></text:p>
      <text:p text:style-name="P30"/>
      <text:p text:style-name="P30"><text:span text:style-name="Source_20_Text">app.get("/order", authMiddleware, async (req,res)=&gt;{</text:span></text:p>
      <text:p text:style-name="P30"><text:span text:style-name="Source_20_Text"><text:s text:c="4"/>const response = await axios.get("http://localhost:3002/order");</text:span></text:p>
      <text:p text:style-name="P30"><text:span text:style-name="Source_20_Text"><text:s text:c="4"/>res.json(response.data);</text:span></text:p>
      <text:p text:style-name="P30"><text:span text:style-name="Source_20_Text">});</text:span></text:p>
      <text:p text:style-name="P30"/>
      <text:p text:style-name="P30"><text:span text:style-name="Source_20_Text">app.listen(3000, ()=&gt;{</text:span></text:p>
      <text:p text:style-name="P30"><text:span text:style-name="Source_20_Text"><text:s text:c="4"/>console.log("API Gateway running on 3000");</text:span></text:p>
      <text:p text:style-name="P29"><text:span text:style-name="Source_20_Text">});</text:span></text:p>
      <text:p text:style-name="P95"><text:soft-page-break/>Run:</text:p>
      <text:p text:style-name="P29"><text:span text:style-name="Source_20_Text">node gateway.js</text:span></text:p>
      <text:p text:style-name="P95">Now 3 servers running.</text:p>
      <text:p text:style-name="P26"/>
      <text:h text:style-name="P19" text:outline-level="1">🧠 STEP 5 — TEST IT</text:h>
      <text:p text:style-name="P95">Open browser or use terminal.</text:p>
      <text:h text:style-name="P23" text:outline-level="3">Test WITHOUT token</text:h>
      <text:p text:style-name="P29"><text:span text:style-name="Source_20_Text">http://localhost:3000/user</text:span></text:p>
      <text:p text:style-name="P95">You should see:</text:p>
      <text:p text:style-name="P29"><text:span text:style-name="Source_20_Text">Unauthorized</text:span></text:p>
      <text:p text:style-name="P95">Because no token.</text:p>
      <text:p text:style-name="P26"/>
      <text:h text:style-name="P23" text:outline-level="3">Test WITH token (important)</text:h>
      <text:p text:style-name="P95">Use browser extension OR terminal:</text:p>
      <text:p text:style-name="P29"><text:span text:style-name="Source_20_Text">curl http://localhost:3000/user -H "Authorization: mytoken"</text:span></text:p>
      <text:p text:style-name="P95">OR use Postman (best).</text:p>
      <text:p text:style-name="P95">Response:</text:p>
      <text:p text:style-name="P29"><text:span text:style-name="Source_20_Text">USER SERVICE DATA</text:span></text:p>
      <text:p text:style-name="P26"/>
      <text:h text:style-name="P19" text:outline-level="1">🧠 What just happened internally</text:h>
      <text:p text:style-name="P30"><text:span text:style-name="Source_20_Text">Client → gateway (3000)</text:span></text:p>
      <text:p text:style-name="P30"><text:span text:style-name="Source_20_Text">gateway → user service (3001)</text:span></text:p>
      <text:p text:style-name="P29"><text:span text:style-name="Source_20_Text">gateway → returns response</text:span></text:p>
      <text:p text:style-name="P95">You built real microservice flow.</text:p>
      <text:p text:style-name="P26"/>
      <text:h text:style-name="P19" text:outline-level="1">🚀 Now I ask you (very important)</text:h>
      <text:p text:style-name="P95">Be honest.</text:p>
      <text:p text:style-name="P95"><text:soft-page-break/>Did it run successfully?</text:p>
      <text:list text:style-name="L81">
        <text:list-item>
          <text:p text:style-name="P177">Yes fully working</text:p>
        </text:list-item>
        <text:list-item>
          <text:p text:style-name="P177">Errors came</text:p>
        </text:list-item>
        <text:list-item>
          <text:p text:style-name="P177">Didn’t try yet</text:p>
        </text:list-item>
      </text:list>
      <text:p text:style-name="P95">Tell number only.</text:p>
      <text:p text:style-name="P95">Excellent. These are <text:span text:style-name="Strong_20_Emphasis">real engineer doubts</text:span>.<text:line-break/>Now we go one-by-one slowly and deeply.</text:p>
      <text:p text:style-name="P95">You asked 3 big questions:</text:p>
      <text:list text:style-name="L82">
        <text:list-item>
          <text:p text:style-name="P178">How middleware function passed and executed?</text:p>
        </text:list-item>
        <text:list-item>
          <text:p text:style-name="P178">Why <text:span text:style-name="Source_20_Text">Authorization</text:span> vs <text:span text:style-name="Source_20_Text">authorization</text:span> both work?</text:p>
        </text:list-item>
        <text:list-item>
          <text:p text:style-name="P178">Why we run 3 terminals? Can gateway run all servers?</text:p>
        </text:list-item>
      </text:list>
      <text:p text:style-name="P95">Let’s go step by step.</text:p>
      <text:p text:style-name="P26"/>
      <text:h text:style-name="P19" text:outline-level="1">🧠 1️⃣ How middleware works in JS (function passing)</text:h>
      <text:p text:style-name="P95">You saw:</text:p>
      <text:p text:style-name="P29"><text:span text:style-name="Source_20_Text">app.get("/user", authMiddleware, async (req,res)=&gt;{...})</text:span></text:p>
      <text:p text:style-name="P95">You asked:</text:p>
      <text:p text:style-name="P31">How function passed like pointer and executed?</text:p>
      <text:p text:style-name="P95">Good question.</text:p>
      <text:p text:style-name="P26"/>
      <text:h text:style-name="P20" text:outline-level="2">🔵 In JavaScript, functions are values</text:h>
      <text:p text:style-name="P95">In JS, function = object/value.</text:p>
      <text:p text:style-name="P95">So we can:</text:p>
      <text:list text:style-name="L83">
        <text:list-item>
          <text:p text:style-name="P179">store in variable</text:p>
        </text:list-item>
        <text:list-item>
          <text:p text:style-name="P179">pass as parameter</text:p>
        </text:list-item>
        <text:list-item>
          <text:p text:style-name="P179">return from function</text:p>
        </text:list-item>
      </text:list>
      <text:p text:style-name="P95">Example:</text:p>
      <text:p text:style-name="P30"><text:span text:style-name="Source_20_Text">function hello(){</text:span></text:p>
      <text:p text:style-name="P30"><text:span text:style-name="Source_20_Text"><text:s text:c="2"/>console.log("hi");</text:span></text:p>
      <text:p text:style-name="P30"><text:span text:style-name="Source_20_Text">}</text:span></text:p>
      <text:p text:style-name="P30"/>
      <text:p text:style-name="P30"><text:soft-page-break/><text:span text:style-name="Source_20_Text">function run(fn){</text:span></text:p>
      <text:p text:style-name="P30"><text:span text:style-name="Source_20_Text"><text:s text:c="2"/>fn(); <text:s text:c="2"/>// calling passed function</text:span></text:p>
      <text:p text:style-name="P30"><text:span text:style-name="Source_20_Text">}</text:span></text:p>
      <text:p text:style-name="P30"/>
      <text:p text:style-name="P29"><text:span text:style-name="Source_20_Text">run(hello);</text:span></text:p>
      <text:p text:style-name="P95">Output:</text:p>
      <text:p text:style-name="P29"><text:span text:style-name="Source_20_Text">hi</text:span></text:p>
      <text:p text:style-name="P95">We passed function as parameter.</text:p>
      <text:p text:style-name="P26"/>
      <text:h text:style-name="P20" text:outline-level="2">🔵 Same thing happening in Express</text:h>
      <text:p text:style-name="P95">When you write:</text:p>
      <text:p text:style-name="P29"><text:span text:style-name="Source_20_Text">app.get("/user", authMiddleware, handler)</text:span></text:p>
      <text:p text:style-name="P95">Express stores:</text:p>
      <text:list text:style-name="L84">
        <text:list-item>
          <text:p text:style-name="P180">route path</text:p>
        </text:list-item>
        <text:list-item>
          <text:p text:style-name="P180">middleware function</text:p>
        </text:list-item>
        <text:list-item>
          <text:p text:style-name="P180">handler function</text:p>
        </text:list-item>
      </text:list>
      <text:p text:style-name="P95">When request comes:<text:line-break/>Express runs them in order.</text:p>
      <text:p text:style-name="P26"/>
      <text:h text:style-name="P20" text:outline-level="2">🔵 Execution flow internally</text:h>
      <text:p text:style-name="P95">When request comes:</text:p>
      <text:p text:style-name="P30"><text:span text:style-name="Source_20_Text">1. Express receives request</text:span></text:p>
      <text:p text:style-name="P30"><text:span text:style-name="Source_20_Text">2. Runs authMiddleware(req,res,next)</text:span></text:p>
      <text:p text:style-name="P30"><text:span text:style-name="Source_20_Text">3. If next() called → go to handler</text:span></text:p>
      <text:p text:style-name="P29"><text:span text:style-name="Source_20_Text">4. If not → stop</text:span></text:p>
      <text:p text:style-name="P95">So <text:span text:style-name="Source_20_Text">next()</text:span> means:</text:p>
      <text:p text:style-name="P31">move to next function in chain</text:p>
      <text:p text:style-name="P95">If you remove next():<text:line-break/>Request stops there.</text:p>
      <text:p text:style-name="P26"/>
      <text:h text:style-name="P20" text:outline-level="2"><text:soft-page-break/>🔵 Why next() needed?</text:h>
      <text:p text:style-name="P95">Because express doesn’t know:<text:line-break/>Should it continue or stop?</text:p>
      <text:p text:style-name="P95">So middleware must say:</text:p>
      <text:p text:style-name="P29"><text:span text:style-name="Source_20_Text">next();</text:span></text:p>
      <text:p text:style-name="P95">to continue.</text:p>
      <text:p text:style-name="P95">Otherwise request hangs.</text:p>
      <text:p text:style-name="P26"/>
      <text:h text:style-name="P19" text:outline-level="1">🧠 2️⃣ Authorization vs authorization header</text:h>
      <text:p text:style-name="P95">You noticed:</text:p>
      <text:p text:style-name="P95">Header sent:</text:p>
      <text:p text:style-name="P29"><text:span text:style-name="Source_20_Text">Authorization</text:span></text:p>
      <text:p text:style-name="P95">Code reads:</text:p>
      <text:p text:style-name="P29"><text:span text:style-name="Source_20_Text">req.headers["authorization"]</text:span></text:p>
      <text:p text:style-name="P95">Why works?</text:p>
      <text:p text:style-name="P95">Good observation.</text:p>
      <text:p text:style-name="P26"/>
      <text:h text:style-name="P20" text:outline-level="2">🔵 Because HTTP headers are case-insensitive</text:h>
      <text:p text:style-name="P95">In internet protocol:<text:line-break/>Headers are NOT case sensitive.</text:p>
      <text:p text:style-name="P95">So:</text:p>
      <text:p text:style-name="P30"><text:span text:style-name="Source_20_Text">Authorization</text:span></text:p>
      <text:p text:style-name="P30"><text:span text:style-name="Source_20_Text">authorization</text:span></text:p>
      <text:p text:style-name="P29"><text:span text:style-name="Source_20_Text">AUTHORIZATION</text:span></text:p>
      <text:p text:style-name="P95">All same.</text:p>
      <text:p text:style-name="P95">Node automatically converts headers to lowercase.</text:p>
      <text:p text:style-name="P95">So internally stored as:</text:p>
      <text:p text:style-name="P29"><text:span text:style-name="Source_20_Text">authorization</text:span></text:p>
      <text:p text:style-name="P95">That’s why we access:</text:p>
      <text:p text:style-name="P29"><text:span text:style-name="Source_20_Text">req.headers["authorization"]</text:span></text:p>
      <text:p text:style-name="P95">Even if browser sends capital A.</text:p>
      <text:p text:style-name="P26"><text:soft-page-break/></text:p>
      <text:h text:style-name="P19" text:outline-level="1">🧠 3️⃣ Why running 3 terminals?</text:h>
      <text:p text:style-name="P95">You asked:</text:p>
      <text:p text:style-name="P31">Can API gateway run all servers internally?</text:p>
      <text:p text:style-name="P95">Short answer:<text:line-break/>Yes possible.<text:line-break/>But real microservices run separately.</text:p>
      <text:p text:style-name="P95">Let’s understand.</text:p>
      <text:p text:style-name="P26"/>
      <text:h text:style-name="P20" text:outline-level="2">🔵 Currently we run separately</text:h>
      <text:p text:style-name="P95">We started:</text:p>
      <text:p text:style-name="P30"><text:span text:style-name="Source_20_Text">node user-service.js</text:span></text:p>
      <text:p text:style-name="P30"><text:span text:style-name="Source_20_Text">node order-service.js</text:span></text:p>
      <text:p text:style-name="P29"><text:span text:style-name="Source_20_Text">node gateway.js</text:span></text:p>
      <text:p text:style-name="P95">Each runs as independent process.</text:p>
      <text:p text:style-name="P95">Why?<text:line-break/>Because in real world:</text:p>
      <text:list text:style-name="L85">
        <text:list-item>
          <text:p text:style-name="P181">services run on different machines</text:p>
        </text:list-item>
        <text:list-item>
          <text:p text:style-name="P181">different containers</text:p>
        </text:list-item>
        <text:list-item>
          <text:p text:style-name="P181">different servers</text:p>
        </text:list-item>
      </text:list>
      <text:p text:style-name="P95">Gateway just connects via network.</text:p>
      <text:p text:style-name="P26"/>
      <text:h text:style-name="P20" text:outline-level="2">🔵 Can gateway start all services?</text:h>
      <text:p text:style-name="P95">Yes technically.</text:p>
      <text:p text:style-name="P95">But NOT recommended.</text:p>
      <text:p text:style-name="P95">Because microservices principle:</text:p>
      <text:p text:style-name="P31">Each service independent</text:p>
      <text:p text:style-name="P95">If one crashes:<text:line-break/>others should run.</text:p>
      <text:p text:style-name="P95">If all inside gateway:<text:line-break/>whole system crashes together.</text:p>
      <text:p text:style-name="P26"/>
      <text:h text:style-name="P20" text:outline-level="2"><text:soft-page-break/>🔵 Real industry design</text:h>
      <text:p text:style-name="P95">In companies:</text:p>
      <text:p text:style-name="P30"><text:span text:style-name="Source_20_Text">user service → server/container 1</text:span></text:p>
      <text:p text:style-name="P30"><text:span text:style-name="Source_20_Text">order service → server/container 2</text:span></text:p>
      <text:p text:style-name="P29"><text:span text:style-name="Source_20_Text">gateway → server/container 3</text:span></text:p>
      <text:p text:style-name="P95">All separate.</text:p>
      <text:p text:style-name="P95">Gateway only communicates.</text:p>
      <text:p text:style-name="P26"/>
      <text:h text:style-name="P20" text:outline-level="2">🔵 Advanced way (later learning)</text:h>
      <text:p text:style-name="P95">Later with:</text:p>
      <text:list text:style-name="L86">
        <text:list-item>
          <text:p text:style-name="P182">Docker</text:p>
        </text:list-item>
        <text:list-item>
          <text:p text:style-name="P182">Kubernetes</text:p>
        </text:list-item>
        <text:list-item>
          <text:p text:style-name="P182">PM2</text:p>
        </text:list-item>
        <text:list-item>
          <text:p text:style-name="P182">process managers</text:p>
        </text:list-item>
      </text:list>
      <text:p text:style-name="P95">You can run many services together automatically.</text:p>
      <text:p text:style-name="P95">But still separate processes.</text:p>
      <text:p text:style-name="P26"/>
      <text:h text:style-name="P19" text:outline-level="1">🧠 Important architecture mindset</text:h>
      <text:p text:style-name="P95">Gateway = traffic controller<text:line-break/>Services = independent workers</text:p>
      <text:p text:style-name="P95">Controller doesn’t run workers.<text:line-break/>Just coordinates.</text:p>
      <text:p text:style-name="P26"/>
      <text:h text:style-name="P19" text:outline-level="1">🧠 Now I ask you one thinking question</text:h>
      <text:p text:style-name="P95">Very important.</text:p>
      <text:p text:style-name="P95">If user service crashes<text:line-break/>should API gateway crash too<text:line-break/>or still keep running?</text:p>
      <text:p text:style-name="P95">Why?</text:p>
      <text:p text:style-name="P95">Good. We continue properly.</text:p>
      <text:p text:style-name="P95">You now understand:</text:p>
      <text:list text:style-name="L87">
        <text:list-item>
          <text:p text:style-name="P183"><text:soft-page-break/>API</text:p>
        </text:list-item>
        <text:list-item>
          <text:p text:style-name="P183">API gateway</text:p>
        </text:list-item>
        <text:list-item>
          <text:p text:style-name="P183">middleware</text:p>
        </text:list-item>
        <text:list-item>
          <text:p text:style-name="P183">async</text:p>
        </text:list-item>
        <text:list-item>
          <text:p text:style-name="P183">basic microservices flow</text:p>
        </text:list-item>
      </text:list>
      <text:p text:style-name="P95">Now next <text:span text:style-name="Strong_20_Emphasis">core foundation</text:span> of all systems:</text:p>
      <text:h text:style-name="P19" text:outline-level="1">🧠 CACHING (one of most important concepts)</text:h>
      <text:p text:style-name="P95">Before Docker, Kafka, distributed systems<text:line-break/>you must understand caching.</text:p>
      <text:p text:style-name="P95">Because:</text:p>
      <text:p text:style-name="P31">80% performance of big systems comes from caching</text:p>
      <text:p text:style-name="P95">Amazon, Instagram, YouTube — all depend heavily on caching.</text:p>
      <text:p text:style-name="P26"/>
      <text:h text:style-name="P19" text:outline-level="1">🧠 1️⃣ WHY CACHING EXISTS (real problem)</text:h>
      <text:p text:style-name="P95">Imagine database.</text:p>
      <text:p text:style-name="P95">User opens Instagram → fetch posts.</text:p>
      <text:p text:style-name="P95">Server queries database:</text:p>
      <text:p text:style-name="P29"><text:span text:style-name="Source_20_Text">SELECT posts FROM db</text:span></text:p>
      <text:p text:style-name="P95">If 1 user → fine<text:line-break/>If 10 users → fine<text:line-break/>If 10 lakh users → database dies 💀</text:p>
      <text:p text:style-name="P95">Why?</text:p>
      <text:p text:style-name="P95">Database is slow compared to memory.</text:p>
      <text:p text:style-name="P95">Each query:</text:p>
      <text:list text:style-name="L88">
        <text:list-item>
          <text:p text:style-name="P184">disk read</text:p>
        </text:list-item>
        <text:list-item>
          <text:p text:style-name="P184">computation</text:p>
        </text:list-item>
        <text:list-item>
          <text:p text:style-name="P184">network</text:p>
        </text:list-item>
      </text:list>
      <text:p text:style-name="P95">Too many queries → bottleneck.</text:p>
      <text:p text:style-name="P95">So engineers asked:</text:p>
      <text:p text:style-name="P31"><text:soft-page-break/>Why ask database again and again for same data?</text:p>
      <text:p text:style-name="P95">Solution:</text:p>
      <text:p text:style-name="P31">Store frequently used data in fast memory</text:p>
      <text:p text:style-name="P95">This is caching.</text:p>
      <text:p text:style-name="P26"/>
      <text:h text:style-name="P19" text:outline-level="1">🧠 2️⃣ WHAT IS CACHE (simple definition)</text:h>
      <text:p text:style-name="P95">Cache = temporary fast storage<text:line-break/>to avoid repeated heavy work.</text:p>
      <text:p text:style-name="P95">Example:<text:line-break/>If 1 lakh users request same post,<text:line-break/>don’t query DB 1 lakh times.</text:p>
      <text:p text:style-name="P95">Query once → store in cache → reuse.</text:p>
      <text:p text:style-name="P26"/>
      <text:h text:style-name="P19" text:outline-level="1">🧠 Real-life example</text:h>
      <text:p text:style-name="P95">Teacher writes formula on board.</text:p>
      <text:p text:style-name="P95">Instead of asking book every time,<text:line-break/>students look board.</text:p>
      <text:p text:style-name="P95">Board = cache<text:line-break/>Book = database</text:p>
      <text:p text:style-name="P95">Fast access.</text:p>
      <text:p text:style-name="P26"/>
      <text:h text:style-name="P19" text:outline-level="1">🧠 3️⃣ WHERE CACHE USED</text:h>
      <text:p text:style-name="P95">Everywhere.</text:p>
      <text:p text:style-name="P95">Examples:</text:p>
      <text:list text:style-name="L89">
        <text:list-item>
          <text:p text:style-name="P185">Instagram feed</text:p>
        </text:list-item>
        <text:list-item>
          <text:p text:style-name="P185">YouTube videos</text:p>
        </text:list-item>
        <text:list-item>
          <text:p text:style-name="P185">Amazon products</text:p>
        </text:list-item>
        <text:list-item>
          <text:p text:style-name="P185">Google search</text:p>
        </text:list-item>
        <text:list-item>
          <text:p text:style-name="P185">AI responses</text:p>
        </text:list-item>
        <text:list-item>
          <text:p text:style-name="P185">login sessions</text:p>
        </text:list-item>
      </text:list>
      <text:p text:style-name="P95">Without caching → slow systems.</text:p>
      <text:p text:style-name="P26"><text:soft-page-break/></text:p>
      <text:h text:style-name="P19" text:outline-level="1">🧠 4️⃣ SYSTEM WITHOUT CACHE</text:h>
      <text:p text:style-name="P95">Flow:</text:p>
      <text:p text:style-name="P29"><text:span text:style-name="Source_20_Text">User → server → database → response</text:span></text:p>
      <text:p text:style-name="P95">If 1M users:<text:line-break/>Database gets 1M queries.</text:p>
      <text:p text:style-name="P95">DB crashes.</text:p>
      <text:p text:style-name="P26"/>
      <text:h text:style-name="P19" text:outline-level="1">🧠 5️⃣ SYSTEM WITH CACHE</text:h>
      <text:p text:style-name="P95">Flow:</text:p>
      <text:p text:style-name="P30"><text:span text:style-name="Source_20_Text">User → server → cache → response</text:span></text:p>
      <text:p text:style-name="P30"><text:span text:style-name="Source_20_Text"><text:s text:c="14"/>↓</text:span></text:p>
      <text:p text:style-name="P29"><text:span text:style-name="Source_20_Text"><text:s text:c="11"/>database (only if needed)</text:span></text:p>
      <text:p text:style-name="P95">If data in cache:<text:line-break/>No DB query.</text:p>
      <text:p text:style-name="P95">Huge performance boost.</text:p>
      <text:p text:style-name="P26"/>
      <text:h text:style-name="P19" text:outline-level="1">🧠 6️⃣ TYPES OF CACHE (must know)</text:h>
      <text:h text:style-name="P20" text:outline-level="2">🔵 In-memory cache</text:h>
      <text:p text:style-name="P95">Stored in RAM.</text:p>
      <text:p text:style-name="P95">Very fast.</text:p>
      <text:p text:style-name="P95">Example:</text:p>
      <text:list text:style-name="L90">
        <text:list-item>
          <text:p text:style-name="P186">Redis</text:p>
        </text:list-item>
        <text:list-item>
          <text:p text:style-name="P186">Memcached</text:p>
        </text:list-item>
      </text:list>
      <text:p text:style-name="P95">Most used in industry.</text:p>
      <text:p text:style-name="P26"/>
      <text:h text:style-name="P20" text:outline-level="2">🔵 Browser cache</text:h>
      <text:p text:style-name="P95">Images, CSS stored in browser.</text:p>
      <text:p text:style-name="P95"><text:soft-page-break/>So reload faster.</text:p>
      <text:p text:style-name="P26"/>
      <text:h text:style-name="P20" text:outline-level="2">🔵 CDN cache</text:h>
      <text:p text:style-name="P95">Stored near user globally.</text:p>
      <text:p text:style-name="P95">Used by Netflix, YouTube.</text:p>
      <text:p text:style-name="P26"/>
      <text:h text:style-name="P19" text:outline-level="1">🧠 7️⃣ REAL INDUSTRY FLOW</text:h>
      <text:p text:style-name="P95">Example: Instagram feed</text:p>
      <text:p text:style-name="P95">1st user opens post:</text:p>
      <text:p text:style-name="P29"><text:span text:style-name="Source_20_Text">cache empty → query DB → store in cache</text:span></text:p>
      <text:p text:style-name="P95">Next 10 lakh users:</text:p>
      <text:p text:style-name="P29"><text:span text:style-name="Source_20_Text">directly from cache</text:span></text:p>
      <text:p text:style-name="P95">DB load almost zero.</text:p>
      <text:p text:style-name="P26"/>
      <text:h text:style-name="P19" text:outline-level="1">🧠 8️⃣ PROBLEM WITH CACHE (important)</text:h>
      <text:p text:style-name="P95">Cache creates new problems.</text:p>
      <text:h text:style-name="P23" text:outline-level="3">Stale data</text:h>
      <text:p text:style-name="P95">Cache may have old data.</text:p>
      <text:p text:style-name="P95">Example:<text:line-break/>User updates profile<text:line-break/>Cache still shows old name.</text:p>
      <text:p text:style-name="P95">Solution:<text:line-break/>Cache invalidation.</text:p>
      <text:p text:style-name="P95">Hard problem.</text:p>
      <text:p text:style-name="P26"/>
      <text:h text:style-name="P19" text:outline-level="1">🧠 9️⃣ WHY REDIS USED</text:h>
      <text:p text:style-name="P95">Redis = most popular cache.</text:p>
      <text:p text:style-name="P95"><text:soft-page-break/>Because:</text:p>
      <text:list text:style-name="L91">
        <text:list-item>
          <text:p text:style-name="P187">extremely fast</text:p>
        </text:list-item>
        <text:list-item>
          <text:p text:style-name="P187">in-memory</text:p>
        </text:list-item>
        <text:list-item>
          <text:p text:style-name="P187">supports expiry</text:p>
        </text:list-item>
        <text:list-item>
          <text:p text:style-name="P187">distributed</text:p>
        </text:list-item>
        <text:list-item>
          <text:p text:style-name="P187">used by FAANG</text:p>
        </text:list-item>
      </text:list>
      <text:p text:style-name="P26"/>
      <text:h text:style-name="P19" text:outline-level="1">🧠 10️⃣ WHERE CACHE SITS IN SYSTEM</text:h>
      <text:p text:style-name="P95">Typical architecture:</text:p>
      <text:p text:style-name="P30"><text:span text:style-name="Source_20_Text">Client</text:span></text:p>
      <text:p text:style-name="P30"><text:span text:style-name="Source_20_Text"><text:s/>↓</text:span></text:p>
      <text:p text:style-name="P30"><text:span text:style-name="Source_20_Text">API gateway</text:span></text:p>
      <text:p text:style-name="P30"><text:span text:style-name="Source_20_Text"><text:s/>↓</text:span></text:p>
      <text:p text:style-name="P30"><text:span text:style-name="Source_20_Text">Server</text:span></text:p>
      <text:p text:style-name="P30"><text:span text:style-name="Source_20_Text"><text:s/>↓</text:span></text:p>
      <text:p text:style-name="P30"><text:span text:style-name="Source_20_Text">CACHE (Redis)</text:span></text:p>
      <text:p text:style-name="P30"><text:span text:style-name="Source_20_Text"><text:s/>↓</text:span></text:p>
      <text:p text:style-name="P29"><text:span text:style-name="Source_20_Text">Database</text:span></text:p>
      <text:p text:style-name="P95">Server checks cache first.<text:line-break/>If not found → DB.</text:p>
      <text:p text:style-name="P26"/>
      <text:h text:style-name="P19" text:outline-level="1">🧠 Architect thinking question</text:h>
      <text:p text:style-name="P95">Suppose Instagram has 10M users.</text:p>
      <text:p text:style-name="P95">One viral post accessed by everyone.</text:p>
      <text:p text:style-name="P95">Without cache → what happens to database?<text:line-break/>With cache → what happens?</text:p>
      <text:p text:style-name="P95">Explain like system architect.</text:p>
      <text:p text:style-name="P95">Perfect. Now we enter <text:span text:style-name="Strong_20_Emphasis">real backend engineering</text:span>.<text:line-break/>You asked correct thing:</text:p>
      <text:p text:style-name="P31">How cache actually implemented?<text:line-break/>How Redis used?<text:line-break/>How we store/read/update cache?</text:p>
      <text:p text:style-name="P95">We will do <text:span text:style-name="Strong_20_Emphasis">simple practical + deep explanation</text:span>.</text:p>
      <text:p text:style-name="P95">No theory dumping.</text:p>
      <text:p text:style-name="P26"/>
      <text:h text:style-name="P19" text:outline-level="1"><text:soft-page-break/>🧠 1️⃣ What Redis actually is</text:h>
      <text:p text:style-name="P95">Redis = fast memory database (RAM based)</text:p>
      <text:p text:style-name="P95">Normal database:</text:p>
      <text:list text:style-name="L92">
        <text:list-item>
          <text:p text:style-name="P188">stored on disk</text:p>
        </text:list-item>
        <text:list-item>
          <text:p text:style-name="P188">slower</text:p>
        </text:list-item>
      </text:list>
      <text:p text:style-name="P95">Redis:</text:p>
      <text:list text:style-name="L93">
        <text:list-item>
          <text:p text:style-name="P189">stored in RAM</text:p>
        </text:list-item>
        <text:list-item>
          <text:p text:style-name="P189">extremely fast</text:p>
        </text:list-item>
      </text:list>
      <text:p text:style-name="P95">So we use Redis as <text:span text:style-name="Strong_20_Emphasis">cache layer</text:span>.</text:p>
      <text:p text:style-name="P95">Think:</text:p>
      <text:p text:style-name="P29"><text:span text:style-name="Source_20_Text">Redis = super fast temporary memory</text:span></text:p>
      <text:p text:style-name="P26"/>
      <text:h text:style-name="P19" text:outline-level="1">🧠 2️⃣ Where Redis sits in system</text:h>
      <text:p text:style-name="P95">Real backend flow:</text:p>
      <text:p text:style-name="P30"><text:span text:style-name="Source_20_Text">Client → Server → Redis (cache check)</text:span></text:p>
      <text:p text:style-name="P30"><text:span text:style-name="Source_20_Text"><text:s text:c="21"/>↓</text:span></text:p>
      <text:p text:style-name="P29"><text:span text:style-name="Source_20_Text"><text:s text:c="18"/>Database</text:span></text:p>
      <text:p text:style-name="P95">Server logic:</text:p>
      <text:list text:style-name="L94">
        <text:list-item>
          <text:p text:style-name="P190">Check Redis first</text:p>
        </text:list-item>
        <text:list-item>
          <text:p text:style-name="P190">If data exists → return fast</text:p>
        </text:list-item>
        <text:list-item>
          <text:p text:style-name="P190">If not → get from DB</text:p>
        </text:list-item>
        <text:list-item>
          <text:p text:style-name="P190">Store in Redis</text:p>
        </text:list-item>
        <text:list-item>
          <text:p text:style-name="P190">Return</text:p>
        </text:list-item>
      </text:list>
      <text:p text:style-name="P95">This saves DB load.</text:p>
      <text:p text:style-name="P26"/>
      <text:h text:style-name="P19" text:outline-level="1">🧠 3️⃣ Install Redis locally (simple)</text:h>
      <text:p text:style-name="P95">If using Windows:<text:line-break/>Install Redis from:<text:line-break/><text:a xlink:type="simple" xlink:href="https://redis.io/download" text:style-name="Internet_20_link" text:visited-style-name="Visited_20_Internet_20_Link">https://redis.io/download</text:a></text:p>
      <text:p text:style-name="P95">If using Linux:</text:p>
      <text:p text:style-name="P29"><text:span text:style-name="Source_20_Text">sudo apt install redis-server</text:span></text:p>
      <text:p text:style-name="P95"><text:soft-page-break/>Start redis:</text:p>
      <text:p text:style-name="P29"><text:span text:style-name="Source_20_Text">redis-server</text:span></text:p>
      <text:p text:style-name="P95">Test:</text:p>
      <text:p text:style-name="P29"><text:span text:style-name="Source_20_Text">redis-cli</text:span></text:p>
      <text:p text:style-name="P95">Then type:</text:p>
      <text:p text:style-name="P29"><text:span text:style-name="Source_20_Text">ping</text:span></text:p>
      <text:p text:style-name="P95">If reply:</text:p>
      <text:p text:style-name="P29"><text:span text:style-name="Source_20_Text">PONG</text:span></text:p>
      <text:p text:style-name="P95">Redis running.</text:p>
      <text:p text:style-name="P26"/>
      <text:h text:style-name="P19" text:outline-level="1">🧠 4️⃣ Install Redis in Node project</text:h>
      <text:p text:style-name="P95">Inside project folder:</text:p>
      <text:p text:style-name="P29"><text:span text:style-name="Source_20_Text">npm install redis</text:span></text:p>
      <text:p text:style-name="P26"/>
      <text:h text:style-name="P19" text:outline-level="1">🧠 5️⃣ Basic Redis usage (very important)</text:h>
      <text:p text:style-name="P95">Create file:</text:p>
      <text:p text:style-name="P29"><text:span text:style-name="Source_20_Text">redis-test.js</text:span></text:p>
      <text:p text:style-name="P95">Code with full explanation:</text:p>
      <text:p text:style-name="P30"><text:span text:style-name="Source_20_Text">/*</text:span></text:p>
      <text:p text:style-name="P30"><text:span text:style-name="Source_20_Text">Import redis library</text:span></text:p>
      <text:p text:style-name="P30"><text:span text:style-name="Source_20_Text">*/</text:span></text:p>
      <text:p text:style-name="P30"><text:span text:style-name="Source_20_Text">const redis = require("redis");</text:span></text:p>
      <text:p text:style-name="P30"/>
      <text:p text:style-name="P30"><text:span text:style-name="Source_20_Text">/*</text:span></text:p>
      <text:p text:style-name="P30"><text:span text:style-name="Source_20_Text">Create redis client (connection to redis server)</text:span></text:p>
      <text:p text:style-name="P30"><text:span text:style-name="Source_20_Text">*/</text:span></text:p>
      <text:p text:style-name="P30"><text:span text:style-name="Source_20_Text">const client = redis.createClient();</text:span></text:p>
      <text:p text:style-name="P30"/>
      <text:p text:style-name="P30"><text:span text:style-name="Source_20_Text">/*</text:span></text:p>
      <text:p text:style-name="P30"><text:span text:style-name="Source_20_Text">Connect to redis server</text:span></text:p>
      <text:p text:style-name="P30"><text:span text:style-name="Source_20_Text">*/</text:span></text:p>
      <text:p text:style-name="P30"><text:span text:style-name="Source_20_Text">client.connect();</text:span></text:p>
      <text:p text:style-name="P30"/>
      <text:p text:style-name="P30"><text:span text:style-name="Source_20_Text">/*</text:span></text:p>
      <text:p text:style-name="P30"><text:soft-page-break/><text:span text:style-name="Source_20_Text">SET data in cache</text:span></text:p>
      <text:p text:style-name="P30"><text:span text:style-name="Source_20_Text">key = "user:1"</text:span></text:p>
      <text:p text:style-name="P30"><text:span text:style-name="Source_20_Text">value = some data</text:span></text:p>
      <text:p text:style-name="P30"><text:span text:style-name="Source_20_Text">*/</text:span></text:p>
      <text:p text:style-name="P30"><text:span text:style-name="Source_20_Text">async function setData(){</text:span></text:p>
      <text:p text:style-name="P30"><text:span text:style-name="Source_20_Text"><text:s text:c="4"/>await client.set("user:1", "Dinesh");</text:span></text:p>
      <text:p text:style-name="P30"><text:span text:style-name="Source_20_Text"><text:s text:c="4"/>console.log("Data stored in cache");</text:span></text:p>
      <text:p text:style-name="P30"><text:span text:style-name="Source_20_Text">}</text:span></text:p>
      <text:p text:style-name="P30"/>
      <text:p text:style-name="P30"><text:span text:style-name="Source_20_Text">/*</text:span></text:p>
      <text:p text:style-name="P30"><text:span text:style-name="Source_20_Text">GET data from cache</text:span></text:p>
      <text:p text:style-name="P30"><text:span text:style-name="Source_20_Text">*/</text:span></text:p>
      <text:p text:style-name="P30"><text:span text:style-name="Source_20_Text">async function getData(){</text:span></text:p>
      <text:p text:style-name="P30"><text:span text:style-name="Source_20_Text"><text:s text:c="4"/>const data = await client.get("user:1");</text:span></text:p>
      <text:p text:style-name="P30"><text:span text:style-name="Source_20_Text"><text:s text:c="4"/>console.log("Data from cache:", data);</text:span></text:p>
      <text:p text:style-name="P30"><text:span text:style-name="Source_20_Text">}</text:span></text:p>
      <text:p text:style-name="P30"/>
      <text:p text:style-name="P30"><text:span text:style-name="Source_20_Text">/*</text:span></text:p>
      <text:p text:style-name="P30"><text:span text:style-name="Source_20_Text">Run functions</text:span></text:p>
      <text:p text:style-name="P30"><text:span text:style-name="Source_20_Text">*/</text:span></text:p>
      <text:p text:style-name="P30"><text:span text:style-name="Source_20_Text">setData();</text:span></text:p>
      <text:p text:style-name="P29"><text:span text:style-name="Source_20_Text">getData();</text:span></text:p>
      <text:p text:style-name="P95">Run:</text:p>
      <text:p text:style-name="P29"><text:span text:style-name="Source_20_Text">node redis-test.js</text:span></text:p>
      <text:p text:style-name="P95">You’ll see:</text:p>
      <text:p text:style-name="P30"><text:span text:style-name="Source_20_Text">Data stored in cache</text:span></text:p>
      <text:p text:style-name="P29"><text:span text:style-name="Source_20_Text">Data from cache: Dinesh</text:span></text:p>
      <text:p text:style-name="P95">You just used Redis.</text:p>
      <text:p text:style-name="P26"/>
      <text:h text:style-name="P19" text:outline-level="1">🧠 6️⃣ Now real backend example (important)</text:h>
      <text:p text:style-name="P95">Simulate database + cache.</text:p>
      <text:p text:style-name="P95">Create:</text:p>
      <text:p text:style-name="P29"><text:span text:style-name="Source_20_Text">cache-example.js</text:span></text:p>
      <text:p text:style-name="P30"><text:span text:style-name="Source_20_Text">const express = require("express");</text:span></text:p>
      <text:p text:style-name="P30"><text:span text:style-name="Source_20_Text">const redis = require("redis");</text:span></text:p>
      <text:p text:style-name="P30"/>
      <text:p text:style-name="P30"><text:span text:style-name="Source_20_Text">const app = express();</text:span></text:p>
      <text:p text:style-name="P30"/>
      <text:p text:style-name="P30"><text:span text:style-name="Source_20_Text">/*</text:span></text:p>
      <text:p text:style-name="P30"><text:span text:style-name="Source_20_Text">connect redis</text:span></text:p>
      <text:p text:style-name="P30"><text:span text:style-name="Source_20_Text">*/</text:span></text:p>
      <text:p text:style-name="P30"><text:soft-page-break/><text:span text:style-name="Source_20_Text">const client = redis.createClient();</text:span></text:p>
      <text:p text:style-name="P30"><text:span text:style-name="Source_20_Text">client.connect();</text:span></text:p>
      <text:p text:style-name="P30"/>
      <text:p text:style-name="P30"><text:span text:style-name="Source_20_Text">/*</text:span></text:p>
      <text:p text:style-name="P30"><text:span text:style-name="Source_20_Text">Fake database function</text:span></text:p>
      <text:p text:style-name="P30"><text:span text:style-name="Source_20_Text">(slow operation)</text:span></text:p>
      <text:p text:style-name="P30"><text:span text:style-name="Source_20_Text">*/</text:span></text:p>
      <text:p text:style-name="P30"><text:span text:style-name="Source_20_Text">function getUserFromDB(){</text:span></text:p>
      <text:p text:style-name="P30"><text:span text:style-name="Source_20_Text"><text:s text:c="4"/>return new Promise(resolve=&gt;{</text:span></text:p>
      <text:p text:style-name="P30"><text:span text:style-name="Source_20_Text"><text:s text:c="8"/>setTimeout(()=&gt;{</text:span></text:p>
      <text:p text:style-name="P30"><text:span text:style-name="Source_20_Text"><text:s text:c="12"/>resolve({name:"Dinesh", age:21});</text:span></text:p>
      <text:p text:style-name="P30"><text:span text:style-name="Source_20_Text"><text:s text:c="8"/>},2000); // 2 sec delay</text:span></text:p>
      <text:p text:style-name="P30"><text:span text:style-name="Source_20_Text"><text:s text:c="4"/>});</text:span></text:p>
      <text:p text:style-name="P30"><text:span text:style-name="Source_20_Text">}</text:span></text:p>
      <text:p text:style-name="P30"/>
      <text:p text:style-name="P30"><text:span text:style-name="Source_20_Text">/*</text:span></text:p>
      <text:p text:style-name="P30"><text:span text:style-name="Source_20_Text">API route</text:span></text:p>
      <text:p text:style-name="P30"><text:span text:style-name="Source_20_Text">*/</text:span></text:p>
      <text:p text:style-name="P30"><text:span text:style-name="Source_20_Text">app.get("/user", async (req,res)=&gt;{</text:span></text:p>
      <text:p text:style-name="P30"/>
      <text:p text:style-name="P30"><text:span text:style-name="Source_20_Text"><text:s text:c="4"/>/*</text:span></text:p>
      <text:p text:style-name="P30"><text:span text:style-name="Source_20_Text"><text:s text:c="4"/>1️⃣ check cache first</text:span></text:p>
      <text:p text:style-name="P30"><text:span text:style-name="Source_20_Text"><text:s text:c="4"/>*/</text:span></text:p>
      <text:p text:style-name="P30"><text:span text:style-name="Source_20_Text"><text:s text:c="4"/>const cached = await client.get("user:1");</text:span></text:p>
      <text:p text:style-name="P30"/>
      <text:p text:style-name="P30"><text:span text:style-name="Source_20_Text"><text:s text:c="4"/>if(cached){</text:span></text:p>
      <text:p text:style-name="P30"><text:span text:style-name="Source_20_Text"><text:s text:c="8"/>console.log("Data from CACHE");</text:span></text:p>
      <text:p text:style-name="P30"><text:span text:style-name="Source_20_Text"><text:s text:c="8"/>return res.json(JSON.parse(cached));</text:span></text:p>
      <text:p text:style-name="P30"><text:span text:style-name="Source_20_Text"><text:s text:c="4"/>}</text:span></text:p>
      <text:p text:style-name="P30"/>
      <text:p text:style-name="P30"><text:span text:style-name="Source_20_Text"><text:s text:c="4"/>/*</text:span></text:p>
      <text:p text:style-name="P30"><text:span text:style-name="Source_20_Text"><text:s text:c="4"/>2️⃣ if not in cache → get from DB</text:span></text:p>
      <text:p text:style-name="P30"><text:span text:style-name="Source_20_Text"><text:s text:c="4"/>*/</text:span></text:p>
      <text:p text:style-name="P30"><text:span text:style-name="Source_20_Text"><text:s text:c="4"/>console.log("Data from DATABASE");</text:span></text:p>
      <text:p text:style-name="P30"><text:span text:style-name="Source_20_Text"><text:s text:c="4"/>const user = await getUserFromDB();</text:span></text:p>
      <text:p text:style-name="P30"/>
      <text:p text:style-name="P30"><text:span text:style-name="Source_20_Text"><text:s text:c="4"/>/*</text:span></text:p>
      <text:p text:style-name="P30"><text:span text:style-name="Source_20_Text"><text:s text:c="4"/>3️⃣ store in cache</text:span></text:p>
      <text:p text:style-name="P30"><text:span text:style-name="Source_20_Text"><text:s text:c="4"/>*/</text:span></text:p>
      <text:p text:style-name="P30"><text:span text:style-name="Source_20_Text"><text:s text:c="4"/>await client.set("user:1", JSON.stringify(user));</text:span></text:p>
      <text:p text:style-name="P30"/>
      <text:p text:style-name="P30"><text:span text:style-name="Source_20_Text"><text:s text:c="4"/>res.json(user);</text:span></text:p>
      <text:p text:style-name="P30"><text:span text:style-name="Source_20_Text">});</text:span></text:p>
      <text:p text:style-name="P30"/>
      <text:p text:style-name="P30"><text:span text:style-name="Source_20_Text">app.listen(3000, ()=&gt;{</text:span></text:p>
      <text:p text:style-name="P30"><text:span text:style-name="Source_20_Text"><text:s text:c="4"/>console.log("Server running on 3000");</text:span></text:p>
      <text:p text:style-name="P29"><text:span text:style-name="Source_20_Text">});</text:span></text:p>
      <text:p text:style-name="P26"/>
      <text:h text:style-name="P19" text:outline-level="1"><text:soft-page-break/>🧠 7️⃣ Test this</text:h>
      <text:p text:style-name="P95">Run:</text:p>
      <text:p text:style-name="P29"><text:span text:style-name="Source_20_Text">node cache-example.js</text:span></text:p>
      <text:p text:style-name="P95">Open browser:</text:p>
      <text:p text:style-name="P29"><text:span text:style-name="Source_20_Text">localhost:3000/user</text:span></text:p>
      <text:h text:style-name="P23" text:outline-level="3">First time:</text:h>
      <text:p text:style-name="P95">Takes 2 sec<text:line-break/>Console:</text:p>
      <text:p text:style-name="P29"><text:span text:style-name="Source_20_Text">Data from DATABASE</text:span></text:p>
      <text:h text:style-name="P23" text:outline-level="3">Second time:</text:h>
      <text:p text:style-name="P95">Instant ⚡<text:line-break/>Console:</text:p>
      <text:p text:style-name="P29"><text:span text:style-name="Source_20_Text">Data from CACHE</text:span></text:p>
      <text:p text:style-name="P95">You just saw caching working.</text:p>
      <text:p text:style-name="P26"/>
      <text:h text:style-name="P19" text:outline-level="1">🧠 8️⃣ How cache helps in real world</text:h>
      <text:p text:style-name="P95">Imagine:<text:line-break/>1 lakh users request same profile.</text:p>
      <text:p text:style-name="P95">Without cache:<text:line-break/>DB hit 1 lakh times.</text:p>
      <text:p text:style-name="P95">With cache:<text:line-break/>DB hit once<text:line-break/>Rest from Redis.</text:p>
      <text:p text:style-name="P95">Massive performance gain.</text:p>
      <text:p text:style-name="P26"/>
      <text:h text:style-name="P19" text:outline-level="1">🧠 9️⃣ Important cache operations</text:h>
      <text:p text:style-name="P95">Basic Redis operations:</text:p>
      <text:p text:style-name="P95">Store:</text:p>
      <text:p text:style-name="P29"><text:span text:style-name="Source_20_Text">set(key,value)</text:span></text:p>
      <text:p text:style-name="P95">Read:</text:p>
      <text:p text:style-name="P29"><text:soft-page-break/><text:span text:style-name="Source_20_Text">get(key)</text:span></text:p>
      <text:p text:style-name="P95">Delete:</text:p>
      <text:p text:style-name="P29"><text:span text:style-name="Source_20_Text">del(key)</text:span></text:p>
      <text:p text:style-name="P95">Set expiry:</text:p>
      <text:p text:style-name="P29"><text:span text:style-name="Source_20_Text">set(key,value,{EX:60})</text:span></text:p>
      <text:p text:style-name="P95">Auto delete after 60 sec.</text:p>
      <text:p text:style-name="P26"/>
      <text:h text:style-name="P19" text:outline-level="1">🧠 10️⃣ Engineer thinking</text:h>
      <text:p text:style-name="P95">Always ask:</text:p>
      <text:list text:style-name="L95">
        <text:list-item>
          <text:p text:style-name="P191">Which data used frequently?</text:p>
        </text:list-item>
        <text:list-item>
          <text:p text:style-name="P191">Can we cache it?</text:p>
        </text:list-item>
        <text:list-item>
          <text:p text:style-name="P191">How long valid?</text:p>
        </text:list-item>
        <text:list-item>
          <text:p text:style-name="P191">When update cache?</text:p>
        </text:list-item>
      </text:list>
      <text:p text:style-name="P95">Cache improves:<text:line-break/>speed + scalability.</text:p>
      <text:p text:style-name="P26"/>
      <text:h text:style-name="P19" text:outline-level="1">🧠 Now I ask you (important)</text:h>
      <text:p text:style-name="P95">Suppose Instagram post becomes viral<text:line-break/>10 million users open same post.</text:p>
      <text:p text:style-name="P95">Should server query database 10M times<text:line-break/>or once and cache?</text:p>
      <text:p text:style-name="P95">Explain what happens with and without cache like system architect.</text:p>
      <text:h text:style-name="P21" text:outline-level="2">What Happened &amp; How It Was Solved</text:h>
      <text:p text:style-name="P93"><text:span text:style-name="Strong_20_Emphasis"><text:span text:style-name="T2">The Problem:</text:span></text:span><text:span text:style-name="T2"><text:line-break/>When you ran </text:span><text:span text:style-name="Source_20_Text"><text:span text:style-name="T1">node redis-test.js</text:span></text:span><text:span text:style-name="T2">, you got an error: </text:span><text:span text:style-name="Source_20_Text"><text:span text:style-name="T1">ECONNREFUSED</text:span></text:span><text:span text:style-name="T2"> on port 6379. This means the script tried to connect to a Redis server, but no Redis server was running.</text:span></text:p>
      <text:p text:style-name="P93"><text:span text:style-name="Strong_20_Emphasis"><text:span text:style-name="T2">The Solution:</text:span></text:span><text:span text:style-name="T2"><text:line-break/>I started a Redis server using Docker:</text:span></text:p>
      <text:list text:style-name="L96">
        <text:list-item>
          <text:p text:style-name="P192"><draw:frame draw:style-name="fr2" draw:name="Frame12" text:anchor-type="char" svg:x="0in" svg:width="0.0161in" draw:z-index="11"><draw:text-box fo:min-height="0.4583in"><text:p text:style-name="P11"><draw:frame draw:style-name="fr3" draw:name="Frame14" text:anchor-type="char" svg:width="0.0161in" draw:z-index="13"><draw:text-box fo:min-height="0.0161in"><text:p text:style-name="P11"><draw:frame draw:style-name="fr3" draw:name="Frame15" text:anchor-type="char" svg:width="0.0161in" draw:z-index="14"><draw:text-box fo:min-height="0.0161in"><text:p text:style-name="P11"/></draw:text-box></draw:frame></text:p></draw:text-box></draw:frame><draw:frame draw:style-name="fr3" draw:name="Frame13" text:anchor-type="char" svg:width="0.0161in" draw:z-index="12"><draw:text-box fo:min-height="0.4583in"><text:p text:style-name="P11"/></draw:text-box></draw:frame></text:p></draw:text-box></draw:frame><draw:frame draw:style-name="fr2" draw:name="Frame5" text:anchor-type="char" svg:x="0.0835in" svg:width="2.5937in" draw:z-index="4"><draw:text-box fo:min-height="0.4583in"><draw:frame draw:style-name="fr1" draw:name="Frame6" text:anchor-type="frame" svg:x="0in" svg:y="0in" svg:width="0.0161in" draw:z-index="6"><draw:text-box fo:min-height="0.0161in"><text:p text:style-name="P11"><draw:frame draw:style-name="fr3" draw:name="Frame7" text:anchor-type="char" svg:width="4.5311in" draw:z-index="7"><draw:text-box fo:min-height="0.4583in"><text:p text:style-name="P14"><text:span text:style-name="T4">docker</text:span><text:span text:style-name="T5"> </text:span><text:span text:style-name="T10">run</text:span><text:span text:style-name="T5"> </text:span><text:span text:style-name="T12">--rm</text:span><text:span text:style-name="T5"> </text:span><text:span text:style-name="T12">-d</text:span><text:span text:style-name="T5"> </text:span><text:span text:style-name="T12">-p</text:span><text:span text:style-name="T5"> </text:span><text:span text:style-name="T10">6379:6379</text:span><text:span text:style-name="T5"> </text:span><text:span text:style-name="T10">redis:7-alpine</text:span></text:p></draw:text-box></draw:frame></text:p></draw:text-box></draw:frame><draw:frame draw:style-name="fr1" draw:name="Frame10" text:anchor-type="frame" svg:x="0in" svg:y="0in" svg:width="0.1457in" draw:z-index="5"><draw:text-box fo:min-height="0.4583in"><text:p text:style-name="P11"/></draw:text-box></draw:frame><text:p text:style-name="P11"><draw:frame draw:style-name="fr2" draw:name="Frame8" text:anchor-type="char" svg:x="0in" svg:width="2.5937in" draw:z-index="8"><draw:text-box fo:min-height="0.1252in"><draw:frame draw:style-name="fr1" draw:name="Frame9" text:anchor-type="frame" svg:x="0in" svg:y="0in" svg:width="1.4791in" draw:z-index="9"><draw:text-box fo:min-height="0.1252in"><text:p text:style-name="P11"/></draw:text-box></draw:frame><text:p text:style-name="P11"/></draw:text-box></draw:frame></text:p></draw:text-box></draw:frame><draw:frame draw:style-name="fr3" draw:name="Frame3" text:anchor-type="char" svg:width="0.0835in" draw:z-index="2"><draw:text-box fo:min-height="0.4583in"><draw:frame draw:style-name="fr1" draw:name="Frame4" text:anchor-type="frame" svg:x="0in" svg:y="0in" svg:width="0.0835in" draw:z-index="3"><draw:text-box fo:min-height="0.2083in"><text:p text:style-name="P11"/></draw:text-box></draw:frame><text:p text:style-name="P11"/></draw:text-box></draw:frame></text:p>
        </text:list-item>
      </text:list>
      <text:p text:style-name="P93"><text:span text:style-name="T2">This command downloaded and started a Redis container that listens on port 6379. After that, </text:span><text:span text:style-name="Source_20_Text"><text:span text:style-name="T1">node redis-test.js</text:span></text:span><text:span text:style-name="T2"> ran successfully!</text:span></text:p>
      <text:p text:style-name="P27"/>
      <text:h text:style-name="P22" text:outline-level="2"><text:soft-page-break/>Line-by-Line Code Explanation for Beginners</text:h>
      <text:h text:style-name="P24" text:outline-level="3"><text:span text:style-name="Strong_20_Emphasis"><text:span text:style-name="T2">Line 1-4: Import Redis Library</text:span></text:span></text:h>
      <text:list text:style-name="L97">
        <text:list-item>
          <text:p text:style-name="P193"><draw:frame draw:style-name="fr2" draw:name="Frame27" text:anchor-type="char" svg:x="0in" svg:width="0.0161in" draw:z-index="26"><draw:text-box fo:min-height="0.4583in"><text:p text:style-name="P11"><draw:frame draw:style-name="fr3" draw:name="Frame29" text:anchor-type="char" svg:width="0.0161in" draw:z-index="28"><draw:text-box fo:min-height="0.0161in"><text:p text:style-name="P11"><draw:frame draw:style-name="fr3" draw:name="Frame30" text:anchor-type="char" svg:width="0.0161in" draw:z-index="29"><draw:text-box fo:min-height="0.0161in"><text:p text:style-name="P11"/></draw:text-box></draw:frame></text:p></draw:text-box></draw:frame><draw:frame draw:style-name="fr3" draw:name="Frame28" text:anchor-type="char" svg:width="0.0161in" draw:z-index="27"><draw:text-box fo:min-height="0.4583in"><text:p text:style-name="P11"/></draw:text-box></draw:frame></text:p></draw:text-box></draw:frame><draw:frame draw:style-name="fr2" draw:name="Frame20" text:anchor-type="char" svg:x="0.0835in" svg:width="2.5937in" draw:z-index="19"><draw:text-box fo:min-height="0.4583in"><draw:frame draw:style-name="fr1" draw:name="Frame21" text:anchor-type="frame" svg:x="0in" svg:y="0in" svg:width="0.0161in" draw:z-index="21"><draw:text-box fo:min-height="0.0161in"><text:p text:style-name="P11"><draw:frame draw:style-name="fr3" draw:name="Frame22" text:anchor-type="char" svg:width="3.2083in" draw:z-index="22"><draw:text-box fo:min-height="0.4583in"><text:p text:style-name="P14"><text:span text:style-name="T15">const</text:span><text:span text:style-name="T5"> </text:span><text:span text:style-name="T12">redis</text:span><text:span text:style-name="T5"> </text:span><text:span text:style-name="T15">=</text:span><text:span text:style-name="T5"> </text:span><text:span text:style-name="T17">require</text:span><text:span text:style-name="T12">(</text:span><text:span text:style-name="T10">"redis"</text:span><text:span text:style-name="T12">)</text:span><text:span text:style-name="T5">;</text:span></text:p></draw:text-box></draw:frame></text:p></draw:text-box></draw:frame><draw:frame draw:style-name="fr1" draw:name="Frame25" text:anchor-type="frame" svg:x="0in" svg:y="0in" svg:width="0.1457in" draw:z-index="20"><draw:text-box fo:min-height="0.4583in"><text:p text:style-name="P11"/></draw:text-box></draw:frame><text:p text:style-name="P11"><draw:frame draw:style-name="fr2" draw:name="Frame23" text:anchor-type="char" svg:x="0in" svg:width="2.5937in" draw:z-index="23"><draw:text-box fo:min-height="0.1252in"><draw:frame draw:style-name="fr1" draw:name="Frame24" text:anchor-type="frame" svg:x="0in" svg:y="0in" svg:width="2.0937in" draw:z-index="24"><draw:text-box fo:min-height="0.1252in"><text:p text:style-name="P11"/></draw:text-box></draw:frame><text:p text:style-name="P11"/></draw:text-box></draw:frame></text:p></draw:text-box></draw:frame><draw:frame draw:style-name="fr3" draw:name="Frame18" text:anchor-type="char" svg:width="0.0835in" draw:z-index="17"><draw:text-box fo:min-height="0.4583in"><draw:frame draw:style-name="fr1" draw:name="Frame19" text:anchor-type="frame" svg:x="0in" svg:y="0in" svg:width="0.0835in" draw:z-index="18"><draw:text-box fo:min-height="0.2083in"><text:p text:style-name="P11"/></draw:text-box></draw:frame><text:p text:style-name="P11"/></draw:text-box></draw:frame></text:p>
        </text:list-item>
      </text:list>
      <text:list text:style-name="L98">
        <text:list-item>
          <text:p text:style-name="P200"><text:a xlink:type="simple" xlink:href="https://supreme-potato-5g9xw6vjvpxj34x7j.github.dev/" text:style-name="Internet_20_link" text:visited-style-name="Visited_20_Internet_20_Link"><text:span text:style-name="Strong_20_Emphasis"><text:span text:style-name="T21">require("redis")</text:span></text:span></text:a><text:span text:style-name="T2"> — Downloads and loads the Redis library (a tool to talk to Redis servers)</text:span></text:p>
        </text:list-item>
        <text:list-item>
          <text:p text:style-name="P200"><text:a xlink:type="simple" xlink:href="https://supreme-potato-5g9xw6vjvpxj34x7j.github.dev/" text:style-name="Internet_20_link" text:visited-style-name="Visited_20_Internet_20_Link"><text:span text:style-name="Strong_20_Emphasis"><text:span text:style-name="T21">const redis</text:span></text:span></text:a><text:span text:style-name="T2"> — Stores it in a variable named </text:span><text:a xlink:type="simple" xlink:href="https://supreme-potato-5g9xw6vjvpxj34x7j.github.dev/" text:style-name="Internet_20_link" text:visited-style-name="Visited_20_Internet_20_Link"><text:span text:style-name="T21">redis</text:span></text:a><text:span text:style-name="T2"> so we can use it later</text:span></text:p>
        </text:list-item>
      </text:list>
      <text:p text:style-name="P93"><text:span text:style-name="T2">Think of it like: </text:span><text:span text:style-name="Emphasis"><text:span text:style-name="T2">"Hey Node.js, I want to use the Redis tool, please load it for me."</text:span></text:span></text:p>
      <text:p text:style-name="P27"/>
      <text:h text:style-name="P24" text:outline-level="3"><text:span text:style-name="Strong_20_Emphasis"><text:span text:style-name="T2">Line 8-9: Create a Connection Object</text:span></text:span></text:h>
      <text:list text:style-name="L99">
        <text:list-item>
          <text:p text:style-name="P194"><draw:frame draw:style-name="fr2" draw:name="Frame42" text:anchor-type="char" svg:x="0in" svg:width="0.0161in" draw:z-index="41"><draw:text-box fo:min-height="0.4583in"><text:p text:style-name="P11"><draw:frame draw:style-name="fr3" draw:name="Frame44" text:anchor-type="char" svg:width="0.0161in" draw:z-index="43"><draw:text-box fo:min-height="0.0161in"><text:p text:style-name="P11"><draw:frame draw:style-name="fr3" draw:name="Frame45" text:anchor-type="char" svg:width="0.0161in" draw:z-index="44"><draw:text-box fo:min-height="0.0161in"><text:p text:style-name="P11"/></draw:text-box></draw:frame></text:p></draw:text-box></draw:frame><draw:frame draw:style-name="fr3" draw:name="Frame43" text:anchor-type="char" svg:width="0.0161in" draw:z-index="42"><draw:text-box fo:min-height="0.4583in"><text:p text:style-name="P11"/></draw:text-box></draw:frame></text:p></draw:text-box></draw:frame><draw:frame draw:style-name="fr2" draw:name="Frame35" text:anchor-type="char" svg:x="0.0835in" svg:width="2.5937in" draw:z-index="34"><draw:text-box fo:min-height="0.4583in"><draw:frame draw:style-name="fr1" draw:name="Frame36" text:anchor-type="frame" svg:x="0in" svg:y="0in" svg:width="0.0161in" draw:z-index="36"><draw:text-box fo:min-height="0.0161in"><text:p text:style-name="P11"><draw:frame draw:style-name="fr3" draw:name="Frame37" text:anchor-type="char" svg:width="3.6563in" draw:z-index="37"><draw:text-box fo:min-height="0.4583in"><text:p text:style-name="P14"><text:span text:style-name="T15">const</text:span><text:span text:style-name="T5"> </text:span><text:span text:style-name="T12">client</text:span><text:span text:style-name="T5"> </text:span><text:span text:style-name="T15">=</text:span><text:span text:style-name="T5"> redis.</text:span><text:span text:style-name="T17">createClient</text:span><text:span text:style-name="T12">()</text:span><text:span text:style-name="T5">;</text:span></text:p></draw:text-box></draw:frame></text:p></draw:text-box></draw:frame><draw:frame draw:style-name="fr1" draw:name="Frame40" text:anchor-type="frame" svg:x="0in" svg:y="0in" svg:width="0.1457in" draw:z-index="35"><draw:text-box fo:min-height="0.4583in"><text:p text:style-name="P11"/></draw:text-box></draw:frame><text:p text:style-name="P11"><draw:frame draw:style-name="fr2" draw:name="Frame38" text:anchor-type="char" svg:x="0in" svg:width="2.5937in" draw:z-index="38"><draw:text-box fo:min-height="0.1252in"><draw:frame draw:style-name="fr1" draw:name="Frame39" text:anchor-type="frame" svg:x="0in" svg:y="0in" svg:width="1.8335in" draw:z-index="39"><draw:text-box fo:min-height="0.1252in"><text:p text:style-name="P11"/></draw:text-box></draw:frame><text:p text:style-name="P11"/></draw:text-box></draw:frame></text:p></draw:text-box></draw:frame><draw:frame draw:style-name="fr3" draw:name="Frame33" text:anchor-type="char" svg:width="0.0835in" draw:z-index="32"><draw:text-box fo:min-height="0.4583in"><draw:frame draw:style-name="fr1" draw:name="Frame34" text:anchor-type="frame" svg:x="0in" svg:y="0in" svg:width="0.0835in" draw:z-index="33"><draw:text-box fo:min-height="0.2083in"><text:p text:style-name="P11"/></draw:text-box></draw:frame><text:p text:style-name="P11"/></draw:text-box></draw:frame></text:p>
        </text:list-item>
      </text:list>
      <text:list text:style-name="L100">
        <text:list-item>
          <text:p text:style-name="P201"><text:a xlink:type="simple" xlink:href="https://supreme-potato-5g9xw6vjvpxj34x7j.github.dev/" text:style-name="Internet_20_link" text:visited-style-name="Visited_20_Internet_20_Link"><text:span text:style-name="Strong_20_Emphasis"><text:span text:style-name="T21">redis.createClient()</text:span></text:span></text:a><text:span text:style-name="T2"> — Creates a new connection object to Redis</text:span></text:p>
        </text:list-item>
        <text:list-item>
          <text:p text:style-name="P201"><text:a xlink:type="simple" xlink:href="https://supreme-potato-5g9xw6vjvpxj34x7j.github.dev/" text:style-name="Internet_20_link" text:visited-style-name="Visited_20_Internet_20_Link"><text:span text:style-name="Strong_20_Emphasis"><text:span text:style-name="T21">const client</text:span></text:span></text:a><text:span text:style-name="T2"> — Saves this connection as </text:span><text:a xlink:type="simple" xlink:href="https://supreme-potato-5g9xw6vjvpxj34x7j.github.dev/" text:style-name="Internet_20_link" text:visited-style-name="Visited_20_Internet_20_Link"><text:span text:style-name="T21">client</text:span></text:a></text:p>
        </text:list-item>
      </text:list>
      <text:p text:style-name="P93"><text:span text:style-name="T2">Think of it like: </text:span><text:span text:style-name="Emphasis"><text:span text:style-name="T2">"Create a phone to call the Redis server."</text:span></text:span><text:span text:style-name="T2"> (But don't call yet—just prepare the phone.)</text:span></text:p>
      <text:p text:style-name="P27"/>
      <text:h text:style-name="P24" text:outline-level="3"><text:span text:style-name="Strong_20_Emphasis"><text:span text:style-name="T2">Line 13: Connect to Redis</text:span></text:span></text:h>
      <text:list text:style-name="L101">
        <text:list-item>
          <text:p text:style-name="P195"><draw:frame draw:style-name="fr2" draw:name="Frame56" text:anchor-type="char" svg:x="0in" svg:width="0.0161in" draw:z-index="55"><draw:text-box fo:min-height="0.4165in"><text:p text:style-name="P11"><draw:frame draw:style-name="fr3" draw:name="Frame58" text:anchor-type="char" svg:width="0.0161in" draw:z-index="57"><draw:text-box fo:min-height="0.0161in"><text:p text:style-name="P11"><draw:frame draw:style-name="fr3" draw:name="Frame59" text:anchor-type="char" svg:width="0.0161in" draw:z-index="58"><draw:text-box fo:min-height="0.0161in"><text:p text:style-name="P11"/></draw:text-box></draw:frame></text:p></draw:text-box></draw:frame><draw:frame draw:style-name="fr3" draw:name="Frame57" text:anchor-type="char" svg:width="0.0161in" draw:z-index="56"><draw:text-box fo:min-height="0.4165in"><text:p text:style-name="P11"/></draw:text-box></draw:frame></text:p></draw:text-box></draw:frame><draw:frame draw:style-name="fr2" draw:name="Frame49" text:anchor-type="char" svg:x="0.0835in" svg:width="2.5937in" draw:z-index="48"><draw:text-box fo:min-height="0.4165in"><draw:frame draw:style-name="fr1" draw:name="Frame50" text:anchor-type="frame" svg:x="0in" svg:y="0in" svg:width="0.0161in" draw:z-index="50"><draw:text-box fo:min-height="0.0161in"><text:p text:style-name="P11"><draw:frame draw:style-name="fr3" draw:name="Frame51" text:anchor-type="char" svg:width="2.5937in" draw:z-index="51"><draw:text-box fo:min-height="0.4165in"><text:p text:style-name="P14"><text:span text:style-name="T12">client</text:span><text:span text:style-name="T5">.</text:span><text:span text:style-name="T17">connect</text:span><text:span text:style-name="T12">()</text:span><text:span text:style-name="T5">;</text:span></text:p></draw:text-box></draw:frame></text:p></draw:text-box></draw:frame><draw:frame draw:style-name="fr1" draw:name="Frame54" text:anchor-type="frame" svg:x="0in" svg:y="0in" svg:width="0.1457in" draw:z-index="49"><draw:text-box fo:min-height="0.4165in"><text:p text:style-name="P11"/></draw:text-box></draw:frame><text:p text:style-name="P11"><draw:frame draw:style-name="fr2" draw:name="Frame52" text:anchor-type="char" svg:x="0in" svg:width="2.5937in" draw:z-index="52"><draw:text-box fo:min-height="0.1252in"><draw:frame draw:style-name="fr1" draw:name="Frame53" text:anchor-type="frame" svg:x="0in" svg:y="0in" svg:width="2.5937in" draw:z-index="53"><draw:text-box fo:min-height="0.1252in"><text:p text:style-name="P11"/></draw:text-box></draw:frame><text:p text:style-name="P11"/></draw:text-box></draw:frame></text:p></draw:text-box></draw:frame><draw:frame draw:style-name="fr3" draw:name="Frame47" text:anchor-type="char" svg:width="0.0835in" draw:z-index="46"><draw:text-box fo:min-height="0.4165in"><draw:frame draw:style-name="fr1" draw:name="Frame48" text:anchor-type="frame" svg:x="0in" svg:y="0in" svg:width="0.0835in" draw:z-index="47"><draw:text-box fo:min-height="0.2083in"><text:p text:style-name="P11"/></draw:text-box></draw:frame><text:p text:style-name="P11"/></draw:text-box></draw:frame></text:p>
        </text:list-item>
      </text:list>
      <text:list text:style-name="L102">
        <text:list-item>
          <text:p text:style-name="P202"><text:a xlink:type="simple" xlink:href="https://supreme-potato-5g9xw6vjvpxj34x7j.github.dev/" text:style-name="Internet_20_link" text:visited-style-name="Visited_20_Internet_20_Link"><text:span text:style-name="Strong_20_Emphasis"><text:span text:style-name="T21">client.connect()</text:span></text:span></text:a><text:span text:style-name="T2"> — Actually connects to the Redis server on </text:span><text:span text:style-name="Source_20_Text"><text:span text:style-name="T1">localhost:6379</text:span></text:span><text:span text:style-name="T2"> (default location)</text:span></text:p>
        </text:list-item>
      </text:list>
      <text:p text:style-name="P93"><text:span text:style-name="T2">Think of it like: </text:span><text:span text:style-name="Emphasis"><text:span text:style-name="T2">"Okay, now pick up the phone and call!"</text:span></text:span></text:p>
      <text:p text:style-name="P27"/>
      <text:h text:style-name="P24" text:outline-level="3"><text:span text:style-name="Strong_20_Emphasis"><text:span text:style-name="T2">Line 18-22: Create a Function to Store Data</text:span></text:span></text:h>
      <text:list text:style-name="L103">
        <text:list-item>
          <text:p text:style-name="P196"><draw:frame draw:style-name="fr2" draw:name="Frame71" text:anchor-type="char" svg:x="0in" svg:width="0.0161in" draw:z-index="70"><draw:text-box fo:min-height="1.0835in"><text:p text:style-name="P11"><draw:frame draw:style-name="fr3" draw:name="Frame73" text:anchor-type="char" svg:width="0.0161in" draw:z-index="72"><draw:text-box fo:min-height="0.0161in"><text:p text:style-name="P11"><draw:frame draw:style-name="fr3" draw:name="Frame74" text:anchor-type="char" svg:width="0.0161in" draw:z-index="73"><draw:text-box fo:min-height="0.0161in"><text:p text:style-name="P11"/></draw:text-box></draw:frame></text:p></draw:text-box></draw:frame><draw:frame draw:style-name="fr3" draw:name="Frame72" text:anchor-type="char" svg:width="0.0161in" draw:z-index="71"><draw:text-box fo:min-height="1.0835in"><text:p text:style-name="P11"/></draw:text-box></draw:frame></text:p></draw:text-box></draw:frame><draw:frame draw:style-name="fr2" draw:name="Frame64" text:anchor-type="char" svg:x="0.0835in" svg:width="2.5937in" draw:z-index="63"><draw:text-box fo:min-height="1.0835in"><draw:frame draw:style-name="fr1" draw:name="Frame65" text:anchor-type="frame" svg:x="0in" svg:y="0in" svg:width="0.0161in" draw:z-index="65"><draw:text-box fo:min-height="0.0161in"><text:p text:style-name="P11"><draw:frame draw:style-name="fr3" draw:name="Frame66" text:anchor-type="char" svg:width="4.0937in" draw:z-index="66"><draw:text-box fo:min-height="1.0835in"><text:p text:style-name="P14"><text:span text:style-name="T15">async</text:span><text:span text:style-name="T5"> </text:span><text:span text:style-name="T15">function</text:span><text:span text:style-name="T5"> </text:span><text:span text:style-name="T17">setData</text:span><text:span text:style-name="T12">(){</text:span></text:p><text:p text:style-name="P15"><text:span text:style-name="T5">    </text:span><text:span text:style-name="T16">await</text:span><text:span text:style-name="T6"> </text:span><text:span text:style-name="T13">client</text:span><text:span text:style-name="T6">.</text:span><text:span text:style-name="T18">set</text:span><text:span text:style-name="T25">(</text:span><text:span text:style-name="T11">"user:1"</text:span><text:span text:style-name="T6">, </text:span><text:span text:style-name="T11">"Dinesh"</text:span><text:span text:style-name="T25">)</text:span><text:span text:style-name="T6">;</text:span></text:p><text:p text:style-name="P15"><text:span text:style-name="T5">    </text:span><text:span text:style-name="T13">console</text:span><text:span text:style-name="T6">.</text:span><text:span text:style-name="T18">log</text:span><text:span text:style-name="T25">(</text:span><text:span text:style-name="T11">"Data stored in cache"</text:span><text:span text:style-name="T25">)</text:span><text:span text:style-name="T6">;</text:span></text:p><text:p text:style-name="P16">}</text:p></draw:text-box></draw:frame></text:p></draw:text-box></draw:frame><draw:frame draw:style-name="fr1" draw:name="Frame69" text:anchor-type="frame" svg:x="0in" svg:y="0in" svg:width="0.1457in" draw:z-index="64"><draw:text-box fo:min-height="1.0835in"><text:p text:style-name="P11"/></draw:text-box></draw:frame><text:p text:style-name="P11"><draw:frame draw:style-name="fr2" draw:name="Frame67" text:anchor-type="char" svg:x="0in" svg:width="2.5937in" draw:z-index="67"><draw:text-box fo:min-height="0.1252in"><draw:frame draw:style-name="fr1" draw:name="Frame68" text:anchor-type="frame" svg:x="0in" svg:y="0in" svg:width="1.6354in" draw:z-index="68"><draw:text-box fo:min-height="0.1252in"><text:p text:style-name="P11"/></draw:text-box></draw:frame><text:p text:style-name="P11"/></draw:text-box></draw:frame></text:p></draw:text-box></draw:frame><draw:frame draw:style-name="fr3" draw:name="Frame62" text:anchor-type="char" svg:width="0.0835in" draw:z-index="61"><draw:text-box fo:min-height="1.0835in"><draw:frame draw:style-name="fr1" draw:name="Frame63" text:anchor-type="frame" svg:x="0in" svg:y="0in" svg:width="0.0835in" draw:z-index="62"><draw:text-box fo:min-height="0.2083in"><text:p text:style-name="P11"/></draw:text-box></draw:frame><text:p text:style-name="P11"/></draw:text-box></draw:frame></text:p>
        </text:list-item>
      </text:list>
      <text:list text:style-name="L104">
        <text:list-item>
          <text:p text:style-name="P203"><text:a xlink:type="simple" xlink:href="https://supreme-potato-5g9xw6vjvpxj34x7j.github.dev/" text:style-name="Internet_20_link" text:visited-style-name="Visited_20_Internet_20_Link"><text:span text:style-name="Strong_20_Emphasis"><text:span text:style-name="T21">async function setData()</text:span></text:span></text:a><text:span text:style-name="T2"> — Creates a function named </text:span><text:a xlink:type="simple" xlink:href="https://supreme-potato-5g9xw6vjvpxj34x7j.github.dev/" text:style-name="Internet_20_link" text:visited-style-name="Visited_20_Internet_20_Link"><text:span text:style-name="T22">setData</text:span></text:a><text:span text:style-name="T2"> that can wait for things to finish</text:span></text:p>
          <text:list>
            <text:list-item>
              <text:p text:style-name="P204"><text:span text:style-name="Strong_20_Emphasis"><text:span text:style-name="Source_20_Text"><text:span text:style-name="T1">async</text:span></text:span></text:span><text:span text:style-name="T2"> means the function can do things that take time (like talking to Redis)</text:span></text:p>
            </text:list-item>
          </text:list>
        </text:list-item>
        <text:list-item>
          <text:p text:style-name="P204"><text:span text:style-name="Strong_20_Emphasis"><text:span text:style-name="Source_20_Text"><text:span text:style-name="T1">await client.set("user:1", "Dinesh");</text:span></text:span></text:span><text:span text:style-name="T2"> — Stores data in Redis</text:span></text:p>
          <text:list>
            <text:list-item>
              <text:p text:style-name="P203"><text:a xlink:type="simple" xlink:href="https://supreme-potato-5g9xw6vjvpxj34x7j.github.dev/" text:style-name="Internet_20_link" text:visited-style-name="Visited_20_Internet_20_Link"><text:span text:style-name="Strong_20_Emphasis"><text:span text:style-name="T21">client.set()</text:span></text:span></text:a><text:span text:style-name="T2"> — Stores a key-value pair (like a dictionary entry)</text:span></text:p>
            </text:list-item>
            <text:list-item>
              <text:p text:style-name="P204"><text:span text:style-name="Strong_20_Emphasis"><text:span text:style-name="Source_20_Text"><text:span text:style-name="T1">"user:1"</text:span></text:span></text:span><text:span text:style-name="T2"> — The "key" (like a label or ID)</text:span></text:p>
            </text:list-item>
            <text:list-item>
              <text:p text:style-name="P204"><text:span text:style-name="Strong_20_Emphasis"><text:span text:style-name="Source_20_Text"><text:span text:style-name="T1">"Dinesh"</text:span></text:span></text:span><text:span text:style-name="T2"> — The "value" (like the actual data)</text:span></text:p>
            </text:list-item>
            <text:list-item>
              <text:p text:style-name="P204"><text:span text:style-name="Strong_20_Emphasis"><text:span text:style-name="Source_20_Text"><text:span text:style-name="T1">await</text:span></text:span></text:span><text:span text:style-name="T2"> — Means "wait for this operation to finish before continuing"</text:span></text:p>
            </text:list-item>
            <text:list-item>
              <text:p text:style-name="P205"><text:span text:style-name="T2">Think of it like: </text:span><text:span text:style-name="Emphasis"><text:span text:style-name="T2">"Put 'Dinesh' in a box labeled 'user:1' and wait until the box is safely stored."</text:span></text:span></text:p>
            </text:list-item>
          </text:list>
        </text:list-item>
        <text:list-item>
          <text:p text:style-name="P203"><text:a xlink:type="simple" xlink:href="https://supreme-potato-5g9xw6vjvpxj34x7j.github.dev/" text:style-name="Internet_20_link" text:visited-style-name="Visited_20_Internet_20_Link"><text:span text:style-name="Strong_20_Emphasis"><text:span text:style-name="T21">console.log("Data stored in cache");</text:span></text:span></text:a><text:span text:style-name="T2"> — Prints a message to the screen</text:span></text:p>
          <text:list>
            <text:list-item>
              <text:p text:style-name="P204"><text:span text:style-name="T2">When you run the script, you'll see: </text:span><text:span text:style-name="Source_20_Text"><text:span text:style-name="T1">Data stored in cache</text:span></text:span></text:p>
            </text:list-item>
          </text:list>
        </text:list-item>
      </text:list>
      <text:p text:style-name="P27"/>
      <text:h text:style-name="P24" text:outline-level="3"><text:span text:style-name="Strong_20_Emphasis"><text:span text:style-name="T2">Line 26-29: Create a Function to Get Data</text:span></text:span></text:h>
      <text:list text:style-name="L105">
        <text:list-item>
          <text:p text:style-name="P197"><draw:frame draw:style-name="fr2" draw:name="Frame85" text:anchor-type="char" svg:x="0in" svg:width="0.0161in" draw:z-index="84"><draw:text-box fo:min-height="1.0835in"><text:p text:style-name="P11"><draw:frame draw:style-name="fr3" draw:name="Frame87" text:anchor-type="char" svg:width="0.0161in" draw:z-index="86"><draw:text-box fo:min-height="0.0161in"><text:p text:style-name="P11"><draw:frame draw:style-name="fr3" draw:name="Frame88" text:anchor-type="char" svg:width="0.0161in" draw:z-index="87"><draw:text-box fo:min-height="0.0161in"><text:p text:style-name="P11"/></draw:text-box></draw:frame></text:p></draw:text-box></draw:frame><draw:frame draw:style-name="fr3" draw:name="Frame86" text:anchor-type="char" svg:width="0.0161in" draw:z-index="85"><draw:text-box fo:min-height="1.0835in"><text:p text:style-name="P11"/></draw:text-box></draw:frame></text:p></draw:text-box></draw:frame><draw:frame draw:style-name="fr2" draw:name="Frame78" text:anchor-type="char" svg:x="0.0835in" svg:width="2.5937in" draw:z-index="77"><draw:text-box fo:min-height="1.0835in"><draw:frame draw:style-name="fr1" draw:name="Frame79" text:anchor-type="frame" svg:x="0in" svg:y="0in" svg:width="0.0161in" draw:z-index="79"><draw:text-box fo:min-height="0.0161in"><text:p text:style-name="P11"><draw:frame draw:style-name="fr3" draw:name="Frame80" text:anchor-type="char" svg:width="4.3543in" draw:z-index="80"><draw:text-box fo:min-height="1.0835in"><text:p text:style-name="P14"><text:span text:style-name="T15">async</text:span><text:span text:style-name="T5"> </text:span><text:span text:style-name="T15">function</text:span><text:span text:style-name="T5"> </text:span><text:span text:style-name="T17">getData</text:span><text:span text:style-name="T12">(){</text:span></text:p><text:p text:style-name="P15"><text:span text:style-name="T5">    </text:span><text:span text:style-name="T16">const</text:span><text:span text:style-name="T6"> </text:span><text:span text:style-name="T13">data</text:span><text:span text:style-name="T6"> </text:span><text:span text:style-name="T16">=</text:span><text:span text:style-name="T6"> </text:span><text:span text:style-name="T16">await</text:span><text:span text:style-name="T6"> </text:span><text:span text:style-name="T13">client</text:span><text:span text:style-name="T6">.</text:span><text:span text:style-name="T18">get</text:span><text:span text:style-name="T25">(</text:span><text:span text:style-name="T11">"user:1"</text:span><text:span text:style-name="T25">)</text:span><text:span text:style-name="T6">;</text:span></text:p><text:p text:style-name="P15"><text:span text:style-name="T5">    </text:span><text:span text:style-name="T13">console</text:span><text:span text:style-name="T6">.</text:span><text:span text:style-name="T18">log</text:span><text:span text:style-name="T25">(</text:span><text:span text:style-name="T11">"Data from cache:"</text:span><text:span text:style-name="T6">, </text:span><text:span text:style-name="T13">data</text:span><text:span text:style-name="T25">)</text:span><text:span text:style-name="T6">;</text:span></text:p><text:p text:style-name="P16">}</text:p></draw:text-box></draw:frame></text:p></draw:text-box></draw:frame><draw:frame draw:style-name="fr1" draw:name="Frame83" text:anchor-type="frame" svg:x="0in" svg:y="0in" svg:width="0.1457in" draw:z-index="78"><draw:text-box fo:min-height="1.0835in"><text:p text:style-name="P11"/></draw:text-box></draw:frame><text:p text:style-name="P11"><draw:frame draw:style-name="fr2" draw:name="Frame81" text:anchor-type="char" svg:x="0in" svg:width="2.5937in" draw:z-index="81"><draw:text-box fo:min-height="0.1252in"><draw:frame draw:style-name="fr1" draw:name="Frame82" text:anchor-type="frame" svg:x="0in" svg:y="0in" svg:width="1.5417in" draw:z-index="82"><draw:text-box fo:min-height="0.1252in"><text:p text:style-name="P11"/></draw:text-box></draw:frame><text:p text:style-name="P11"/></draw:text-box></draw:frame></text:p></draw:text-box></draw:frame><draw:frame draw:style-name="fr3" draw:name="Frame76" text:anchor-type="char" svg:width="0.0835in" draw:z-index="75"><draw:text-box fo:min-height="1.0835in"><draw:frame draw:style-name="fr1" draw:name="Frame77" text:anchor-type="frame" svg:x="0in" svg:y="0in" svg:width="0.0835in" draw:z-index="76"><draw:text-box fo:min-height="0.2083in"><text:p text:style-name="P11"/></draw:text-box></draw:frame><text:p text:style-name="P11"/></draw:text-box></draw:frame></text:p>
        </text:list-item>
      </text:list>
      <text:list text:style-name="L106">
        <text:list-item>
          <text:p text:style-name="P206"><text:a xlink:type="simple" xlink:href="https://supreme-potato-5g9xw6vjvpxj34x7j.github.dev/" text:style-name="Internet_20_link" text:visited-style-name="Visited_20_Internet_20_Link"><text:span text:style-name="Strong_20_Emphasis"><text:span text:style-name="T21">async function getData()</text:span></text:span></text:a><text:span text:style-name="T2"> — Creates a function that can wait</text:span></text:p>
        </text:list-item>
        <text:list-item>
          <text:p text:style-name="P207"><text:span text:style-name="Strong_20_Emphasis"><text:span text:style-name="Source_20_Text"><text:span text:style-name="T1">const data = await client.get("user:1");</text:span></text:span></text:span><text:span text:style-name="T2"> — Retrieves data from Redis</text:span></text:p>
          <text:list>
            <text:list-item>
              <text:p text:style-name="P206"><text:a xlink:type="simple" xlink:href="https://supreme-potato-5g9xw6vjvpxj34x7j.github.dev/" text:style-name="Internet_20_link" text:visited-style-name="Visited_20_Internet_20_Link"><text:span text:style-name="Strong_20_Emphasis"><text:span text:style-name="T21">client.get("user:1")</text:span></text:span></text:a><text:span text:style-name="T2"> — Gets the value stored under "user:1"</text:span></text:p>
            </text:list-item>
            <text:list-item>
              <text:p text:style-name="P206"><text:a xlink:type="simple" xlink:href="https://supreme-potato-5g9xw6vjvpxj34x7j.github.dev/" text:style-name="Internet_20_link" text:visited-style-name="Visited_20_Internet_20_Link"><text:span text:style-name="Strong_20_Emphasis"><text:span text:style-name="T21">const data</text:span></text:span></text:a><text:span text:style-name="T2"> — Saves the result in a variable called </text:span><text:a xlink:type="simple" xlink:href="https://supreme-potato-5g9xw6vjvpxj34x7j.github.dev/" text:style-name="Internet_20_link" text:visited-style-name="Visited_20_Internet_20_Link"><text:span text:style-name="T21">data</text:span></text:a></text:p>
            </text:list-item>
            <text:list-item>
              <text:p text:style-name="P207"><text:span text:style-name="Strong_20_Emphasis"><text:span text:style-name="Source_20_Text"><text:span text:style-name="T1">await</text:span></text:span></text:span><text:span text:style-name="T2"> — Waits for the retrieval to finish</text:span></text:p>
            </text:list-item>
            <text:list-item>
              <text:p text:style-name="P208"><text:span text:style-name="T2">Think of it like: </text:span><text:span text:style-name="Emphasis"><text:span text:style-name="T2">"Go get the box labeled 'user:1' and give me what's inside."</text:span></text:span></text:p>
            </text:list-item>
          </text:list>
        </text:list-item>
        <text:list-item>
          <text:p text:style-name="P206"><text:a xlink:type="simple" xlink:href="https://supreme-potato-5g9xw6vjvpxj34x7j.github.dev/" text:style-name="Internet_20_link" text:visited-style-name="Visited_20_Internet_20_Link"><text:span text:style-name="Strong_20_Emphasis"><text:span text:style-name="T21">console.log("Data from cache:", data);</text:span></text:span></text:a><text:span text:style-name="T2"> — Prints the result</text:span></text:p>
          <text:list>
            <text:list-item>
              <text:p text:style-name="P207"><text:span text:style-name="T2">When you run the script, you'll see: </text:span><text:span text:style-name="Source_20_Text"><text:span text:style-name="T1">Data from cache: Dinesh</text:span></text:span></text:p>
            </text:list-item>
          </text:list>
        </text:list-item>
      </text:list>
      <text:p text:style-name="P27"/>
      <text:h text:style-name="P24" text:outline-level="3"><text:span text:style-name="Strong_20_Emphasis"><text:span text:style-name="T2">Line 33-34: Run the Functions</text:span></text:span></text:h>
      <text:list text:style-name="L107">
        <text:list-item>
          <text:p text:style-name="P198"><draw:frame draw:style-name="fr2" draw:name="Frame99" text:anchor-type="char" svg:x="0in" svg:width="0.0161in" draw:z-index="98"><draw:text-box fo:min-height="0.6252in"><text:p text:style-name="P11"><draw:frame draw:style-name="fr3" draw:name="Frame101" text:anchor-type="char" svg:width="0.0161in" draw:z-index="100"><draw:text-box fo:min-height="0.0161in"><text:p text:style-name="P11"><draw:frame draw:style-name="fr3" draw:name="Frame102" text:anchor-type="char" svg:width="0.0161in" draw:z-index="101"><draw:text-box fo:min-height="0.0161in"><text:p text:style-name="P11"/></draw:text-box></draw:frame></text:p></draw:text-box></draw:frame><draw:frame draw:style-name="fr3" draw:name="Frame100" text:anchor-type="char" svg:width="0.0161in" draw:z-index="99"><draw:text-box fo:min-height="0.6252in"><text:p text:style-name="P11"/></draw:text-box></draw:frame></text:p></draw:text-box></draw:frame><draw:frame draw:style-name="fr2" draw:name="Frame92" text:anchor-type="char" svg:x="0.0835in" svg:width="2.5937in" draw:z-index="91"><draw:text-box fo:min-height="0.6252in"><draw:frame draw:style-name="fr1" draw:name="Frame93" text:anchor-type="frame" svg:x="0in" svg:y="0in" svg:width="0.0161in" draw:z-index="93"><draw:text-box fo:min-height="0.0161in"><text:p text:style-name="P11"><draw:frame draw:style-name="fr3" draw:name="Frame94" text:anchor-type="char" svg:width="2.5937in" draw:z-index="94"><draw:text-box fo:min-height="0.6252in"><text:p text:style-name="P14"><text:span text:style-name="T17">setData</text:span><text:span text:style-name="T12">()</text:span><text:span text:style-name="T5">;</text:span></text:p><text:p text:style-name="P14"><text:span text:style-name="T17">getData</text:span><text:span text:style-name="T12">()</text:span><text:span text:style-name="T5">;</text:span></text:p></draw:text-box></draw:frame></text:p></draw:text-box></draw:frame><draw:frame draw:style-name="fr1" draw:name="Frame97" text:anchor-type="frame" svg:x="0in" svg:y="0in" svg:width="0.1457in" draw:z-index="92"><draw:text-box fo:min-height="0.6252in"><text:p text:style-name="P11"/></draw:text-box></draw:frame><text:p text:style-name="P11"><draw:frame draw:style-name="fr2" draw:name="Frame95" text:anchor-type="char" svg:x="0in" svg:width="2.5937in" draw:z-index="95"><draw:text-box fo:min-height="0.1252in"><draw:frame draw:style-name="fr1" draw:name="Frame96" text:anchor-type="frame" svg:x="0in" svg:y="0in" svg:width="2.5937in" draw:z-index="96"><draw:text-box fo:min-height="0.1252in"><text:p text:style-name="P11"/></draw:text-box></draw:frame><text:p text:style-name="P11"/></draw:text-box></draw:frame></text:p></draw:text-box></draw:frame><draw:frame draw:style-name="fr3" draw:name="Frame90" text:anchor-type="char" svg:width="0.0835in" draw:z-index="89"><draw:text-box fo:min-height="0.6252in"><draw:frame draw:style-name="fr1" draw:name="Frame91" text:anchor-type="frame" svg:x="0in" svg:y="0in" svg:width="0.0835in" draw:z-index="90"><draw:text-box fo:min-height="0.2083in"><text:p text:style-name="P11"/></draw:text-box></draw:frame><text:p text:style-name="P11"/></draw:text-box></draw:frame></text:p>
        </text:list-item>
      </text:list>
      <text:list text:style-name="L108">
        <text:list-item>
          <text:p text:style-name="P209"><text:a xlink:type="simple" xlink:href="https://supreme-potato-5g9xw6vjvpxj34x7j.github.dev/" text:style-name="Internet_20_link" text:visited-style-name="Visited_20_Internet_20_Link"><text:span text:style-name="Strong_20_Emphasis"><text:span text:style-name="T21">setData();</text:span></text:span></text:a><text:span text:style-name="T2"> — Calls/runs the </text:span><text:a xlink:type="simple" xlink:href="https://supreme-potato-5g9xw6vjvpxj34x7j.github.dev/" text:style-name="Internet_20_link" text:visited-style-name="Visited_20_Internet_20_Link"><text:span text:style-name="T21">setData</text:span></text:a><text:span text:style-name="T2"> function (stores data)</text:span></text:p>
        </text:list-item>
        <text:list-item>
          <text:p text:style-name="P209"><text:a xlink:type="simple" xlink:href="https://supreme-potato-5g9xw6vjvpxj34x7j.github.dev/" text:style-name="Internet_20_link" text:visited-style-name="Visited_20_Internet_20_Link"><text:soft-page-break/><text:span text:style-name="Strong_20_Emphasis"><text:span text:style-name="T21">getData();</text:span></text:span></text:a><text:span text:style-name="T2"> — Calls/runs the </text:span><text:a xlink:type="simple" xlink:href="https://supreme-potato-5g9xw6vjvpxj34x7j.github.dev/" text:style-name="Internet_20_link" text:visited-style-name="Visited_20_Internet_20_Link"><text:span text:style-name="T21">getData</text:span></text:a><text:span text:style-name="T2"> function (retrieves data)</text:span></text:p>
        </text:list-item>
      </text:list>
      <text:p text:style-name="P27"/>
      <text:h text:style-name="P22" text:outline-level="2">Summary - What Happens When You Run It:</text:h>
      <text:list text:style-name="L109">
        <text:list-item>
          <text:p text:style-name="P210"><text:span text:style-name="Strong_20_Emphasis"><text:span text:style-name="T2">Load Redis library</text:span></text:span><text:span text:style-name="T2"> → Ready to talk to Redis</text:span></text:p>
        </text:list-item>
        <text:list-item>
          <text:p text:style-name="P211"><text:span text:style-name="Strong_20_Emphasis"><text:span text:style-name="T2">Create connection</text:span></text:span><text:span text:style-name="T2"> → Phone ready to call</text:span></text:p>
        </text:list-item>
        <text:list-item>
          <text:p text:style-name="P211"><text:span text:style-name="Strong_20_Emphasis"><text:span text:style-name="T2">Connect</text:span></text:span><text:span text:style-name="T2"> → Call the Redis server</text:span></text:p>
        </text:list-item>
        <text:list-item>
          <text:p text:style-name="P211"><text:span text:style-name="Strong_20_Emphasis"><text:span text:style-name="T2">setData()</text:span></text:span><text:span text:style-name="T2"> → Send "Dinesh" to Redis under key "user:1"</text:span></text:p>
        </text:list-item>
        <text:list-item>
          <text:p text:style-name="P211"><text:span text:style-name="Strong_20_Emphasis"><text:span text:style-name="T2">getData()</text:span></text:span><text:span text:style-name="T2"> → Ask Redis "What's stored under user:1?" → Get back "Dinesh" and print it</text:span></text:p>
        </text:list-item>
      </text:list>
      <text:p text:style-name="P93"><text:span text:style-name="Strong_20_Emphasis"><text:span text:style-name="T2">Result:</text:span></text:span></text:p>
      <text:list text:style-name="L110">
        <text:list-item>
          <text:p text:style-name="P199"><draw:frame draw:style-name="fr2" draw:name="Frame113" text:anchor-type="char" svg:x="0in" svg:width="0.0161in" draw:z-index="112"><draw:text-box fo:min-height="0.6252in"><text:p text:style-name="P11"><draw:frame draw:style-name="fr3" draw:name="Frame115" text:anchor-type="char" svg:width="0.0161in" draw:z-index="114"><draw:text-box fo:min-height="0.0161in"><text:p text:style-name="P11"><draw:frame draw:style-name="fr3" draw:name="Frame116" text:anchor-type="char" svg:width="0.0161in" draw:z-index="115"><draw:text-box fo:min-height="0.0161in"><text:p text:style-name="P11"/></draw:text-box></draw:frame></text:p></draw:text-box></draw:frame><draw:frame draw:style-name="fr3" draw:name="Frame114" text:anchor-type="char" svg:width="0.0161in" draw:z-index="113"><draw:text-box fo:min-height="0.6252in"><text:p text:style-name="P11"/></draw:text-box></draw:frame></text:p></draw:text-box></draw:frame><draw:frame draw:style-name="fr2" draw:name="Frame106" text:anchor-type="char" svg:x="0.0835in" svg:width="2.5937in" draw:z-index="105"><draw:text-box fo:min-height="0.6252in"><draw:frame draw:style-name="fr1" draw:name="Frame107" text:anchor-type="frame" svg:x="0in" svg:y="0in" svg:width="0.0161in" draw:z-index="107"><draw:text-box fo:min-height="0.0161in"><text:p text:style-name="P11"><draw:frame draw:style-name="fr3" draw:name="Frame108" text:anchor-type="char" svg:width="2.5937in" draw:z-index="108"><draw:text-box fo:min-height="0.6252in"><text:p text:style-name="P2">Data stored in cache</text:p><text:p text:style-name="P2">Data from cache: Dinesh</text:p></draw:text-box></draw:frame></text:p></draw:text-box></draw:frame><draw:frame draw:style-name="fr1" draw:name="Frame111" text:anchor-type="frame" svg:x="0in" svg:y="0in" svg:width="0.1457in" draw:z-index="106"><draw:text-box fo:min-height="0.6252in"><text:p text:style-name="P11"/></draw:text-box></draw:frame><text:p text:style-name="P11"><draw:frame draw:style-name="fr2" draw:name="Frame109" text:anchor-type="char" svg:x="0in" svg:width="2.5937in" draw:z-index="109"><draw:text-box fo:min-height="0.1252in"><draw:frame draw:style-name="fr1" draw:name="Frame110" text:anchor-type="frame" svg:x="0in" svg:y="0in" svg:width="2.5937in" draw:z-index="110"><draw:text-box fo:min-height="0.1252in"><text:p text:style-name="P11"/></draw:text-box></draw:frame><text:p text:style-name="P11"/></draw:text-box></draw:frame></text:p></draw:text-box></draw:frame><draw:frame draw:style-name="fr3" draw:name="Frame104" text:anchor-type="char" svg:width="0.0835in" draw:z-index="103"><draw:text-box fo:min-height="0.6252in"><draw:frame draw:style-name="fr1" draw:name="Frame105" text:anchor-type="frame" svg:x="0in" svg:y="0in" svg:width="0.0835in" draw:z-index="104"><draw:text-box fo:min-height="0.2083in"><text:p text:style-name="P11"/></draw:text-box></draw:frame><text:p text:style-name="P11"/></draw:text-box></draw:frame></text:p>
        </text:list-item>
      </text:list>
      <text:p text:style-name="P27"/>
      <text:h text:style-name="P22" text:outline-level="2">Key Concepts for Beginners: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8">Term</text:p>
            </table:table-cell>
            <table:table-cell table:style-name="Table3.A1" office:value-type="string">
              <text:p text:style-name="P38">What It Means</text:p>
            </table:table-cell>
          </table:table-row>
        </table:table-header-rows>
        <table:table-row>
          <table:table-cell table:style-name="Table3.A1" office:value-type="string">
            <text:p text:style-name="P36"><text:span text:style-name="Strong_20_Emphasis">Redis</text:span></text:p>
          </table:table-cell>
          <table:table-cell table:style-name="Table3.A1" office:value-type="string">
            <text:p text:style-name="P36">A super-fast database that keeps data in memory (RAM) instead of disk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User: now wi want tor un this file how can i</text:p>
            <text:p text:style-name="P36"/>
            <text:p text:style-name="P36">GitHub Copilot: Enable GPT-5 mini for all clients</text:p>
            <text:p text:style-name="P36">[object Object]</text:p>
            <text:p text:style-name="P36"/>
            <text:p text:style-name="P36">User: @agent Enable: "Enable GPT-5 mini for all clients"</text:p>
            <text:p text:style-name="P36"/>
            <text:p text:style-name="P36">GitHub Copilot: I'll create a short TODO plan then open redis-test.js to see how to run it.</text:p>
            <text:p text:style-name="P36"/>
            <text:p text:style-name="P36">Created 2 todos</text:p>
            <text:p text:style-name="P36"/>
            <text:p text:style-name="P36">Now I'll read redis-test.js to determine required packages and runtime steps.</text:p>
            <text:p text:style-name="P36"><text:soft-page-break/></text:p>
            <text:p text:style-name="P36">Read [](file:///workspaces/ahh/redis-test.js)</text:p>
            <text:p text:style-name="P36"/>
            <text:p text:style-name="P36">Marking inspection done and preparing run steps.</text:p>
            <text:p text:style-name="P36"/>
            <text:p text:style-name="P36">Completed: *Inspect redis-test.js and dependencies* (1/2)</text:p>
            <text:p text:style-name="P36"/>
            <text:p text:style-name="P36">Summary and run steps</text:p>
            <text:p text:style-name="P36"/>
            <text:p text:style-name="P36">- **File inspected:** redis-test.js — uses the `redis` npm package and connects to a Redis server on localhost:6379.</text:p>
            <text:p text:style-name="P36">- **Prereqs:** Node.js installed; a Redis server reachable at `localhost:6379` (or change connection settings).</text:p>
            <text:p text:style-name="P36"/>
            <text:p text:style-name="P36">Commands to install and run:</text:p>
            <text:p text:style-name="P36"/>
            <text:p text:style-name="P36">```bash</text:p>
            <text:p text:style-name="P36"># (from /workspaces/ahh)</text:p>
            <text:p text:style-name="P36">npm install redis</text:p>
            <text:p text:style-name="P36">node redis-test.js</text:p>
            <text:p text:style-name="P36">```</text:p>
            <text:p text:style-name="P36"/>
            <text:p text:style-name="P36">If you don't have Redis locally, run one quickly with Docker:</text:p>
            <text:p text:style-name="P36"/>
            <text:p text:style-name="P36">```bash</text:p>
            <text:p text:style-name="P36">docker run --rm -p 6379:6379 redis:7-alpine</text:p>
            <text:p text:style-name="P36"># then in another terminal:</text:p>
            <text:p text:style-name="P36">node redis-test.js</text:p>
            <text:p text:style-name="P36">```</text:p>
            <text:p text:style-name="P36"/>
            <text:p text:style-name="P36">Notes:</text:p>
            <text:p text:style-name="P36">- redis-test.js calls `client.connect()` without awaiting it; commands may still queue, but if you see connection errors, update the file to await `client.connect()` before calling `setData()`/`getData()` (I can patch that if you want).</text:p>
            <text:p text:style-name="P36">- Want me to run `node redis-test.js` for you now? If yes I will run it and show the output.</text:p>
            <text:p text:style-name="P36"/>
            <text:p text:style-name="P36">User: $ node redis-test.js</text:p>
            <text:p text:style-name="P36">node:internal/process/promises:394</text:p>
            <text:p text:style-name="P36"><text:s text:c="4"/>triggerUncaughtException(err, true /* fromPromise */);</text:p>
            <text:p text:style-name="P36"><text:s text:c="4"/>^</text:p>
            <text:p text:style-name="P36"/>
            <text:p text:style-name="P36">AggregateError [ECONNREFUSED]: </text:p>
            <text:p text:style-name="P36"><text:s text:c="4"/>at internalConnectMultiple (node:net:1134:18)</text:p>
            <text:p text:style-name="P36"><text:s text:c="4"/>at afterConnectMultiple (node:net:1715:7)</text:p>
            <text:p text:style-name="P36">Emitted 'error' event on Class instance at:</text:p>
            <text:p text:style-name="P36"><text:s text:c="4"/>at RedisSocket.&lt;anonymous&gt; (/workspaces/ahh/node_modules/@redis/client/dist/lib/client/index.js:4<text:soft-page-break/>45:18)</text:p>
            <text:p text:style-name="P36"><text:s text:c="4"/>at RedisSocket.emit (node:events:508:28)</text:p>
            <text:p text:style-name="P36"><text:s text:c="4"/>at #connect (/workspaces/ahh/node_modules/@redis/client/dist/lib/client/socket.js:182:22)</text:p>
            <text:p text:style-name="P36"><text:s text:c="4"/>at process.processTicksAndRejections (node:internal/process/task_queues:103:5)</text:p>
            <text:p text:style-name="P36"><text:s text:c="4"/>at async Class.connect (/workspaces/ahh/node_modules/@redis/client/dist/lib/client/index.js:556:9) {</text:p>
            <text:p text:style-name="P36"><text:s text:c="2"/>code: 'ECONNREFUSED',</text:p>
            <text:p text:style-name="P36"><text:s text:c="2"/>[errors]: [</text:p>
            <text:p text:style-name="P36"><text:s text:c="4"/>Error: connect ECONNREFUSED ::1:6379</text:p>
            <text:p text:style-name="P36"><text:s text:c="8"/>at createConnectionError (node:net:1678:14)</text:p>
            <text:p text:style-name="P36"><text:s text:c="8"/>at afterConnectMultiple (node:net:1708:16) {</text:p>
            <text:p text:style-name="P36"><text:s text:c="6"/>errno: -111,</text:p>
            <text:p text:style-name="P36"><text:s text:c="6"/>code: 'ECONNREFUSED',</text:p>
            <text:p text:style-name="P36"><text:s text:c="6"/>syscall: 'connect',</text:p>
            <text:p text:style-name="P36"><text:s text:c="6"/>address: '::1',</text:p>
            <text:p text:style-name="P36"><text:s text:c="6"/>port: 6379</text:p>
            <text:p text:style-name="P36"><text:s text:c="4"/>},</text:p>
            <text:p text:style-name="P36"><text:s text:c="4"/>Error: connect ECONNREFUSED 127.0.0.1:6379</text:p>
            <text:p text:style-name="P36"><text:s text:c="8"/>at createConnectionError (node:net:1678:14)</text:p>
            <text:p text:style-name="P36"><text:s text:c="8"/>at afterConnectMultiple (node:net:1708:16) {</text:p>
            <text:p text:style-name="P36"><text:s text:c="6"/>errno: -111,</text:p>
            <text:p text:style-name="P36"><text:s text:c="6"/>code: 'ECONNREFUSED',</text:p>
            <text:p text:style-name="P36"><text:s text:c="6"/>syscall: 'connect',</text:p>
            <text:p text:style-name="P36"><text:s text:c="6"/>address: '127.0.0.1',</text:p>
            <text:p text:style-name="P36"><text:s text:c="6"/>port: 6379</text:p>
            <text:p text:style-name="P36"><text:s text:c="4"/>}</text:p>
            <text:p text:style-name="P36"><text:s text:c="2"/>]</text:p>
            <text:p text:style-name="P36">}</text:p>
            <text:p text:style-name="P36"/>
            <text:p text:style-name="P36">Node.js v24.11.1</text:p>
            <text:p text:style-name="P36">@myuse123-source ➜ /workspaces/ahh (main) $ <text:s/>coming lik these</text:p>
            <text:p text:style-name="P36"/>
            <text:p text:style-name="P36">GitHub Copilot: Enable Claude Haiku 4.5 for all clients</text:p>
            <text:p text:style-name="P36">[object Object]</text:p>
            <text:p text:style-name="P36"/>
            <text:p text:style-name="P36">User: @agent Enable: "Enable Claude Haiku 4.5 for all clients"</text:p>
            <text:p text:style-name="P36"/>
            <text:p text:style-name="P36">GitHub Copilot: Redis server isn't running. I'll start a Redis container in the background and then re-run the test. </text:p>
            <text:p text:style-name="P36"/>
            <text:p text:style-name="P36">Ran terminal command: <text:s/>docker run --rm -d -p 6379:6379 redis:7-alpine</text:p>
            <text:p text:style-name="P36"/>
            <text:p text:style-name="P36">Now run the test again: </text:p>
            <text:p text:style-name="P36"/>
            <text:p text:style-name="P36"><text:soft-page-break/>Ran terminal command: <text:s/>sleep 2 &amp;&amp; node redis-test.js</text:p>
            <text:p text:style-name="P36"/>
            <text:p text:style-name="P36">Perfect! ✓ Your test passed. The output shows:</text:p>
            <text:p text:style-name="P36">- `Data stored in cache` </text:p>
            <text:p text:style-name="P36">- `Data from cache: Dinesh`</text:p>
            <text:p text:style-name="P36"/>
            <text:p text:style-name="P36">The script successfully connected to Redis, stored the value "Dinesh" under key "user:1", and retrieved it back. Redis is now running in a background container and the test works. </text:p>
            <text:p text:style-name="P36"/>
            <text:p text:style-name="P36">Completed: *Run redis-test.js (or provide run steps)* (2/2)</text:p>
            <text:p text:style-name="P36"/>
            <text:p text:style-name="P36">User: yeah what happened and how did you soled the problme and explain the code what is happening in this redis-test and i m beginner so exach line by lie explnation i want</text:p>
            <text:p text:style-name="P36"/>
            <text:p text:style-name="P36">GitHub Copilot: Read [](file:///workspaces/ahh/redis-test.js)</text:p>
            <text:p text:style-name="P36"/>
            <text:p text:style-name="P36">## What Happened &amp; How It Was Solved</text:p>
            <text:p text:style-name="P36"/>
            <text:p text:style-name="P36">**The Problem:**</text:p>
            <text:p text:style-name="P36">When you ran `node redis-test.js`, you got an error: `ECONNREFUSED` on port 6379. This means the script tried to connect to a Redis server, but no Redis server was running.</text:p>
            <text:p text:style-name="P36"/>
            <text:p text:style-name="P36">**The Solution:**</text:p>
            <text:p text:style-name="P36">I started a Redis server using Docker: </text:p>
            <text:p text:style-name="P36">```bash</text:p>
            <text:p text:style-name="P36">docker run --rm -d -p 6379:6379 redis:7-alpine</text:p>
            <text:p text:style-name="P36">```</text:p>
            <text:p text:style-name="P36">This command downloaded and started a Redis container that listens on port 6379. After that, `node redis-test.js` ran successfully!</text:p>
            <text:p text:style-name="P36"/>
            <text:p text:style-name="P36">---</text:p>
            <text:p text:style-name="P36"/>
            <text:p text:style-name="P36">## Line-by-Line Code Explanation for Beginners</text:p>
            <text:p text:style-name="P36"/>
            <text:p text:style-name="P36">### **Line 1-4: Import Redis Library**</text:p>
            <text:p text:style-name="P36">```javascript</text:p>
            <text:p text:style-name="P36">const redis = require("redis");</text:p>
            <text:p text:style-name="P36">```</text:p>
            <text:p text:style-name="P36">- **`require("redis")`** — Downloads and loads the Redis library (a tool to talk to Redis servers)</text:p>
            <text:p text:style-name="P36">- **`const redis`** — Stores it in a variable named `redis` so we can use it later</text:p>
            <text:p text:style-name="P36"/>
            <text:p text:style-name="P36">Think of it like: *"Hey Node.js, I want to use the Redis tool, please load it for me."*</text:p>
            <text:p text:style-name="P36"/>
            <text:p text:style-name="P36"><text:soft-page-break/>---</text:p>
            <text:p text:style-name="P36"/>
            <text:p text:style-name="P36">### **Line 8-9: Create a Connection Object**</text:p>
            <text:p text:style-name="P36">```javascript</text:p>
            <text:p text:style-name="P36">const client = redis.createClient();</text:p>
            <text:p text:style-name="P36">```</text:p>
            <text:p text:style-name="P36">- **`redis.createClient()`** — Creates a new connection object to Redis</text:p>
            <text:p text:style-name="P36">- **`const client`** — Saves this connection as `client`</text:p>
            <text:p text:style-name="P36"/>
            <text:p text:style-name="P36">Think of it like: *"Create a phone to call the Redis server."* (But don't call yet—just prepare the phone.)</text:p>
            <text:p text:style-name="P36"/>
            <text:p text:style-name="P36">---</text:p>
            <text:p text:style-name="P36"/>
            <text:p text:style-name="P36">### **Line 13: Connect to Redis**</text:p>
            <text:p text:style-name="P36">```javascript</text:p>
            <text:p text:style-name="P36">client.connect();</text:p>
            <text:p text:style-name="P36">```</text:p>
            <text:p text:style-name="P36">- **`client.connect()`** — Actually connects to the Redis server on `localhost:6379` (default location)</text:p>
            <text:p text:style-name="P36"/>
            <text:p text:style-name="P36">Think of it like: *"Okay, now pick up the phone and call!"*</text:p>
            <text:p text:style-name="P36"/>
            <text:p text:style-name="P36">---</text:p>
            <text:p text:style-name="P36"/>
            <text:p text:style-name="P36">### **Line 18-22: Create a Function to Store Data**</text:p>
            <text:p text:style-name="P36">```javascript</text:p>
            <text:p text:style-name="P36">async function setData(){</text:p>
            <text:p text:style-name="P36"><text:s text:c="4"/>await client.set("user:1", "Dinesh");</text:p>
            <text:p text:style-name="P36"><text:s text:c="4"/>console.log("Data stored in cache");</text:p>
            <text:p text:style-name="P36">}</text:p>
            <text:p text:style-name="P36">```</text:p>
            <text:p text:style-name="P36"/>
            <text:p text:style-name="P36">- **`async function setData()`** — Creates a function named `setData` that can wait for things to finish</text:p>
            <text:p text:style-name="P36"><text:s text:c="2"/>- **`async`** means the function can do things that take time (like talking to Redis)</text:p>
            <text:p text:style-name="P36"><text:s text:c="2"/></text:p>
            <text:p text:style-name="P36">- **`await client.set("user:1", "Dinesh");`** — Stores data in Redis</text:p>
            <text:p text:style-name="P36"><text:s text:c="2"/>- **`client.set()`** — Stores a key-value pair (like a dictionary entry)</text:p>
            <text:p text:style-name="P36"><text:s text:c="2"/>- **`"user:1"`** — The "key" (like a label or ID)</text:p>
            <text:p text:style-name="P36"><text:s text:c="2"/>- **`"Dinesh"`** — The "value" (like the actual data)</text:p>
            <text:p text:style-name="P36"><text:s text:c="2"/>- **`await`** — Means "wait for this operation to finish before continuing"</text:p>
            <text:p text:style-name="P36"><text:s text:c="2"/>- Think of it like: *"Put 'Dinesh' in a box labeled 'user:1' and wait until the box is safely stored."*</text:p>
            <text:p text:style-name="P36"/>
            <text:p text:style-name="P36">- **`console.log("Data stored in cache");`** — Prints a message to the <text:soft-page-break/>screen</text:p>
            <text:p text:style-name="P36"><text:s text:c="2"/>- When you run the script, you'll see: `Data stored in cache`</text:p>
            <text:p text:style-name="P36"/>
            <text:p text:style-name="P36">---</text:p>
            <text:p text:style-name="P36"/>
            <text:p text:style-name="P36">### **Line 26-29: Create a Function to Get Data**</text:p>
            <text:p text:style-name="P36">```javascript</text:p>
            <text:p text:style-name="P36">async function getData(){</text:p>
            <text:p text:style-name="P36"><text:s text:c="4"/>const data = await client.get("user:1");</text:p>
            <text:p text:style-name="P36"><text:s text:c="4"/>console.log("Data from cache:", data);</text:p>
            <text:p text:style-name="P36">}</text:p>
            <text:p text:style-name="P36">```</text:p>
            <text:p text:style-name="P36"/>
            <text:p text:style-name="P36">- **`async function getData()`** — Creates a function that can wait</text:p>
            <text:p text:style-name="P36"/>
            <text:p text:style-name="P36">- **`const data = await client.get("user:1");`** — Retrieves data from Redis</text:p>
            <text:p text:style-name="P36"><text:s text:c="2"/>- **`client.get("user:1")`** — Gets the value stored under "user:1"</text:p>
            <text:p text:style-name="P36"><text:s text:c="2"/>- **`const data`** — Saves the result in a variable called `data`</text:p>
            <text:p text:style-name="P36"><text:s text:c="2"/>- **`await`** — Waits for the retrieval to finish</text:p>
            <text:p text:style-name="P36"><text:s text:c="2"/>- Think of it like: *"Go get the box labeled 'user:1' and give me what's inside."*</text:p>
            <text:p text:style-name="P36"/>
            <text:p text:style-name="P36">- **`console.log("Data from cache:", data);`** — Prints the result</text:p>
            <text:p text:style-name="P36"><text:s text:c="2"/>- When you run the script, you'll see: `Data from cache: Dinesh`</text:p>
            <text:p text:style-name="P36"/>
            <text:p text:style-name="P36">---</text:p>
            <text:p text:style-name="P36"/>
            <text:p text:style-name="P36">### **Line 33-34: Run the Functions**</text:p>
            <text:p text:style-name="P36">```javascript</text:p>
            <text:p text:style-name="P36">setData();</text:p>
            <text:p text:style-name="P36">getData();</text:p>
            <text:p text:style-name="P36">```</text:p>
            <text:p text:style-name="P36"/>
            <text:p text:style-name="P36">- **`setData();`** — Calls/runs the `setData` function (stores data)</text:p>
            <text:p text:style-name="P36">- **`getData();`** — Calls/runs the `getData` function (retrieves data)</text:p>
            <text:p text:style-name="P36"/>
            <text:p text:style-name="P36">---</text:p>
            <text:p text:style-name="P36"/>
            <text:p text:style-name="P36">## Summary - What Happens When You Run It:</text:p>
            <text:p text:style-name="P36">1. **Load Redis library** → Ready to talk to Redis</text:p>
            <text:p text:style-name="P36">2. **Create connection** → Phone ready to call</text:p>
            <text:p text:style-name="P36">3. **Connect** → Call the Redis server</text:p>
            <text:p text:style-name="P36">4. **setData()** → Send "Dinesh" to Redis under key "user:1"</text:p>
            <text:p text:style-name="P36">5. **getData()** → Ask Redis "What's stored under user:1?" → Get back "Dinesh" and print it</text:p>
            <text:p text:style-name="P36"/>
            <text:p text:style-name="P36">**Result:**</text:p>
            <text:p text:style-name="P36">```</text:p>
            <text:p text:style-name="P36"><text:soft-page-break/>Data stored in cache</text:p>
            <text:p text:style-name="P36">Data from cache: Dinesh</text:p>
            <text:p text:style-name="P36">```</text:p>
            <text:p text:style-name="P36"/>
            <text:p text:style-name="P36">---</text:p>
            <text:p text:style-name="P36"/>
            <text:p text:style-name="P36">## Key Concepts for Beginners:</text:p>
            <text:p text:style-name="P36"/>
            <text:p text:style-name="P36">| Term | What It Means |</text:p>
            <text:p text:style-name="P36">|------|---------------|</text:p>
            <text:p text:style-name="P36">| **Redis** | A super-fast database that keeps data in memory (RAM) instead of disk |</text:p>
            <text:p text:style-name="P36">| **Client** | Your program's connection to Redis |</text:p>
            <text:p text:style-name="P36">| **Key-Value** | Like a dictionary: `"user:1" → "Dinesh"` |</text:p>
            <text:p text:style-name="P36">| **async** | Function can do things that take time |</text:p>
            <text:p text:style-name="P36">| **await** | Stop and wait for something to finish |</text:p>
            <text:p text:style-name="P36">| **Cache** | Super-fast temporary storage |</text:p>
            <text:p text:style-name="P36"/>
            <text:p text:style-name="P36">User: explan hti s too i m confued line by line i am begieer what is it exactly doing how it is important ana all</text:p>
            <text:p text:style-name="P36"/>
            <text:p text:style-name="P36">GitHub Copilot: I'll explain this file step-by-step with the big picture first, then dive into the details.</text:p>
            <text:p text:style-name="P36"/>
            <text:p text:style-name="P36">## 🎯 What This File Does (Big Picture)</text:p>
            <text:p text:style-name="P36"/>
            <text:p text:style-name="P36">**This file demonstrates CACHING with Redis and a Web Server:**</text:p>
            <text:p text:style-name="P36"/>
            <text:p text:style-name="P36">1. Creates a **web server** (Express) on port 3000</text:p>
            <text:p text:style-name="P36">2. When someone visits `http://localhost:3000/user`:</text:p>
            <text:p text:style-name="P36"><text:s text:c="3"/>- **First check:** Is the data already in Redis cache? (Super fast)</text:p>
            <text:p text:style-name="P36"><text:s text:c="3"/>- **If YES:** Return cached data immediately ⚡</text:p>
            <text:p text:style-name="P36"><text:s text:c="3"/>- **If NO:** Fetch from database (slow), then save to Redis for next time 💾</text:p>
            <text:p text:style-name="P36"/>
            <text:p text:style-name="P36">**Why matters?** Huge optimization—second request is 1000x faster!</text:p>
            <text:p text:style-name="P36"/>
            <text:p text:style-name="P36">---</text:p>
            <text:p text:style-name="P36"/>
            <text:p text:style-name="P36">## 📚 Section-by-Section Breakdown</text:p>
            <text:p text:style-name="P36"/>
            <text:p text:style-name="P36">### **Lines 1-9: Import Express (Web Server Tool)**</text:p>
            <text:p text:style-name="P36">```javascript</text:p>
            <text:p text:style-name="P36">const express = require("express");</text:p>
            <text:p text:style-name="P36">```</text:p>
            <text:p text:style-name="P36">- **Express** = tool for building web servers easily</text:p>
            <text:p text:style-name="P36">- Without Express: 100+ lines to create a server</text:p>
            <text:p text:style-name="P36">- With Express: Few lines! 🚀</text:p>
            <text:p text:style-name="P36"/>
            <text:p text:style-name="P36"><text:soft-page-break/>Think of it like: *"I want to build a restaurant (server) that accepts customer orders (requests). Express is the blueprint."*</text:p>
            <text:p text:style-name="P36"/>
            <text:p text:style-name="P36">---</text:p>
            <text:p text:style-name="P36"/>
            <text:p text:style-name="P36">### **Lines 18-22: Import Redis (Cache Tool)**</text:p>
            <text:p text:style-name="P36">```javascript</text:p>
            <text:p text:style-name="P36">const redis = require("redis");</text:p>
            <text:p text:style-name="P36">```</text:p>
            <text:p text:style-name="P36">- Loads Redis library so we can use Redis from Node.js</text:p>
            <text:p text:style-name="P36">- Redis is like a "super-fast memo board" that sits in computer memory</text:p>
            <text:p text:style-name="P36"/>
            <text:p text:style-name="P36">---</text:p>
            <text:p text:style-name="P36"/>
            <text:p text:style-name="P36">### **Lines 31-32: Create Express App**</text:p>
            <text:p text:style-name="P36">```javascript</text:p>
            <text:p text:style-name="P36">const app = express();</text:p>
            <text:p text:style-name="P36">```</text:p>
            <text:p text:style-name="P36">- Creates a new web server instance</text:p>
            <text:p text:style-name="P36">- This `app` is your backend server</text:p>
            <text:p text:style-name="P36"/>
            <text:p text:style-name="P36">---</text:p>
            <text:p text:style-name="P36"/>
            <text:p text:style-name="P36">### **Lines 40-45: Create Redis Client &amp; Connect**</text:p>
            <text:p text:style-name="P36">```javascript</text:p>
            <text:p text:style-name="P36">const client = redis.createClient();</text:p>
            <text:p text:style-name="P36">client.connect();</text:p>
            <text:p text:style-name="P36">```</text:p>
            <text:p text:style-name="P36">- **`createClient()`** — Creates connection object to Redis</text:p>
            <text:p text:style-name="P36">- **`connect()`** — Actually connects to Redis running on your computer</text:p>
            <text:p text:style-name="P36"/>
            <text:p text:style-name="P36">Think: *"Plug in the phone and establish the call to Redis."*</text:p>
            <text:p text:style-name="P36"/>
            <text:p text:style-name="P36">---</text:p>
            <text:p text:style-name="P36"/>
            <text:p text:style-name="P36">### **Lines 55-88: Fake Database Function**</text:p>
            <text:p text:style-name="P36"/>
            <text:p text:style-name="P36">```javascript</text:p>
            <text:p text:style-name="P36">function getUserFromDB(){</text:p>
            <text:p text:style-name="P36"><text:s text:c="4"/>return new Promise(resolve=&gt;{</text:p>
            <text:p text:style-name="P36"><text:s text:c="8"/>setTimeout(()=&gt;{</text:p>
            <text:p text:style-name="P36"><text:s text:c="12"/>resolve({name:"Dinesh", age:21});</text:p>
            <text:p text:style-name="P36"><text:s text:c="8"/>},2000); // 2 seconds delay</text:p>
            <text:p text:style-name="P36"><text:s text:c="4"/>});</text:p>
            <text:p text:style-name="P36">}</text:p>
            <text:p text:style-name="P36">```</text:p>
            <text:p text:style-name="P36"/>
            <text:p text:style-name="P36">**What it does:**</text:p>
            <text:p text:style-name="P36"><text:soft-page-break/>Simulates a slow database query that takes 2 seconds.</text:p>
            <text:p text:style-name="P36"/>
            <text:p text:style-name="P36">**Breaking it down:**</text:p>
            <text:p text:style-name="P36"/>
            <text:p text:style-name="P36">| Part | Meaning |</text:p>
            <text:p text:style-name="P36">|------|---------|</text:p>
            <text:p text:style-name="P36">| `new Promise(resolve=&gt;{ })` | "I will give you a result in the future" |</text:p>
            <text:p text:style-name="P36">| `setTimeout(()=&gt;{ },2000)` | Wait 2 seconds before doing something |</text:p>
            <text:p text:style-name="P36">| `resolve({name:"Dinesh", age:21})` | "Here's your result" |</text:p>
            <text:p text:style-name="P36"/>
            <text:p text:style-name="P36">**Why simulated?** To show difference between cache (instant) vs database (2 sec delay).</text:p>
            <text:p text:style-name="P36"/>
            <text:p text:style-name="P36">---</text:p>
            <text:p text:style-name="P36"/>
            <text:p text:style-name="P36">### **Lines 105-134: The Main API Route**</text:p>
            <text:p text:style-name="P36"/>
            <text:p text:style-name="P36">```javascript</text:p>
            <text:p text:style-name="P36">app.get("/user", async (req,res)=&gt;{</text:p>
            <text:p text:style-name="P36"><text:s text:c="4"/>// ... code inside</text:p>
            <text:p text:style-name="P36">});</text:p>
            <text:p text:style-name="P36">```</text:p>
            <text:p text:style-name="P36"/>
            <text:p text:style-name="P36">This is the **CORE LOGIC**. When someone opens `http://localhost:3000/user`, this runs.</text:p>
            <text:p text:style-name="P36"/>
            <text:p text:style-name="P36">---</text:p>
            <text:p text:style-name="P36"/>
            <text:p text:style-name="P36">### **Lines 110-119: STEP 1 — Check Cache**</text:p>
            <text:p text:style-name="P36"/>
            <text:p text:style-name="P36">```javascript</text:p>
            <text:p text:style-name="P36">const cached = await client.get("user:1");</text:p>
            <text:p text:style-name="P36"/>
            <text:p text:style-name="P36">if(cached){</text:p>
            <text:p text:style-name="P36"><text:s text:c="4"/>console.log("Data from CACHE");</text:p>
            <text:p text:style-name="P36"><text:s text:c="4"/>return res.json(JSON.parse(cached));</text:p>
            <text:p text:style-name="P36">}</text:p>
            <text:p text:style-name="P36">```</text:p>
            <text:p text:style-name="P36"/>
            <text:p text:style-name="P36">**What happens:**</text:p>
            <text:p text:style-name="P36">1. **`client.get("user:1")`** — Ask Redis: "Do you have data for user:1?"</text:p>
            <text:p text:style-name="P36">2. **`await`** — Wait for Redis to respond</text:p>
            <text:p text:style-name="P36">3. **If `cached` exists** (Redis found it):</text:p>
            <text:p text:style-name="P36"><text:s text:c="3"/>- Print "Data from CACHE"</text:p>
            <text:p text:style-name="P36"><text:s text:c="3"/>- **`JSON.parse(cached)`** — Convert string back to object (Redis stores strings)</text:p>
            <text:p text:style-name="P36"><text:s text:c="3"/>- **`res.json()`** — Send result to browser immediately ⚡ (INSTANT!)</text:p>
            <text:p text:style-name="P36"><text:soft-page-break/></text:p>
            <text:p text:style-name="P36">**Example:**</text:p>
            <text:p text:style-name="P36">- First time you visit: Cache is empty</text:p>
            <text:p text:style-name="P36">- Second time you visit: Cache has data! Returns in milliseconds</text:p>
            <text:p text:style-name="P36"/>
            <text:p text:style-name="P36">---</text:p>
            <text:p text:style-name="P36"/>
            <text:p text:style-name="P36">### **Lines 126-134: STEP 2 &amp; 3 — Database + Store in Cache**</text:p>
            <text:p text:style-name="P36"/>
            <text:p text:style-name="P36">```javascript</text:p>
            <text:p text:style-name="P36">console.log("Data from DATABASE");</text:p>
            <text:p text:style-name="P36"/>
            <text:p text:style-name="P36">const user = await getUserFromDB();</text:p>
            <text:p text:style-name="P36"/>
            <text:p text:style-name="P36">await client.set("user:1", JSON.stringify(user));</text:p>
            <text:p text:style-name="P36"/>
            <text:p text:style-name="P36">res.json(user);</text:p>
            <text:p text:style-name="P36">```</text:p>
            <text:p text:style-name="P36"/>
            <text:p text:style-name="P36">**What happens:**</text:p>
            <text:p text:style-name="P36"/>
            <text:p text:style-name="P36">| Line | Meaning |</text:p>
            <text:p text:style-name="P36">|------|---------|</text:p>
            <text:p text:style-name="P36">| `console.log("Data from DATABASE")` | Print "getting from DB" |</text:p>
            <text:p text:style-name="P36">| `const user = await getUserFromDB()` | **Wait 2 seconds** for database to return data |</text:p>
            <text:p text:style-name="P36">| `await client.set("user:1", JSON.stringify(user))` | Save result to Redis cache for next time |</text:p>
            <text:p text:style-name="P36">| `res.json(user)` | Send data to browser |</text:p>
            <text:p text:style-name="P36"/>
            <text:p text:style-name="P36">**Timeline of first request:**</text:p>
            <text:p text:style-name="P36">```</text:p>
            <text:p text:style-name="P36">Request arrives</text:p>
            <text:p text:style-name="P36"><text:s text:c="2"/>↓</text:p>
            <text:p text:style-name="P36">Check cache (0 ms) → Not found</text:p>
            <text:p text:style-name="P36"><text:s text:c="2"/>↓</text:p>
            <text:p text:style-name="P36">Query database (2000 ms) → Returns {name:"Dinesh", age:21}</text:p>
            <text:p text:style-name="P36"><text:s text:c="2"/>↓</text:p>
            <text:p text:style-name="P36">Store in Redis cache (1 ms)</text:p>
            <text:p text:style-name="P36"><text:s text:c="2"/>↓</text:p>
            <text:p text:style-name="P36">Send to browser (Total: ~2001 ms)</text:p>
            <text:p text:style-name="P36">```</text:p>
            <text:p text:style-name="P36"/>
            <text:p text:style-name="P36">**Timeline of second request:**</text:p>
            <text:p text:style-name="P36">```</text:p>
            <text:p text:style-name="P36">Request arrives</text:p>
            <text:p text:style-name="P36"><text:s text:c="2"/>↓</text:p>
            <text:p text:style-name="P36">Check cache (1 ms) → FOUND! {name:"Dinesh", age:21}</text:p>
            <text:p text:style-name="P36"><text:s text:c="2"/>↓</text:p>
            <text:p text:style-name="P36"><text:soft-page-break/>Send to browser immediately (Total: ~1 ms) ⚡</text:p>
            <text:p text:style-name="P36">```</text:p>
            <text:p text:style-name="P36"/>
            <text:p text:style-name="P36">**2000x faster!** That's why caching matters! 🚀</text:p>
            <text:p text:style-name="P36"/>
            <text:p text:style-name="P36">---</text:p>
            <text:p text:style-name="P36"/>
            <text:p text:style-name="P36">### **Lines 141-148: Start Server**</text:p>
            <text:p text:style-name="P36"/>
            <text:p text:style-name="P36">```javascript</text:p>
            <text:p text:style-name="P36">app.listen(3000, ()=&gt;{</text:p>
            <text:p text:style-name="P36"><text:s text:c="4"/>console.log("Server running on port 3000");</text:p>
            <text:p text:style-name="P36">});</text:p>
            <text:p text:style-name="P36">```</text:p>
            <text:p text:style-name="P36"/>
            <text:p text:style-name="P36">- Server starts listening on port 3000</text:p>
            <text:p text:style-name="P36">- Now you can visit `http://localhost:3000/user`</text:p>
            <text:p text:style-name="P36"/>
            <text:p text:style-name="P36">---</text:p>
            <text:p text:style-name="P36"/>
            <text:p text:style-name="P36">## 🔑 Key Concepts</text:p>
            <text:p text:style-name="P36"/>
            <text:p text:style-name="P36">| Term | Simple Explanation |</text:p>
            <text:p text:style-name="P36">|------|-------------------|</text:p>
            <text:p text:style-name="P36">| **Express** | Tool to create web servers |</text:p>
            <text:p text:style-name="P36">| **Route** | URL path (like user) that triggers code |</text:p>
            <text:p text:style-name="P36">| **async** | Function can do things that take time |</text:p>
            <text:p text:style-name="P36">| **await** | Stop and wait for something to finish |</text:p>
            <text:p text:style-name="P36">| **Promise** | "I'll give you result soon" |</text:p>
            <text:p text:style-name="P36">| **Cache** | Super-fast temporary storage |</text:p>
            <text:p text:style-name="P36">| **JSON.parse()** | Convert string to object: `"{name: 'X'}" → {name: 'X'}` |</text:p>
            <text:p text:style-name="P36">| **JSON.stringify()** | Convert object to string: `{name: 'X'} → "{name: 'X'}"` |</text:p>
            <text:p text:style-name="P36"/>
            <text:p text:style-name="P36">---</text:p>
            <text:p text:style-name="P36"/>
            <text:p text:style-name="P36">## 📊 Visual Flow</text:p>
            <text:p text:style-name="P36"/>
            <text:p text:style-name="P36">```</text:p>
            <text:p text:style-name="P36">Browser opens http://localhost:3000/user</text:p>
            <text:p text:style-name="P36"><text:s text:c="8"/>↓</text:p>
            <text:p text:style-name="P36"><text:s text:c="4"/>app.get("/user") runs</text:p>
            <text:p text:style-name="P36"><text:s text:c="8"/>↓</text:p>
            <text:p text:style-name="P36"><text:s text:c="4"/>Check Redis cache for "user:1"</text:p>
            <text:p text:style-name="P36"><text:s text:c="8"/>↓</text:p>
            <text:p text:style-name="P36"><text:s text:c="4"/>┌─────────────────────┬──────────────────────┐</text:p>
            <text:p text:style-name="P36"><text:soft-page-break/><text:s text:c="4"/>↓ <text:s text:c="20"/>↓</text:p>
            <text:p text:style-name="P36"><text:s/>FOUND <text:s text:c="13"/>NOT FOUND</text:p>
            <text:p text:style-name="P36"><text:s/>(2nd+ request) <text:s text:c="4"/>(1st request)</text:p>
            <text:p text:style-name="P36"><text:s text:c="4"/>↓ <text:s text:c="20"/>↓</text:p>
            <text:p text:style-name="P36">Return to browser <text:s text:c="2"/>Query slow database</text:p>
            <text:p text:style-name="P36"><text:s/>(1 ms) ⚡ <text:s text:c="8"/>(2000 ms) 🐢</text:p>
            <text:p text:style-name="P36"><text:s text:c="24"/>↓</text:p>
            <text:p text:style-name="P36"><text:s text:c="19"/>Save to Redis cache</text:p>
            <text:p text:style-name="P36"><text:s text:c="24"/>↓</text:p>
            <text:p text:style-name="P36"><text:s text:c="19"/>Return to browser</text:p>
            <text:p text:style-name="P36"><text:s text:c="19"/>(2001 ms total)</text:p>
            <text:p text:style-name="P36">```</text:p>
            <text:p text:style-name="P36"/>
            <text:p text:style-name="P36">---</text:p>
            <text:p text:style-name="P36"/>
            <text:p text:style-name="P36">## 🎬 Want to See It In Action?</text:p>
            <text:p text:style-name="P36"/>
            <text:p text:style-name="P36">Let me run it so you can test! You'll see the difference between cache hit and cache miss: </text:p>
            <text:p text:style-name="P36"/>
            <text:p text:style-name="P36">Ran terminal command: <text:s/>node redis-test-2.js &amp;</text:p>
            <text:p text:style-name="P36"/>
            <text:p text:style-name="P36">Ran terminal command: <text:s/>node redis-test-2.js &gt; /tmp/server.log 2&gt;&amp;1 &amp;</text:p>
            <text:p text:style-name="P36">sleep 1</text:p>
            <text:p text:style-name="P36">echo "Server started. Testing..."</text:p>
            <text:p text:style-name="P36">curl http://localhost:3000/user</text:p>
            <text:p text:style-name="P36">echo ""</text:p>
            <text:p text:style-name="P36">echo "--- Second Request (should be faster from cache) ---"</text:p>
            <text:p text:style-name="P36">curl http://localhost:3000/user</text:p>
            <text:p text:style-name="P36"/>
            <text:p text:style-name="P36">Ran terminal command: <text:s/>node redis-test-2.js 2&gt;&amp;1 | head -20</text:p>
            <text:p text:style-name="P36"/>
            <text:p text:style-name="P36">Interesting! The server is running but returning an auth error. Let me check what's actually in the file vs what we're seeing: </text:p>
            <text:p text:style-name="P36"/>
            <text:p text:style-name="P36">Read [](file:///workspaces/ahh/redis-test-2.js#1-1), lines 1 to 50</text:p>
            <text:p text:style-name="P36"/>
            <text:p text:style-name="P36">Read [](file:///workspaces/ahh/redis-test-2.js#80-80), lines 80 to 120</text:p>
            <text:p text:style-name="P36"/>
            <text:p text:style-name="P36">Read [](file:///workspaces/ahh/redis-test-2.js#100-100), lines 100 to 205</text:p>
            <text:p text:style-name="P36"/>
            <text:p text:style-name="P36">Read [](file:///workspaces/ahh/redis-test-2.js#50-50), lines 50 to 100</text:p>
            <text:p text:style-name="P36"/>
            <text:p text:style-name="P36">Searched for regex `middleware|Unauthorized|token` (`**/redis-test-2.js`), no results</text:p>
            <text:p text:style-name="P36"/>
            <text:p text:style-name="P36">Let me stop all Node processes and restart fresh to see it properly: </text:p>
            <text:p text:style-name="P36"/>
            <text:p text:style-name="P36">Ran terminal command: <text:s/>pkill -f "node redis" || true</text:p>
            <text:p text:style-name="P36"><text:soft-page-break/>sleep 1</text:p>
            <text:p text:style-name="P36">ps aux | grep node | grep -v grep</text:p>
            <text:p text:style-name="P36">Completed with input: <text:s/>pkill -f "node redis" || true</text:p>
            <text:p text:style-name="P36">sleep 1</text:p>
            <text:p text:style-name="P36">ps aux | grep node | grep -v grep</text:p>
            <text:p text:style-name="P36"/>
            <text:p text:style-name="P36">Ran terminal command: <text:s/>pkill -9 node</text:p>
            <text:p text:style-name="P36">sleep 1 <text:s/></text:p>
            <text:p text:style-name="P36">echo "All Node processes killed"</text:p>
            <text:p text:style-name="P36"/>
            <text:p text:style-name="P36">User: so like now i want to learn message quue implemntation with each an evry line explanation so i can learn ti and use it verywhere i wanted </text:p>
            <text:p text:style-name="P36"/>
            <text:p text:style-name="P36">GitHub Copilot: I'll create a complete message queue implementation with Redis and explain every single line. This is fundamental to backend development! </text:p>
            <text:p text:style-name="P36"/>
            <text:p text:style-name="P36">Created [](file:///workspaces/ahh/message-queue-tutorial.js)</text:p>
            <text:p text:style-name="P36"/>
            <text:p text:style-name="P36">Now let's run it and see message queues in action: </text:p>
            <text:p text:style-name="P36"/>
            <text:p text:style-name="P36">Ran terminal command: <text:s/>node message-queue-tutorial.js</text:p>
            <text:p text:style-name="P36"/>
            <text:p text:style-name="P36">Perfect! The program ran successfully! Now let me explain what you just saw:</text:p>
            <text:p text:style-name="P36"/>
            <text:p text:style-name="P36">---</text:p>
            <text:p text:style-name="P36"/>
            <text:p text:style-name="P36">## 🎯 What Happened Above</text:p>
            <text:p text:style-name="P36"/>
            <text:p text:style-name="P36">### **DEMO 1: Adding Tasks**</text:p>
            <text:p text:style-name="P36">```</text:p>
            <text:p text:style-name="P36">✓ Added task to queue: SEND_EMAIL</text:p>
            <text:p text:style-name="P36">✓ Added task to queue: SEND_EMAIL</text:p>
            <text:p text:style-name="P36">✓ Added task to queue: RESIZE_IMAGE</text:p>
            <text:p text:style-name="P36">✓ Added task to queue: SEND_SMS</text:p>
            <text:p text:style-name="P36">```</text:p>
            <text:p text:style-name="P36">4 different tasks added to the queue. Right now they're **waiting** to be processed.</text:p>
            <text:p text:style-name="P36"/>
            <text:p text:style-name="P36">### **DEMO 2: View Queue**</text:p>
            <text:p text:style-name="P36">```</text:p>
            <text:p text:style-name="P36">Queue size: 4 messages</text:p>
            <text:p text:style-name="P36"/>
            <text:p text:style-name="P36">4 messages in queue:</text:p>
            <text:p text:style-name="P36"><text:s text:c="2"/>1. SEND_SMS: {"phone":"+1234567890","message":"Hello!"}</text:p>
            <text:p text:style-name="P36"><text:s text:c="2"/>2. RESIZE_IMAGE: {"image":"photo.jpg","size":"100x100"}</text:p>
            <text:p text:style-name="P36"><text:s text:c="2"/>3. SEND_EMAIL: {"email":"user2@example.com"}</text:p>
            <text:p text:style-name="P36"><text:soft-page-break/><text:s text:c="2"/>4. SEND_EMAIL: {"email":"user1@example.com"}</text:p>
            <text:p text:style-name="P36">```</text:p>
            <text:p text:style-name="P36">All 4 tasks visible in queue. Notice the **order** (important for FIFO!).</text:p>
            <text:p text:style-name="P36"/>
            <text:p text:style-name="P36">### **DEMO 3: Processing Tasks**</text:p>
            <text:p text:style-name="P36">- Tasks are **removed from queue one-by-one** </text:p>
            <text:p text:style-name="P36">- Each one is processed (simulated work)</text:p>
            <text:p text:style-name="P36">- Then removed from queue</text:p>
            <text:p text:style-name="P36">- Finally: `Queue is empty! No tasks to process.` ✓</text:p>
            <text:p text:style-name="P36"/>
            <text:p text:style-name="P36">### **DEMO 4: Proof Queue is Empty**</text:p>
            <text:p text:style-name="P36">```</text:p>
            <text:p text:style-name="P36">Queue size: 0 messages</text:p>
            <text:p text:style-name="P36">All tasks processed! ✓</text:p>
            <text:p text:style-name="P36">```</text:p>
            <text:p text:style-name="P36"/>
            <text:p text:style-name="P36">### **DEMO 5: Real World - SPEED DIFFERENCE**</text:p>
            <text:p text:style-name="P36">```</text:p>
            <text:p text:style-name="P36">✓ API responded in 1ms (INSTANT!)</text:p>
            <text:p text:style-name="P36">```</text:p>
            <text:p text:style-name="P36">This is the **magic**! Without queue = wait for emails (3-5 seconds). With queue = **instant response** while background worker sends emails! 🚀</text:p>
            <text:p text:style-name="P36"/>
            <text:p text:style-name="P36">---</text:p>
            <text:p text:style-name="P36"/>
            <text:p text:style-name="P36">## 📚 Line-by-Line Code Breakdown</text:p>
            <text:p text:style-name="P36"/>
            <text:p text:style-name="P36">### **Part 1: Creating Client Connection**</text:p>
            <text:p text:style-name="P36">```javascript</text:p>
            <text:p text:style-name="P36">const client = redis.createClient();</text:p>
            <text:p text:style-name="P36">client.connect();</text:p>
            <text:p text:style-name="P36">```</text:p>
            <text:p text:style-name="P36">- Creates connection to Redis server</text:p>
            <text:p text:style-name="P36">- This is the "phone line" to communicate with Redis</text:p>
            <text:p text:style-name="P36"/>
            <text:p text:style-name="P36">---</text:p>
            <text:p text:style-name="P36"/>
            <text:p text:style-name="P36">### **Part 2: PRODUCER - Adding Messages**</text:p>
            <text:p text:style-name="P36"/>
            <text:p text:style-name="P36">```javascript</text:p>
            <text:p text:style-name="P36">async function addTaskToQueue(taskName, taskData) {</text:p>
            <text:p text:style-name="P36"><text:s text:c="4"/>const message = JSON.stringify({</text:p>
            <text:p text:style-name="P36"><text:s text:c="8"/>name: taskName,</text:p>
            <text:p text:style-name="P36"><text:s text:c="8"/>data: taskData,</text:p>
            <text:p text:style-name="P36"><text:s text:c="8"/>timestamp: new Date()</text:p>
            <text:p text:style-name="P36"><text:s text:c="4"/>});</text:p>
            <text:p text:style-name="P36"><text:s text:c="4"/></text:p>
            <text:p text:style-name="P36"><text:soft-page-break/><text:s text:c="4"/>await client.lPush("tasks", message);</text:p>
            <text:p text:style-name="P36"><text:s text:c="4"/>console.log(`✓ Added task to queue: ${taskName}`);</text:p>
            <text:p text:style-name="P36">}</text:p>
            <text:p text:style-name="P36">```</text:p>
            <text:p text:style-name="P36"/>
            <text:p text:style-name="P36">| Line | Explanation |</text:p>
            <text:p text:style-name="P36">|------|-------------|</text:p>
            <text:p text:style-name="P36">| `async function` | Function that can do things that take time |</text:p>
            <text:p text:style-name="P36">| `JSON.stringify()` | Converts object → string (Redis requirement) |</text:p>
            <text:p text:style-name="P36">| `name: taskName` | What type of task (SEND_EMAIL, RESIZE_IMAGE, etc) |</text:p>
            <text:p text:style-name="P36">| `data: taskData` | Details needed for task (email address, image name, etc) |</text:p>
            <text:p text:style-name="P36">| `timestamp: new Date()` | When was task added? (useful for tracking) |</text:p>
            <text:p text:style-name="P36">| `client.lPush("tasks", message)` | **Left Push** = Add to LEFT (front) of queue |</text:p>
            <text:p text:style-name="P36">| `"tasks"` | Queue name (you can have multiple queues!) |</text:p>
            <text:p text:style-name="P36"/>
            <text:p text:style-name="P36">**Visual:**</text:p>
            <text:p text:style-name="P36">```</text:p>
            <text:p text:style-name="P36">Before: [task2, task3, task4]</text:p>
            <text:p text:style-name="P36">After LPUSH: [newTask, task2, task3, task4]</text:p>
            <text:p text:style-name="P36"><text:s text:c="17"/>↑</text:p>
            <text:p text:style-name="P36"><text:s text:c="12"/>Added to LEFT side</text:p>
            <text:p text:style-name="P36">```</text:p>
            <text:p text:style-name="P36"/>
            <text:p text:style-name="P36">---</text:p>
            <text:p text:style-name="P36"/>
            <text:p text:style-name="P36">### **Part 3: CONSUMER - Processing Messages**</text:p>
            <text:p text:style-name="P36"/>
            <text:p text:style-name="P36">```javascript</text:p>
            <text:p text:style-name="P36">async function processTaskFromQueue() {</text:p>
            <text:p text:style-name="P36"><text:s text:c="4"/>const message = await client.rPop("tasks");</text:p>
            <text:p text:style-name="P36"><text:s text:c="4"/></text:p>
            <text:p text:style-name="P36"><text:s text:c="4"/>if (!message) {</text:p>
            <text:p text:style-name="P36"><text:s text:c="8"/>console.log("⚠ Queue is empty!");</text:p>
            <text:p text:style-name="P36"><text:s text:c="8"/>return null;</text:p>
            <text:p text:style-name="P36"><text:s text:c="4"/>}</text:p>
            <text:p text:style-name="P36"><text:s text:c="4"/></text:p>
            <text:p text:style-name="P36"><text:s text:c="4"/>const task = JSON.parse(message);</text:p>
            <text:p text:style-name="P36"><text:s text:c="4"/></text:p>
            <text:p text:style-name="P36"><text:s text:c="4"/>console.log(`✓ Processing task: ${task.name}`);</text:p>
            <text:p text:style-name="P36"><text:s text:c="4"/>console.log(` <text:s/>Task data: ${JSON.stringify(task.data)}`);</text:p>
            <text:p text:style-name="P36"><text:s text:c="4"/></text:p>
            <text:p text:style-name="P36"><text:s text:c="4"/>return task;</text:p>
            <text:p text:style-name="P36">}</text:p>
            <text:p text:style-name="P36">```</text:p>
            <text:p text:style-name="P36"/>
            <text:p text:style-name="P36">| Line | Explanation |</text:p>
            <text:p text:style-name="P36"><text:soft-page-break/>|------|-------------|</text:p>
            <text:p text:style-name="P36">| `client.rPop("tasks")` | **Right Pop** = Remove from RIGHT (end) of queue |</text:p>
            <text:p text:style-name="P36">| `if (!message)` | Check if queue is empty |</text:p>
            <text:p text:style-name="P36">| `JSON.parse(message)` | Converts string → object (reverse of stringify) |</text:p>
            <text:p text:style-name="P36">| Returns the `task` | Now your code can process it |</text:p>
            <text:p text:style-name="P36"/>
            <text:p text:style-name="P36">**Visual:**</text:p>
            <text:p text:style-name="P36">```</text:p>
            <text:p text:style-name="P36">Before: [task1, task2, task3, task4]</text:p>
            <text:p text:style-name="P36">After RPOP: [task1, task2, task3]</text:p>
            <text:p text:style-name="P36"><text:s text:c="30"/>↑</text:p>
            <text:p text:style-name="P36"><text:s text:c="24"/>Removed from RIGHT</text:p>
            <text:p text:style-name="P36">```</text:p>
            <text:p text:style-name="P36"/>
            <text:p text:style-name="P36">**Why LPUSH + RPOP?**</text:p>
            <text:p text:style-name="P36">```</text:p>
            <text:p text:style-name="P36">LPUSH: [NEW, task2, task3, task4] <text:s/>← Add here</text:p>
            <text:p text:style-name="P36">RPOP: <text:s/>[NEW, task2, task3] <text:s text:c="8"/>← Remove here</text:p>
            <text:p text:style-name="P36"><text:s text:c="9"/>↑ <text:s text:c="19"/>↑</text:p>
            <text:p text:style-name="P36"><text:s text:c="7"/>FIRST to be added <text:s text:c="3"/>FIRST to be removed = FIFO! ✓</text:p>
            <text:p text:style-name="P36">```</text:p>
            <text:p text:style-name="P36"/>
            <text:p text:style-name="P36">---</text:p>
            <text:p text:style-name="P36"/>
            <text:p text:style-name="P36">### **Part 4: View Queue (Without Removing)**</text:p>
            <text:p text:style-name="P36"/>
            <text:p text:style-name="P36">```javascript</text:p>
            <text:p text:style-name="P36">async function viewAllMessages() {</text:p>
            <text:p text:style-name="P36"><text:s text:c="4"/>const messages = await client.lRange("tasks", 0, -1);</text:p>
            <text:p text:style-name="P36"><text:s text:c="4"/></text:p>
            <text:p text:style-name="P36"><text:s text:c="4"/>if (messages.length === 0) {</text:p>
            <text:p text:style-name="P36"><text:s text:c="8"/>console.log("Queue is empty!");</text:p>
            <text:p text:style-name="P36"><text:s text:c="8"/>return;</text:p>
            <text:p text:style-name="P36"><text:s text:c="4"/>}</text:p>
            <text:p text:style-name="P36"><text:s text:c="4"/></text:p>
            <text:p text:style-name="P36"><text:s text:c="4"/>console.log(`${messages.length} messages in queue:\n`);</text:p>
            <text:p text:style-name="P36"><text:s text:c="4"/>messages.forEach((msg, index) =&gt; {</text:p>
            <text:p text:style-name="P36"><text:s text:c="8"/>const task = JSON.parse(msg);</text:p>
            <text:p text:style-name="P36"><text:s text:c="8"/>console.log(` <text:s/>${index + 1}. ${task.name}`);</text:p>
            <text:p text:style-name="P36"><text:s text:c="4"/>});</text:p>
            <text:p text:style-name="P36">}</text:p>
            <text:p text:style-name="P36">```</text:p>
            <text:p text:style-name="P36"/>
            <text:p text:style-name="P36">| Line | Explanation |</text:p>
            <text:p text:style-name="P36">|------|-------------|</text:p>
            <text:p text:style-name="P36">| `client.lRange("tasks", 0, -1)` | Get all messages WITHOUT removing |</text:p>
            <text:p text:style-name="P36"><text:soft-page-break/>| `0` | Start from index 0 (first message) |</text:p>
            <text:p text:style-name="P36">| `-1` | Go to last message (-1 means "end") |</text:p>
            <text:p text:style-name="P36">| `.forEach()` | Loop through each message and print it |</text:p>
            <text:p text:style-name="P36"/>
            <text:p text:style-name="P36">---</text:p>
            <text:p text:style-name="P36"/>
            <text:p text:style-name="P36">## 🔑 Key Concepts Explained</text:p>
            <text:p text:style-name="P36"/>
            <text:p text:style-name="P36">### **1. FIFO Queue (First In, First Out)**</text:p>
            <text:p text:style-name="P36">```</text:p>
            <text:p text:style-name="P36">Person 1 arrives → Queue: [Person1]</text:p>
            <text:p text:style-name="P36">Person 2 arrives → Queue: [Person1, Person2]</text:p>
            <text:p text:style-name="P36">Person 3 arrives → Queue: [Person1, Person2, Person3]</text:p>
            <text:p text:style-name="P36"/>
            <text:p text:style-name="P36">Person 1 served <text:s/>→ Queue: [Person2, Person3]</text:p>
            <text:p text:style-name="P36">Person 2 served <text:s/>→ Queue: [Person3]</text:p>
            <text:p text:style-name="P36">Person 3 served <text:s/>→ Queue: []</text:p>
            <text:p text:style-name="P36"/>
            <text:p text:style-name="P36">First in (Person1) = First served! ✓</text:p>
            <text:p text:style-name="P36">```</text:p>
            <text:p text:style-name="P36"/>
            <text:p text:style-name="P36">### **2. Producer vs Consumer**</text:p>
            <text:p text:style-name="P36"/>
            <text:p text:style-name="P36">**Producer** — Adds tasks (your API/backend):</text:p>
            <text:p text:style-name="P36">```javascript</text:p>
            <text:p text:style-name="P36">// User clicks button → Add email task to queue</text:p>
            <text:p text:style-name="P36">app.post("/send-email", async (req, res) =&gt; {</text:p>
            <text:p text:style-name="P36"><text:s text:c="4"/>await addTaskToQueue("SEND_EMAIL", {</text:p>
            <text:p text:style-name="P36"><text:s text:c="8"/>to: req.body.email,</text:p>
            <text:p text:style-name="P36"><text:s text:c="8"/>subject: "Hello"</text:p>
            <text:p text:style-name="P36"><text:s text:c="4"/>});</text:p>
            <text:p text:style-name="P36"><text:s text:c="4"/>res.json({ status: "Email queued!" }); // INSTANT!</text:p>
            <text:p text:style-name="P36">});</text:p>
            <text:p text:style-name="P36">```</text:p>
            <text:p text:style-name="P36"/>
            <text:p text:style-name="P36">**Consumer** — Processes tasks (background worker):</text:p>
            <text:p text:style-name="P36">```javascript</text:p>
            <text:p text:style-name="P36">// Separate process running 24/7</text:p>
            <text:p text:style-name="P36">setInterval(async () =&gt; {</text:p>
            <text:p text:style-name="P36"><text:s text:c="4"/>const task = await processTaskFromQueue();</text:p>
            <text:p text:style-name="P36"><text:s text:c="4"/>if (task) {</text:p>
            <text:p text:style-name="P36"><text:s text:c="8"/>// Actually send email (takes time)</text:p>
            <text:p text:style-name="P36"><text:s text:c="8"/>await sendEmailViaSmtp(task.data);</text:p>
            <text:p text:style-name="P36"><text:s text:c="4"/>}</text:p>
            <text:p text:style-name="P36">}, 1000); // Check queue every 1 second</text:p>
            <text:p text:style-name="P36">```</text:p>
            <text:p text:style-name="P36"/>
            <text:p text:style-name="P36">### **3. Why This Matters (Performance)**</text:p>
            <text:p text:style-name="P36"/>
            <text:p text:style-name="P36"><text:soft-page-break/>**WITHOUT Queue:**</text:p>
            <text:p text:style-name="P36">```</text:p>
            <text:p text:style-name="P36">User sends email</text:p>
            <text:p text:style-name="P36"><text:s text:c="2"/>↓</text:p>
            <text:p text:style-name="P36">Server connects to email provider (1 sec)</text:p>
            <text:p text:style-name="P36"><text:s text:c="2"/>↓</text:p>
            <text:p text:style-name="P36">Email sends (5 secs)</text:p>
            <text:p text:style-name="P36"><text:s text:c="2"/>↓</text:p>
            <text:p text:style-name="P36">Return response (user waited 6 secs) ❌</text:p>
            <text:p text:style-name="P36">```</text:p>
            <text:p text:style-name="P36"/>
            <text:p text:style-name="P36">**WITH Queue:**</text:p>
            <text:p text:style-name="P36">```</text:p>
            <text:p text:style-name="P36">User sends email</text:p>
            <text:p text:style-name="P36"><text:s text:c="2"/>↓</text:p>
            <text:p text:style-name="P36">Add to queue (1 ms)</text:p>
            <text:p text:style-name="P36"><text:s text:c="2"/>↓</text:p>
            <text:p text:style-name="P36">Return response (user waited 1 ms) ✓</text:p>
            <text:p text:style-name="P36"><text:s text:c="2"/>↓</text:p>
            <text:p text:style-name="P36">(Meanwhile, background worker sends email 5 secs later)</text:p>
            <text:p text:style-name="P36">```</text:p>
            <text:p text:style-name="P36"/>
            <text:p text:style-name="P36">**6 seconds vs 1 millisecond = 6000x faster!** 🚀</text:p>
            <text:p text:style-name="P36"/>
            <text:p text:style-name="P36">---</text:p>
            <text:p text:style-name="P36"/>
            <text:p text:style-name="P36">## 📋 Common Use Cases</text:p>
            <text:p text:style-name="P36"/>
            <text:p text:style-name="P36">| Use Case | Why Queue? |</text:p>
            <text:p text:style-name="P36">|----------|-----------|</text:p>
            <text:p text:style-name="P36">| **Email Sending** | Users don't wait for mail server connection |</text:p>
            <text:p text:style-name="P36">| **Image Processing** | Multiple images processed in background |</text:p>
            <text:p text:style-name="P36">| **Payment Processing** | Prevent duplicate charges, ensure reliable processing |</text:p>
            <text:p text:style-name="P36">| **Report Generation** | Large reports don't block UI |</text:p>
            <text:p text:style-name="P36">| **File Upload/Conversion** | Convert formats in background |</text:p>
            <text:p text:style-name="P36">| **Notifications** | Send to millions without blocking |</text:p>
            <text:p text:style-name="P36">| **Database Backup** | Run when server is idle |</text:p>
            <text:p text:style-name="P36">| **Web Scraping** | Process URLs one-by-one without overload |</text:p>
            <text:p text:style-name="P36"/>
            <text:p text:style-name="P36">---</text:p>
            <text:p text:style-name="P36"/>
            <text:p text:style-name="P36">## 🔧 Practical Implementation Template</text:p>
            <text:p text:style-name="P36"/>
            <text:p text:style-name="P36">Create another file called `queue-template.js` if you want to use this in your projects: </text:p>
            <text:p text:style-name="P36"/>
            <text:p text:style-name="P36">Created [](file:///workspaces/ahh/queue-template.js)</text:p>
            <text:p text:style-name="P36"/>
            <text:p text:style-name="P36"><text:soft-page-break/>---</text:p>
            <text:p text:style-name="P36"/>
            <text:p text:style-name="P36">## 📝 Summary &amp; When to Use Message Queues</text:p>
            <text:p text:style-name="P36"/>
            <text:p text:style-name="P36">### **When to Use Message Queues:**</text:p>
            <text:p text:style-name="P36"/>
            <text:p text:style-name="P36">| Scenario | Why |</text:p>
            <text:p text:style-name="P36">|----------|-----|</text:p>
            <text:p text:style-name="P36">| Long-running operations (email, image processing) | Don't block users waiting |</text:p>
            <text:p text:style-name="P36">| Multiple steps required | Each step can be separate queue task |</text:p>
            <text:p text:style-name="P36">| Unpredictable load | Can queue tasks, process at own pace |</text:p>
            <text:p text:style-name="P36">| Need reliability | If worker crashes, task stays in queue |</text:p>
            <text:p text:style-name="P36">| Multiple consumers | Distribute load across multiple workers |</text:p>
            <text:p text:style-name="P36"/>
            <text:p text:style-name="P36">### **Real World Examples:**</text:p>
            <text:p text:style-name="P36"/>
            <text:p text:style-name="P36">1. **E-commerce Website**</text:p>
            <text:p text:style-name="P36"><text:s text:c="3"/>- User places order → Add to queue (instant response)</text:p>
            <text:p text:style-name="P36"><text:s text:c="3"/>- Background: send confirmation email, update inventory, process payment</text:p>
            <text:p text:style-name="P36"><text:s text:c="3"/></text:p>
            <text:p text:style-name="P36">2. **Social Media**</text:p>
            <text:p text:style-name="P36"><text:s text:c="3"/>- User uploads photo → Add to queue (instant)</text:p>
            <text:p text:style-name="P36"><text:s text:c="3"/>- Background: resize 10 versions, apply filters, create thumbnails</text:p>
            <text:p text:style-name="P36"/>
            <text:p text:style-name="P36">3. **Data Processing**</text:p>
            <text:p text:style-name="P36"><text:s text:c="3"/>- User uploads CSV → Add to queue (instant)</text:p>
            <text:p text:style-name="P36"><text:s text:c="3"/>- Background: parse, validate, insert into database</text:p>
            <text:p text:style-name="P36"/>
            <text:p text:style-name="P36">---</text:p>
            <text:p text:style-name="P36"/>
            <text:p text:style-name="P36">## 🎓 Files You Now Have</text:p>
            <text:p text:style-name="P36"/>
            <text:p text:style-name="P36">| File | Purpose |</text:p>
            <text:p text:style-name="P36">|------|---------|</text:p>
            <text:p text:style-name="P36">| message-queue-tutorial.js | Complete tutorial with ALL concepts explained |</text:p>
            <text:p text:style-name="P36">| queue-template.js | Reusable template for your own projects |</text:p>
            <text:p text:style-name="P36">| redis-test.js | Simple Redis get/set example |</text:p>
            <text:p text:style-name="P36">| redis-test-2.js | Caching example with Express server |</text:p>
            <text:p text:style-name="P36"/>
            <text:p text:style-name="P36">---</text:p>
            <text:p text:style-name="P36"/>
            <text:p text:style-name="P36">## ❓ Quick Questions?</text:p>
            <text:p text:style-name="P36"/>
            <text:p text:style-name="P36">- **How do I stop the worker?** Press Ctrl+C in terminal</text:p>
            <text:p text:style-name="P36">- **Can I use multiple workers?** Yes! Run queue-consumer on multiple servers</text:p>
            <text:p text:style-name="P36"><text:soft-page-break/>- **What if a task fails?** Add error handling: catch errors → put back in queue → retry</text:p>
            <text:p text:style-name="P36">- **How do I know task is done?** Add to separate "completed_tasks" queue when done</text:p>
            <text:p text:style-name="P36"/>
            <text:p text:style-name="P36">You now understand message queues! This concept is used in **every major tech company** (Netflix, Uber, Amazon, etc.) 🎉</text:p>
            <text:p text:style-name="P36"/>
            <text:p text:style-name="P36">Made changes.</text:p>
          </table:table-cell>
        </table:table-row>
        <table:table-row>
          <table:table-cell table:style-name="Table3.A1" office:value-type="string">
            <text:p text:style-name="P36"><text:span text:style-name="Strong_20_Emphasis">Client</text:span></text:p>
          </table:table-cell>
          <table:table-cell table:style-name="Table3.A1" office:value-type="string">
            <text:p text:style-name="P36">Your program's connection to Redis</text:p>
          </table:table-cell>
        </table:table-row>
        <table:table-row>
          <table:table-cell table:style-name="Table3.A1" office:value-type="string">
            <text:p text:style-name="P36"><text:span text:style-name="Strong_20_Emphasis">Key-Value</text:span></text:p>
          </table:table-cell>
          <table:table-cell table:style-name="Table3.A1" office:value-type="string">
            <text:p text:style-name="P36">Like a dictionary: <text:span text:style-name="Source_20_Text"><text:span text:style-name="T1">"user:1" → "Dinesh"</text:span></text:span></text:p>
          </table:table-cell>
        </table:table-row>
        <table:table-row>
          <table:table-cell table:style-name="Table3.A1" office:value-type="string">
            <text:p text:style-name="P36"><text:span text:style-name="Strong_20_Emphasis">async</text:span></text:p>
          </table:table-cell>
          <table:table-cell table:style-name="Table3.A1" office:value-type="string">
            <text:p text:style-name="P36">Function can do things that take time</text:p>
          </table:table-cell>
        </table:table-row>
        <table:table-row>
          <table:table-cell table:style-name="Table3.A1" office:value-type="string">
            <text:p text:style-name="P36"><text:span text:style-name="Strong_20_Emphasis">await</text:span></text:p>
          </table:table-cell>
          <table:table-cell table:style-name="Table3.A1" office:value-type="string">
            <text:p text:style-name="P36">Stop and wait for something to finish</text:p>
          </table:table-cell>
        </table:table-row>
        <table:table-row>
          <table:table-cell table:style-name="Table3.A1" office:value-type="string">
            <text:p text:style-name="P36"><text:span text:style-name="Strong_20_Emphasis">Cache</text:span></text:p>
          </table:table-cell>
          <table:table-cell table:style-name="Table3.A1" office:value-type="string">
            <text:p text:style-name="P35">Super-fast temporary storage</text:p>
          </table:table-cell>
        </table:table-row>
      </table:table>
      <text:list text:style-name="L111">
        <text:list-item>
          <text:p text:style-name="P212"/>
        </text:list-item>
      </text:list>
      <text:p text:style-name="P214"/>
      <text:p text:style-name="P95"><draw:frame draw:style-name="fr3" draw:name="list_id_2_11" text:anchor-type="char" svg:width="5.1354in" draw:z-index="116"><draw:text-box fo:min-height="0.0161in"><draw:frame draw:style-name="fr1" draw:name="Frame117" text:anchor-type="frame" svg:x="0.0835in" svg:y="0.1043in" svg:width="3.052in" draw:z-index="202"><draw:text-box fo:min-height="0.2083in"><text:p text:style-name="P11"/></draw:text-box></draw:frame><draw:frame draw:style-name="fr1" draw:name="Frame118" text:anchor-type="frame" svg:x="0in" svg:y="0in" svg:width="0.0161in" draw:z-index="204"><draw:text-box fo:min-height="0.4165in"><text:p text:style-name="P11"/></draw:text-box></draw:frame><draw:frame draw:style-name="fr1" draw:name="Frame127" text:anchor-type="frame" svg:x="0in" svg:y="0in" svg:width="4.698in" draw:z-index="208"><draw:text-box fo:min-height="0.0161in"><text:p text:style-name="P11"/></draw:text-box></draw:frame><draw:frame draw:style-name="fr1" draw:name="Frame132" text:anchor-type="frame" svg:x="0.0835in" svg:y="0.1043in" svg:width="2.6354in" draw:z-index="210"><draw:text-box fo:min-height="0.2083in"><text:p text:style-name="P11"/></draw:text-box></draw:frame><draw:frame draw:style-name="fr1" draw:name="Frame133" text:anchor-type="frame" svg:x="0in" svg:y="0in" svg:width="0.0161in" draw:z-index="212"><draw:text-box fo:min-height="0.4165in"><text:p text:style-name="P11"/></draw:text-box></draw:frame><draw:frame draw:style-name="fr1" draw:name="Frame142" text:anchor-type="frame" svg:x="0in" svg:y="0in" svg:width="4.698in" draw:z-index="218"><draw:text-box fo:min-height="0.0161in"><text:p text:style-name="P11"/></draw:text-box></draw:frame><draw:frame draw:style-name="fr1" draw:name="Frame147" text:anchor-type="frame" svg:x="0in" svg:y="0in" svg:width="0.0161in" draw:z-index="220"><draw:text-box fo:min-height="0.4165in"><text:p text:style-name="P11"/></draw:text-box></draw:frame><draw:frame draw:style-name="fr1" draw:name="Frame156" text:anchor-type="frame" svg:x="0in" svg:y="0in" svg:width="4.698in" draw:z-index="222"><draw:text-box fo:min-height="0.0161in"><text:p text:style-name="P11"/></draw:text-box></draw:frame><draw:frame draw:style-name="fr1" draw:name="Frame161" text:anchor-type="frame" svg:x="0in" svg:y="0in" svg:width="0.0161in" draw:z-index="226"><draw:text-box fo:min-height="0.6252in"><text:p text:style-name="P11"/></draw:text-box></draw:frame><draw:frame draw:style-name="fr1" draw:name="Frame170" text:anchor-type="frame" svg:x="0in" svg:y="0in" svg:width="4.698in" draw:z-index="228"><draw:text-box fo:min-height="0.0161in"><text:p text:style-name="P11"/></draw:text-box></draw:frame><draw:frame draw:style-name="fr1" draw:name="Frame175" text:anchor-type="frame" svg:x="0in" svg:y="0in" svg:width="0.0161in" draw:z-index="232"><draw:text-box fo:min-height="1.6665in"><text:p text:style-name="P11"/></draw:text-box></draw:frame><draw:frame draw:style-name="fr1" draw:name="Frame184" text:anchor-type="frame" svg:x="0in" svg:y="0in" svg:width="4.698in" draw:z-index="234"><draw:text-box fo:min-height="0.0161in"><text:p text:style-name="P11"/></draw:text-box></draw:frame><draw:frame draw:style-name="fr1" draw:name="Frame189" text:anchor-type="frame" svg:x="0in" svg:y="0in" svg:width="0.0161in" draw:z-index="236"><draw:text-box fo:min-height="0.8335in"><text:p text:style-name="P11"/></draw:text-box></draw:frame><draw:frame draw:style-name="fr1" draw:name="Frame198" text:anchor-type="frame" svg:x="0in" svg:y="0in" svg:width="4.698in" draw:z-index="242"><draw:text-box fo:min-height="0.0161in"><text:p text:style-name="P11"/></draw:text-box></draw:frame><draw:frame draw:style-name="fr1" draw:name="Frame203" text:anchor-type="frame" svg:x="0.0835in" svg:y="1.1457in" svg:width="2.5937in" draw:z-index="244"><draw:text-box fo:min-height="0.2083in"><text:p text:style-name="P11"/></draw:text-box></draw:frame><draw:frame draw:style-name="fr1" draw:name="Frame204" text:anchor-type="frame" svg:x="0in" svg:y="0in" svg:width="0.0161in" draw:z-index="243"><draw:text-box fo:min-height="1.4583in"><text:p text:style-name="P11"/></draw:text-box></draw:frame><draw:frame draw:style-name="fr1" draw:name="Frame213" text:anchor-type="frame" svg:x="0in" svg:y="0in" svg:width="4.698in" draw:z-index="237"><draw:text-box fo:min-height="0.0161in"><text:p text:style-name="P11"/></draw:text-box></draw:frame><draw:frame draw:style-name="fr1" draw:name="Frame218" text:anchor-type="frame" svg:x="0in" svg:y="0in" svg:width="0.0161in" draw:z-index="235"><draw:text-box fo:min-height="1.7083in"><text:p text:style-name="P11"/></draw:text-box></draw:frame><draw:frame draw:style-name="fr1" draw:name="Frame227" text:anchor-type="frame" svg:x="0in" svg:y="0in" svg:width="4.698in" draw:z-index="233"><draw:text-box fo:min-height="0.0161in"><text:p text:style-name="P11"/></draw:text-box></draw:frame><draw:frame draw:style-name="fr1" draw:name="Frame232" text:anchor-type="frame" svg:x="0.0835in" svg:y="1.7709in" svg:width="2.6354in" draw:z-index="229"><draw:text-box fo:min-height="0.2083in"><text:p text:style-name="P11"/></draw:text-box></draw:frame><draw:frame draw:style-name="fr1" draw:name="Frame233" text:anchor-type="frame" svg:x="0in" svg:y="0in" svg:width="0.0161in" draw:z-index="227"><draw:text-box fo:min-height="2.1252in"><text:p text:style-name="P11"/></draw:text-box></draw:frame><draw:frame draw:style-name="fr1" draw:name="Frame242" text:anchor-type="frame" svg:x="0in" svg:y="0in" svg:width="4.698in" draw:z-index="223"><draw:text-box fo:min-height="0.0161in"><text:p text:style-name="P11"/></draw:text-box></draw:frame><draw:frame draw:style-name="fr1" draw:name="Frame247" text:anchor-type="frame" svg:x="0.0835in" svg:y="0.9374in" svg:width="3.052in" draw:z-index="221"><draw:text-box fo:min-height="0.2083in"><text:p text:style-name="P11"/></draw:text-box></draw:frame><draw:frame draw:style-name="fr1" draw:name="Frame248" text:anchor-type="frame" svg:x="0in" svg:y="0in" svg:width="0.0161in" draw:z-index="219"><draw:text-box fo:min-height="1.2917in"><text:p text:style-name="P11"/></draw:text-box></draw:frame><draw:frame draw:style-name="fr1" draw:name="Frame257" text:anchor-type="frame" svg:x="0in" svg:y="0in" svg:width="4.698in" draw:z-index="213"><draw:text-box fo:min-height="0.0161in"><text:p text:style-name="P11"/></draw:text-box></draw:frame><draw:frame draw:style-name="fr1" draw:name="Frame262" text:anchor-type="frame" svg:x="0.0835in" svg:y="0.5209in" svg:width="2.5937in" draw:z-index="211"><draw:text-box fo:min-height="0.2083in"><text:p text:style-name="P11"/></draw:text-box></draw:frame><draw:frame draw:style-name="fr1" draw:name="Frame263" text:anchor-type="frame" svg:x="0in" svg:y="0in" svg:width="0.0161in" draw:z-index="209"><draw:text-box fo:min-height="0.8752in"><text:p text:style-name="P11"/></draw:text-box></draw:frame><draw:frame draw:style-name="fr1" draw:name="Frame272" text:anchor-type="frame" svg:x="0in" svg:y="0in" svg:width="4.698in" draw:z-index="205"><draw:text-box fo:min-height="0.0161in"><text:p text:style-name="P11"/></draw:text-box></draw:frame><draw:frame draw:style-name="fr1" draw:name="Frame277" text:anchor-type="frame" svg:x="0.0835in" svg:y="3.6457in" svg:width="2.6354in" draw:z-index="203"><draw:text-box fo:min-height="0.2083in"><text:p text:style-name="P11"/></draw:text-box></draw:frame><draw:frame draw:style-name="fr1" draw:name="Frame278" text:anchor-type="frame" svg:x="0in" svg:y="0in" svg:width="0.0161in" draw:z-index="199"><draw:text-box fo:min-height="4in"><text:p text:style-name="P11"/></draw:text-box></draw:frame><draw:frame draw:style-name="fr1" draw:name="Frame287" text:anchor-type="frame" svg:x="0in" svg:y="0in" svg:width="4.698in" draw:z-index="197"><draw:text-box fo:min-height="0.0161in"><text:p text:style-name="P11"/></draw:text-box></draw:frame><draw:frame draw:style-name="fr1" draw:name="Frame294" text:anchor-type="frame" svg:x="0in" svg:y="0in" svg:width="0.0161in" draw:z-index="195"><draw:text-box fo:min-height="1.8335in"><text:p text:style-name="P13"/></draw:text-box></draw:frame><draw:frame draw:style-name="fr1" draw:name="Frame297" text:anchor-type="frame" svg:x="0in" svg:y="0in" svg:width="0.0161in" draw:z-index="189"><draw:text-box fo:min-height="1.8335in"><text:p text:style-name="P13"/></draw:text-box></draw:frame><draw:frame draw:style-name="fr1" draw:name="Frame300" text:anchor-type="frame" svg:x="0in" svg:y="0in" svg:width="0.0161in" draw:z-index="188"><draw:text-box fo:min-height="1.8335in"><text:p text:style-name="P13"/></draw:text-box></draw:frame><draw:frame draw:style-name="fr1" draw:name="Frame301" text:anchor-type="frame" svg:x="0in" svg:y="0.0311in" svg:width="0.0311in" draw:z-index="118"><draw:text-box fo:min-height="0.4374in"><text:p text:style-name="P13"/></draw:text-box></draw:frame><draw:frame draw:style-name="fr1" draw:name="Frame302" text:anchor-type="frame" svg:x="0in" svg:y="0in" svg:width="0.0311in" draw:z-index="117"><draw:text-box fo:min-height="0.0311in"><text:p text:style-name="P13"/></draw:text-box></draw:frame><text:p text:style-name="P3">I'll explain this file step-by-step with the big picture first, then dive into the details.</text:p><text:h text:style-name="P1" text:outline-level="2">🎯 <text:span text:style-name="T3">What This File Does (Big Picture)</text:span></text:h><text:p text:style-name="P12"><text:span text:style-name="Strong_20_Emphasis"><text:span text:style-name="T7">This file demonstrates CACHING with Redis and a Web Server:</text:span></text:span></text:p><text:list text:style-name="L112"><text:list-item><text:p text:style-name="P51"><text:span text:style-name="T7">Creates a </text:span><text:span text:style-name="Strong_20_Emphasis"><text:span text:style-name="T7">web server</text:span></text:span><text:span text:style-name="T7"> (Express) on port 3000</text:span></text:p></text:list-item><text:list-item><text:p text:style-name="P51"><text:span text:style-name="T7">When someone visits </text:span><text:span text:style-name="Source_20_Text"><text:span text:style-name="T1">http://localhost:3000/user</text:span></text:span><text:span text:style-name="T7">:</text:span></text:p><text:list><text:list-item><text:p text:style-name="P51"><text:span text:style-name="Strong_20_Emphasis"><text:span text:style-name="T7">First check:</text:span></text:span><text:span text:style-name="T7"> Is the data already in Redis cache? (Super fast)</text:span></text:p></text:list-item><text:list-item><text:p text:style-name="P52"><text:span text:style-name="Strong_20_Emphasis"><text:span text:style-name="T7">If YES:</text:span></text:span><text:span text:style-name="T7"> Return cached data immediately ⚡</text:span></text:p></text:list-item><text:list-item><text:p text:style-name="P53"><text:span text:style-name="Strong_20_Emphasis"><text:span text:style-name="T7">If NO:</text:span></text:span><text:span text:style-name="T7"> Fetch from database (slow), then save to Redis for next time 💾</text:span></text:p></text:list-item></text:list></text:list-item></text:list><text:p text:style-name="P12"><text:span text:style-name="Strong_20_Emphasis"><text:span text:style-name="T7">Why matters?</text:span></text:span><text:span text:style-name="T7"> Huge optimization—second request is 1000x faster!</text:span></text:p><text:p text:style-name="Horizontal_20_Line"/><text:h text:style-name="P1" text:outline-level="2">📚 <text:span text:style-name="T3">Section-by-Section Breakdown</text:span></text:h><text:h text:style-name="P7" text:outline-level="3"><text:span text:style-name="Strong_20_Emphasis"><text:span text:style-name="T7">Lines 1-9: Import Express (Web Server Tool)</text:span></text:span></text:h><text:list text:style-name="L113"><text:list-item><text:p text:style-name="P39"><draw:frame draw:style-name="fr3" draw:name="Frame119" text:anchor-type="char" svg:width="0.0835in" draw:z-index="245"><draw:text-box fo:min-height="0.4165in"><draw:frame draw:style-name="fr1" draw:name="Frame120" text:anchor-type="frame" svg:x="0in" svg:y="0in" svg:width="0.0835in" draw:z-index="246"><draw:text-box fo:min-height="0.2083in"><text:p text:style-name="P11"/></draw:text-box></draw:frame><text:p text:style-name="P11"/></draw:text-box></draw:frame><draw:frame draw:style-name="fr2" draw:name="Frame121" text:anchor-type="char" svg:x="0.0835in" svg:width="4.6146in" draw:z-index="185"><draw:text-box fo:min-height="0.4165in"><draw:frame draw:style-name="fr1" draw:name="Frame122" text:anchor-type="frame" svg:x="0in" svg:y="0in" svg:width="0.0161in" draw:z-index="247"><draw:text-box fo:min-height="0.0161in"><text:p text:style-name="P11"><draw:frame draw:style-name="fr3" draw:name="Frame123" text:anchor-type="char" svg:width="4.6146in" draw:z-index="250"><draw:text-box fo:min-height="0.4165in"><text:p text:style-name="P14"><text:span text:style-name="T15">const</text:span><text:span text:style-name="T5"> </text:span><text:span text:style-name="T17">express</text:span><text:span text:style-name="T5"> </text:span><text:span text:style-name="T15">=</text:span><text:span text:style-name="T5"> </text:span><text:span text:style-name="T17">require</text:span><text:span text:style-name="T12">(</text:span><text:span text:style-name="T10">"express"</text:span><text:span text:style-name="T12">)</text:span><text:span text:style-name="T5">;</text:span></text:p></draw:text-box></draw:frame></text:p></draw:text-box></draw:frame><draw:frame draw:style-name="fr1" draw:name="Frame126" text:anchor-type="frame" svg:x="0in" svg:y="0in" svg:width="0.1457in" draw:z-index="186"><draw:text-box fo:min-height="0.4165in"><text:p text:style-name="P11"/></draw:text-box></draw:frame><text:p text:style-name="P11"><draw:frame draw:style-name="fr2" draw:name="Frame124" text:anchor-type="char" svg:x="0in" svg:width="4.6146in" draw:z-index="251"><draw:text-box fo:min-height="0.1252in"><draw:frame draw:style-name="fr1" draw:name="Frame125" text:anchor-type="frame" svg:x="0in" svg:y="0in" svg:width="4.6146in" draw:z-index="252"><draw:text-box fo:min-height="0.1252in"><text:p text:style-name="P11"/></draw:text-box></draw:frame><text:p text:style-name="P11"/></draw:text-box></draw:frame></text:p></draw:text-box></draw:frame><draw:frame draw:style-name="fr2" draw:name="Frame128" text:anchor-type="char" svg:x="0in" svg:width="0.0161in" draw:z-index="181"><draw:text-box fo:min-height="0.4165in"><text:p text:style-name="P11"><draw:frame draw:style-name="fr3" draw:name="Frame130" text:anchor-type="char" svg:width="0.0161in" draw:z-index="256"><draw:text-box fo:min-height="0.0161in"><text:p text:style-name="P11"><draw:frame draw:style-name="fr3" draw:name="Frame131" text:anchor-type="char" svg:width="0.0161in" draw:z-index="257"><draw:text-box fo:min-height="0.0161in"><text:p text:style-name="P11"/></draw:text-box></draw:frame></text:p></draw:text-box></draw:frame><draw:frame draw:style-name="fr3" draw:name="Frame129" text:anchor-type="char" svg:width="0.0161in" draw:z-index="184"><draw:text-box fo:min-height="0.4165in"><text:p text:style-name="P11"/></draw:text-box></draw:frame></text:p></draw:text-box></draw:frame></text:p></text:list-item></text:list><text:list text:style-name="L114"><text:list-item><text:p text:style-name="P54"><text:span text:style-name="Strong_20_Emphasis"><text:span text:style-name="T7">Express</text:span></text:span><text:span text:style-name="T7"> = tool for building web servers easily</text:span></text:p></text:list-item><text:list-item><text:p text:style-name="P55">Without Express: 100+ lines to create a server</text:p></text:list-item><text:list-item><text:p text:style-name="P56">With Express: Few lines! 🚀</text:p></text:list-item></text:list><text:p text:style-name="P12"><text:span text:style-name="T7">Think of it like: </text:span><text:span text:style-name="Emphasis"><text:span text:style-name="T7">"I want to build a restaurant (server) that accepts customer orders (requests). Express is the blueprint."</text:span></text:span></text:p><text:p text:style-name="Horizontal_20_Line"/><text:h text:style-name="P7" text:outline-level="3"><text:span text:style-name="Strong_20_Emphasis"><text:span text:style-name="T7">Lines 18-22: Import Redis (Cache Tool)</text:span></text:span></text:h><text:list text:style-name="L115"><text:list-item><text:p text:style-name="P40"><draw:frame draw:style-name="fr3" draw:name="Frame134" text:anchor-type="char" svg:width="0.0835in" draw:z-index="258"><draw:text-box fo:min-height="0.4165in"><draw:frame draw:style-name="fr1" draw:name="Frame135" text:anchor-type="frame" svg:x="0in" svg:y="0in" svg:width="0.0835in" draw:z-index="259"><draw:text-box fo:min-height="0.2083in"><text:p text:style-name="P11"/></draw:text-box></draw:frame><text:p text:style-name="P11"/></draw:text-box></draw:frame><draw:frame draw:style-name="fr2" draw:name="Frame136" text:anchor-type="char" svg:x="0.0835in" svg:width="4.6146in" draw:z-index="179"><draw:text-box fo:min-height="0.4165in"><draw:frame draw:style-name="fr1" draw:name="Frame137" text:anchor-type="frame" svg:x="0in" svg:y="0in" svg:width="0.0161in" draw:z-index="260"><draw:text-box fo:min-height="0.0161in"><text:p text:style-name="P11"><draw:frame draw:style-name="fr3" draw:name="Frame138" text:anchor-type="char" svg:width="4.6146in" draw:z-index="261"><draw:text-box fo:min-height="0.4165in"><text:p text:style-name="P14"><text:span text:style-name="T15">const</text:span><text:span text:style-name="T5"> </text:span><text:span text:style-name="T12">redis</text:span><text:span text:style-name="T5"> </text:span><text:span text:style-name="T15">=</text:span><text:span text:style-name="T5"> </text:span><text:span text:style-name="T17">require</text:span><text:span text:style-name="T12">(</text:span><text:span text:style-name="T10">"redis"</text:span><text:span text:style-name="T12">)</text:span><text:span text:style-name="T5">;</text:span></text:p></draw:text-box></draw:frame></text:p></draw:text-box></draw:frame><draw:frame draw:style-name="fr1" draw:name="Frame141" text:anchor-type="frame" svg:x="0in" svg:y="0in" svg:width="0.1457in" draw:z-index="180"><draw:text-box fo:min-height="0.4165in"><text:p text:style-name="P11"/></draw:text-box></draw:frame><text:p text:style-name="P11"><draw:frame draw:style-name="fr2" draw:name="Frame139" text:anchor-type="char" svg:x="0in" svg:width="4.6146in" draw:z-index="266"><draw:text-box fo:min-height="0.1252in"><draw:frame draw:style-name="fr1" draw:name="Frame140" text:anchor-type="frame" svg:x="0in" svg:y="0in" svg:width="4.6146in" draw:z-index="267"><draw:text-box fo:min-height="0.1252in"><text:p text:style-name="P11"/></draw:text-box></draw:frame><text:p text:style-name="P11"/></draw:text-box></draw:frame></text:p></draw:text-box></draw:frame><draw:frame draw:style-name="fr2" draw:name="Frame143" text:anchor-type="char" svg:x="0in" svg:width="0.0161in" draw:z-index="178"><draw:text-box fo:min-height="0.4165in"><text:p text:style-name="P11"><draw:frame draw:style-name="fr3" draw:name="Frame145" text:anchor-type="char" svg:width="0.0161in" draw:z-index="269"><draw:text-box fo:min-height="0.0161in"><text:p text:style-name="P11"><draw:frame draw:style-name="fr3" draw:name="Frame146" text:anchor-type="char" svg:width="0.0161in" draw:z-index="270"><draw:text-box fo:min-height="0.0161in"><text:p text:style-name="P11"/></draw:text-box></draw:frame></text:p></draw:text-box></draw:frame><draw:frame draw:style-name="fr3" draw:name="Frame144" text:anchor-type="char" svg:width="0.0161in" draw:z-index="268"><draw:text-box fo:min-height="0.4165in"><text:p text:style-name="P11"/></draw:text-box></draw:frame></text:p></draw:text-box></draw:frame></text:p></text:list-item></text:list><text:list text:style-name="L116"><text:list-item><text:p text:style-name="P57">Loads Redis library so we can use Redis from Node.js</text:p></text:list-item><text:list-item><text:p text:style-name="P58">Redis is like a "super-fast memo board" that sits in computer memory</text:p></text:list-item></text:list><text:p text:style-name="Horizontal_20_Line"/><text:h text:style-name="P7" text:outline-level="3"><text:span text:style-name="Strong_20_Emphasis"><text:span text:style-name="T7">Lines 31-32: Create Express App</text:span></text:span></text:h><text:list text:style-name="L117"><text:list-item><text:p text:style-name="P41"><draw:frame draw:style-name="fr3" draw:name="Frame148" text:anchor-type="char" svg:width="0.0835in" draw:z-index="271"><draw:text-box fo:min-height="0.4165in"><draw:frame draw:style-name="fr1" draw:name="Frame149" text:anchor-type="frame" svg:x="0in" svg:y="0in" svg:width="0.0835in" draw:z-index="274"><draw:text-box fo:min-height="0.2083in"><text:p text:style-name="P11"/></draw:text-box></draw:frame><text:p text:style-name="P11"/></draw:text-box></draw:frame><draw:frame draw:style-name="fr2" draw:name="Frame150" text:anchor-type="char" svg:x="0.0835in" svg:width="4.6146in" draw:z-index="174"><draw:text-box fo:min-height="0.4165in"><draw:frame draw:style-name="fr1" draw:name="Frame151" text:anchor-type="frame" svg:x="0in" svg:y="0in" svg:width="0.0161in" draw:z-index="275"><draw:text-box fo:min-height="0.0161in"><text:p text:style-name="P11"><draw:frame draw:style-name="fr3" draw:name="Frame152" text:anchor-type="char" svg:width="4.6146in" draw:z-index="276"><draw:text-box fo:min-height="0.4165in"><text:p text:style-name="P14"><text:span text:style-name="T15">const</text:span><text:span text:style-name="T5"> </text:span><text:span text:style-name="T12">app</text:span><text:span text:style-name="T5"> </text:span><text:span text:style-name="T15">=</text:span><text:span text:style-name="T5"> </text:span><text:span text:style-name="T17">express</text:span><text:span text:style-name="T12">()</text:span><text:span text:style-name="T5">;</text:span></text:p></draw:text-box></draw:frame></text:p></draw:text-box></draw:frame><draw:frame draw:style-name="fr1" draw:name="Frame155" text:anchor-type="frame" svg:x="0in" svg:y="0in" svg:width="0.1457in" draw:z-index="175"><draw:text-box fo:min-height="0.4165in"><text:p text:style-name="P11"/></draw:text-box></draw:frame><text:p text:style-name="P11"><draw:frame draw:style-name="fr2" draw:name="Frame153" text:anchor-type="char" svg:x="0in" svg:width="4.6146in" draw:z-index="277"><draw:text-box fo:min-height="0.1252in"><draw:frame draw:style-name="fr1" draw:name="Frame154" text:anchor-type="frame" svg:x="0in" svg:y="0in" svg:width="4.6146in" draw:z-index="280"><draw:text-box fo:min-height="0.1252in"><text:p text:style-name="P11"/></draw:text-box></draw:frame><text:p text:style-name="P11"/></draw:text-box></draw:frame></text:p></draw:text-box></draw:frame><draw:frame draw:style-name="fr2" draw:name="Frame157" text:anchor-type="char" svg:x="0in" svg:width="0.0161in" draw:z-index="173"><draw:text-box fo:min-height="0.4165in"><text:p text:style-name="P11"><draw:frame draw:style-name="fr3" draw:name="Frame159" text:anchor-type="char" svg:width="0.0161in" draw:z-index="282"><draw:text-box fo:min-height="0.0161in"><text:p text:style-name="P11"><draw:frame draw:style-name="fr3" draw:name="Frame160" text:anchor-type="char" svg:width="0.0161in" draw:z-index="283"><draw:text-box fo:min-height="0.0161in"><text:p text:style-name="P11"/></draw:text-box></draw:frame></text:p></draw:text-box></draw:frame><draw:frame draw:style-name="fr3" draw:name="Frame158" text:anchor-type="char" svg:width="0.0161in" draw:z-index="281"><draw:text-box fo:min-height="0.4165in"><text:p text:style-name="P11"/></draw:text-box></draw:frame></text:p></draw:text-box></draw:frame></text:p></text:list-item></text:list><text:list text:style-name="L118"><text:list-item><text:p text:style-name="P59">Creates a new web server instance</text:p></text:list-item><text:list-item><text:p text:style-name="P69"><text:span text:style-name="T7">This </text:span><text:span text:style-name="Source_20_Text"><text:span text:style-name="T1">app</text:span></text:span><text:span text:style-name="T7"> is your backend server</text:span></text:p></text:list-item></text:list><text:p text:style-name="Horizontal_20_Line"/><text:h text:style-name="P7" text:outline-level="3"><text:span text:style-name="Strong_20_Emphasis"><text:span text:style-name="T7">Lines 40-45: Create Redis Client &amp; Connect</text:span></text:span></text:h><text:list text:style-name="L119"><text:list-item><text:p text:style-name="P42"><draw:frame draw:style-name="fr3" draw:name="Frame162" text:anchor-type="char" svg:width="0.0835in" draw:z-index="284"><draw:text-box fo:min-height="0.6252in"><draw:frame draw:style-name="fr1" draw:name="Frame163" text:anchor-type="frame" svg:x="0in" svg:y="0in" svg:width="0.0835in" draw:z-index="285"><draw:text-box fo:min-height="0.2083in"><text:p text:style-name="P11"/></draw:text-box></draw:frame><text:p text:style-name="P11"/></draw:text-box></draw:frame><draw:frame draw:style-name="fr2" draw:name="Frame164" text:anchor-type="char" svg:x="0.0835in" svg:width="4.6146in" draw:z-index="171"><draw:text-box fo:min-height="0.6252in"><draw:frame draw:style-name="fr1" draw:name="Frame165" text:anchor-type="frame" svg:x="0in" svg:y="0in" svg:width="0.0161in" draw:z-index="290"><draw:text-box fo:min-height="0.0161in"><text:p text:style-name="P11"><draw:frame draw:style-name="fr3" draw:name="Frame166" text:anchor-type="char" svg:width="4.6146in" draw:z-index="291"><draw:text-box fo:min-height="0.6252in"><text:p text:style-name="P14"><text:span text:style-name="T15">const</text:span><text:span text:style-name="T5"> </text:span><text:span text:style-name="T12">client</text:span><text:span text:style-name="T5"> </text:span><text:span text:style-name="T15">=</text:span><text:span text:style-name="T5"> redis.</text:span><text:span text:style-name="T17">createClient</text:span><text:span text:style-name="T12">()</text:span><text:span text:style-name="T5">;</text:span></text:p><text:p text:style-name="P14"><text:span text:style-name="T12">client</text:span><text:span text:style-name="T5">.</text:span><text:span text:style-name="T17">connect</text:span><text:span text:style-name="T12">()</text:span><text:span text:style-name="T5">;</text:span></text:p></draw:text-box></draw:frame></text:p></draw:text-box></draw:frame><draw:frame draw:style-name="fr1" draw:name="Frame169" text:anchor-type="frame" svg:x="0in" svg:y="0in" svg:width="0.1457in" draw:z-index="172"><draw:text-box fo:min-height="0.6252in"><text:p text:style-name="P11"/></draw:text-box></draw:frame><text:p text:style-name="P11"><draw:frame draw:style-name="fr2" draw:name="Frame167" text:anchor-type="char" svg:x="0in" svg:width="4.6146in" draw:z-index="292"><draw:text-box fo:min-height="0.1252in"><draw:frame draw:style-name="fr1" draw:name="Frame168" text:anchor-type="frame" svg:x="0in" svg:y="0in" svg:width="4.6146in" draw:z-index="293"><draw:text-box fo:min-height="0.1252in"><text:p text:style-name="P11"/></draw:text-box></draw:frame><text:p text:style-name="P11"/></draw:text-box></draw:frame></text:p></draw:text-box></draw:frame><draw:frame draw:style-name="fr2" draw:name="Frame171" text:anchor-type="char" svg:x="0in" svg:width="0.0161in" draw:z-index="170"><draw:text-box fo:min-height="0.6252in"><text:p text:style-name="P11"><draw:frame draw:style-name="fr3" draw:name="Frame173" text:anchor-type="char" svg:width="0.0161in" draw:z-index="295"><draw:text-box fo:min-height="0.0161in"><text:p text:style-name="P11"><draw:frame draw:style-name="fr3" draw:name="Frame174" text:anchor-type="char" svg:width="0.0161in" draw:z-index="298"><draw:text-box fo:min-height="0.0161in"><text:p text:style-name="P11"/></draw:text-box></draw:frame></text:p></draw:text-box></draw:frame><draw:frame draw:style-name="fr3" draw:name="Frame172" text:anchor-type="char" svg:width="0.0161in" draw:z-index="294"><draw:text-box fo:min-height="0.6252in"><text:p text:style-name="P11"/></draw:text-box></draw:frame></text:p></draw:text-box></draw:frame></text:p></text:list-item></text:list><text:list text:style-name="L120"><text:list-item><text:p text:style-name="P70"><text:a xlink:type="simple" xlink:href="https://supreme-potato-5g9xw6vjvpxj34x7j.github.dev/" text:style-name="Internet_20_link" text:visited-style-name="Visited_20_Internet_20_Link"><text:span text:style-name="Strong_20_Emphasis"><text:span text:style-name="T8">createClient()</text:span></text:span></text:a><text:span text:style-name="T7"> — Creates connection object to Redis</text:span></text:p></text:list-item><text:list-item><text:p text:style-name="P71"><text:a xlink:type="simple" xlink:href="https://supreme-potato-5g9xw6vjvpxj34x7j.github.dev/" text:style-name="Internet_20_link" text:visited-style-name="Visited_20_Internet_20_Link"><text:span text:style-name="Strong_20_Emphasis"><text:span text:style-name="T8">connect()</text:span></text:span></text:a><text:span text:style-name="T7"> — Actually connects to Redis running on your computer</text:span></text:p></text:list-item></text:list><text:p text:style-name="P12"><text:span text:style-name="T7">Think: </text:span><text:span text:style-name="Emphasis"><text:span text:style-name="T7">"Plug in the phone and establish the call to Redis."</text:span></text:span></text:p><text:p text:style-name="Horizontal_20_Line"/><text:h text:style-name="P7" text:outline-level="3"><text:span text:style-name="Strong_20_Emphasis"><text:span text:style-name="T7">Lines 55-88: Fake Database Function</text:span></text:span></text:h><text:list text:style-name="L121"><text:list-item><text:p text:style-name="P43"><draw:frame draw:style-name="fr3" draw:name="Frame176" text:anchor-type="char" svg:width="0.0835in" draw:z-index="299"><draw:text-box fo:min-height="1.6665in"><draw:frame draw:style-name="fr1" draw:name="Frame177" text:anchor-type="frame" svg:x="0in" svg:y="0in" svg:width="0.0835in" draw:z-index="300"><draw:text-box fo:min-height="0.2083in"><text:p text:style-name="P11"/></draw:text-box></draw:frame><text:p text:style-name="P11"/></draw:text-box></draw:frame><draw:frame draw:style-name="fr2" draw:name="Frame178" text:anchor-type="char" svg:x="0.0835in" svg:width="4.6146in" draw:z-index="164"><draw:text-box fo:min-height="1.6665in"><draw:frame draw:style-name="fr1" draw:name="Frame179" text:anchor-type="frame" svg:x="0in" svg:y="0in" svg:width="0.0161in" draw:z-index="304"><draw:text-box fo:min-height="0.0161in"><text:p text:style-name="P11"><draw:frame draw:style-name="fr3" draw:name="Frame180" text:anchor-type="char" svg:width="4.6146in" draw:z-index="305"><draw:text-box fo:min-height="1.6665in"><text:p text:style-name="P14"><text:span text:style-name="T15">function</text:span><text:span text:style-name="T5"> </text:span><text:span text:style-name="T17">getUserFromDB</text:span><text:span text:style-name="T12">(){</text:span></text:p><text:p text:style-name="P15"><text:span text:style-name="T5">    </text:span><text:span text:style-name="T16">return</text:span><text:span text:style-name="T6"> </text:span><text:span text:style-name="T16">new</text:span><text:span text:style-name="T6"> </text:span><text:span text:style-name="T13">Promise</text:span><text:span text:style-name="T25">(</text:span><text:span text:style-name="T18">resolve</text:span><text:span text:style-name="T16">=&gt;</text:span><text:span text:style-name="T27">{</text:span></text:p><text:p text:style-name="P15"><text:span text:style-name="T5">        </text:span><text:span text:style-name="T13">setTimeout</text:span><text:span text:style-name="T28">(</text:span><text:span text:style-name="T30">()</text:span><text:span text:style-name="T16">=&gt;</text:span><text:span text:style-name="T30">{</text:span></text:p><text:p text:style-name="P15"><text:span text:style-name="T5">            </text:span><text:span text:style-name="T18">resolve(</text:span><text:span text:style-name="T13">{</text:span><text:span text:style-name="T6">name:</text:span><text:span text:style-name="T11">"Dinesh"</text:span><text:span text:style-name="T6">, age:</text:span><text:span text:style-name="T13">21}</text:span><text:span text:style-name="T18">)</text:span><text:span text:style-name="T6">;</text:span></text:p><text:p text:style-name="P15"><text:span text:style-name="T5">        </text:span><text:span text:style-name="T30">}</text:span><text:span text:style-name="T6">,</text:span><text:span text:style-name="T13">2000</text:span><text:span text:style-name="T28">)</text:span><text:span text:style-name="T6">; </text:span><text:span text:style-name="T32">// 2 seconds delay</text:span></text:p><text:p text:style-name="P15"><text:span text:style-name="T32"/></text:p><text:p text:style-name="P15"><text:span text:style-name="T32"/></text:p><text:p text:style-name="P15"><text:span text:style-name="T32"/></text:p><text:p text:style-name="P15"><text:span text:style-name="T5">    </text:span><text:span text:style-name="T27">}</text:span><text:span text:style-name="T25">)</text:span><text:span text:style-name="T6">;</text:span></text:p><text:p text:style-name="P16">}</text:p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/><text:p text:style-name="P16">Good 👍<text:line-break/>We continue structured industrial learning.</text:p><text:p text:style-name="Text_20_body">You have now basic idea of:</text:p><text:list text:style-name="L137"><text:list-item><text:p text:style-name="P84">API</text:p></text:list-item><text:list-item><text:p text:style-name="P84">API gateway</text:p></text:list-item><text:list-item><text:p text:style-name="P84">caching concept</text:p></text:list-item></text:list><text:p text:style-name="Text_20_body">Now next <text:span text:style-name="Strong_20_Emphasis">VERY IMPORTANT CORE TOPIC</text:span>:</text:p><text:h text:style-name="Heading_20_1" text:outline-level="1">🧠 MESSAGE QUEUE (Event systems foundation)</text:h><text:p text:style-name="Text_20_body">This is used in:</text:p><text:list text:style-name="L138"><text:list-item><text:p text:style-name="P85">Amazon</text:p></text:list-item><text:list-item><text:p text:style-name="P85">Uber</text:p></text:list-item><text:list-item><text:p text:style-name="P85">WhatsApp</text:p></text:list-item><text:list-item><text:p text:style-name="P85">Payment systems</text:p></text:list-item><text:list-item><text:p text:style-name="P85">Email systems</text:p></text:list-item><text:list-item><text:p text:style-name="P85">All big distributed systems</text:p></text:list-item></text:list><text:p text:style-name="Text_20_body">Without message queues → big systems crash.</text:p><text:p text:style-name="Text_20_body">We go slowly.</text:p><text:p text:style-name="Horizontal_20_Line"/><text:h text:style-name="Heading_20_1" text:outline-level="1">🧠 1️⃣ WHY MESSAGE QUEUE EXISTS (real problem)</text:h><text:p text:style-name="Text_20_body">Imagine simple API:</text:p><text:p text:style-name="Text_20_body">User clicks:</text:p><text:p text:style-name="P28"><text:span text:style-name="Source_20_Text">Place Order</text:span></text:p><text:p text:style-name="Text_20_body">Server must:</text:p><text:list text:style-name="L139"><text:list-item><text:p text:style-name="P86">save order in DB</text:p></text:list-item><text:list-item><text:p text:style-name="P86">send email</text:p></text:list-item><text:list-item><text:p text:style-name="P86">send SMS</text:p></text:list-item><text:list-item><text:p text:style-name="P86">update inventory</text:p></text:list-item><text:list-item><text:p text:style-name="P86">notify delivery</text:p></text:list-item><text:list-item><text:p text:style-name="P86">update analytics</text:p></text:list-item></text:list><text:p text:style-name="Text_20_body">If all done instantly:<text:line-break/>User waits long.</text:p><text:p text:style-name="Text_20_body">System slow.</text:p><text:p text:style-name="Text_20_body">If 10 lakh users order:<text:line-break/>Server crashes.</text:p><text:p text:style-name="Text_20_body">So engineers thought:</text:p><text:p text:style-name="Quotations">Why do everything immediately?</text:p><text:p text:style-name="Text_20_body">Instead:<text:line-break/>Do important work now<text:line-break/>rest later in background.</text:p><text:p text:style-name="Text_20_body">This idea created <text:span text:style-name="Strong_20_Emphasis">message queue</text:span>.</text:p><text:p text:style-name="Horizontal_20_Line"/><text:h text:style-name="Heading_20_1" text:outline-level="1">🧠 2️⃣ SIMPLE IDEA</text:h><text:p text:style-name="Text_20_body">Message queue = waiting line for tasks.</text:p><text:p text:style-name="Text_20_body">Like token system in bank.</text:p><text:p text:style-name="Text_20_body">Customer gives request<text:line-break/>takes token<text:line-break/>waits<text:line-break/>work done later.</text:p><text:p text:style-name="Horizontal_20_Line"/><text:h text:style-name="Heading_20_1" text:outline-level="1">🧠 Without queue (bad system)</text:h><text:p text:style-name="Preformatted_20_Text"><text:span text:style-name="Source_20_Text">User → server → DB</text:span></text:p><text:p text:style-name="Preformatted_20_Text"><text:span text:style-name="Source_20_Text"><text:s text:c="14"/>→ email</text:span></text:p><text:p text:style-name="Preformatted_20_Text"><text:span text:style-name="Source_20_Text"><text:s text:c="14"/>→ SMS</text:span></text:p><text:p text:style-name="Preformatted_20_Text"><text:span text:style-name="Source_20_Text"><text:s text:c="14"/>→ analytics</text:span></text:p><text:p text:style-name="P28"><text:span text:style-name="Source_20_Text"><text:s text:c="14"/>→ notification</text:span></text:p><text:p text:style-name="Text_20_body">User waits until all finish.</text:p><text:p text:style-name="Text_20_body">Slow + heavy.</text:p><text:p text:style-name="Horizontal_20_Line"/><text:h text:style-name="Heading_20_1" text:outline-level="1">🧠 With message queue (good system)</text:h><text:p text:style-name="Preformatted_20_Text"><text:span text:style-name="Source_20_Text">User → server → DB (fast)</text:span></text:p><text:p text:style-name="Preformatted_20_Text"><text:span text:style-name="Source_20_Text"><text:s text:c="11"/>↓</text:span></text:p><text:p text:style-name="Preformatted_20_Text"><text:span text:style-name="Source_20_Text"><text:s text:c="7"/>message queue</text:span></text:p><text:p text:style-name="Preformatted_20_Text"><text:span text:style-name="Source_20_Text"><text:s text:c="11"/>↓</text:span></text:p><text:p text:style-name="P28"><text:span text:style-name="Source_20_Text"><text:s text:c="3"/>worker processes later</text:span></text:p><text:p text:style-name="Text_20_body">User gets response fast.</text:p><text:p text:style-name="Text_20_body">Background workers handle rest.</text:p><text:p text:style-name="Horizontal_20_Line"/><text:h text:style-name="Heading_20_1" text:outline-level="1">🧠 Real example: Amazon order</text:h><text:p text:style-name="Text_20_body">When you order:</text:p><text:p text:style-name="Text_20_body">System doesn’t do everything instantly.</text:p><text:p text:style-name="Text_20_body">Instead:</text:p><text:list text:style-name="L140"><text:list-item><text:p text:style-name="P87">Order saved</text:p></text:list-item><text:list-item><text:p text:style-name="P87">Message sent to queue</text:p></text:list-item></text:list><text:p text:style-name="Text_20_body">Then background workers:</text:p><text:list text:style-name="L141"><text:list-item><text:p text:style-name="P88">send email</text:p></text:list-item><text:list-item><text:p text:style-name="P88">update stock</text:p></text:list-item><text:list-item><text:p text:style-name="P88">notify warehouse</text:p></text:list-item><text:list-item><text:p text:style-name="P88">update analytics</text:p></text:list-item></text:list><text:p text:style-name="Text_20_body">All async.</text:p><text:p text:style-name="Horizontal_20_Line"/><text:h text:style-name="Heading_20_1" text:outline-level="1">🧠 3️⃣ WHAT MESSAGE QUEUE DOES</text:h><text:p text:style-name="Text_20_body">It stores tasks temporarily.</text:p><text:p text:style-name="Text_20_body">Example message:</text:p><text:p text:style-name="P28"><text:span text:style-name="Source_20_Text">Send email to user</text:span></text:p><text:p text:style-name="Text_20_body">Worker picks message later<text:line-break/>executes task.</text:p><text:p text:style-name="Horizontal_20_Line"/><text:h text:style-name="Heading_20_1" text:outline-level="1">🧠 4️⃣ WHY IMPORTANT FOR SCALING</text:h><text:p text:style-name="Text_20_body">If 1 million requests come:</text:p><text:p text:style-name="Text_20_body">Without queue:<text:line-break/>Server overloaded.</text:p><text:p text:style-name="Text_20_body">With queue:<text:line-break/>Requests stored safely<text:line-break/>workers process gradually.</text:p><text:p text:style-name="Text_20_body">System stable.</text:p><text:p text:style-name="Horizontal_20_Line"/><text:h text:style-name="Heading_20_1" text:outline-level="1">🧠 5️⃣ REAL TOOLS USED</text:h><text:p text:style-name="Text_20_body">Most famous:</text:p><text:list text:style-name="L142"><text:list-item><text:p text:style-name="P89">Kafka (big systems)</text:p></text:list-item><text:list-item><text:p text:style-name="P89">RabbitMQ</text:p></text:list-item><text:list-item><text:p text:style-name="P89">AWS SQS</text:p></text:list-item><text:list-item><text:p text:style-name="P89">Redis queue</text:p></text:list-item></text:list><text:p text:style-name="Text_20_body">All big companies use these.</text:p><text:p text:style-name="Horizontal_20_Line"/><text:h text:style-name="Heading_20_1" text:outline-level="1">🧠 6️⃣ SIMPLE ARCHITECTURE</text:h><text:p text:style-name="Preformatted_20_Text"><text:span text:style-name="Source_20_Text">Client</text:span></text:p><text:p text:style-name="Preformatted_20_Text"><text:span text:style-name="Source_20_Text"><text:s/>↓</text:span></text:p><text:p text:style-name="Preformatted_20_Text"><text:span text:style-name="Source_20_Text">API server</text:span></text:p><text:p text:style-name="Preformatted_20_Text"><text:span text:style-name="Source_20_Text"><text:s/>↓</text:span></text:p><text:p text:style-name="Preformatted_20_Text"><text:span text:style-name="Source_20_Text">Message Queue</text:span></text:p><text:p text:style-name="Preformatted_20_Text"><text:span text:style-name="Source_20_Text"><text:s/>↓</text:span></text:p><text:p text:style-name="Preformatted_20_Text"><text:span text:style-name="Source_20_Text">Worker servers</text:span></text:p><text:p text:style-name="Preformatted_20_Text"><text:span text:style-name="Source_20_Text"><text:s/>↓</text:span></text:p><text:p text:style-name="P28"><text:span text:style-name="Source_20_Text">Database/email/notifications</text:span></text:p><text:p text:style-name="Text_20_body">Queue acts like buffer.</text:p><text:p text:style-name="Horizontal_20_Line"/><text:h text:style-name="Heading_20_1" text:outline-level="1">🧠 7️⃣ WHY YOU MUST UNDERSTAND THIS</text:h><text:p text:style-name="Text_20_body">Future systems:</text:p><text:list text:style-name="L143"><text:list-item><text:p text:style-name="P90">AI systems</text:p></text:list-item><text:list-item><text:p text:style-name="P90">microservices</text:p></text:list-item><text:list-item><text:p text:style-name="P90">distributed apps</text:p></text:list-item><text:list-item><text:p text:style-name="P90">real-time apps</text:p></text:list-item></text:list><text:p text:style-name="Text_20_body">All use event-driven + queues.</text:p><text:p text:style-name="Text_20_body">Without understanding queue:<text:line-break/>You cannot design scalable systems.</text:p><text:p text:style-name="Horizontal_20_Line"/><text:h text:style-name="Heading_20_1" text:outline-level="1">🧠 Think like architect now</text:h><text:p text:style-name="Text_20_body">Suppose 1 million users order food at same time.</text:p><text:p text:style-name="Text_20_body">Should server send emails instantly<text:line-break/>or push email tasks to queue and respond fast?</text:p><text:p text:style-name="Text_20_body">Why?</text:p><text:p text:style-name="Text_20_body">Explain like system architect.</text:p><text:p text:style-name="P16"/></draw:text-box></draw:frame></text:p></draw:text-box></draw:frame><draw:frame draw:style-name="fr1" draw:name="Frame183" text:anchor-type="frame" svg:x="0in" svg:y="0in" svg:width="0.1457in" draw:z-index="165"><draw:text-box fo:min-height="1.6665in"><text:p text:style-name="P11"/></draw:text-box></draw:frame><text:p text:style-name="P11"><draw:frame draw:style-name="fr2" draw:name="Frame181" text:anchor-type="char" svg:x="0in" svg:width="4.6146in" draw:z-index="306"><draw:text-box fo:min-height="0.1252in"><draw:frame draw:style-name="fr1" draw:name="Frame182" text:anchor-type="frame" svg:x="0in" svg:y="0in" svg:width="4.6146in" draw:z-index="307"><draw:text-box fo:min-height="0.1252in"><text:p text:style-name="P11"/></draw:text-box></draw:frame><text:p text:style-name="P11"/></draw:text-box></draw:frame></text:p></draw:text-box></draw:frame><draw:frame draw:style-name="fr2" draw:name="Frame185" text:anchor-type="char" svg:x="0in" svg:width="0.0161in" draw:z-index="163"><draw:text-box fo:min-height="1.6665in"><text:p text:style-name="P11"><draw:frame draw:style-name="fr3" draw:name="Frame187" text:anchor-type="char" svg:width="0.0161in" draw:z-index="302"><draw:text-box fo:min-height="0.0161in"><text:p text:style-name="P11"><draw:frame draw:style-name="fr3" draw:name="Frame188" text:anchor-type="char" svg:width="0.0161in" draw:z-index="303"><draw:text-box fo:min-height="0.0161in"><text:p text:style-name="P11"/></draw:text-box></draw:frame></text:p></draw:text-box></draw:frame><draw:frame draw:style-name="fr3" draw:name="Frame186" text:anchor-type="char" svg:width="0.0161in" draw:z-index="301"><draw:text-box fo:min-height="1.6665in"><text:p text:style-name="P11"/></draw:text-box></draw:frame></text:p></draw:text-box></draw:frame></text:p></text:list-item></text:list><text:p text:style-name="P12"><text:span text:style-name="Strong_20_Emphasis"><text:span text:style-name="T7">What it does:</text:span></text:span><text:span text:style-name="T7"><text:line-break/>Simulates a slow database query that takes 2 seconds.</text:span></text:p><text:p text:style-name="P12"><text:span text:style-name="Strong_20_Emphasis"><text:span text:style-name="T7">Breaking it down:</text:span></text:span></text:p><table:table table:name="Table4" table:style-name="Table4"><table:table-column table:style-name="Table4.A"/><table:table-column table:style-name="Table4.B"/><table:table-header-rows><table:table-row><table:table-cell table:style-name="Table4.A1" office:value-type="string"><text:p text:style-name="P10">Part</text:p></table:table-cell><table:table-cell table:style-name="Table4.A1" office:value-type="string"><text:p text:style-name="P10">Meaning</text:p></table:table-cell></table:table-row></table:table-header-rows><table:table-row><table:table-cell table:style-name="Table4.A1" office:value-type="string"><text:p text:style-name="P8"><text:span text:style-name="Source_20_Text"><text:span text:style-name="T1">new Promise(resolve=&gt;{ })</text:span></text:span></text:p></table:table-cell><table:table-cell table:style-name="Table4.A1" office:value-type="string"><text:p text:style-name="P8">"I will give you a result in the future"</text:p></table:table-cell></table:table-row><table:table-row><table:table-cell table:style-name="Table4.A1" office:value-type="string"><text:p text:style-name="P8"><text:span text:style-name="Source_20_Text"><text:span text:style-name="T1">setTimeout(()=&gt;{ },2000)</text:span></text:span></text:p></table:table-cell><table:table-cell table:style-name="Table4.A1" office:value-type="string"><text:p text:style-name="P8">Wait 2 seconds before doing something</text:p></table:table-cell></table:table-row><table:table-row><table:table-cell table:style-name="Table4.A1" office:value-type="string"><text:p text:style-name="P8"><text:span text:style-name="Source_20_Text"><text:span text:style-name="T1">resolve({name:"Dinesh", age:21})</text:span></text:span></text:p></table:table-cell><table:table-cell table:style-name="Table4.A1" office:value-type="string"><text:p text:style-name="Table_20_Contents">"Here's your result"</text:p></table:table-cell></table:table-row></table:table><text:p text:style-name="P12"><text:span text:style-name="Strong_20_Emphasis"><text:span text:style-name="T7">Why simulated?</text:span></text:span><text:span text:style-name="T7"> To show difference between cache (instant) vs database (2 sec delay).</text:span></text:p><text:p text:style-name="Horizontal_20_Line"/><text:h text:style-name="P7" text:outline-level="3"><text:span text:style-name="Strong_20_Emphasis"><text:span text:style-name="T7">Lines 105-134: The Main API Route</text:span></text:span></text:h><text:list text:style-name="L122"><text:list-item><text:p text:style-name="P44"><draw:frame draw:style-name="fr3" draw:name="Frame190" text:anchor-type="char" svg:width="0.0835in" draw:z-index="296"><draw:text-box fo:min-height="0.8335in"><draw:frame draw:style-name="fr1" draw:name="Frame191" text:anchor-type="frame" svg:x="0in" svg:y="0in" svg:width="0.0835in" draw:z-index="297"><draw:text-box fo:min-height="0.2083in"><text:p text:style-name="P11"/></draw:text-box></draw:frame><text:p text:style-name="P11"/></draw:text-box></draw:frame><draw:frame draw:style-name="fr2" draw:name="Frame192" text:anchor-type="char" svg:x="0.0835in" svg:width="4.6146in" draw:z-index="161"><draw:text-box fo:min-height="0.8335in"><draw:frame draw:style-name="fr1" draw:name="Frame193" text:anchor-type="frame" svg:x="0in" svg:y="0in" svg:width="0.0161in" draw:z-index="286"><draw:text-box fo:min-height="0.0161in"><text:p text:style-name="P11"><draw:frame draw:style-name="fr3" draw:name="Frame194" text:anchor-type="char" svg:width="4.6146in" draw:z-index="287"><draw:text-box fo:min-height="0.8335in"><text:p text:style-name="P14"><text:span text:style-name="T12">app</text:span><text:span text:style-name="T5">.</text:span><text:span text:style-name="T17">get</text:span><text:span text:style-name="T12">(</text:span><text:span text:style-name="T10">"/user"</text:span><text:span text:style-name="T5">, </text:span><text:span text:style-name="T15">async</text:span><text:span text:style-name="T5"> </text:span><text:span text:style-name="T24">(</text:span><text:span text:style-name="T4">req</text:span><text:span text:style-name="T5">,</text:span><text:span text:style-name="T4">res</text:span><text:span text:style-name="T24">)</text:span><text:span text:style-name="T15">=&gt;</text:span><text:span text:style-name="T24">{</text:span></text:p><text:p text:style-name="P15"><text:span text:style-name="T5">    </text:span><text:span text:style-name="T32">// ... code inside</text:span></text:p><text:p text:style-name="P14"><text:span text:style-name="T24">}</text:span><text:span text:style-name="T12">)</text:span><text:span text:style-name="T5">;</text:span></text:p></draw:text-box></draw:frame></text:p></draw:text-box></draw:frame><draw:frame draw:style-name="fr1" draw:name="Frame197" text:anchor-type="frame" svg:x="0in" svg:y="0in" svg:width="0.1457in" draw:z-index="162"><draw:text-box fo:min-height="0.8335in"><text:p text:style-name="P11"/></draw:text-box></draw:frame><text:p text:style-name="P11"><draw:frame draw:style-name="fr2" draw:name="Frame195" text:anchor-type="char" svg:x="0in" svg:width="4.6146in" draw:z-index="288"><draw:text-box fo:min-height="0.1252in"><draw:frame draw:style-name="fr1" draw:name="Frame196" text:anchor-type="frame" svg:x="0in" svg:y="0in" svg:width="4.6146in" draw:z-index="289"><draw:text-box fo:min-height="0.1252in"><text:p text:style-name="P11"/></draw:text-box></draw:frame><text:p text:style-name="P11"/></draw:text-box></draw:frame></text:p></draw:text-box></draw:frame><draw:frame draw:style-name="fr2" draw:name="Frame199" text:anchor-type="char" svg:x="0in" svg:width="0.0161in" draw:z-index="157"><draw:text-box fo:min-height="0.8335in"><text:p text:style-name="P11"><draw:frame draw:style-name="fr3" draw:name="Frame201" text:anchor-type="char" svg:width="0.0161in" draw:z-index="278"><draw:text-box fo:min-height="0.0161in"><text:p text:style-name="P11"><draw:frame draw:style-name="fr3" draw:name="Frame202" text:anchor-type="char" svg:width="0.0161in" draw:z-index="279"><draw:text-box fo:min-height="0.0161in"><text:p text:style-name="P11"/></draw:text-box></draw:frame></text:p></draw:text-box></draw:frame><draw:frame draw:style-name="fr3" draw:name="Frame200" text:anchor-type="char" svg:width="0.0161in" draw:z-index="160"><draw:text-box fo:min-height="0.8335in"><text:p text:style-name="P11"/></draw:text-box></draw:frame></text:p></draw:text-box></draw:frame></text:p></text:list-item></text:list><text:p text:style-name="P12"><text:span text:style-name="T7">This is the </text:span><text:span text:style-name="Strong_20_Emphasis"><text:span text:style-name="T7">CORE LOGIC</text:span></text:span><text:span text:style-name="T7">. When someone opens </text:span><text:span text:style-name="Source_20_Text"><text:span text:style-name="T1">http://localhost:3000/user</text:span></text:span><text:span text:style-name="T7">, this runs.</text:span></text:p><text:p text:style-name="Horizontal_20_Line"/><text:h text:style-name="P7" text:outline-level="3"><text:span text:style-name="Strong_20_Emphasis"><text:span text:style-name="T7">Lines 110-119: STEP 1 — Check Cache</text:span></text:span></text:h><text:list text:style-name="L123"><text:list-item><text:p text:style-name="P45"><draw:frame draw:style-name="fr3" draw:name="Frame205" text:anchor-type="char" svg:width="0.0835in" draw:z-index="272"><draw:text-box fo:min-height="1.4583in"><draw:frame draw:style-name="fr1" draw:name="Frame206" text:anchor-type="frame" svg:x="0in" svg:y="0in" svg:width="0.0835in" draw:z-index="273"><draw:text-box fo:min-height="0.2083in"><text:p text:style-name="P11"/></draw:text-box></draw:frame><text:p text:style-name="P11"/></draw:text-box></draw:frame><draw:frame draw:style-name="fr2" draw:name="Frame207" text:anchor-type="char" svg:x="0.0835in" svg:width="4.6146in" draw:z-index="155"><draw:text-box fo:min-height="1.4583in"><draw:frame draw:style-name="fr1" draw:name="Frame208" text:anchor-type="frame" svg:x="0in" svg:y="0in" svg:width="0.0161in" draw:z-index="262"><draw:text-box fo:min-height="0.0161in"><text:p text:style-name="P11"><draw:frame draw:style-name="fr3" draw:name="Frame209" text:anchor-type="char" svg:width="4.6146in" draw:z-index="263"><draw:text-box fo:min-height="1.4583in"><text:p text:style-name="P14"><text:span text:style-name="T15">const</text:span><text:span text:style-name="T5"> </text:span><text:span text:style-name="T12">cached</text:span><text:span text:style-name="T5"> </text:span><text:span text:style-name="T15">=</text:span><text:span text:style-name="T5"> </text:span><text:span text:style-name="T15">await</text:span><text:span text:style-name="T5"> </text:span><text:span text:style-name="T12">client</text:span><text:span text:style-name="T5">.</text:span><text:span text:style-name="T17">get</text:span><text:span text:style-name="T12">(</text:span><text:span text:style-name="T10">"user:1"</text:span><text:span text:style-name="T12">)</text:span><text:span text:style-name="T5">;</text:span></text:p><text:p text:style-name="P14"><text:span text:style-name="T15">if</text:span><text:span text:style-name="T12">(cached){</text:span></text:p><text:p text:style-name="P15"><text:span text:style-name="T5">    </text:span><text:span text:style-name="T13">console</text:span><text:span text:style-name="T6">.</text:span><text:span text:style-name="T18">log</text:span><text:span text:style-name="T25">(</text:span><text:span text:style-name="T11">"Data from CACHE"</text:span><text:span text:style-name="T25">)</text:span><text:span text:style-name="T6">;</text:span></text:p><text:p text:style-name="P15"><text:span text:style-name="T5">    </text:span><text:span text:style-name="T16">return</text:span><text:span text:style-name="T6"> res.</text:span><text:span text:style-name="T18">json</text:span><text:span text:style-name="T25">(</text:span><text:span text:style-name="T13">JSON</text:span><text:span text:style-name="T6">.</text:span><text:span text:style-name="T18">parse</text:span><text:span text:style-name="T27">(</text:span><text:span text:style-name="T13">cached</text:span><text:span text:style-name="T27">)</text:span><text:span text:style-name="T25">)</text:span><text:span text:style-name="T6">;</text:span></text:p><text:p text:style-name="P16">}</text:p></draw:text-box></draw:frame></text:p></draw:text-box></draw:frame><draw:frame draw:style-name="fr1" draw:name="Frame212" text:anchor-type="frame" svg:x="0in" svg:y="0in" svg:width="0.1457in" draw:z-index="156"><draw:text-box fo:min-height="1.4583in"><text:p text:style-name="P11"/></draw:text-box></draw:frame><text:p text:style-name="P11"><draw:frame draw:style-name="fr2" draw:name="Frame210" text:anchor-type="char" svg:x="0in" svg:width="4.6146in" draw:z-index="264"><draw:text-box fo:min-height="0.1252in"><draw:frame draw:style-name="fr1" draw:name="Frame211" text:anchor-type="frame" svg:x="0in" svg:y="0in" svg:width="4.6146in" draw:z-index="265"><draw:text-box fo:min-height="0.1252in"><text:p text:style-name="P11"/></draw:text-box></draw:frame><text:p text:style-name="P11"/></draw:text-box></draw:frame></text:p></draw:text-box></draw:frame><draw:frame draw:style-name="fr2" draw:name="Frame214" text:anchor-type="char" svg:x="0in" svg:width="0.0161in" draw:z-index="154"><draw:text-box fo:min-height="1.4583in"><text:p text:style-name="P11"><draw:frame draw:style-name="fr3" draw:name="Frame216" text:anchor-type="char" svg:width="0.0161in" draw:z-index="254"><draw:text-box fo:min-height="0.0161in"><text:p text:style-name="P11"><draw:frame draw:style-name="fr3" draw:name="Frame217" text:anchor-type="char" svg:width="0.0161in" draw:z-index="255"><draw:text-box fo:min-height="0.0161in"><text:p text:style-name="P11"/></draw:text-box></draw:frame></text:p></draw:text-box></draw:frame><draw:frame draw:style-name="fr3" draw:name="Frame215" text:anchor-type="char" svg:width="0.0161in" draw:z-index="253"><draw:text-box fo:min-height="1.4583in"><text:p text:style-name="P11"/></draw:text-box></draw:frame></text:p></draw:text-box></draw:frame></text:p></text:list-item></text:list><text:p text:style-name="P12"><text:span text:style-name="Strong_20_Emphasis"><text:span text:style-name="T7">What happens:</text:span></text:span></text:p><text:list text:style-name="L124"><text:list-item><text:p text:style-name="P72"><text:a xlink:type="simple" xlink:href="https://supreme-potato-5g9xw6vjvpxj34x7j.github.dev/" text:style-name="Internet_20_link" text:visited-style-name="Visited_20_Internet_20_Link"><text:span text:style-name="Strong_20_Emphasis"><text:span text:style-name="T8">client.get("user:1")</text:span></text:span></text:a><text:span text:style-name="T7"> — Ask Redis: "Do you have data for user:1?"</text:span></text:p></text:list-item><text:list-item><text:p text:style-name="P73"><text:span text:style-name="Strong_20_Emphasis"><text:span text:style-name="Source_20_Text"><text:span text:style-name="T1">await</text:span></text:span></text:span><text:span text:style-name="T7"> — Wait for Redis to respond</text:span></text:p></text:list-item><text:list-item><text:p text:style-name="P73"><text:span text:style-name="Strong_20_Emphasis"><text:span text:style-name="T7">If </text:span></text:span><text:span text:style-name="Strong_20_Emphasis"><text:span text:style-name="Source_20_Text"><text:span text:style-name="T1">cached</text:span></text:span></text:span><text:span text:style-name="Strong_20_Emphasis"><text:span text:style-name="T7"> exists</text:span></text:span><text:span text:style-name="T7"> (Redis found it):</text:span></text:p><text:list><text:list-item><text:p text:style-name="P60">Print "Data from CACHE"</text:p></text:list-item><text:list-item><text:p text:style-name="P73"><text:span text:style-name="Strong_20_Emphasis"><text:span text:style-name="Source_20_Text"><text:span text:style-name="T1">JSON.parse(cached)</text:span></text:span></text:span><text:span text:style-name="T7"> — Convert string back to object (Redis stores strings)</text:span></text:p></text:list-item><text:list-item><text:p text:style-name="P74"><text:span text:style-name="Strong_20_Emphasis"><text:span text:style-name="Source_20_Text"><text:span text:style-name="T1">res.json()</text:span></text:span></text:span><text:span text:style-name="T7"> — Send result to browser immediately ⚡ (INSTANT!)</text:span></text:p></text:list-item></text:list></text:list-item></text:list><text:p text:style-name="P12"><text:span text:style-name="Strong_20_Emphasis"><text:span text:style-name="T7">Example:</text:span></text:span></text:p><text:list text:style-name="L125"><text:list-item><text:p text:style-name="P61">First time you visit: Cache is empty</text:p></text:list-item><text:list-item><text:p text:style-name="P62">Second time you visit: Cache has data! Returns in milliseconds</text:p></text:list-item></text:list><text:p text:style-name="Horizontal_20_Line"/><text:h text:style-name="P7" text:outline-level="3"><text:span text:style-name="Strong_20_Emphasis"><text:span text:style-name="T7">Lines 126-134: STEP 2 &amp; 3 — Database + Store in Cache</text:span></text:span></text:h><text:list text:style-name="L126"><text:list-item><text:p text:style-name="P46"><draw:frame draw:style-name="fr3" draw:name="Frame219" text:anchor-type="char" svg:width="0.0835in" draw:z-index="248"><draw:text-box fo:min-height="1.7083in"><draw:frame draw:style-name="fr1" draw:name="Frame220" text:anchor-type="frame" svg:x="0in" svg:y="0in" svg:width="0.0835in" draw:z-index="249"><draw:text-box fo:min-height="0.2083in"><text:p text:style-name="P11"/></draw:text-box></draw:frame><text:p text:style-name="P11"/></draw:text-box></draw:frame><draw:frame draw:style-name="fr2" draw:name="Frame221" text:anchor-type="char" svg:x="0.0835in" svg:width="4.6146in" draw:z-index="150"><draw:text-box fo:min-height="1.7083in"><draw:frame draw:style-name="fr1" draw:name="Frame222" text:anchor-type="frame" svg:x="0in" svg:y="0in" svg:width="0.0161in" draw:z-index="238"><draw:text-box fo:min-height="0.0161in"><text:p text:style-name="P11"><draw:frame draw:style-name="fr3" draw:name="Frame223" text:anchor-type="char" svg:width="4.7917in" draw:z-index="239"><draw:text-box fo:min-height="1.7083in"><text:p text:style-name="P14"><text:span text:style-name="T12">console</text:span><text:span text:style-name="T5">.</text:span><text:span text:style-name="T17">log</text:span><text:span text:style-name="T12">(</text:span><text:span text:style-name="T10">"Data from DATABASE"</text:span><text:span text:style-name="T12">)</text:span><text:span text:style-name="T5">;</text:span></text:p><text:p text:style-name="P14"><text:span text:style-name="T15">const</text:span><text:span text:style-name="T5"> </text:span><text:span text:style-name="T12">user</text:span><text:span text:style-name="T5"> </text:span><text:span text:style-name="T15">=</text:span><text:span text:style-name="T5"> </text:span><text:span text:style-name="T15">await</text:span><text:span text:style-name="T5"> </text:span><text:span text:style-name="T17">getUserFromDB</text:span><text:span text:style-name="T12">()</text:span><text:span text:style-name="T5">;</text:span></text:p><text:p text:style-name="P14"><text:span text:style-name="T15">await</text:span><text:span text:style-name="T5"> </text:span><text:span text:style-name="T12">client</text:span><text:span text:style-name="T5">.</text:span><text:span text:style-name="T17">set</text:span><text:span text:style-name="T12">(</text:span><text:span text:style-name="T10">"user:1"</text:span><text:span text:style-name="T5">, </text:span><text:span text:style-name="T12">JSON</text:span><text:span text:style-name="T5">.</text:span><text:span text:style-name="T17">stringify</text:span><text:span text:style-name="T24">(</text:span><text:span text:style-name="T12">user</text:span><text:span text:style-name="T24">)</text:span><text:span text:style-name="T12">)</text:span><text:span text:style-name="T5">;</text:span></text:p><text:p text:style-name="P14"><text:span text:style-name="T5">res.</text:span><text:span text:style-name="T17">json</text:span><text:span text:style-name="T12">(user)</text:span><text:span text:style-name="T5">;</text:span></text:p></draw:text-box></draw:frame></text:p></draw:text-box></draw:frame><draw:frame draw:style-name="fr1" draw:name="Frame226" text:anchor-type="frame" svg:x="0in" svg:y="0in" svg:width="0.1457in" draw:z-index="151"><draw:text-box fo:min-height="1.7083in"><text:p text:style-name="P11"/></draw:text-box></draw:frame><text:p text:style-name="P11"><draw:frame draw:style-name="fr2" draw:name="Frame224" text:anchor-type="char" svg:x="0in" svg:width="4.6146in" draw:z-index="240"><draw:text-box fo:min-height="0.1252in"><draw:frame draw:style-name="fr1" draw:name="Frame225" text:anchor-type="frame" svg:x="0in" svg:y="0in" svg:width="4.4374in" draw:z-index="241"><draw:text-box fo:min-height="0.1252in"><text:p text:style-name="P11"/></draw:text-box></draw:frame><text:p text:style-name="P11"/></draw:text-box></draw:frame></text:p></draw:text-box></draw:frame><draw:frame draw:style-name="fr2" draw:name="Frame228" text:anchor-type="char" svg:x="0in" svg:width="0.0161in" draw:z-index="148"><draw:text-box fo:min-height="1.7083in"><text:p text:style-name="P11"><draw:frame draw:style-name="fr3" draw:name="Frame230" text:anchor-type="char" svg:width="0.0161in" draw:z-index="230"><draw:text-box fo:min-height="0.0161in"><text:p text:style-name="P11"><draw:frame draw:style-name="fr3" draw:name="Frame231" text:anchor-type="char" svg:width="0.0161in" draw:z-index="231"><draw:text-box fo:min-height="0.0161in"><text:p text:style-name="P11"/></draw:text-box></draw:frame></text:p></draw:text-box></draw:frame><draw:frame draw:style-name="fr3" draw:name="Frame229" text:anchor-type="char" svg:width="0.0161in" draw:z-index="149"><draw:text-box fo:min-height="1.7083in"><text:p text:style-name="P11"/></draw:text-box></draw:frame></text:p></draw:text-box></draw:frame></text:p></text:list-item></text:list><text:p text:style-name="P12"><text:span text:style-name="Strong_20_Emphasis"><text:span text:style-name="T7">What happens:</text:span></text:span></text:p><table:table table:name="Table5" table:style-name="Table5"><table:table-column table:style-name="Table5.A"/><table:table-column table:style-name="Table5.B"/><table:table-header-rows><table:table-row><table:table-cell table:style-name="Table5.A1" office:value-type="string"><text:p text:style-name="P10">Line</text:p></table:table-cell><table:table-cell table:style-name="Table5.A1" office:value-type="string"><text:p text:style-name="P10">Meaning</text:p></table:table-cell></table:table-row></table:table-header-rows><table:table-row><table:table-cell table:style-name="Table5.A1" office:value-type="string"><text:p text:style-name="P9"><text:a xlink:type="simple" xlink:href="https://supreme-potato-5g9xw6vjvpxj34x7j.github.dev/" text:style-name="Internet_20_link" text:visited-style-name="Visited_20_Internet_20_Link"><text:span text:style-name="T19">console.log("Data from DATABASE")</text:span></text:a></text:p></table:table-cell><table:table-cell table:style-name="Table5.A1" office:value-type="string"><text:p text:style-name="P8">Print "getting from DB"</text:p></table:table-cell></table:table-row><table:table-row><table:table-cell table:style-name="Table5.A1" office:value-type="string"><text:p text:style-name="P8"><text:span text:style-name="Source_20_Text"><text:span text:style-name="T1">const user = await getUserFromDB()</text:span></text:span></text:p></table:table-cell><table:table-cell table:style-name="Table5.A1" office:value-type="string"><text:p text:style-name="P8"><text:span text:style-name="Strong_20_Emphasis">Wait 2 seconds</text:span> for database to return data</text:p></table:table-cell></table:table-row><table:table-row><table:table-cell table:style-name="Table5.A1" office:value-type="string"><text:p text:style-name="P8"><text:span text:style-name="Source_20_Text"><text:span text:style-name="T1">await client.set("user:1", JSON.stringify(user))</text:span></text:span></text:p></table:table-cell><table:table-cell table:style-name="Table5.A1" office:value-type="string"><text:p text:style-name="P8">Save result to Redis cache for next time</text:p></table:table-cell></table:table-row><table:table-row><table:table-cell table:style-name="Table5.A1" office:value-type="string"><text:p text:style-name="P8"><text:span text:style-name="Source_20_Text"><text:span text:style-name="T1">res.json(user)</text:span></text:span></text:p></table:table-cell><table:table-cell table:style-name="Table5.A1" office:value-type="string"><text:p text:style-name="Table_20_Contents">Send data to browser</text:p></table:table-cell></table:table-row></table:table><text:p text:style-name="P12"><text:span text:style-name="Strong_20_Emphasis"><text:span text:style-name="T7">Timeline of first request:</text:span></text:span></text:p><text:list text:style-name="L127"><text:list-item><text:p text:style-name="P47"><draw:frame draw:style-name="fr3" draw:name="Frame234" text:anchor-type="char" svg:width="0.0835in" draw:z-index="224"><draw:text-box fo:min-height="2.1252in"><draw:frame draw:style-name="fr1" draw:name="Frame235" text:anchor-type="frame" svg:x="0in" svg:y="0in" svg:width="0.0835in" draw:z-index="225"><draw:text-box fo:min-height="0.2083in"><text:p text:style-name="P11"/></draw:text-box></draw:frame><text:p text:style-name="P11"/></draw:text-box></draw:frame><draw:frame draw:style-name="fr2" draw:name="Frame236" text:anchor-type="char" svg:x="0.0835in" svg:width="4.6146in" draw:z-index="146"><draw:text-box fo:min-height="2.1252in"><draw:frame draw:style-name="fr1" draw:name="Frame237" text:anchor-type="frame" svg:x="0in" svg:y="0in" svg:width="0.0161in" draw:z-index="214"><draw:text-box fo:min-height="0.0161in"><text:p text:style-name="P11"><draw:frame draw:style-name="fr3" draw:name="Frame238" text:anchor-type="char" svg:width="5.5835in" draw:z-index="215"><draw:text-box fo:min-height="2.1252in"><text:p text:style-name="P2">Request arrives</text:p><text:p text:style-name="P4">  ↓</text:p><text:p text:style-name="P2">Check cache (0 ms) → Not found</text:p><text:p text:style-name="P4">  ↓</text:p><text:p text:style-name="P2">Query database (2000 ms) → Returns {name:"Dinesh", age:21}</text:p><text:p text:style-name="P65">to: <text:span text:style-name="T4">req</text:span>.body.email,</text:p><text:p text:style-name="P65">subject: <text:span text:style-name="T4">req</text:span>.body.subject,</text:p><text:p text:style-name="P65">body: <text:span text:style-name="T4">req</text:span>.body.body</text:p><text:p text:style-name="P65">};</text:p><text:p text:style-name="P65"><text:span text:style-name="T15">await</text:span> <text:span text:style-name="T12">client</text:span>.<text:span text:style-name="T17">lPush</text:span>(<text:span text:style-name="T10">"email_queue"</text:span>, <text:span text:style-name="T12">JSON</text:span>.<text:span text:style-name="T17">stringify</text:span>(<text:span text:style-name="T12">task</text:span>));</text:p><text:p text:style-name="P91">// RESPOND INSTANTLY! User doesn't wait!</text:p><text:p text:style-name="P65"><text:span text:style-name="T4">res</text:span>.<text:span text:style-name="T17">json</text:span>({ </text:p><text:p text:style-name="P65">status: <text:span text:style-name="T10">"success"</text:span>, </text:p><text:p text:style-name="P65">message: <text:span text:style-name="T10">"Email queued! Will be sent shortly."</text:span></text:p><text:p text:style-name="P65">});</text:p><text:p text:style-name="P65">});</text:p><text:p text:style-name="P2"/><text:p text:style-name="P65"><text:span text:style-name="T12">app</text:span>.<text:span text:style-name="T17">post</text:span>(<text:span text:style-name="T10">"/api/process-image"</text:span>, <text:span text:style-name="T15">async</text:span> (<text:span text:style-name="T4">req</text:span>, <text:span text:style-name="T4">res</text:span>) <text:span text:style-name="T15">=&gt;</text:span> {</text:p><text:p text:style-name="P65"><text:span text:style-name="T15">const</text:span> <text:span text:style-name="T12">task</text:span> <text:span text:style-name="T15">=</text:span> {</text:p><text:p text:style-name="P65">type: <text:span text:style-name="T10">"RESIZE_IMAGE"</text:span>,</text:p><text:p text:style-name="P65">imageId: <text:span text:style-name="T4">req</text:span>.body.imageId,</text:p><text:p text:style-name="P65">width: <text:span text:style-name="T12">800</text:span>,</text:p><text:p text:style-name="P65">height: <text:span text:style-name="T12">600</text:span></text:p><text:p text:style-name="P65">};</text:p><text:p text:style-name="P65"><text:span text:style-name="T15">await</text:span> <text:span text:style-name="T12">client</text:span>.<text:span text:style-name="T17">lPush</text:span>(<text:span text:style-name="T10">"image_queue"</text:span>, <text:span text:style-name="T12">JSON</text:span>.<text:span text:style-name="T17">stringify</text:span>(<text:span text:style-name="T12">task</text:span>));</text:p><text:p text:style-name="P65"><text:span text:style-name="T4">res</text:span>.<text:span text:style-name="T17">json</text:span>({ </text:p><text:p text:style-name="P65">message: <text:span text:style-name="T10">"Image queued for processing!"</text:span> </text:p><text:p text:style-name="P65">});</text:p><text:p text:style-name="P65">});</text:p><text:p text:style-name="P2"/><text:p text:style-name="P91">/*</text:p><text:p text:style-name="P91">======================================================================</text:p><text:p text:style-name="P91">CONSUMER - BACKGROUND WORKER (SLOW, BUT DOESN'T BLOCK USERS)</text:p><text:p text:style-name="P91">======================================================================</text:p><text:p text:style-name="P91">*/</text:p><text:p text:style-name="P2"/><text:p text:style-name="P65"><text:span text:style-name="T15">async</text:span> <text:span text:style-name="T15">function</text:span> <text:span text:style-name="T17">processEmailQueue</text:span>() {</text:p><text:p text:style-name="P91">/*</text:p><text:p text:style-name="P91">This function runs in background (separate worker process or a cron job).</text:p><text:p text:style-name="P91">It pulls from queue and does the ACTUAL work.</text:p><text:p text:style-name="P91">*/</text:p><text:p text:style-name="P65"><text:span text:style-name="T15">const</text:span> <text:span text:style-name="T12">message</text:span> <text:span text:style-name="T15">=</text:span> <text:span text:style-name="T15">await</text:span> <text:span text:style-name="T12">client</text:span>.<text:span text:style-name="T17">rPop</text:span>(<text:span text:style-name="T10">"email_queue"</text:span>);</text:p><text:p text:style-name="P65"><text:span text:style-name="T15">if</text:span> (<text:span text:style-name="T15">!</text:span><text:span text:style-name="T12">message</text:span>) {</text:p><text:p text:style-name="P65"><text:span text:style-name="T15">return</text:span>; <text:span text:style-name="T31">// Queue empty, nothing to do</text:span></text:p><text:p text:style-name="P65">}</text:p><text:p text:style-name="P65"><text:span text:style-name="T15">const</text:span> <text:span text:style-name="T12">task</text:span> <text:span text:style-name="T15">=</text:span> <text:span text:style-name="T12">JSON</text:span>.<text:span text:style-name="T17">parse</text:span>(<text:span text:style-name="T12">message</text:span>);</text:p><text:p text:style-name="P65"><text:span text:style-name="T12">console</text:span>.<text:span text:style-name="T17">log</text:span>(<text:span text:style-name="T10">`Sending email to: ${</text:span><text:span text:style-name="T12">task</text:span><text:span text:style-name="T10">.</text:span>to<text:span text:style-name="T10">}`</text:span>);</text:p><text:p text:style-name="P91">// HERE: Do the REAL work (takes time)</text:p><text:p text:style-name="P91">// await sendEmailViaSmtp(task.to, task.subject, task.body);</text:p><text:p text:style-name="P91">// await saveEmailToDB(task);</text:p><text:p text:style-name="P65"><text:span text:style-name="T12">console</text:span>.<text:span text:style-name="T17">log</text:span>(<text:span text:style-name="T10">`✓ Email sent!`</text:span>);</text:p><text:p text:style-name="P65">}</text:p><text:p text:style-name="P2"/><text:p text:style-name="P65"><text:span text:style-name="T15">async</text:span> <text:span text:style-name="T15">function</text:span> <text:span text:style-name="T17">processImageQueue</text:span>() {</text:p><text:p text:style-name="P65"><text:span text:style-name="T15">const</text:span> <text:span text:style-name="T12">message</text:span> <text:span text:style-name="T15">=</text:span> <text:span text:style-name="T15">await</text:span> <text:span text:style-name="T12">client</text:span>.<text:span text:style-name="T17">rPop</text:span>(<text:span text:style-name="T10">"image_queue"</text:span>);</text:p><text:p text:style-name="P65"><text:span text:style-name="T15">if</text:span> (<text:span text:style-name="T15">!</text:span><text:span text:style-name="T12">message</text:span>) {</text:p><text:p text:style-name="P65"><text:span text:style-name="T15">return</text:span>;</text:p><text:p text:style-name="P65">}</text:p><text:p text:style-name="P65"><text:span text:style-name="T15">const</text:span> <text:span text:style-name="T12">task</text:span> <text:span text:style-name="T15">=</text:span> <text:span text:style-name="T12">JSON</text:span>.<text:span text:style-name="T17">parse</text:span>(<text:span text:style-name="T12">message</text:span>);</text:p><text:p text:style-name="P65"><text:span text:style-name="T12">console</text:span>.<text:span text:style-name="T17">log</text:span>(<text:span text:style-name="T10">`Processing image: ${</text:span><text:span text:style-name="T12">task</text:span><text:span text:style-name="T10">.</text:span>imageId<text:span text:style-name="T10">}`</text:span>);</text:p><text:p text:style-name="P91">// HERE: Do the REAL work</text:p><text:p text:style-name="P91">// const resized = await resizeImage(task.imageId, task.width, task.height);</text:p><text:p text:style-name="P91">// await uploadToS3(resized);</text:p><text:p text:style-name="P65"><text:span text:style-name="T12">console</text:span>.<text:span text:style-name="T17">log</text:span>(<text:span text:style-name="T10">`✓ Image processed!`</text:span>);</text:p><text:p text:style-name="P65">}</text:p><text:p text:style-name="P2"/><text:p text:style-name="P91">/*</text:p><text:p text:style-name="P91">======================================================================</text:p><text:p text:style-name="P91">RUN BACKGROUND WORKER CONTINUOUSLY</text:p><text:p text:style-name="P91">======================================================================</text:p><text:p text:style-name="P91">*/</text:p><text:p text:style-name="P2"/><text:p text:style-name="P65"><text:span text:style-name="T15">async</text:span> <text:span text:style-name="T15">function</text:span> <text:span text:style-name="T17">startWorker</text:span>() {</text:p><text:p text:style-name="P65"><text:span text:style-name="T12">console</text:span>.<text:span text:style-name="T17">log</text:span>(<text:span text:style-name="T10">"🚀 Background worker started!</text:span><text:span text:style-name="T15">\n</text:span><text:span text:style-name="T10">"</text:span>);</text:p><text:p text:style-name="P65"><text:span text:style-name="T12">setInterval</text:span>(<text:span text:style-name="T15">async</text:span> () <text:span text:style-name="T15">=&gt;</text:span> {</text:p><text:p text:style-name="P91">/*</text:p><text:p text:style-name="P91">Check queues every 1 second</text:p><text:p text:style-name="P91">Process any waiting tasks</text:p><text:p text:style-name="P91">*/</text:p><text:p text:style-name="P65"><text:span text:style-name="T15">try</text:span> {</text:p><text:p text:style-name="P65"><text:span text:style-name="T15">await</text:span> <text:span text:style-name="T17">processEmailQueue</text:span>();</text:p><text:p text:style-name="P65"><text:span text:style-name="T15">await</text:span> <text:span text:style-name="T17">processImageQueue</text:span>();</text:p><text:p text:style-name="P65">} <text:span text:style-name="T15">catch</text:span> (error) {</text:p><text:p text:style-name="P65"><text:span text:style-name="T12">console</text:span>.<text:span text:style-name="T17">error</text:span>(<text:span text:style-name="T10">"Worker error:"</text:span>, error);</text:p><text:p text:style-name="P65">}</text:p><text:p text:style-name="P65">}, <text:span text:style-name="T12">1000</text:span>); <text:span text:style-name="T31">// 1 second interval</text:span></text:p><text:p text:style-name="P65">}</text:p><text:p text:style-name="P2"/><text:p text:style-name="P91">/*</text:p><text:p text:style-name="P91">======================================================================</text:p><text:p text:style-name="P91">MONITOR QUEUE SIZES</text:p><text:p text:style-name="P91">======================================================================</text:p><text:p text:style-name="P91">*/</text:p><text:p text:style-name="P2"/><text:p text:style-name="P65"><text:span text:style-name="T15">async</text:span> <text:span text:style-name="T15">function</text:span> <text:span text:style-name="T17">monitorQueues</text:span>() {</text:p><text:p text:style-name="P65"><text:span text:style-name="T12">setInterval</text:span>(<text:span text:style-name="T15">async</text:span> () <text:span text:style-name="T15">=&gt;</text:span> {</text:p><text:p text:style-name="P65"><text:span text:style-name="T15">const</text:span> <text:span text:style-name="T12">emailCount</text:span> <text:span text:style-name="T15">=</text:span> <text:span text:style-name="T15">await</text:span> <text:span text:style-name="T12">client</text:span>.<text:span text:style-name="T17">lLen</text:span>(<text:span text:style-name="T10">"email_queue"</text:span>);</text:p><text:p text:style-name="P65"><text:span text:style-name="T15">const</text:span> <text:span text:style-name="T12">imageCount</text:span> <text:span text:style-name="T15">=</text:span> <text:span text:style-name="T15">await</text:span> <text:span text:style-name="T12">client</text:span>.<text:span text:style-name="T17">lLen</text:span>(<text:span text:style-name="T10">"image_queue"</text:span>);</text:p><text:p text:style-name="P65"><text:span text:style-name="T12">console</text:span>.<text:span text:style-name="T17">log</text:span>(<text:span text:style-name="T10">`📊 Queue Status:`</text:span>);</text:p><text:p text:style-name="P65"><text:span text:style-name="T12">console</text:span>.<text:span text:style-name="T17">log</text:span>(<text:span text:style-name="T10">` Email queue: ${</text:span><text:span text:style-name="T12">emailCount</text:span><text:span text:style-name="T10">} tasks`</text:span>);</text:p><text:p text:style-name="P65"><text:span text:style-name="T12">console</text:span>.<text:span text:style-name="T17">log</text:span>(<text:span text:style-name="T10">` Image queue: ${</text:span><text:span text:style-name="T12">imageCount</text:span><text:span text:style-name="T10">} tasks</text:span><text:span text:style-name="T15">\n</text:span><text:span text:style-name="T10">`</text:span>);</text:p><text:p text:style-name="P65">}, <text:span text:style-name="T12">5000</text:span>); <text:span text:style-name="T31">// Every 5 seconds</text:span></text:p><text:p text:style-name="P65">}</text:p><text:p text:style-name="P2"/><text:p text:style-name="P91">/*</text:p><text:p text:style-name="P91">======================================================================</text:p><text:p text:style-name="P91">START SERVER</text:p><text:p text:style-name="P91">======================================================================</text:p><text:p text:style-name="P91">*/</text:p><text:p text:style-name="P2"/><text:p text:style-name="P65"><text:span text:style-name="T15">if</text:span> (require.main <text:span text:style-name="T15">===</text:span> <text:span text:style-name="T12">module</text:span>) {</text:p><text:p text:style-name="P65"><text:span text:style-name="T12">app</text:span>.<text:span text:style-name="T17">listen</text:span>(<text:span text:style-name="T12">3000</text:span>, () <text:span text:style-name="T15">=&gt;</text:span> {</text:p><text:p text:style-name="P65"><text:span text:style-name="T12">console</text:span>.<text:span text:style-name="T17">log</text:span>(<text:span text:style-name="T10">"✓ API Server running on port 3000"</text:span>);</text:p><text:p text:style-name="P65">});</text:p><text:p text:style-name="P65"><text:span text:style-name="T17">startWorker</text:span>();</text:p><text:p text:style-name="P65"><text:span text:style-name="T17">monitorQueues</text:span>();</text:p><text:p text:style-name="P65">}</text:p><text:p text:style-name="P2"/><text:p text:style-name="P65"><text:span text:style-name="T12">module</text:span>.<text:span text:style-name="T12">exports</text:span> <text:span text:style-name="T15">=</text:span> { <text:span text:style-name="T17">addTaskToQueue</text:span>: <text:span text:style-name="T15">async</text:span> (<text:span text:style-name="T4">queueName</text:span>, <text:span text:style-name="T4">task</text:span>) <text:span text:style-name="T15">=&gt;</text:span> {</text:p><text:p text:style-name="P65"><text:span text:style-name="T15">await</text:span> <text:span text:style-name="T12">client</text:span>.<text:span text:style-name="T17">lPush</text:span>(<text:span text:style-name="T4">queueName</text:span>, <text:span text:style-name="T12">JSON</text:span>.<text:span text:style-name="T17">stringify</text:span>(<text:span text:style-name="T4">task</text:span>));</text:p><text:p text:style-name="P65">}};</text:p><text:p text:style-name="P66"/><text:p text:style-name="P68">  ↓</text:p><text:p text:style-name="P67">Store in Redis cache (1 ms)</text:p><text:p text:style-name="P68">  ↓</text:p><text:p text:style-name="P67">Send to browser (Total: ~2001 ms)</text:p></draw:text-box></draw:frame></text:p></draw:text-box></draw:frame><draw:frame draw:style-name="fr1" draw:name="Frame241" text:anchor-type="frame" svg:x="0in" svg:y="0in" svg:width="0.1457in" draw:z-index="147"><draw:text-box fo:min-height="2.1252in"><text:p text:style-name="P11"/></draw:text-box></draw:frame><text:p text:style-name="P11"><draw:frame draw:style-name="fr2" draw:name="Frame239" text:anchor-type="char" svg:x="0in" svg:width="4.6146in" draw:z-index="216"><draw:text-box fo:min-height="0.1252in"><draw:frame draw:style-name="fr1" draw:name="Frame240" text:anchor-type="frame" svg:x="0in" svg:y="0in" svg:width="3.8126in" draw:z-index="217"><draw:text-box fo:min-height="0.1252in"><text:p text:style-name="P92"/></draw:text-box></draw:frame><text:p text:style-name="P92"/></draw:text-box></draw:frame></text:p></draw:text-box></draw:frame><draw:frame draw:style-name="fr2" draw:name="Frame243" text:anchor-type="char" svg:x="0in" svg:width="0.0161in" draw:z-index="140"><draw:text-box fo:min-height="2.1252in"><text:p text:style-name="P92"><draw:frame draw:style-name="fr3" draw:name="Frame245" text:anchor-type="char" svg:width="0.0161in" draw:z-index="206"><draw:text-box fo:min-height="0.0161in"><text:p text:style-name="P92"><draw:frame draw:style-name="fr3" draw:name="Frame246" text:anchor-type="char" svg:width="0.0161in" draw:z-index="207"><draw:text-box fo:min-height="0.0161in"><text:p text:style-name="P92"/></draw:text-box></draw:frame></text:p></draw:text-box></draw:frame><draw:frame draw:style-name="fr3" draw:name="Frame244" text:anchor-type="char" svg:width="0.0161in" draw:z-index="141"><draw:text-box fo:min-height="2.1252in"><text:p text:style-name="P92"/></draw:text-box></draw:frame></text:p></draw:text-box></draw:frame></text:p></text:list-item></text:list><text:p text:style-name="P12"><text:span text:style-name="Strong_20_Emphasis"><text:span text:style-name="T7">Timeline of second request:</text:span></text:span></text:p><text:list text:style-name="L128"><text:list-item><text:p text:style-name="P48"><draw:frame draw:style-name="fr3" draw:name="Frame249" text:anchor-type="char" svg:width="0.0835in" draw:z-index="200"><draw:text-box fo:min-height="1.2917in"><draw:frame draw:style-name="fr1" draw:name="Frame250" text:anchor-type="frame" svg:x="0in" svg:y="0in" svg:width="0.0835in" draw:z-index="201"><draw:text-box fo:min-height="0.2083in"><text:p text:style-name="P92"/></draw:text-box></draw:frame><text:p text:style-name="P92"/></draw:text-box></draw:frame><draw:frame draw:style-name="fr2" draw:name="Frame251" text:anchor-type="char" svg:x="0.0835in" svg:width="4.6146in" draw:z-index="138"><draw:text-box fo:min-height="1.2917in"><draw:frame draw:style-name="fr1" draw:name="Frame252" text:anchor-type="frame" svg:x="0in" svg:y="0in" svg:width="0.0161in" draw:z-index="190"><draw:text-box fo:min-height="0.0161in"><text:p text:style-name="P92"><draw:frame draw:style-name="fr3" draw:name="Frame253" text:anchor-type="char" svg:width="4.9689in" draw:z-index="191"><draw:text-box fo:min-height="1.2917in"><text:p text:style-name="P67">Request arrives</text:p><text:p text:style-name="P68">  ↓</text:p><text:p text:style-name="P67">Check cache (1 ms) → FOUND! {name:"Dinesh", age:21}</text:p><text:p text:style-name="P68">  ↓</text:p><text:p text:style-name="P67">Send to browser immediately (Total: ~1 ms) ⚡</text:p></draw:text-box></draw:frame></text:p></draw:text-box></draw:frame><draw:frame draw:style-name="fr1" draw:name="Frame256" text:anchor-type="frame" svg:x="0in" svg:y="0in" svg:width="0.1457in" draw:z-index="139"><draw:text-box fo:min-height="1.2917in"><text:p text:style-name="P92"/></draw:text-box></draw:frame><text:p text:style-name="P92"><draw:frame draw:style-name="fr2" draw:name="Frame254" text:anchor-type="char" svg:x="0in" svg:width="4.6146in" draw:z-index="192"><draw:text-box fo:min-height="0.1252in"><draw:frame draw:style-name="fr1" draw:name="Frame255" text:anchor-type="frame" svg:x="0in" svg:y="0in" svg:width="4.2811in" draw:z-index="193"><draw:text-box fo:min-height="0.1252in"><text:p text:style-name="P92"/></draw:text-box></draw:frame><text:p text:style-name="P92"/></draw:text-box></draw:frame></text:p></draw:text-box></draw:frame><draw:frame draw:style-name="fr2" draw:name="Frame258" text:anchor-type="char" svg:x="0in" svg:width="0.0161in" draw:z-index="136"><draw:text-box fo:min-height="1.2917in"><text:p text:style-name="P92"><draw:frame draw:style-name="fr3" draw:name="Frame260" text:anchor-type="char" svg:width="0.0161in" draw:z-index="182"><draw:text-box fo:min-height="0.0161in"><text:p text:style-name="P92"><draw:frame draw:style-name="fr3" draw:name="Frame261" text:anchor-type="char" svg:width="0.0161in" draw:z-index="183"><draw:text-box fo:min-height="0.0161in"><text:p text:style-name="P92"/></draw:text-box></draw:frame></text:p></draw:text-box></draw:frame><draw:frame draw:style-name="fr3" draw:name="Frame259" text:anchor-type="char" svg:width="0.0161in" draw:z-index="137"><draw:text-box fo:min-height="1.2917in"><text:p text:style-name="P92"/></draw:text-box></draw:frame></text:p></draw:text-box></draw:frame></text:p></text:list-item></text:list><text:p text:style-name="P12"><text:span text:style-name="Strong_20_Emphasis"><text:span text:style-name="T7">2000x faster!</text:span></text:span><text:span text:style-name="T7"> That's why caching matters! 🚀</text:span></text:p><text:p text:style-name="Horizontal_20_Line"/><text:h text:style-name="P7" text:outline-level="3"><text:span text:style-name="Strong_20_Emphasis"><text:span text:style-name="T7">Lines 141-148: Start Server</text:span></text:span></text:h><text:list text:style-name="L129"><text:list-item><text:p text:style-name="P49"><draw:frame draw:style-name="fr3" draw:name="Frame264" text:anchor-type="char" svg:width="0.0835in" draw:z-index="176"><draw:text-box fo:min-height="0.8752in"><draw:frame draw:style-name="fr1" draw:name="Frame265" text:anchor-type="frame" svg:x="0in" svg:y="0in" svg:width="0.0835in" draw:z-index="177"><draw:text-box fo:min-height="0.2083in"><text:p text:style-name="P92"/></draw:text-box></draw:frame><text:p text:style-name="P92"/></draw:text-box></draw:frame><draw:frame draw:style-name="fr2" draw:name="Frame266" text:anchor-type="char" svg:x="0.0835in" svg:width="4.6146in" draw:z-index="130"><draw:text-box fo:min-height="0.8752in"><draw:frame draw:style-name="fr1" draw:name="Frame267" text:anchor-type="frame" svg:x="0in" svg:y="0in" svg:width="0.0161in" draw:z-index="166"><draw:text-box fo:min-height="0.0161in"><text:p text:style-name="P92"><draw:frame draw:style-name="fr3" draw:name="Frame268" text:anchor-type="char" svg:width="4.6146in" draw:z-index="167"><draw:text-box fo:min-height="0.8752in"><text:p text:style-name="P215"><text:span text:style-name="T12">app</text:span><text:span text:style-name="T5">.</text:span><text:span text:style-name="T17">listen</text:span><text:span text:style-name="T12">(3000</text:span><text:span text:style-name="T5">, </text:span><text:span text:style-name="T24">()</text:span><text:span text:style-name="T15">=&gt;</text:span><text:span text:style-name="T24">{</text:span></text:p><text:p text:style-name="P82"><text:span text:style-name="T5">    </text:span><text:span text:style-name="T13">console</text:span><text:span text:style-name="T6">.</text:span><text:span text:style-name="T18">log</text:span><text:span text:style-name="T27">(</text:span><text:span text:style-name="T11">"Server running on port 3000"</text:span><text:span text:style-name="T27">)</text:span><text:span text:style-name="T6">;</text:span></text:p><text:p text:style-name="P215"><text:span text:style-name="T24">}</text:span><text:span text:style-name="T12">)</text:span><text:span text:style-name="T5">;</text:span></text:p></draw:text-box></draw:frame></text:p></draw:text-box></draw:frame><draw:frame draw:style-name="fr1" draw:name="Frame271" text:anchor-type="frame" svg:x="0in" svg:y="0in" svg:width="0.1457in" draw:z-index="131"><draw:text-box fo:min-height="0.8752in"><text:p text:style-name="P92"/></draw:text-box></draw:frame><text:p text:style-name="P92"><draw:frame draw:style-name="fr2" draw:name="Frame269" text:anchor-type="char" svg:x="0in" svg:width="4.6146in" draw:z-index="168"><draw:text-box fo:min-height="0.1252in"><draw:frame draw:style-name="fr1" draw:name="Frame270" text:anchor-type="frame" svg:x="0in" svg:y="0in" svg:width="4.6146in" draw:z-index="169"><draw:text-box fo:min-height="0.1252in"><text:p text:style-name="P92"/></draw:text-box></draw:frame><text:p text:style-name="P92"/></draw:text-box></draw:frame></text:p></draw:text-box></draw:frame><draw:frame draw:style-name="fr2" draw:name="Frame273" text:anchor-type="char" svg:x="0in" svg:width="0.0161in" draw:z-index="128"><draw:text-box fo:min-height="0.8752in"><text:p text:style-name="P92"><draw:frame draw:style-name="fr3" draw:name="Frame275" text:anchor-type="char" svg:width="0.0161in" draw:z-index="158"><draw:text-box fo:min-height="0.0161in"><text:p text:style-name="P92"><draw:frame draw:style-name="fr3" draw:name="Frame276" text:anchor-type="char" svg:width="0.0161in" draw:z-index="159"><draw:text-box fo:min-height="0.0161in"><text:p text:style-name="P92"/></draw:text-box></draw:frame></text:p></draw:text-box></draw:frame><draw:frame draw:style-name="fr3" draw:name="Frame274" text:anchor-type="char" svg:width="0.0161in" draw:z-index="129"><draw:text-box fo:min-height="0.8752in"><text:p text:style-name="P92"/></draw:text-box></draw:frame></text:p></draw:text-box></draw:frame></text:p></text:list-item></text:list><text:list text:style-name="L130"><text:list-item><text:p text:style-name="P63">Server starts listening on port 3000</text:p></text:list-item><text:list-item><text:p text:style-name="P75"><text:span text:style-name="T7">Now you can visit </text:span><text:span text:style-name="Source_20_Text"><text:span text:style-name="T1">http://localhost:3000/user</text:span></text:span></text:p></text:list-item></text:list><text:p text:style-name="Horizontal_20_Line"/><text:h text:style-name="P1" text:outline-level="2">🔑 <text:span text:style-name="T3">Key Concepts</text:span></text:h><table:table table:name="Table6" table:style-name="Table6"><table:table-column table:style-name="Table6.A"/><table:table-column table:style-name="Table6.B"/><table:table-header-rows><table:table-row><table:table-cell table:style-name="Table6.A1" office:value-type="string"><text:p text:style-name="P10">Term</text:p></table:table-cell><table:table-cell table:style-name="Table6.A1" office:value-type="string"><text:p text:style-name="P10">Simple Explanation</text:p></table:table-cell></table:table-row></table:table-header-rows><table:table-row><table:table-cell table:style-name="Table6.A1" office:value-type="string"><text:p text:style-name="P8"><text:span text:style-name="Strong_20_Emphasis">Express</text:span></text:p></table:table-cell><table:table-cell table:style-name="Table6.A1" office:value-type="string"><text:p text:style-name="P8">Tool to create web servers</text:p></table:table-cell></table:table-row><table:table-row><table:table-cell table:style-name="Table6.A1" office:value-type="string"><text:p text:style-name="P8"><text:span text:style-name="Strong_20_Emphasis">Route</text:span></text:p></table:table-cell><table:table-cell table:style-name="Table6.A1" office:value-type="string"><text:p text:style-name="P9">URL path (like <text:a xlink:type="simple" xlink:href="https://supreme-potato-5g9xw6vjvpxj34x7j.github.dev/" text:style-name="Internet_20_link" text:visited-style-name="Visited_20_Internet_20_Link"><text:span text:style-name="T19">user</text:span></text:a>) that triggers code</text:p></table:table-cell></table:table-row><table:table-row><table:table-cell table:style-name="Table6.A1" office:value-type="string"><text:p text:style-name="P8"><text:span text:style-name="Strong_20_Emphasis">async</text:span></text:p></table:table-cell><table:table-cell table:style-name="Table6.A1" office:value-type="string"><text:p text:style-name="P8">Function can do things that take time</text:p></table:table-cell></table:table-row><table:table-row><table:table-cell table:style-name="Table6.A1" office:value-type="string"><text:p text:style-name="P8"><text:span text:style-name="Strong_20_Emphasis">await</text:span></text:p></table:table-cell><table:table-cell table:style-name="Table6.A1" office:value-type="string"><text:p text:style-name="P8">Stop and wait for something to finish</text:p></table:table-cell></table:table-row><table:table-row><table:table-cell table:style-name="Table6.A1" office:value-type="string"><text:p text:style-name="P8"><text:span text:style-name="Strong_20_Emphasis">Promise</text:span></text:p></table:table-cell><table:table-cell table:style-name="Table6.A1" office:value-type="string"><text:p text:style-name="P8">"I'll give you result soon"</text:p></table:table-cell></table:table-row><table:table-row><table:table-cell table:style-name="Table6.A1" office:value-type="string"><text:p text:style-name="P8"><text:span text:style-name="Strong_20_Emphasis">Cache</text:span></text:p></table:table-cell><table:table-cell table:style-name="Table6.A1" office:value-type="string"><text:p text:style-name="P8">Super-fast temporary storage</text:p></table:table-cell></table:table-row><table:table-row><table:table-cell table:style-name="Table6.A1" office:value-type="string"><text:p text:style-name="P8"><text:span text:style-name="Strong_20_Emphasis">JSON.parse()</text:span></text:p></table:table-cell><table:table-cell table:style-name="Table6.A1" office:value-type="string"><text:p text:style-name="P8">Convert string to object: <text:span text:style-name="Source_20_Text"><text:span text:style-name="T1">"{name: 'X'}" → {name: 'X'}</text:span></text:span></text:p></table:table-cell></table:table-row><table:table-row><table:table-cell table:style-name="Table6.A1" office:value-type="string"><text:p text:style-name="P8"><text:span text:style-name="Strong_20_Emphasis">JSON.stringify()</text:span></text:p></table:table-cell><table:table-cell table:style-name="Table6.A1" office:value-type="string"><text:p text:style-name="P8">Convert object to string: <text:span text:style-name="Source_20_Text"><text:span text:style-name="T1">{name: 'X'} → "{name: 'X'}"</text:span></text:span></text:p></table:table-cell></table:table-row></table:table><text:p text:style-name="Horizontal_20_Line"/><text:h text:style-name="P1" text:outline-level="2">📊 <text:span text:style-name="T3">Visual Flow</text:span></text:h><text:list text:style-name="L131"><text:list-item><text:p text:style-name="P50"><draw:frame draw:style-name="fr3" draw:name="Frame279" text:anchor-type="char" svg:width="0.0835in" draw:z-index="152"><draw:text-box fo:min-height="4in"><draw:frame draw:style-name="fr1" draw:name="Frame280" text:anchor-type="frame" svg:x="0in" svg:y="0in" svg:width="0.0835in" draw:z-index="153"><draw:text-box fo:min-height="0.2083in"><text:p text:style-name="P92"/></draw:text-box></draw:frame><text:p text:style-name="P92"/></draw:text-box></draw:frame><draw:frame draw:style-name="fr2" draw:name="Frame281" text:anchor-type="char" svg:x="0.0835in" svg:width="4.6146in" draw:z-index="126"><draw:text-box fo:min-height="4in"><draw:frame draw:style-name="fr1" draw:name="Frame282" text:anchor-type="frame" svg:x="0in" svg:y="0in" svg:width="0.0161in" draw:z-index="142"><draw:text-box fo:min-height="0.0161in"><text:p text:style-name="P92"><draw:frame draw:style-name="fr3" draw:name="Frame283" text:anchor-type="char" svg:width="4.8752in" draw:z-index="143"><draw:text-box fo:min-height="4in"><text:p text:style-name="P215"><text:span text:style-name="T5">Browser opens </text:span><text:span text:style-name="T9">http://localhost:3000/user</text:span></text:p><text:p text:style-name="P68">        ↓</text:p><text:p text:style-name="P68">    <text:span text:style-name="T26">app.get("/user") runs</text:span></text:p><text:p text:style-name="P68">        ↓</text:p><text:p text:style-name="P68">    <text:span text:style-name="T26">Check Redis cache for "user:1"</text:span></text:p><text:p text:style-name="P68">        ↓</text:p><text:p text:style-name="P68">    ┌─────────────────────┬──────────────────────┐</text:p><text:p text:style-name="P68">    ↓                     ↓</text:p><text:p text:style-name="P68"> <text:span text:style-name="T26">FOUND              NOT FOUND</text:span></text:p><text:p text:style-name="P68"> <text:span text:style-name="T26">(2nd+ request)     (1st request)</text:span></text:p><text:p text:style-name="P68">    ↓                     ↓</text:p><text:p text:style-name="P67">Return to browser   Query slow database</text:p><text:p text:style-name="P68"> <text:span text:style-name="T26">(1 ms) ⚡         (2000 ms) 🐢</text:span></text:p><text:p text:style-name="P68">                        ↓</text:p><text:p text:style-name="P68">                   <text:span text:style-name="T26">Save to Redis cache</text:span></text:p><text:p text:style-name="P68">                        ↓</text:p><text:p text:style-name="P68">                   <text:span text:style-name="T26">Return to browser</text:span></text:p><text:p text:style-name="P68">                   <text:span text:style-name="T26">(2001 ms total)</text:span></text:p></draw:text-box></draw:frame></text:p></draw:text-box></draw:frame><draw:frame draw:style-name="fr1" draw:name="Frame286" text:anchor-type="frame" svg:x="0in" svg:y="0in" svg:width="0.1457in" draw:z-index="127"><draw:text-box fo:min-height="4in"><text:p text:style-name="P92"/></draw:text-box></draw:frame><text:p text:style-name="P92"><draw:frame draw:style-name="fr2" draw:name="Frame284" text:anchor-type="char" svg:x="0in" svg:width="4.6146in" draw:z-index="144"><draw:text-box fo:min-height="0.1252in"><draw:frame draw:style-name="fr1" draw:name="Frame285" text:anchor-type="frame" svg:x="0in" svg:y="0in" svg:width="4.3646in" draw:z-index="145"><draw:text-box fo:min-height="0.1252in"><text:p text:style-name="P92"/></draw:text-box></draw:frame><text:p text:style-name="P92"/></draw:text-box></draw:frame></text:p></draw:text-box></draw:frame><draw:frame draw:style-name="fr2" draw:name="Frame288" text:anchor-type="char" svg:x="0in" svg:width="0.0161in" draw:z-index="132"><draw:text-box fo:min-height="4in"><text:p text:style-name="P92"><draw:frame draw:style-name="fr3" draw:name="Frame290" text:anchor-type="char" svg:width="0.0161in" draw:z-index="134"><draw:text-box fo:min-height="0.0161in"><text:p text:style-name="P92"><draw:frame draw:style-name="fr3" draw:name="Frame291" text:anchor-type="char" svg:width="0.0161in" draw:z-index="135"><draw:text-box fo:min-height="0.0161in"><text:p text:style-name="P92"/></draw:text-box></draw:frame></text:p></draw:text-box></draw:frame><draw:frame draw:style-name="fr3" draw:name="Frame289" text:anchor-type="char" svg:width="0.0161in" draw:z-index="133"><draw:text-box fo:min-height="4in"><text:p text:style-name="P92"/></draw:text-box></draw:frame></text:p></draw:text-box></draw:frame></text:p></text:list-item></text:list><text:p text:style-name="Horizontal_20_Line"/><text:h text:style-name="P1" text:outline-level="2">🎬 <text:span text:style-name="T3">Want to See It In Action?</text:span></text:h><text:p text:style-name="P3">Let me run it so you can test! You'll see the difference between cache hit and cache miss:</text:p><text:p text:style-name="P17"><text:span text:style-name="T4">node</text:span><text:span text:style-name="T5"> </text:span><text:span text:style-name="T10">redis-test-2.js</text:span><text:span text:style-name="T5"> &amp;</text:span></text:p><text:list text:style-name="L132"><text:list-item><text:p text:style-name="P76"/></text:list-item></text:list><text:p text:style-name="P18">Ran redis-test-2.js but checked redis-test.js output</text:p><text:p text:style-name="P17"><text:span text:style-name="T4">node</text:span><text:span text:style-name="T5"> </text:span><text:span text:style-name="T10">redis-test-2.js</text:span><text:span text:style-name="T5"> </text:span><text:span text:style-name="T15">&gt;</text:span><text:span text:style-name="T5"> </text:span><text:span text:style-name="T10">/tmp/server.log</text:span><text:span text:style-name="T5"> </text:span><text:span text:style-name="T15">2&gt;&amp;1</text:span><text:span text:style-name="T5"> &amp;</text:span><text:line-break/><text:span text:style-name="T4">sleep</text:span><text:span text:style-name="T5"> </text:span><text:span text:style-name="T12">1</text:span><text:line-break/><text:span text:style-name="T12">echo</text:span><text:span text:style-name="T5"> </text:span><text:span text:style-name="T10">"Server started. Testing..."</text:span><text:line-break/><text:span text:style-name="T4">curl</text:span><text:span text:style-name="T5"> </text:span><text:span text:style-name="T10">http://localhost:3000/user</text:span><text:line-break/><text:span text:style-name="T12">echo</text:span><text:span text:style-name="T5"> </text:span><text:span text:style-name="T10">""</text:span><text:line-break/><text:span text:style-name="T12">echo</text:span><text:span text:style-name="T5"> </text:span><text:span text:style-name="T10">"--- Second Request (should be faster from cache) ---"</text:span><text:line-break/><text:span text:style-name="T4">curl</text:span><text:span text:style-name="T5"> </text:span><text:span text:style-name="T10">http://localhost:3000/user</text:span></text:p><text:list text:style-name="L133"><text:list-item><text:p text:style-name="P77"/></text:list-item></text:list><text:p text:style-name="P18">Investigated server startup issue</text:p><text:p text:style-name="P17"><text:span text:style-name="T4">node</text:span><text:span text:style-name="T5"> </text:span><text:span text:style-name="T10">redis-test-2.js</text:span><text:span text:style-name="T5"> </text:span><text:span text:style-name="T15">2&gt;&amp;1</text:span><text:span text:style-name="T5"> </text:span><text:span text:style-name="T15">|</text:span><text:span text:style-name="T5"> </text:span><text:span text:style-name="T4">head</text:span><text:span text:style-name="T5"> </text:span><text:span text:style-name="T12">-20</text:span></text:p><text:list text:style-name="L134"><text:list-item><text:p text:style-name="P78"/></text:list-item></text:list><text:p text:style-name="P5">code/bin/linux-x64/bdd88df003631aaa0bcbe057cb0a940b80a476fa/out/vs/base/node/cpu</text:p><text:p text:style-name="P5">Usage.sh 27540 32532</text:p><text:p text:style-name="P5">codespa+ 32554 0.0 0.0 2804 1664 ? S 06:49 0:00 /bin/sh -c "/</text:p><text:p text:style-name="P5">vscode/bin/linux-x64/bdd88df003631aaa0bcbe057cb0a940b80a476fa/out/vs/base/node/c</text:p><text:p text:style-name="P5">puUsage.sh" 21238</text:p><text:p text:style-name="P5">codespa+ 32555 0.0 0.0 7744 3328 ? S 06:49 0:00 /bin/bash /vs</text:p><text:p text:style-name="P5">code/bin/linux-x64/bdd88df003631aaa0bcbe057cb0a940b80a476fa/out/vs/base/node/cpu</text:p><text:p text:style-name="P5">Usage.sh 21238</text:p><text:p text:style-name="P6"><text:span text:style-name="T33">@myuse123-source </text:span>➜ <text:span text:style-name="T14">/workspaces/ahh </text:span><text:span text:style-name="T34">(</text:span><text:span text:style-name="T29">main</text:span><text:span text:style-name="T34">) </text:span><text:span text:style-name="T23">$ pkill -9 node</text:span></text:p><text:p text:style-name="P18"><draw:frame draw:style-name="fr2" draw:name="Frame292" text:anchor-type="char" svg:x="0in" svg:width="4.5417in" draw:z-index="124"><draw:text-box fo:min-height="0.0161in"><draw:frame draw:style-name="fr1" draw:name="Frame293" text:anchor-type="frame" svg:x="0in" svg:y="0in" svg:width="2.8437in" draw:z-index="125"><draw:text-box fo:min-height="0.0161in"><text:p text:style-name="P94"/></draw:text-box></draw:frame><text:p text:style-name="P94"/></draw:text-box></draw:frame>Reviewed redis-test-2.js and analyzed authentication issue</text:p><text:p text:style-name="P3">Interesting! The server is running but returning an auth error. Let me check what's actually in the file vs what we're seeing:</text:p><text:p text:style-name="P18">Reviewed redis-test-2.js and searched for regex patterns</text:p><text:p text:style-name="P3">Let me stop all Node processes and restart fresh to see it properly:</text:p><text:p text:style-name="P17"><text:span text:style-name="T4">pkill</text:span><text:span text:style-name="T5"> </text:span><text:span text:style-name="T12">-f</text:span><text:span text:style-name="T5"> </text:span><text:span text:style-name="T10">"node redis"</text:span><text:span text:style-name="T5"> </text:span><text:span text:style-name="T15">||</text:span><text:span text:style-name="T5"> </text:span><text:span text:style-name="T12">true</text:span><text:line-break/><text:span text:style-name="T4">sleep</text:span><text:span text:style-name="T5"> </text:span><text:span text:style-name="T12">1</text:span><text:line-break/><text:span text:style-name="T4">ps</text:span><text:span text:style-name="T5"> </text:span><text:span text:style-name="T10">aux</text:span><text:span text:style-name="T5"> </text:span><text:span text:style-name="T15">|</text:span><text:span text:style-name="T5"> </text:span><text:span text:style-name="T4">grep</text:span><text:span text:style-name="T5"> </text:span><text:span text:style-name="T10">node</text:span><text:span text:style-name="T5"> </text:span><text:span text:style-name="T15">|</text:span><text:span text:style-name="T5"> </text:span><text:span text:style-name="T4">grep</text:span><text:span text:style-name="T5"> </text:span><text:span text:style-name="T12">-v</text:span><text:span text:style-name="T5"> </text:span><text:span text:style-name="T10">grep</text:span></text:p><text:list text:style-name="L135"><text:list-item><text:p text:style-name="P79"/></text:list-item></text:list><text:p text:style-name="P5">vscode/bin/linux-x64/bdd88df003631aaa0bcbe057cb0a940b80a476fa/out/vs/base/node/c</text:p><text:p text:style-name="P5">puUsage.sh" 27540 32532</text:p><text:p text:style-name="P5">codespa+ 32545 0.0 0.0 7876 3456 ? S 06:49 0:00 /bin/bash /vs</text:p><text:p text:style-name="P5">code/bin/linux-x64/bdd88df003631aaa0bcbe057cb0a940b80a476fa/out/vs/base/node/cpu</text:p><text:p text:style-name="P5">Usage.sh 27540 32532</text:p><text:p text:style-name="P5">codespa+ 32554 0.0 0.0 2804 1664 ? S 06:49 0:00 /bin/sh -c "/</text:p><text:p text:style-name="P5">vscode/bin/linux-x64/bdd88df003631aaa0bcbe057cb0a940b80a476fa/out/vs/base/node/c</text:p><text:p text:style-name="P5">puUsage.sh" 21238</text:p><text:p text:style-name="P5">codespa+ 32555 0.0 0.0 7744 3328 ? S 06:49 0:00 /bin/bash /vs</text:p><text:p text:style-name="P5">code/bin/linux-x64/bdd88df003631aaa0bcbe057cb0a940b80a476fa/out/vs/base/node/cpu</text:p><text:p text:style-name="P18"><draw:frame draw:style-name="fr2" draw:name="Frame295" text:anchor-type="char" svg:x="0in" svg:width="4.5417in" draw:z-index="122"><draw:text-box fo:min-height="0.0161in"><draw:frame draw:style-name="fr1" draw:name="Frame296" text:anchor-type="frame" svg:x="0in" svg:y="0in" svg:width="2.8437in" draw:z-index="123"><draw:text-box fo:min-height="0.0161in"><text:p text:style-name="P94"/></draw:text-box></draw:frame><text:p text:style-name="P94"/></draw:text-box></draw:frame>Killed all node processes and tried again</text:p><text:p text:style-name="P17"><text:span text:style-name="T4">pkill</text:span><text:span text:style-name="T5"> </text:span><text:span text:style-name="T12">-9</text:span><text:span text:style-name="T5"> </text:span><text:span text:style-name="T10">node</text:span><text:line-break/><text:span text:style-name="T4">sleep</text:span><text:span text:style-name="T5"> </text:span><text:span text:style-name="T12">1</text:span><text:span text:style-name="T5"> </text:span><text:line-break/><text:span text:style-name="T12">echo</text:span><text:span text:style-name="T5"> </text:span><text:span text:style-name="T10">"All Node processes killed"</text:span></text:p><text:list text:style-name="L136"><text:list-item><text:p text:style-name="P80"/></text:list-item></text:list><text:p text:style-name="P13"><draw:frame draw:style-name="fr2" draw:name="Frame298" text:anchor-type="char" svg:x="0in" svg:width="4.5417in" draw:z-index="120"><draw:text-box fo:min-height="0.0161in"><draw:frame draw:style-name="fr1" draw:name="Frame299" text:anchor-type="frame" svg:x="1.698in" svg:y="0in" svg:width="2.8437in" draw:z-index="121"><draw:text-box fo:min-height="0.0161in"><text:p text:style-name="P94"/></draw:text-box></draw:frame><text:p text:style-name="P94"/></draw:text-box></draw:frame></text:p></draw:text-box></draw:frame><draw:frame draw:style-name="fr2" draw:name="Frame303" text:anchor-type="char" svg:x="0in" svg:width="0.0161in" draw:z-index="119"><draw:text-box fo:min-height="0.1043in"><draw:frame draw:style-name="fr1" draw:name="Frame304" text:anchor-type="frame" svg:x="0in" svg:y="0in" svg:width="0.0161in" draw:z-index="187"><draw:text-box fo:min-height="0.1043in"><text:p text:style-name="P92"/></draw:text-box></draw:frame><text:p text:style-name="P92"/></draw:text-box></draw:frame></text:p>
      <text:p text:style-name="P216"><text:span text:style-name="T20">redis-test-2.js</text:span><text:span text:style-name="T35">:163-169</text:span></text:p>
      <text:p text:style-name="P213"/>
      <text:p text:style-name="P34">/*</text:p>
      <text:p text:style-name="P33">REUSABLE MESSAGE QUEUE TEMPLATE</text:p>
      <text:p text:style-name="P33">Use this as a starting point for your projects!</text:p>
      <text:p text:style-name="P33">*/</text:p>
      <text:p text:style-name="Standard"/>
      <text:p text:style-name="P32"><text:span text:style-name="T15">const</text:span> <text:span text:style-name="T12">redis</text:span> <text:span text:style-name="T15">=</text:span> <text:span text:style-name="T17">require</text:span>(<text:span text:style-name="T10">"redis"</text:span>);</text:p>
      <text:p text:style-name="P32"><text:span text:style-name="T15">const</text:span> <text:span text:style-name="T12">client</text:span> <text:span text:style-name="T15">=</text:span> redis.<text:span text:style-name="T17">createClient</text:span>();</text:p>
      <text:p text:style-name="P32"><text:span text:style-name="T12">client</text:span>.<text:span text:style-name="T17">connect</text:span>();</text:p>
      <text:p text:style-name="Standard"/>
      <text:p text:style-name="P33">/*</text:p>
      <text:p text:style-name="P33">======================================================================</text:p>
      <text:p text:style-name="P33">PRODUCER - API HANDLER (FAST)</text:p>
      <text:p text:style-name="P33">======================================================================</text:p>
      <text:p text:style-name="P33">*/</text:p>
      <text:p text:style-name="Standard"/>
      <text:p text:style-name="P32"><text:span text:style-name="T15">const</text:span> <text:span text:style-name="T17">express</text:span> <text:span text:style-name="T15">=</text:span> <text:span text:style-name="T17">require</text:span>(<text:span text:style-name="T10">"express"</text:span>);</text:p>
      <text:p text:style-name="P32"><text:span text:style-name="T15">const</text:span> <text:span text:style-name="T12">app</text:span> <text:span text:style-name="T15">=</text:span> <text:span text:style-name="T17">express</text:span>();</text:p>
      <text:p text:style-name="Standard"/>
      <text:p text:style-name="P32"><text:span text:style-name="T12">app</text:span>.<text:span text:style-name="T17">post</text:span>(<text:span text:style-name="T10">"/api/send-email"</text:span>, <text:span text:style-name="T15">async</text:span> (<text:span text:style-name="T4">req</text:span>, <text:span text:style-name="T4">res</text:span>) <text:span text:style-name="T15">=&gt;</text:span> {</text:p>
      <text:p text:style-name="P33">/*</text:p>
      <text:p text:style-name="P33">User clicks button → API receives request</text:p>
      <text:p text:style-name="P33">Instead of sending email NOW, add to queue</text:p>
      <text:p text:style-name="P33">*/</text:p>
      <text:p text:style-name="P32"><text:span text:style-name="T15">const</text:span> <text:span text:style-name="T12">task</text:span> <text:span text:style-name="T15">=</text:span> {</text:p>
      <text:p text:style-name="P32">type: <text:span text:style-name="T10">"SEND_EMAIL"</text:span>,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, 'Liberation Mono', 'DejaVu Sans Mono', 'Courier New', monospac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1:06:25.366225086</meta:creation-date>
    <dc:date>2026-02-08T12:38:28.640070292</dc:date>
    <meta:editing-duration>PT1H18M54S</meta:editing-duration>
    <meta:editing-cycles>3</meta:editing-cycles>
    <meta:generator>LibreOffice/24.2.7.2$Linux_X86_64 LibreOffice_project/420$Build-2</meta:generator>
    <meta:document-statistic meta:table-count="6" meta:image-count="0" meta:object-count="0" meta:page-count="103" meta:paragraph-count="3242" meta:word-count="14274" meta:character-count="90900" meta:non-whitespace-character-count="78119"/>
  </office:meta>
</office:document-meta>
</file>